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bcc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 style:data-style-name="N125"/>
    <style:style style:name="ce18" style:family="table-cell" style:parent-style-name="Default">
      <style:table-cell-properties fo:background-color="#ed1c24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 style:data-style-name="N127">
      <style:table-cell-properties fo:border="0.06pt solid #000000"/>
    </style:style>
    <style:style style:name="ce21" style:family="table-cell" style:parent-style-name="Default" style:data-style-name="N126"/>
    <style:style style:name="ce22" style:family="table-cell" style:parent-style-name="Default" style:data-style-name="N136">
      <style:table-cell-properties fo:border="0.06pt solid #000000"/>
    </style:style>
    <style:style style:name="ce23" style:family="table-cell" style:parent-style-name="Default" style:data-style-name="N4"/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ackground-color="#fcd4d1"/>
    </style:style>
    <style:style style:name="ce30" style:family="table-cell" style:parent-style-name="Default" style:data-style-name="N127">
      <style:table-cell-properties fo:border-bottom="none" fo:border-left="0.06pt solid #000000" fo:border-right="none" fo:border-top="0.06pt solid #000000"/>
    </style:style>
    <style:style style:name="ce31" style:family="table-cell" style:parent-style-name="Default" style:data-style-name="N135"/>
    <style:style style:name="ce32" style:family="table-cell" style:parent-style-name="Default" style:data-style-name="N126">
      <style:table-cell-properties fo:border="0.06pt solid #000000"/>
    </style:style>
    <style:style style:name="ce11" style:family="table-cell" style:parent-style-name="Default">
      <style:table-cell-properties fo:background-color="#adc5e7"/>
    </style:style>
    <style:style style:name="ce12" style:family="table-cell" style:parent-style-name="Default">
      <style:table-cell-properties fo:background-color="#e0efd4"/>
    </style:style>
    <style:style style:name="ce35" style:family="table-cell" style:parent-style-name="Default" style:data-style-name="N1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column table:style-name="co1" table:default-cell-style-name="ce8"/>
        <table:table-column table:style-name="co1" table:default-cell-style-name="ce3"/>
        <table:table-column table:style-name="co1" table:number-columns-repeated="7" table:default-cell-style-name="Default"/>
        <table:table-column table:style-name="co1" table:default-cell-style-name="ce8"/>
        <table:table-column table:style-name="co1" table:default-cell-style-name="ce20"/>
        <table:table-column table:style-name="co1" table:number-columns-repeated="7" table:default-cell-style-name="Default"/>
        <table:table-column table:style-name="co1" table:number-columns-repeated="2" table:default-cell-style-name="ce20"/>
        <table:table-column table:style-name="co1" table:number-columns-repeated="7" table:default-cell-style-name="Default"/>
        <table:table-column table:style-name="co1" table:default-cell-style-name="ce20"/>
        <table:table-row table:style-name="ro1">
          <table:table-cell/>
          <table:table-cell table:number-columns-repeated="9" table:style-name="ce1" office:value-type="float" office:value="6" calcext:value-type="float">
            <text:p>6</text:p>
          </table:table-cell>
          <table:table-cell table:number-columns-repeated="9" table:style-name="ce10" office:value-type="float" office:value="8" calcext:value-type="float">
            <text:p>8</text:p>
          </table:table-cell>
          <table:table-cell table:number-columns-repeated="9" table:style-name="ce11" office:value-type="float" office:value="10" calcext:value-type="float">
            <text:p>10</text:p>
          </table:table-cell>
          <table:table-cell table:number-columns-repeated="9" table:style-name="ce12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35" calcext:value-type="float">
            <text:p>135</text:p>
          </table:table-cell>
          <table:table-cell office:value-type="float" office:value="157.5" calcext:value-type="float">
            <text:p>157.5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35" calcext:value-type="float">
            <text:p>135</text:p>
          </table:table-cell>
          <table:table-cell office:value-type="float" office:value="157.5" calcext:value-type="float">
            <text:p>157.5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35" calcext:value-type="float">
            <text:p>135</text:p>
          </table:table-cell>
          <table:table-cell office:value-type="float" office:value="157.5" calcext:value-type="float">
            <text:p>157.5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35" calcext:value-type="float">
            <text:p>135</text:p>
          </table:table-cell>
          <table:table-cell office:value-type="float" office:value="157.5" calcext:value-type="float">
            <text:p>157.5</text:p>
          </table:table-cell>
          <table:table-cell table:style-name="Default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01</text:p>
          </table:table-cell>
          <table:table-cell table:style-name="ce2" office:value-type="float" office:value="0.406681" calcext:value-type="float">
            <text:p>0.406681</text:p>
          </table:table-cell>
          <table:table-cell table:style-name="ce5" office:value-type="float" office:value="0.394516" calcext:value-type="float">
            <text:p>0.394516</text:p>
          </table:table-cell>
          <table:table-cell table:style-name="ce5" office:value-type="float" office:value="0.441751" calcext:value-type="float">
            <text:p>0.441751</text:p>
          </table:table-cell>
          <table:table-cell table:style-name="ce5" office:value-type="float" office:value="0.444282" calcext:value-type="float">
            <text:p>0.444282</text:p>
          </table:table-cell>
          <table:table-cell table:style-name="ce5" office:value-type="float" office:value="0.409509" calcext:value-type="float">
            <text:p>0.409509</text:p>
          </table:table-cell>
          <table:table-cell table:style-name="ce5" office:value-type="float" office:value="0.442702" calcext:value-type="float">
            <text:p>0.442702</text:p>
          </table:table-cell>
          <table:table-cell table:style-name="ce5" office:value-type="float" office:value="0.443196" calcext:value-type="float">
            <text:p>0.443196</text:p>
          </table:table-cell>
          <table:table-cell table:style-name="ce5" office:value-type="float" office:value="0.385107" calcext:value-type="float">
            <text:p>0.385107</text:p>
          </table:table-cell>
          <table:table-cell table:style-name="ce7" office:value-type="float" office:value="0.39896" calcext:value-type="float">
            <text:p>0.39896</text:p>
          </table:table-cell>
          <table:table-cell table:style-name="ce2" office:value-type="float" office:value="0.384596" calcext:value-type="float">
            <text:p>0.384596</text:p>
          </table:table-cell>
          <table:table-cell table:style-name="ce5" office:value-type="float" office:value="0.378168" calcext:value-type="float">
            <text:p>0.378168</text:p>
          </table:table-cell>
          <table:table-cell table:style-name="ce5" office:value-type="float" office:value="0.40444" calcext:value-type="float">
            <text:p>0.40444</text:p>
          </table:table-cell>
          <table:table-cell table:style-name="ce5" office:value-type="float" office:value="0.404374" calcext:value-type="float">
            <text:p>0.404374</text:p>
          </table:table-cell>
          <table:table-cell table:style-name="ce5" office:value-type="float" office:value="0.387335" calcext:value-type="float">
            <text:p>0.387335</text:p>
          </table:table-cell>
          <table:table-cell table:style-name="ce5" office:value-type="float" office:value="0.405079" calcext:value-type="float">
            <text:p>0.405079</text:p>
          </table:table-cell>
          <table:table-cell table:style-name="ce5" office:value-type="float" office:value="0.404889" calcext:value-type="float">
            <text:p>0.404889</text:p>
          </table:table-cell>
          <table:table-cell table:style-name="ce5" office:value-type="float" office:value="0.371302" calcext:value-type="float">
            <text:p>0.371302</text:p>
          </table:table-cell>
          <table:table-cell table:style-name="ce7" office:value-type="float" office:value="0.379955" calcext:value-type="float">
            <text:p>0.379955</text:p>
          </table:table-cell>
          <table:table-cell table:style-name="ce2" office:value-type="float" office:value="0.319132" calcext:value-type="float">
            <text:p>0.319132</text:p>
          </table:table-cell>
          <table:table-cell table:style-name="ce5" office:value-type="float" office:value="0.318979" calcext:value-type="float">
            <text:p>0.318979</text:p>
          </table:table-cell>
          <table:table-cell table:style-name="ce5" office:value-type="float" office:value="0.32275" calcext:value-type="float">
            <text:p>0.32275</text:p>
          </table:table-cell>
          <table:table-cell table:style-name="ce5" office:value-type="float" office:value="0.319006" calcext:value-type="float">
            <text:p>0.319006</text:p>
          </table:table-cell>
          <table:table-cell table:style-name="ce5" office:value-type="float" office:value="0.31854" calcext:value-type="float">
            <text:p>0.31854</text:p>
          </table:table-cell>
          <table:table-cell table:style-name="ce5" office:value-type="float" office:value="0.322746" calcext:value-type="float">
            <text:p>0.322746</text:p>
          </table:table-cell>
          <table:table-cell table:style-name="ce5" office:value-type="float" office:value="0.318783" calcext:value-type="float">
            <text:p>0.318783</text:p>
          </table:table-cell>
          <table:table-cell table:style-name="ce5" office:value-type="float" office:value="0.310418" calcext:value-type="float">
            <text:p>0.310418</text:p>
          </table:table-cell>
          <table:table-cell table:style-name="ce7" office:value-type="float" office:value="0.314055" calcext:value-type="float">
            <text:p>0.314055</text:p>
          </table:table-cell>
          <table:table-cell table:style-name="ce2" office:value-type="float" office:value="0.18454" calcext:value-type="float">
            <text:p>0.18454</text:p>
          </table:table-cell>
          <table:table-cell table:style-name="ce5" office:value-type="float" office:value="0.186638" calcext:value-type="float">
            <text:p>0.186638</text:p>
          </table:table-cell>
          <table:table-cell table:style-name="ce5" office:value-type="float" office:value="0.183444" calcext:value-type="float">
            <text:p>0.183444</text:p>
          </table:table-cell>
          <table:table-cell table:style-name="ce5" office:value-type="float" office:value="0.178095" calcext:value-type="float">
            <text:p>0.178095</text:p>
          </table:table-cell>
          <table:table-cell table:style-name="ce5" office:value-type="float" office:value="0.186692" calcext:value-type="float">
            <text:p>0.186692</text:p>
          </table:table-cell>
          <table:table-cell table:style-name="ce5" office:value-type="float" office:value="0.184306" calcext:value-type="float">
            <text:p>0.184306</text:p>
          </table:table-cell>
          <table:table-cell table:style-name="ce5" office:value-type="float" office:value="0.177541" calcext:value-type="float">
            <text:p>0.177541</text:p>
          </table:table-cell>
          <table:table-cell table:style-name="ce5" office:value-type="float" office:value="0.184764" calcext:value-type="float">
            <text:p>0.184764</text:p>
          </table:table-cell>
          <table:table-cell table:style-name="ce7" office:value-type="float" office:value="0.185515" calcext:value-type="float">
            <text:p>0.185515</text:p>
          </table:table-cell>
        </table:table-row>
        <table:table-row table:style-name="ro1">
          <table:table-cell office:value-type="string" calcext:value-type="string">
            <text:p>t02</text:p>
          </table:table-cell>
          <table:table-cell office:value-type="float" office:value="0.406125" calcext:value-type="float">
            <text:p>0.406125</text:p>
          </table:table-cell>
          <table:table-cell office:value-type="float" office:value="0.414871" calcext:value-type="float">
            <text:p>0.414871</text:p>
          </table:table-cell>
          <table:table-cell office:value-type="float" office:value="0.457335" calcext:value-type="float">
            <text:p>0.457335</text:p>
          </table:table-cell>
          <table:table-cell office:value-type="float" office:value="0.424656" calcext:value-type="float">
            <text:p>0.424656</text:p>
          </table:table-cell>
          <table:table-cell office:value-type="float" office:value="0.404835" calcext:value-type="float">
            <text:p>0.404835</text:p>
          </table:table-cell>
          <table:table-cell office:value-type="float" office:value="0.444855" calcext:value-type="float">
            <text:p>0.444855</text:p>
          </table:table-cell>
          <table:table-cell office:value-type="float" office:value="0.16121" calcext:value-type="float">
            <text:p>0.16121</text:p>
          </table:table-cell>
          <table:table-cell office:value-type="float" office:value="0.457078" calcext:value-type="float">
            <text:p>0.457078</text:p>
          </table:table-cell>
          <table:table-cell office:value-type="float" office:value="0.234033" calcext:value-type="float">
            <text:p>0.234033</text:p>
          </table:table-cell>
          <table:table-cell office:value-type="float" office:value="0.384367" calcext:value-type="float">
            <text:p>0.384367</text:p>
          </table:table-cell>
          <table:table-cell office:value-type="float" office:value="0.388955" calcext:value-type="float">
            <text:p>0.388955</text:p>
          </table:table-cell>
          <table:table-cell office:value-type="float" office:value="0.411745" calcext:value-type="float">
            <text:p>0.411745</text:p>
          </table:table-cell>
          <table:table-cell office:value-type="float" office:value="0.394708" calcext:value-type="float">
            <text:p>0.394708</text:p>
          </table:table-cell>
          <table:table-cell office:value-type="float" office:value="0.384134" calcext:value-type="float">
            <text:p>0.384134</text:p>
          </table:table-cell>
          <table:table-cell office:value-type="float" office:value="0.407675" calcext:value-type="float">
            <text:p>0.407675</text:p>
          </table:table-cell>
          <table:table-cell office:value-type="float" office:value="0.206405" calcext:value-type="float">
            <text:p>0.206405</text:p>
          </table:table-cell>
          <table:table-cell office:value-type="float" office:value="0.413587" calcext:value-type="float">
            <text:p>0.413587</text:p>
          </table:table-cell>
          <table:table-cell office:value-type="float" office:value="0.25427" calcext:value-type="float">
            <text:p>0.25427</text:p>
          </table:table-cell>
          <table:table-cell table:style-name="ce3" office:value-type="float" office:value="0.319119" calcext:value-type="float">
            <text:p>0.319119</text:p>
          </table:table-cell>
          <table:table-cell office:value-type="float" office:value="0.320551" calcext:value-type="float">
            <text:p>0.320551</text:p>
          </table:table-cell>
          <table:table-cell office:value-type="float" office:value="0.321959" calcext:value-type="float">
            <text:p>0.321959</text:p>
          </table:table-cell>
          <table:table-cell office:value-type="float" office:value="0.317178" calcext:value-type="float">
            <text:p>0.317178</text:p>
          </table:table-cell>
          <table:table-cell office:value-type="float" office:value="0.316258" calcext:value-type="float">
            <text:p>0.316258</text:p>
          </table:table-cell>
          <table:table-cell office:value-type="float" office:value="0.322571" calcext:value-type="float">
            <text:p>0.322571</text:p>
          </table:table-cell>
          <table:table-cell office:value-type="float" office:value="0.218043" calcext:value-type="float">
            <text:p>0.218043</text:p>
          </table:table-cell>
          <table:table-cell office:value-type="float" office:value="0.323759" calcext:value-type="float">
            <text:p>0.323759</text:p>
          </table:table-cell>
          <table:table-cell table:style-name="ce8" office:value-type="float" office:value="0.242196" calcext:value-type="float">
            <text:p>0.242196</text:p>
          </table:table-cell>
          <table:table-cell table:style-name="ce3" office:value-type="float" office:value="0.185469" calcext:value-type="float">
            <text:p>0.185469</text:p>
          </table:table-cell>
          <table:table-cell office:value-type="float" office:value="0.186309" calcext:value-type="float">
            <text:p>0.186309</text:p>
          </table:table-cell>
          <table:table-cell office:value-type="float" office:value="0.176611" calcext:value-type="float">
            <text:p>0.176611</text:p>
          </table:table-cell>
          <table:table-cell office:value-type="float" office:value="0.180838" calcext:value-type="float">
            <text:p>0.180838</text:p>
          </table:table-cell>
          <table:table-cell office:value-type="float" office:value="0.185974" calcext:value-type="float">
            <text:p>0.185974</text:p>
          </table:table-cell>
          <table:table-cell office:value-type="float" office:value="0.180684" calcext:value-type="float">
            <text:p>0.180684</text:p>
          </table:table-cell>
          <table:table-cell office:value-type="float" office:value="0.17546" calcext:value-type="float">
            <text:p>0.17546</text:p>
          </table:table-cell>
          <table:table-cell office:value-type="float" office:value="0.179337" calcext:value-type="float">
            <text:p>0.179337</text:p>
          </table:table-cell>
          <table:table-cell table:style-name="ce8" office:value-type="float" office:value="0.178185" calcext:value-type="float">
            <text:p>0.178185</text:p>
          </table:table-cell>
        </table:table-row>
        <table:table-row table:style-name="ro1">
          <table:table-cell office:value-type="string" calcext:value-type="string">
            <text:p>t03</text:p>
          </table:table-cell>
          <table:table-cell office:value-type="float" office:value="0.232478" calcext:value-type="float">
            <text:p>0.232478</text:p>
          </table:table-cell>
          <table:table-cell office:value-type="float" office:value="0.459019" calcext:value-type="float">
            <text:p>0.459019</text:p>
          </table:table-cell>
          <table:table-cell office:value-type="float" office:value="0.156636" calcext:value-type="float">
            <text:p>0.156636</text:p>
          </table:table-cell>
          <table:table-cell office:value-type="float" office:value="0.44858" calcext:value-type="float">
            <text:p>0.44858</text:p>
          </table:table-cell>
          <table:table-cell office:value-type="float" office:value="0.406729" calcext:value-type="float">
            <text:p>0.406729</text:p>
          </table:table-cell>
          <table:table-cell office:value-type="float" office:value="0.424684" calcext:value-type="float">
            <text:p>0.424684</text:p>
          </table:table-cell>
          <table:table-cell office:value-type="float" office:value="0.455514" calcext:value-type="float">
            <text:p>0.455514</text:p>
          </table:table-cell>
          <table:table-cell office:value-type="float" office:value="0.410583" calcext:value-type="float">
            <text:p>0.410583</text:p>
          </table:table-cell>
          <table:table-cell office:value-type="float" office:value="0.401525" calcext:value-type="float">
            <text:p>0.401525</text:p>
          </table:table-cell>
          <table:table-cell office:value-type="float" office:value="0.250311" calcext:value-type="float">
            <text:p>0.250311</text:p>
          </table:table-cell>
          <table:table-cell office:value-type="float" office:value="0.412091" calcext:value-type="float">
            <text:p>0.412091</text:p>
          </table:table-cell>
          <table:table-cell office:value-type="float" office:value="0.198777" calcext:value-type="float">
            <text:p>0.198777</text:p>
          </table:table-cell>
          <table:table-cell office:value-type="float" office:value="0.409796" calcext:value-type="float">
            <text:p>0.409796</text:p>
          </table:table-cell>
          <table:table-cell office:value-type="float" office:value="0.385033" calcext:value-type="float">
            <text:p>0.385033</text:p>
          </table:table-cell>
          <table:table-cell office:value-type="float" office:value="0.394507" calcext:value-type="float">
            <text:p>0.394507</text:p>
          </table:table-cell>
          <table:table-cell office:value-type="float" office:value="0.412141" calcext:value-type="float">
            <text:p>0.412141</text:p>
          </table:table-cell>
          <table:table-cell office:value-type="float" office:value="0.386618" calcext:value-type="float">
            <text:p>0.386618</text:p>
          </table:table-cell>
          <table:table-cell office:value-type="float" office:value="0.381793" calcext:value-type="float">
            <text:p>0.381793</text:p>
          </table:table-cell>
          <table:table-cell table:style-name="ce3" office:value-type="float" office:value="0.23883" calcext:value-type="float">
            <text:p>0.23883</text:p>
          </table:table-cell>
          <table:table-cell office:value-type="float" office:value="0.319929" calcext:value-type="float">
            <text:p>0.319929</text:p>
          </table:table-cell>
          <table:table-cell office:value-type="float" office:value="0.210911" calcext:value-type="float">
            <text:p>0.210911</text:p>
          </table:table-cell>
          <table:table-cell office:value-type="float" office:value="0.326655" calcext:value-type="float">
            <text:p>0.326655</text:p>
          </table:table-cell>
          <table:table-cell office:value-type="float" office:value="0.318719" calcext:value-type="float">
            <text:p>0.318719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325298" calcext:value-type="float">
            <text:p>0.325298</text:p>
          </table:table-cell>
          <table:table-cell office:value-type="float" office:value="0.319494" calcext:value-type="float">
            <text:p>0.319494</text:p>
          </table:table-cell>
          <table:table-cell table:style-name="ce8" office:value-type="float" office:value="0.315057" calcext:value-type="float">
            <text:p>0.315057</text:p>
          </table:table-cell>
          <table:table-cell table:style-name="ce3" office:value-type="float" office:value="0.205699" calcext:value-type="float">
            <text:p>0.205699</text:p>
          </table:table-cell>
          <table:table-cell office:value-type="float" office:value="0.176009" calcext:value-type="float">
            <text:p>0.176009</text:p>
          </table:table-cell>
          <table:table-cell office:value-type="float" office:value="0.198586" calcext:value-type="float">
            <text:p>0.198586</text:p>
          </table:table-cell>
          <table:table-cell office:value-type="float" office:value="0.183375" calcext:value-type="float">
            <text:p>0.183375</text:p>
          </table:table-cell>
          <table:table-cell office:value-type="float" office:value="0.186746" calcext:value-type="float">
            <text:p>0.186746</text:p>
          </table:table-cell>
          <table:table-cell office:value-type="float" office:value="0.181537" calcext:value-type="float">
            <text:p>0.181537</text:p>
          </table:table-cell>
          <table:table-cell office:value-type="float" office:value="0.183943" calcext:value-type="float">
            <text:p>0.183943</text:p>
          </table:table-cell>
          <table:table-cell office:value-type="float" office:value="0.184207" calcext:value-type="float">
            <text:p>0.184207</text:p>
          </table:table-cell>
          <table:table-cell table:style-name="ce8" office:value-type="float" office:value="0.185688" calcext:value-type="float">
            <text:p>0.185688</text:p>
          </table:table-cell>
        </table:table-row>
        <table:table-row table:style-name="ro1">
          <table:table-cell office:value-type="string" calcext:value-type="string">
            <text:p>t04</text:p>
          </table:table-cell>
          <table:table-cell office:value-type="float" office:value="0.406729" calcext:value-type="float">
            <text:p>0.406729</text:p>
          </table:table-cell>
          <table:table-cell office:value-type="float" office:value="0.424684" calcext:value-type="float">
            <text:p>0.424684</text:p>
          </table:table-cell>
          <table:table-cell office:value-type="float" office:value="0.455514" calcext:value-type="float">
            <text:p>0.455514</text:p>
          </table:table-cell>
          <table:table-cell office:value-type="float" office:value="0.410583" calcext:value-type="float">
            <text:p>0.410583</text:p>
          </table:table-cell>
          <table:table-cell office:value-type="float" office:value="0.401525" calcext:value-type="float">
            <text:p>0.401525</text:p>
          </table:table-cell>
          <table:table-cell office:value-type="float" office:value="0.451868" calcext:value-type="float">
            <text:p>0.451868</text:p>
          </table:table-cell>
          <table:table-cell office:value-type="float" office:value="0.144225" calcext:value-type="float">
            <text:p>0.144225</text:p>
          </table:table-cell>
          <table:table-cell office:value-type="float" office:value="0.275776" calcext:value-type="float">
            <text:p>0.275776</text:p>
          </table:table-cell>
          <table:table-cell office:value-type="float" office:value="0.160517" calcext:value-type="float">
            <text:p>0.160517</text:p>
          </table:table-cell>
          <table:table-cell office:value-type="float" office:value="0.385033" calcext:value-type="float">
            <text:p>0.385033</text:p>
          </table:table-cell>
          <table:table-cell office:value-type="float" office:value="0.394507" calcext:value-type="float">
            <text:p>0.394507</text:p>
          </table:table-cell>
          <table:table-cell office:value-type="float" office:value="0.412141" calcext:value-type="float">
            <text:p>0.412141</text:p>
          </table:table-cell>
          <table:table-cell office:value-type="float" office:value="0.386618" calcext:value-type="float">
            <text:p>0.386618</text:p>
          </table:table-cell>
          <table:table-cell office:value-type="float" office:value="0.381793" calcext:value-type="float">
            <text:p>0.381793</text:p>
          </table:table-cell>
          <table:table-cell office:value-type="float" office:value="0.411064" calcext:value-type="float">
            <text:p>0.411064</text:p>
          </table:table-cell>
          <table:table-cell office:value-type="float" office:value="0.179355" calcext:value-type="float">
            <text:p>0.179355</text:p>
          </table:table-cell>
          <table:table-cell office:value-type="float" office:value="0.284452" calcext:value-type="float">
            <text:p>0.284452</text:p>
          </table:table-cell>
          <table:table-cell office:value-type="float" office:value="0.189567" calcext:value-type="float">
            <text:p>0.189567</text:p>
          </table:table-cell>
          <table:table-cell table:style-name="ce3" office:value-type="float" office:value="0.318719" calcext:value-type="float">
            <text:p>0.318719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325298" calcext:value-type="float">
            <text:p>0.325298</text:p>
          </table:table-cell>
          <table:table-cell office:value-type="float" office:value="0.319494" calcext:value-type="float">
            <text:p>0.319494</text:p>
          </table:table-cell>
          <table:table-cell office:value-type="float" office:value="0.315057" calcext:value-type="float">
            <text:p>0.315057</text:p>
          </table:table-cell>
          <table:table-cell office:value-type="float" office:value="0.322974" calcext:value-type="float">
            <text:p>0.322974</text:p>
          </table:table-cell>
          <table:table-cell office:value-type="float" office:value="0.181439" calcext:value-type="float">
            <text:p>0.181439</text:p>
          </table:table-cell>
          <table:table-cell office:value-type="float" office:value="0.275704" calcext:value-type="float">
            <text:p>0.275704</text:p>
          </table:table-cell>
          <table:table-cell table:style-name="ce8" office:value-type="float" office:value="0.187275" calcext:value-type="float">
            <text:p>0.187275</text:p>
          </table:table-cell>
          <table:table-cell table:style-name="ce3" office:value-type="float" office:value="0.186746" calcext:value-type="float">
            <text:p>0.186746</text:p>
          </table:table-cell>
          <table:table-cell office:value-type="float" office:value="0.181537" calcext:value-type="float">
            <text:p>0.181537</text:p>
          </table:table-cell>
          <table:table-cell office:value-type="float" office:value="0.183943" calcext:value-type="float">
            <text:p>0.183943</text:p>
          </table:table-cell>
          <table:table-cell office:value-type="float" office:value="0.184207" calcext:value-type="float">
            <text:p>0.184207</text:p>
          </table:table-cell>
          <table:table-cell office:value-type="float" office:value="0.185688" calcext:value-type="float">
            <text:p>0.185688</text:p>
          </table:table-cell>
          <table:table-cell office:value-type="float" office:value="0.179412" calcext:value-type="float">
            <text:p>0.179412</text:p>
          </table:table-cell>
          <table:table-cell office:value-type="float" office:value="0.160729" calcext:value-type="float">
            <text:p>0.160729</text:p>
          </table:table-cell>
          <table:table-cell office:value-type="float" office:value="0.207231" calcext:value-type="float">
            <text:p>0.207231</text:p>
          </table:table-cell>
          <table:table-cell table:style-name="ce8" office:value-type="float" office:value="0.171512" calcext:value-type="float">
            <text:p>0.171512</text:p>
          </table:table-cell>
        </table:table-row>
        <table:table-row table:style-name="ro1">
          <table:table-cell office:value-type="string" calcext:value-type="string">
            <text:p>t05</text:p>
          </table:table-cell>
          <table:table-cell office:value-type="float" office:value="0.190913" calcext:value-type="float">
            <text:p>0.190913</text:p>
          </table:table-cell>
          <table:table-cell office:value-type="float" office:value="0.492476" calcext:value-type="float">
            <text:p>0.492476</text:p>
          </table:table-cell>
          <table:table-cell office:value-type="float" office:value="0.146349" calcext:value-type="float">
            <text:p>0.146349</text:p>
          </table:table-cell>
          <table:table-cell office:value-type="float" office:value="0.479022" calcext:value-type="float">
            <text:p>0.479022</text:p>
          </table:table-cell>
          <table:table-cell office:value-type="float" office:value="0.183457" calcext:value-type="float">
            <text:p>0.183457</text:p>
          </table:table-cell>
          <table:table-cell office:value-type="float" office:value="0.484918" calcext:value-type="float">
            <text:p>0.484918</text:p>
          </table:table-cell>
          <table:table-cell office:value-type="float" office:value="0.149533" calcext:value-type="float">
            <text:p>0.149533</text:p>
          </table:table-cell>
          <table:table-cell office:value-type="float" office:value="0.48763" calcext:value-type="float">
            <text:p>0.48763</text:p>
          </table:table-cell>
          <table:table-cell office:value-type="float" office:value="0.193066" calcext:value-type="float">
            <text:p>0.193066</text:p>
          </table:table-cell>
          <table:table-cell office:value-type="float" office:value="0.217008" calcext:value-type="float">
            <text:p>0.217008</text:p>
          </table:table-cell>
          <table:table-cell office:value-type="float" office:value="0.432609" calcext:value-type="float">
            <text:p>0.432609</text:p>
          </table:table-cell>
          <table:table-cell office:value-type="float" office:value="0.195705" calcext:value-type="float">
            <text:p>0.195705</text:p>
          </table:table-cell>
          <table:table-cell office:value-type="float" office:value="0.426711" calcext:value-type="float">
            <text:p>0.426711</text:p>
          </table:table-cell>
          <table:table-cell office:value-type="float" office:value="0.20935" calcext:value-type="float">
            <text:p>0.20935</text:p>
          </table:table-cell>
          <table:table-cell office:value-type="float" office:value="0.430467" calcext:value-type="float">
            <text:p>0.430467</text:p>
          </table:table-cell>
          <table:table-cell office:value-type="float" office:value="0.199775" calcext:value-type="float">
            <text:p>0.199775</text:p>
          </table:table-cell>
          <table:table-cell office:value-type="float" office:value="0.429235" calcext:value-type="float">
            <text:p>0.429235</text:p>
          </table:table-cell>
          <table:table-cell office:value-type="float" office:value="0.220507" calcext:value-type="float">
            <text:p>0.220507</text:p>
          </table:table-cell>
          <table:table-cell table:style-name="ce3" office:value-type="float" office:value="0.219422" calcext:value-type="float">
            <text:p>0.219422</text:p>
          </table:table-cell>
          <table:table-cell office:value-type="float" office:value="0.329721" calcext:value-type="float">
            <text:p>0.329721</text:p>
          </table:table-cell>
          <table:table-cell office:value-type="float" office:value="0.2148" calcext:value-type="float">
            <text:p>0.2148</text:p>
          </table:table-cell>
          <table:table-cell office:value-type="float" office:value="0.32877" calcext:value-type="float">
            <text:p>0.32877</text:p>
          </table:table-cell>
          <table:table-cell office:value-type="float" office:value="0.214738" calcext:value-type="float">
            <text:p>0.214738</text:p>
          </table:table-cell>
          <table:table-cell office:value-type="float" office:value="0.330853" calcext:value-type="float">
            <text:p>0.330853</text:p>
          </table:table-cell>
          <table:table-cell office:value-type="float" office:value="0.219246" calcext:value-type="float">
            <text:p>0.219246</text:p>
          </table:table-cell>
          <table:table-cell office:value-type="float" office:value="0.324683" calcext:value-type="float">
            <text:p>0.324683</text:p>
          </table:table-cell>
          <table:table-cell table:style-name="ce8" office:value-type="float" office:value="0.223121" calcext:value-type="float">
            <text:p>0.223121</text:p>
          </table:table-cell>
          <table:table-cell table:style-name="ce3" office:value-type="float" office:value="0.197589" calcext:value-type="float">
            <text:p>0.197589</text:p>
          </table:table-cell>
          <table:table-cell office:value-type="float" office:value="0.177872" calcext:value-type="float">
            <text:p>0.177872</text:p>
          </table:table-cell>
          <table:table-cell office:value-type="float" office:value="0.188318" calcext:value-type="float">
            <text:p>0.188318</text:p>
          </table:table-cell>
          <table:table-cell office:value-type="float" office:value="0.181811" calcext:value-type="float">
            <text:p>0.181811</text:p>
          </table:table-cell>
          <table:table-cell office:value-type="float" office:value="0.189576" calcext:value-type="float">
            <text:p>0.189576</text:p>
          </table:table-cell>
          <table:table-cell office:value-type="float" office:value="0.174747" calcext:value-type="float">
            <text:p>0.174747</text:p>
          </table:table-cell>
          <table:table-cell office:value-type="float" office:value="0.188651" calcext:value-type="float">
            <text:p>0.188651</text:p>
          </table:table-cell>
          <table:table-cell office:value-type="float" office:value="0.175405" calcext:value-type="float">
            <text:p>0.175405</text:p>
          </table:table-cell>
          <table:table-cell table:style-name="ce8" office:value-type="float" office:value="0.181756" calcext:value-type="float">
            <text:p>0.181756</text:p>
          </table:table-cell>
        </table:table-row>
        <table:table-row table:style-name="ro1">
          <table:table-cell office:value-type="string" calcext:value-type="string">
            <text:p>t06</text:p>
          </table:table-cell>
          <table:table-cell office:value-type="float" office:value="0.160606" calcext:value-type="float">
            <text:p>0.160606</text:p>
          </table:table-cell>
          <table:table-cell office:value-type="float" office:value="0.28025" calcext:value-type="float">
            <text:p>0.28025</text:p>
          </table:table-cell>
          <table:table-cell office:value-type="float" office:value="0.139947" calcext:value-type="float">
            <text:p>0.139947</text:p>
          </table:table-cell>
          <table:table-cell office:value-type="float" office:value="0.452628" calcext:value-type="float">
            <text:p>0.452628</text:p>
          </table:table-cell>
          <table:table-cell office:value-type="float" office:value="0.406125" calcext:value-type="float">
            <text:p>0.406125</text:p>
          </table:table-cell>
          <table:table-cell office:value-type="float" office:value="0.414871" calcext:value-type="float">
            <text:p>0.414871</text:p>
          </table:table-cell>
          <table:table-cell office:value-type="float" office:value="0.457335" calcext:value-type="float">
            <text:p>0.457335</text:p>
          </table:table-cell>
          <table:table-cell office:value-type="float" office:value="0.424656" calcext:value-type="float">
            <text:p>0.424656</text:p>
          </table:table-cell>
          <table:table-cell office:value-type="float" office:value="0.404835" calcext:value-type="float">
            <text:p>0.404835</text:p>
          </table:table-cell>
          <table:table-cell office:value-type="float" office:value="0.187054" calcext:value-type="float">
            <text:p>0.187054</text:p>
          </table:table-cell>
          <table:table-cell office:value-type="float" office:value="0.292185" calcext:value-type="float">
            <text:p>0.292185</text:p>
          </table:table-cell>
          <table:table-cell office:value-type="float" office:value="0.168645" calcext:value-type="float">
            <text:p>0.168645</text:p>
          </table:table-cell>
          <table:table-cell office:value-type="float" office:value="0.408758" calcext:value-type="float">
            <text:p>0.408758</text:p>
          </table:table-cell>
          <table:table-cell office:value-type="float" office:value="0.384367" calcext:value-type="float">
            <text:p>0.384367</text:p>
          </table:table-cell>
          <table:table-cell office:value-type="float" office:value="0.388955" calcext:value-type="float">
            <text:p>0.388955</text:p>
          </table:table-cell>
          <table:table-cell office:value-type="float" office:value="0.411745" calcext:value-type="float">
            <text:p>0.411745</text:p>
          </table:table-cell>
          <table:table-cell office:value-type="float" office:value="0.394708" calcext:value-type="float">
            <text:p>0.394708</text:p>
          </table:table-cell>
          <table:table-cell office:value-type="float" office:value="0.384134" calcext:value-type="float">
            <text:p>0.384134</text:p>
          </table:table-cell>
          <table:table-cell table:style-name="ce3" office:value-type="float" office:value="0.182479" calcext:value-type="float">
            <text:p>0.182479</text:p>
          </table:table-cell>
          <table:table-cell office:value-type="float" office:value="0.281177" calcext:value-type="float">
            <text:p>0.281177</text:p>
          </table:table-cell>
          <table:table-cell office:value-type="float" office:value="0.167645" calcext:value-type="float">
            <text:p>0.167645</text:p>
          </table:table-cell>
          <table:table-cell office:value-type="float" office:value="0.31927" calcext:value-type="float">
            <text:p>0.31927</text:p>
          </table:table-cell>
          <table:table-cell office:value-type="float" office:value="0.319119" calcext:value-type="float">
            <text:p>0.319119</text:p>
          </table:table-cell>
          <table:table-cell office:value-type="float" office:value="0.320551" calcext:value-type="float">
            <text:p>0.320551</text:p>
          </table:table-cell>
          <table:table-cell office:value-type="float" office:value="0.321959" calcext:value-type="float">
            <text:p>0.321959</text:p>
          </table:table-cell>
          <table:table-cell office:value-type="float" office:value="0.317178" calcext:value-type="float">
            <text:p>0.317178</text:p>
          </table:table-cell>
          <table:table-cell table:style-name="ce8" office:value-type="float" office:value="0.316258" calcext:value-type="float">
            <text:p>0.316258</text:p>
          </table:table-cell>
          <table:table-cell table:style-name="ce3" office:value-type="float" office:value="0.1732" calcext:value-type="float">
            <text:p>0.1732</text:p>
          </table:table-cell>
          <table:table-cell office:value-type="float" office:value="0.175545" calcext:value-type="float">
            <text:p>0.175545</text:p>
          </table:table-cell>
          <table:table-cell office:value-type="float" office:value="0.162484" calcext:value-type="float">
            <text:p>0.162484</text:p>
          </table:table-cell>
          <table:table-cell office:value-type="float" office:value="0.176682" calcext:value-type="float">
            <text:p>0.176682</text:p>
          </table:table-cell>
          <table:table-cell office:value-type="float" office:value="0.185469" calcext:value-type="float">
            <text:p>0.185469</text:p>
          </table:table-cell>
          <table:table-cell office:value-type="float" office:value="0.186309" calcext:value-type="float">
            <text:p>0.186309</text:p>
          </table:table-cell>
          <table:table-cell office:value-type="float" office:value="0.176611" calcext:value-type="float">
            <text:p>0.176611</text:p>
          </table:table-cell>
          <table:table-cell office:value-type="float" office:value="0.180838" calcext:value-type="float">
            <text:p>0.180838</text:p>
          </table:table-cell>
          <table:table-cell table:style-name="ce8" office:value-type="float" office:value="0.185974" calcext:value-type="float">
            <text:p>0.185974</text:p>
          </table:table-cell>
        </table:table-row>
        <table:table-row table:style-name="ro1">
          <table:table-cell office:value-type="string" calcext:value-type="string">
            <text:p>t07</text:p>
          </table:table-cell>
          <table:table-cell office:value-type="float" office:value="0.409509" calcext:value-type="float">
            <text:p>0.409509</text:p>
          </table:table-cell>
          <table:table-cell office:value-type="float" office:value="0.442702" calcext:value-type="float">
            <text:p>0.442702</text:p>
          </table:table-cell>
          <table:table-cell office:value-type="float" office:value="0.443196" calcext:value-type="float">
            <text:p>0.443196</text:p>
          </table:table-cell>
          <table:table-cell office:value-type="float" office:value="0.385107" calcext:value-type="float">
            <text:p>0.385107</text:p>
          </table:table-cell>
          <table:table-cell office:value-type="float" office:value="0.39896" calcext:value-type="float">
            <text:p>0.39896</text:p>
          </table:table-cell>
          <table:table-cell office:value-type="float" office:value="0.467485" calcext:value-type="float">
            <text:p>0.467485</text:p>
          </table:table-cell>
          <table:table-cell office:value-type="float" office:value="0.102809" calcext:value-type="float">
            <text:p>0.102809</text:p>
          </table:table-cell>
          <table:table-cell office:value-type="float" office:value="0.263462" calcext:value-type="float">
            <text:p>0.263462</text:p>
          </table:table-cell>
          <table:table-cell office:value-type="float" office:value="0.114427" calcext:value-type="float">
            <text:p>0.114427</text:p>
          </table:table-cell>
          <table:table-cell office:value-type="float" office:value="0.387335" calcext:value-type="float">
            <text:p>0.387335</text:p>
          </table:table-cell>
          <table:table-cell office:value-type="float" office:value="0.405079" calcext:value-type="float">
            <text:p>0.405079</text:p>
          </table:table-cell>
          <table:table-cell office:value-type="float" office:value="0.404889" calcext:value-type="float">
            <text:p>0.404889</text:p>
          </table:table-cell>
          <table:table-cell office:value-type="float" office:value="0.371302" calcext:value-type="float">
            <text:p>0.371302</text:p>
          </table:table-cell>
          <table:table-cell office:value-type="float" office:value="0.379955" calcext:value-type="float">
            <text:p>0.379955</text:p>
          </table:table-cell>
          <table:table-cell office:value-type="float" office:value="0.417333" calcext:value-type="float">
            <text:p>0.417333</text:p>
          </table:table-cell>
          <table:table-cell office:value-type="float" office:value="0.163121" calcext:value-type="float">
            <text:p>0.163121</text:p>
          </table:table-cell>
          <table:table-cell office:value-type="float" office:value="0.293364" calcext:value-type="float">
            <text:p>0.293364</text:p>
          </table:table-cell>
          <table:table-cell office:value-type="float" office:value="0.143256" calcext:value-type="float">
            <text:p>0.143256</text:p>
          </table:table-cell>
          <table:table-cell table:style-name="ce3" office:value-type="float" office:value="0.31854" calcext:value-type="float">
            <text:p>0.31854</text:p>
          </table:table-cell>
          <table:table-cell office:value-type="float" office:value="0.322746" calcext:value-type="float">
            <text:p>0.322746</text:p>
          </table:table-cell>
          <table:table-cell office:value-type="float" office:value="0.318783" calcext:value-type="float">
            <text:p>0.318783</text:p>
          </table:table-cell>
          <table:table-cell office:value-type="float" office:value="0.310418" calcext:value-type="float">
            <text:p>0.310418</text:p>
          </table:table-cell>
          <table:table-cell office:value-type="float" office:value="0.314055" calcext:value-type="float">
            <text:p>0.314055</text:p>
          </table:table-cell>
          <table:table-cell office:value-type="float" office:value="0.32273" calcext:value-type="float">
            <text:p>0.32273</text:p>
          </table:table-cell>
          <table:table-cell office:value-type="float" office:value="0.162534" calcext:value-type="float">
            <text:p>0.162534</text:p>
          </table:table-cell>
          <table:table-cell office:value-type="float" office:value="0.287184" calcext:value-type="float">
            <text:p>0.287184</text:p>
          </table:table-cell>
          <table:table-cell table:style-name="ce8" office:value-type="float" office:value="0.154758" calcext:value-type="float">
            <text:p>0.154758</text:p>
          </table:table-cell>
          <table:table-cell table:style-name="ce3" office:value-type="float" office:value="0.186692" calcext:value-type="float">
            <text:p>0.186692</text:p>
          </table:table-cell>
          <table:table-cell office:value-type="float" office:value="0.184306" calcext:value-type="float">
            <text:p>0.184306</text:p>
          </table:table-cell>
          <table:table-cell office:value-type="float" office:value="0.177541" calcext:value-type="float">
            <text:p>0.177541</text:p>
          </table:table-cell>
          <table:table-cell office:value-type="float" office:value="0.184764" calcext:value-type="float">
            <text:p>0.184764</text:p>
          </table:table-cell>
          <table:table-cell office:value-type="float" office:value="0.185515" calcext:value-type="float">
            <text:p>0.185515</text:p>
          </table:table-cell>
          <table:table-cell office:value-type="float" office:value="0.180531" calcext:value-type="float">
            <text:p>0.180531</text:p>
          </table:table-cell>
          <table:table-cell office:value-type="float" office:value="0.152444" calcext:value-type="float">
            <text:p>0.152444</text:p>
          </table:table-cell>
          <table:table-cell office:value-type="float" office:value="0.200792" calcext:value-type="float">
            <text:p>0.200792</text:p>
          </table:table-cell>
          <table:table-cell table:style-name="ce8" office:value-type="float" office:value="0.153465" calcext:value-type="float">
            <text:p>0.153465</text:p>
          </table:table-cell>
        </table:table-row>
        <table:table-row table:style-name="ro1">
          <table:table-cell office:value-type="string" calcext:value-type="string">
            <text:p>t08</text:p>
          </table:table-cell>
          <table:table-cell office:value-type="float" office:value="0.183457" calcext:value-type="float">
            <text:p>0.183457</text:p>
          </table:table-cell>
          <table:table-cell office:value-type="float" office:value="0.484918" calcext:value-type="float">
            <text:p>0.484918</text:p>
          </table:table-cell>
          <table:table-cell office:value-type="float" office:value="0.149533" calcext:value-type="float">
            <text:p>0.149533</text:p>
          </table:table-cell>
          <table:table-cell office:value-type="float" office:value="0.48763" calcext:value-type="float">
            <text:p>0.48763</text:p>
          </table:table-cell>
          <table:table-cell office:value-type="float" office:value="0.193066" calcext:value-type="float">
            <text:p>0.193066</text:p>
          </table:table-cell>
          <table:table-cell office:value-type="float" office:value="0.504744" calcext:value-type="float">
            <text:p>0.504744</text:p>
          </table:table-cell>
          <table:table-cell office:value-type="float" office:value="0.101738" calcext:value-type="float">
            <text:p>0.101738</text:p>
          </table:table-cell>
          <table:table-cell office:value-type="float" office:value="0.364116" calcext:value-type="float">
            <text:p>0.364116</text:p>
          </table:table-cell>
          <table:table-cell office:value-type="float" office:value="0.163497" calcext:value-type="float">
            <text:p>0.163497</text:p>
          </table:table-cell>
          <table:table-cell office:value-type="float" office:value="0.20935" calcext:value-type="float">
            <text:p>0.20935</text:p>
          </table:table-cell>
          <table:table-cell office:value-type="float" office:value="0.430467" calcext:value-type="float">
            <text:p>0.430467</text:p>
          </table:table-cell>
          <table:table-cell office:value-type="float" office:value="0.199775" calcext:value-type="float">
            <text:p>0.199775</text:p>
          </table:table-cell>
          <table:table-cell office:value-type="float" office:value="0.429235" calcext:value-type="float">
            <text:p>0.429235</text:p>
          </table:table-cell>
          <table:table-cell office:value-type="float" office:value="0.220507" calcext:value-type="float">
            <text:p>0.220507</text:p>
          </table:table-cell>
          <table:table-cell office:value-type="float" office:value="0.440445" calcext:value-type="float">
            <text:p>0.440445</text:p>
          </table:table-cell>
          <table:table-cell office:value-type="float" office:value="0.136413" calcext:value-type="float">
            <text:p>0.136413</text:p>
          </table:table-cell>
          <table:table-cell office:value-type="float" office:value="0.36088" calcext:value-type="float">
            <text:p>0.36088</text:p>
          </table:table-cell>
          <table:table-cell office:value-type="float" office:value="0.181618" calcext:value-type="float">
            <text:p>0.181618</text:p>
          </table:table-cell>
          <table:table-cell table:style-name="ce3" office:value-type="float" office:value="0.214738" calcext:value-type="float">
            <text:p>0.214738</text:p>
          </table:table-cell>
          <table:table-cell office:value-type="float" office:value="0.330853" calcext:value-type="float">
            <text:p>0.330853</text:p>
          </table:table-cell>
          <table:table-cell office:value-type="float" office:value="0.219246" calcext:value-type="float">
            <text:p>0.219246</text:p>
          </table:table-cell>
          <table:table-cell office:value-type="float" office:value="0.324683" calcext:value-type="float">
            <text:p>0.324683</text:p>
          </table:table-cell>
          <table:table-cell office:value-type="float" office:value="0.223121" calcext:value-type="float">
            <text:p>0.223121</text:p>
          </table:table-cell>
          <table:table-cell office:value-type="float" office:value="0.32473" calcext:value-type="float">
            <text:p>0.32473</text:p>
          </table:table-cell>
          <table:table-cell office:value-type="float" office:value="0.153322" calcext:value-type="float">
            <text:p>0.153322</text:p>
          </table:table-cell>
          <table:table-cell office:value-type="float" office:value="0.314067" calcext:value-type="float">
            <text:p>0.314067</text:p>
          </table:table-cell>
          <table:table-cell table:style-name="ce8" office:value-type="float" office:value="0.177738" calcext:value-type="float">
            <text:p>0.177738</text:p>
          </table:table-cell>
          <table:table-cell table:style-name="ce3" office:value-type="float" office:value="0.189576" calcext:value-type="float">
            <text:p>0.189576</text:p>
          </table:table-cell>
          <table:table-cell office:value-type="float" office:value="0.174747" calcext:value-type="float">
            <text:p>0.174747</text:p>
          </table:table-cell>
          <table:table-cell office:value-type="float" office:value="0.188651" calcext:value-type="float">
            <text:p>0.188651</text:p>
          </table:table-cell>
          <table:table-cell office:value-type="float" office:value="0.175405" calcext:value-type="float">
            <text:p>0.175405</text:p>
          </table:table-cell>
          <table:table-cell office:value-type="float" office:value="0.181756" calcext:value-type="float">
            <text:p>0.181756</text:p>
          </table:table-cell>
          <table:table-cell office:value-type="float" office:value="0.173117" calcext:value-type="float">
            <text:p>0.173117</text:p>
          </table:table-cell>
          <table:table-cell office:value-type="float" office:value="0.161377" calcext:value-type="float">
            <text:p>0.161377</text:p>
          </table:table-cell>
          <table:table-cell office:value-type="float" office:value="0.197633" calcext:value-type="float">
            <text:p>0.197633</text:p>
          </table:table-cell>
          <table:table-cell table:style-name="ce8" office:value-type="float" office:value="0.169407" calcext:value-type="float">
            <text:p>0.169407</text:p>
          </table:table-cell>
        </table:table-row>
        <table:table-row table:style-name="ro1">
          <table:table-cell office:value-type="string" calcext:value-type="string">
            <text:p>t09</text:p>
          </table:table-cell>
          <table:table-cell office:value-type="float" office:value="0.163497" calcext:value-type="float">
            <text:p>0.163497</text:p>
          </table:table-cell>
          <table:table-cell office:value-type="float" office:value="0.370299" calcext:value-type="float">
            <text:p>0.370299</text:p>
          </table:table-cell>
          <table:table-cell office:value-type="float" office:value="0.100335" calcext:value-type="float">
            <text:p>0.100335</text:p>
          </table:table-cell>
          <table:table-cell office:value-type="float" office:value="0.508617" calcext:value-type="float">
            <text:p>0.508617</text:p>
          </table:table-cell>
          <table:table-cell office:value-type="float" office:value="0.190913" calcext:value-type="float">
            <text:p>0.190913</text:p>
          </table:table-cell>
          <table:table-cell office:value-type="float" office:value="0.492476" calcext:value-type="float">
            <text:p>0.492476</text:p>
          </table:table-cell>
          <table:table-cell office:value-type="float" office:value="0.146349" calcext:value-type="float">
            <text:p>0.146349</text:p>
          </table:table-cell>
          <table:table-cell office:value-type="float" office:value="0.479022" calcext:value-type="float">
            <text:p>0.479022</text:p>
          </table:table-cell>
          <table:table-cell office:value-type="float" office:value="0.183457" calcext:value-type="float">
            <text:p>0.183457</text:p>
          </table:table-cell>
          <table:table-cell office:value-type="float" office:value="0.181618" calcext:value-type="float">
            <text:p>0.181618</text:p>
          </table:table-cell>
          <table:table-cell office:value-type="float" office:value="0.366882" calcext:value-type="float">
            <text:p>0.366882</text:p>
          </table:table-cell>
          <table:table-cell office:value-type="float" office:value="0.132984" calcext:value-type="float">
            <text:p>0.132984</text:p>
          </table:table-cell>
          <table:table-cell office:value-type="float" office:value="0.440651" calcext:value-type="float">
            <text:p>0.440651</text:p>
          </table:table-cell>
          <table:table-cell office:value-type="float" office:value="0.217008" calcext:value-type="float">
            <text:p>0.217008</text:p>
          </table:table-cell>
          <table:table-cell office:value-type="float" office:value="0.432609" calcext:value-type="float">
            <text:p>0.432609</text:p>
          </table:table-cell>
          <table:table-cell office:value-type="float" office:value="0.195705" calcext:value-type="float">
            <text:p>0.195705</text:p>
          </table:table-cell>
          <table:table-cell office:value-type="float" office:value="0.426711" calcext:value-type="float">
            <text:p>0.426711</text:p>
          </table:table-cell>
          <table:table-cell office:value-type="float" office:value="0.20935" calcext:value-type="float">
            <text:p>0.20935</text:p>
          </table:table-cell>
          <table:table-cell table:style-name="ce3" office:value-type="float" office:value="0.177738" calcext:value-type="float">
            <text:p>0.177738</text:p>
          </table:table-cell>
          <table:table-cell office:value-type="float" office:value="0.299661" calcext:value-type="float">
            <text:p>0.299661</text:p>
          </table:table-cell>
          <table:table-cell office:value-type="float" office:value="0.148567" calcext:value-type="float">
            <text:p>0.148567</text:p>
          </table:table-cell>
          <table:table-cell office:value-type="float" office:value="0.333068" calcext:value-type="float">
            <text:p>0.333068</text:p>
          </table:table-cell>
          <table:table-cell office:value-type="float" office:value="0.219422" calcext:value-type="float">
            <text:p>0.219422</text:p>
          </table:table-cell>
          <table:table-cell office:value-type="float" office:value="0.329721" calcext:value-type="float">
            <text:p>0.329721</text:p>
          </table:table-cell>
          <table:table-cell office:value-type="float" office:value="0.2148" calcext:value-type="float">
            <text:p>0.2148</text:p>
          </table:table-cell>
          <table:table-cell office:value-type="float" office:value="0.32877" calcext:value-type="float">
            <text:p>0.32877</text:p>
          </table:table-cell>
          <table:table-cell table:style-name="ce8" office:value-type="float" office:value="0.214738" calcext:value-type="float">
            <text:p>0.214738</text:p>
          </table:table-cell>
          <table:table-cell table:style-name="ce3" office:value-type="float" office:value="0.169407" calcext:value-type="float">
            <text:p>0.169407</text:p>
          </table:table-cell>
          <table:table-cell office:value-type="float" office:value="0.16895" calcext:value-type="float">
            <text:p>0.16895</text:p>
          </table:table-cell>
          <table:table-cell office:value-type="float" office:value="0.157037" calcext:value-type="float">
            <text:p>0.157037</text:p>
          </table:table-cell>
          <table:table-cell office:value-type="float" office:value="0.181654" calcext:value-type="float">
            <text:p>0.181654</text:p>
          </table:table-cell>
          <table:table-cell office:value-type="float" office:value="0.197589" calcext:value-type="float">
            <text:p>0.197589</text:p>
          </table:table-cell>
          <table:table-cell office:value-type="float" office:value="0.177872" calcext:value-type="float">
            <text:p>0.177872</text:p>
          </table:table-cell>
          <table:table-cell office:value-type="float" office:value="0.188318" calcext:value-type="float">
            <text:p>0.188318</text:p>
          </table:table-cell>
          <table:table-cell office:value-type="float" office:value="0.181811" calcext:value-type="float">
            <text:p>0.181811</text:p>
          </table:table-cell>
          <table:table-cell table:style-name="ce8" office:value-type="float" office:value="0.189576" calcext:value-type="float">
            <text:p>0.189576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114427" calcext:value-type="float">
            <text:p>0.114427</text:p>
          </table:table-cell>
          <table:table-cell office:value-type="float" office:value="0.270862" calcext:value-type="float">
            <text:p>0.270862</text:p>
          </table:table-cell>
          <table:table-cell office:value-type="float" office:value="0.101009" calcext:value-type="float">
            <text:p>0.101009</text:p>
          </table:table-cell>
          <table:table-cell office:value-type="float" office:value="0.472117" calcext:value-type="float">
            <text:p>0.472117</text:p>
          </table:table-cell>
          <table:table-cell office:value-type="float" office:value="0.406681" calcext:value-type="float">
            <text:p>0.406681</text:p>
          </table:table-cell>
          <table:table-cell office:value-type="float" office:value="0.394516" calcext:value-type="float">
            <text:p>0.394516</text:p>
          </table:table-cell>
          <table:table-cell office:value-type="float" office:value="0.441751" calcext:value-type="float">
            <text:p>0.441751</text:p>
          </table:table-cell>
          <table:table-cell office:value-type="float" office:value="0.444282" calcext:value-type="float">
            <text:p>0.444282</text:p>
          </table:table-cell>
          <table:table-cell office:value-type="float" office:value="0.409509" calcext:value-type="float">
            <text:p>0.409509</text:p>
          </table:table-cell>
          <table:table-cell office:value-type="float" office:value="0.143256" calcext:value-type="float">
            <text:p>0.143256</text:p>
          </table:table-cell>
          <table:table-cell office:value-type="float" office:value="0.304257" calcext:value-type="float">
            <text:p>0.304257</text:p>
          </table:table-cell>
          <table:table-cell office:value-type="float" office:value="0.155343" calcext:value-type="float">
            <text:p>0.155343</text:p>
          </table:table-cell>
          <table:table-cell office:value-type="float" office:value="0.418007" calcext:value-type="float">
            <text:p>0.418007</text:p>
          </table:table-cell>
          <table:table-cell office:value-type="float" office:value="0.384596" calcext:value-type="float">
            <text:p>0.384596</text:p>
          </table:table-cell>
          <table:table-cell office:value-type="float" office:value="0.378168" calcext:value-type="float">
            <text:p>0.378168</text:p>
          </table:table-cell>
          <table:table-cell office:value-type="float" office:value="0.40444" calcext:value-type="float">
            <text:p>0.40444</text:p>
          </table:table-cell>
          <table:table-cell office:value-type="float" office:value="0.404374" calcext:value-type="float">
            <text:p>0.404374</text:p>
          </table:table-cell>
          <table:table-cell office:value-type="float" office:value="0.387335" calcext:value-type="float">
            <text:p>0.387335</text:p>
          </table:table-cell>
          <table:table-cell table:style-name="ce3" office:value-type="float" office:value="0.154758" calcext:value-type="float">
            <text:p>0.154758</text:p>
          </table:table-cell>
          <table:table-cell office:value-type="float" office:value="0.291746" calcext:value-type="float">
            <text:p>0.291746</text:p>
          </table:table-cell>
          <table:table-cell office:value-type="float" office:value="0.150741" calcext:value-type="float">
            <text:p>0.150741</text:p>
          </table:table-cell>
          <table:table-cell office:value-type="float" office:value="0.324698" calcext:value-type="float">
            <text:p>0.324698</text:p>
          </table:table-cell>
          <table:table-cell office:value-type="float" office:value="0.319132" calcext:value-type="float">
            <text:p>0.319132</text:p>
          </table:table-cell>
          <table:table-cell office:value-type="float" office:value="0.318979" calcext:value-type="float">
            <text:p>0.318979</text:p>
          </table:table-cell>
          <table:table-cell office:value-type="float" office:value="0.32275" calcext:value-type="float">
            <text:p>0.32275</text:p>
          </table:table-cell>
          <table:table-cell office:value-type="float" office:value="0.319006" calcext:value-type="float">
            <text:p>0.319006</text:p>
          </table:table-cell>
          <table:table-cell table:style-name="ce8" office:value-type="float" office:value="0.31854" calcext:value-type="float">
            <text:p>0.31854</text:p>
          </table:table-cell>
          <table:table-cell table:style-name="ce3" office:value-type="float" office:value="0.153465" calcext:value-type="float">
            <text:p>0.153465</text:p>
          </table:table-cell>
          <table:table-cell office:value-type="float" office:value="0.175606" calcext:value-type="float">
            <text:p>0.175606</text:p>
          </table:table-cell>
          <table:table-cell office:value-type="float" office:value="0.142766" calcext:value-type="float">
            <text:p>0.142766</text:p>
          </table:table-cell>
          <table:table-cell office:value-type="float" office:value="0.181962" calcext:value-type="float">
            <text:p>0.181962</text:p>
          </table:table-cell>
          <table:table-cell office:value-type="float" office:value="0.18454" calcext:value-type="float">
            <text:p>0.18454</text:p>
          </table:table-cell>
          <table:table-cell office:value-type="float" office:value="0.186638" calcext:value-type="float">
            <text:p>0.186638</text:p>
          </table:table-cell>
          <table:table-cell office:value-type="float" office:value="0.183444" calcext:value-type="float">
            <text:p>0.183444</text:p>
          </table:table-cell>
          <table:table-cell office:value-type="float" office:value="0.178095" calcext:value-type="float">
            <text:p>0.178095</text:p>
          </table:table-cell>
          <table:table-cell table:style-name="ce8" office:value-type="float" office:value="0.186692" calcext:value-type="float">
            <text:p>0.186692</text:p>
          </table:table-cell>
        </table:table-row>
        <table:table-row table:style-name="ro1">
          <table:table-cell office:value-type="string" calcext:value-type="string">
            <text:p>t11</text:p>
          </table:table-cell>
          <table:table-cell office:value-type="float" office:value="0.404835" calcext:value-type="float">
            <text:p>0.404835</text:p>
          </table:table-cell>
          <table:table-cell office:value-type="float" office:value="0.444855" calcext:value-type="float">
            <text:p>0.444855</text:p>
          </table:table-cell>
          <table:table-cell office:value-type="float" office:value="0.16121" calcext:value-type="float">
            <text:p>0.16121</text:p>
          </table:table-cell>
          <table:table-cell office:value-type="float" office:value="0.457078" calcext:value-type="float">
            <text:p>0.457078</text:p>
          </table:table-cell>
          <table:table-cell office:value-type="float" office:value="0.234033" calcext:value-type="float">
            <text:p>0.234033</text:p>
          </table:table-cell>
          <table:table-cell office:value-type="float" office:value="0.319094" calcext:value-type="float">
            <text:p>0.319094</text:p>
          </table:table-cell>
          <table:table-cell office:value-type="float" office:value="0.0742083" calcext:value-type="float">
            <text:p>0.0742083</text:p>
          </table:table-cell>
          <table:table-cell office:value-type="float" office:value="0.346385" calcext:value-type="float">
            <text:p>0.346385</text:p>
          </table:table-cell>
          <table:table-cell office:value-type="float" office:value="0.160606" calcext:value-type="float">
            <text:p>0.160606</text:p>
          </table:table-cell>
          <table:table-cell office:value-type="float" office:value="0.384134" calcext:value-type="float">
            <text:p>0.384134</text:p>
          </table:table-cell>
          <table:table-cell office:value-type="float" office:value="0.407675" calcext:value-type="float">
            <text:p>0.407675</text:p>
          </table:table-cell>
          <table:table-cell office:value-type="float" office:value="0.206405" calcext:value-type="float">
            <text:p>0.206405</text:p>
          </table:table-cell>
          <table:table-cell office:value-type="float" office:value="0.413587" calcext:value-type="float">
            <text:p>0.413587</text:p>
          </table:table-cell>
          <table:table-cell office:value-type="float" office:value="0.25427" calcext:value-type="float">
            <text:p>0.25427</text:p>
          </table:table-cell>
          <table:table-cell office:value-type="float" office:value="0.336467" calcext:value-type="float">
            <text:p>0.336467</text:p>
          </table:table-cell>
          <table:table-cell office:value-type="float" office:value="0.119513" calcext:value-type="float">
            <text:p>0.119513</text:p>
          </table:table-cell>
          <table:table-cell office:value-type="float" office:value="0.368407" calcext:value-type="float">
            <text:p>0.368407</text:p>
          </table:table-cell>
          <table:table-cell office:value-type="float" office:value="0.187054" calcext:value-type="float">
            <text:p>0.187054</text:p>
          </table:table-cell>
          <table:table-cell table:style-name="ce3" office:value-type="float" office:value="0.316258" calcext:value-type="float">
            <text:p>0.316258</text:p>
          </table:table-cell>
          <table:table-cell office:value-type="float" office:value="0.322571" calcext:value-type="float">
            <text:p>0.322571</text:p>
          </table:table-cell>
          <table:table-cell office:value-type="float" office:value="0.218043" calcext:value-type="float">
            <text:p>0.218043</text:p>
          </table:table-cell>
          <table:table-cell office:value-type="float" office:value="0.323759" calcext:value-type="float">
            <text:p>0.323759</text:p>
          </table:table-cell>
          <table:table-cell office:value-type="float" office:value="0.242196" calcext:value-type="float">
            <text:p>0.242196</text:p>
          </table:table-cell>
          <table:table-cell office:value-type="float" office:value="0.310207" calcext:value-type="float">
            <text:p>0.310207</text:p>
          </table:table-cell>
          <table:table-cell office:value-type="float" office:value="0.130342" calcext:value-type="float">
            <text:p>0.130342</text:p>
          </table:table-cell>
          <table:table-cell office:value-type="float" office:value="0.315111" calcext:value-type="float">
            <text:p>0.315111</text:p>
          </table:table-cell>
          <table:table-cell table:style-name="ce8" office:value-type="float" office:value="0.182479" calcext:value-type="float">
            <text:p>0.182479</text:p>
          </table:table-cell>
          <table:table-cell table:style-name="ce3" office:value-type="float" office:value="0.185974" calcext:value-type="float">
            <text:p>0.185974</text:p>
          </table:table-cell>
          <table:table-cell office:value-type="float" office:value="0.180684" calcext:value-type="float">
            <text:p>0.180684</text:p>
          </table:table-cell>
          <table:table-cell office:value-type="float" office:value="0.17546" calcext:value-type="float">
            <text:p>0.17546</text:p>
          </table:table-cell>
          <table:table-cell office:value-type="float" office:value="0.179337" calcext:value-type="float">
            <text:p>0.179337</text:p>
          </table:table-cell>
          <table:table-cell office:value-type="float" office:value="0.178185" calcext:value-type="float">
            <text:p>0.178185</text:p>
          </table:table-cell>
          <table:table-cell office:value-type="float" office:value="0.192279" calcext:value-type="float">
            <text:p>0.192279</text:p>
          </table:table-cell>
          <table:table-cell office:value-type="float" office:value="0.136288" calcext:value-type="float">
            <text:p>0.136288</text:p>
          </table:table-cell>
          <table:table-cell office:value-type="float" office:value="0.186647" calcext:value-type="float">
            <text:p>0.186647</text:p>
          </table:table-cell>
          <table:table-cell table:style-name="ce8" office:value-type="float" office:value="0.1732" calcext:value-type="float">
            <text:p>0.1732</text:p>
          </table:table-cell>
        </table:table-row>
        <table:table-row table:style-name="ro1">
          <table:table-cell office:value-type="string" calcext:value-type="string">
            <text:p>t12</text:p>
          </table:table-cell>
          <table:table-cell office:value-type="float" office:value="0.193066" calcext:value-type="float">
            <text:p>0.193066</text:p>
          </table:table-cell>
          <table:table-cell office:value-type="float" office:value="0.504744" calcext:value-type="float">
            <text:p>0.504744</text:p>
          </table:table-cell>
          <table:table-cell office:value-type="float" office:value="0.101738" calcext:value-type="float">
            <text:p>0.101738</text:p>
          </table:table-cell>
          <table:table-cell office:value-type="float" office:value="0.364116" calcext:value-type="float">
            <text:p>0.364116</text:p>
          </table:table-cell>
          <table:table-cell office:value-type="float" office:value="0.163497" calcext:value-type="float">
            <text:p>0.163497</text:p>
          </table:table-cell>
          <table:table-cell office:value-type="float" office:value="0.370299" calcext:value-type="float">
            <text:p>0.370299</text:p>
          </table:table-cell>
          <table:table-cell office:value-type="float" office:value="0.100335" calcext:value-type="float">
            <text:p>0.100335</text:p>
          </table:table-cell>
          <table:table-cell office:value-type="float" office:value="0.508617" calcext:value-type="float">
            <text:p>0.508617</text:p>
          </table:table-cell>
          <table:table-cell office:value-type="float" office:value="0.190913" calcext:value-type="float">
            <text:p>0.190913</text:p>
          </table:table-cell>
          <table:table-cell office:value-type="float" office:value="0.220507" calcext:value-type="float">
            <text:p>0.220507</text:p>
          </table:table-cell>
          <table:table-cell office:value-type="float" office:value="0.440445" calcext:value-type="float">
            <text:p>0.440445</text:p>
          </table:table-cell>
          <table:table-cell office:value-type="float" office:value="0.136413" calcext:value-type="float">
            <text:p>0.136413</text:p>
          </table:table-cell>
          <table:table-cell office:value-type="float" office:value="0.36088" calcext:value-type="float">
            <text:p>0.36088</text:p>
          </table:table-cell>
          <table:table-cell office:value-type="float" office:value="0.181618" calcext:value-type="float">
            <text:p>0.181618</text:p>
          </table:table-cell>
          <table:table-cell office:value-type="float" office:value="0.366882" calcext:value-type="float">
            <text:p>0.366882</text:p>
          </table:table-cell>
          <table:table-cell office:value-type="float" office:value="0.132984" calcext:value-type="float">
            <text:p>0.132984</text:p>
          </table:table-cell>
          <table:table-cell office:value-type="float" office:value="0.440651" calcext:value-type="float">
            <text:p>0.440651</text:p>
          </table:table-cell>
          <table:table-cell office:value-type="float" office:value="0.217008" calcext:value-type="float">
            <text:p>0.217008</text:p>
          </table:table-cell>
          <table:table-cell table:style-name="ce3" office:value-type="float" office:value="0.223121" calcext:value-type="float">
            <text:p>0.223121</text:p>
          </table:table-cell>
          <table:table-cell office:value-type="float" office:value="0.32473" calcext:value-type="float">
            <text:p>0.32473</text:p>
          </table:table-cell>
          <table:table-cell office:value-type="float" office:value="0.153322" calcext:value-type="float">
            <text:p>0.153322</text:p>
          </table:table-cell>
          <table:table-cell office:value-type="float" office:value="0.314067" calcext:value-type="float">
            <text:p>0.314067</text:p>
          </table:table-cell>
          <table:table-cell office:value-type="float" office:value="0.177738" calcext:value-type="float">
            <text:p>0.177738</text:p>
          </table:table-cell>
          <table:table-cell office:value-type="float" office:value="0.299661" calcext:value-type="float">
            <text:p>0.299661</text:p>
          </table:table-cell>
          <table:table-cell office:value-type="float" office:value="0.148567" calcext:value-type="float">
            <text:p>0.148567</text:p>
          </table:table-cell>
          <table:table-cell office:value-type="float" office:value="0.333068" calcext:value-type="float">
            <text:p>0.333068</text:p>
          </table:table-cell>
          <table:table-cell table:style-name="ce8" office:value-type="float" office:value="0.219422" calcext:value-type="float">
            <text:p>0.219422</text:p>
          </table:table-cell>
          <table:table-cell table:style-name="ce3" office:value-type="float" office:value="0.181756" calcext:value-type="float">
            <text:p>0.181756</text:p>
          </table:table-cell>
          <table:table-cell office:value-type="float" office:value="0.173117" calcext:value-type="float">
            <text:p>0.173117</text:p>
          </table:table-cell>
          <table:table-cell office:value-type="float" office:value="0.161377" calcext:value-type="float">
            <text:p>0.161377</text:p>
          </table:table-cell>
          <table:table-cell office:value-type="float" office:value="0.197633" calcext:value-type="float">
            <text:p>0.197633</text:p>
          </table:table-cell>
          <table:table-cell office:value-type="float" office:value="0.169407" calcext:value-type="float">
            <text:p>0.169407</text:p>
          </table:table-cell>
          <table:table-cell office:value-type="float" office:value="0.16895" calcext:value-type="float">
            <text:p>0.16895</text:p>
          </table:table-cell>
          <table:table-cell office:value-type="float" office:value="0.157037" calcext:value-type="float">
            <text:p>0.157037</text:p>
          </table:table-cell>
          <table:table-cell office:value-type="float" office:value="0.181654" calcext:value-type="float">
            <text:p>0.181654</text:p>
          </table:table-cell>
          <table:table-cell table:style-name="ce8" office:value-type="float" office:value="0.197589" calcext:value-type="float">
            <text:p>0.197589</text:p>
          </table:table-cell>
        </table:table-row>
        <table:table-row table:style-name="ro1">
          <table:table-cell office:value-type="string" calcext:value-type="string">
            <text:p>t13</text:p>
          </table:table-cell>
          <table:table-cell office:value-type="float" office:value="0.160517" calcext:value-type="float">
            <text:p>0.160517</text:p>
          </table:table-cell>
          <table:table-cell office:value-type="float" office:value="0.34684" calcext:value-type="float">
            <text:p>0.34684</text:p>
          </table:table-cell>
          <table:table-cell office:value-type="float" office:value="0.0729903" calcext:value-type="float">
            <text:p>0.0729903</text:p>
          </table:table-cell>
          <table:table-cell office:value-type="float" office:value="0.32411" calcext:value-type="float">
            <text:p>0.32411</text:p>
          </table:table-cell>
          <table:table-cell office:value-type="float" office:value="0.232478" calcext:value-type="float">
            <text:p>0.232478</text:p>
          </table:table-cell>
          <table:table-cell office:value-type="float" office:value="0.459019" calcext:value-type="float">
            <text:p>0.459019</text:p>
          </table:table-cell>
          <table:table-cell office:value-type="float" office:value="0.156636" calcext:value-type="float">
            <text:p>0.156636</text:p>
          </table:table-cell>
          <table:table-cell office:value-type="float" office:value="0.44858" calcext:value-type="float">
            <text:p>0.44858</text:p>
          </table:table-cell>
          <table:table-cell office:value-type="float" office:value="0.406729" calcext:value-type="float">
            <text:p>0.406729</text:p>
          </table:table-cell>
          <table:table-cell office:value-type="float" office:value="0.189567" calcext:value-type="float">
            <text:p>0.189567</text:p>
          </table:table-cell>
          <table:table-cell office:value-type="float" office:value="0.369408" calcext:value-type="float">
            <text:p>0.369408</text:p>
          </table:table-cell>
          <table:table-cell office:value-type="float" office:value="0.116835" calcext:value-type="float">
            <text:p>0.116835</text:p>
          </table:table-cell>
          <table:table-cell office:value-type="float" office:value="0.343487" calcext:value-type="float">
            <text:p>0.343487</text:p>
          </table:table-cell>
          <table:table-cell office:value-type="float" office:value="0.250311" calcext:value-type="float">
            <text:p>0.250311</text:p>
          </table:table-cell>
          <table:table-cell office:value-type="float" office:value="0.412091" calcext:value-type="float">
            <text:p>0.412091</text:p>
          </table:table-cell>
          <table:table-cell office:value-type="float" office:value="0.198777" calcext:value-type="float">
            <text:p>0.198777</text:p>
          </table:table-cell>
          <table:table-cell office:value-type="float" office:value="0.409796" calcext:value-type="float">
            <text:p>0.409796</text:p>
          </table:table-cell>
          <table:table-cell office:value-type="float" office:value="0.385033" calcext:value-type="float">
            <text:p>0.385033</text:p>
          </table:table-cell>
          <table:table-cell table:style-name="ce3" office:value-type="float" office:value="0.187275" calcext:value-type="float">
            <text:p>0.187275</text:p>
          </table:table-cell>
          <table:table-cell office:value-type="float" office:value="0.312304" calcext:value-type="float">
            <text:p>0.312304</text:p>
          </table:table-cell>
          <table:table-cell office:value-type="float" office:value="0.127002" calcext:value-type="float">
            <text:p>0.127002</text:p>
          </table:table-cell>
          <table:table-cell office:value-type="float" office:value="0.308648" calcext:value-type="float">
            <text:p>0.308648</text:p>
          </table:table-cell>
          <table:table-cell office:value-type="float" office:value="0.23883" calcext:value-type="float">
            <text:p>0.23883</text:p>
          </table:table-cell>
          <table:table-cell office:value-type="float" office:value="0.319929" calcext:value-type="float">
            <text:p>0.319929</text:p>
          </table:table-cell>
          <table:table-cell office:value-type="float" office:value="0.210911" calcext:value-type="float">
            <text:p>0.210911</text:p>
          </table:table-cell>
          <table:table-cell office:value-type="float" office:value="0.326655" calcext:value-type="float">
            <text:p>0.326655</text:p>
          </table:table-cell>
          <table:table-cell table:style-name="ce8" office:value-type="float" office:value="0.318719" calcext:value-type="float">
            <text:p>0.318719</text:p>
          </table:table-cell>
          <table:table-cell table:style-name="ce3" office:value-type="float" office:value="0.171512" calcext:value-type="float">
            <text:p>0.171512</text:p>
          </table:table-cell>
          <table:table-cell office:value-type="float" office:value="0.178764" calcext:value-type="float">
            <text:p>0.178764</text:p>
          </table:table-cell>
          <table:table-cell office:value-type="float" office:value="0.132206" calcext:value-type="float">
            <text:p>0.132206</text:p>
          </table:table-cell>
          <table:table-cell office:value-type="float" office:value="0.185251" calcext:value-type="float">
            <text:p>0.185251</text:p>
          </table:table-cell>
          <table:table-cell office:value-type="float" office:value="0.205699" calcext:value-type="float">
            <text:p>0.205699</text:p>
          </table:table-cell>
          <table:table-cell office:value-type="float" office:value="0.176009" calcext:value-type="float">
            <text:p>0.176009</text:p>
          </table:table-cell>
          <table:table-cell office:value-type="float" office:value="0.198586" calcext:value-type="float">
            <text:p>0.198586</text:p>
          </table:table-cell>
          <table:table-cell office:value-type="float" office:value="0.183375" calcext:value-type="float">
            <text:p>0.183375</text:p>
          </table:table-cell>
          <table:table-cell table:style-name="ce8" office:value-type="float" office:value="0.186746" calcext:value-type="float">
            <text:p>0.186746</text:p>
          </table:table-cell>
        </table:table-row>
        <table:table-row table:style-name="ro1">
          <table:table-cell office:value-type="string" calcext:value-type="string">
            <text:p>t14</text:p>
          </table:table-cell>
          <table:table-cell office:value-type="float" office:value="0.401525" calcext:value-type="float">
            <text:p>0.401525</text:p>
          </table:table-cell>
          <table:table-cell office:value-type="float" office:value="0.451868" calcext:value-type="float">
            <text:p>0.451868</text:p>
          </table:table-cell>
          <table:table-cell office:value-type="float" office:value="0.144225" calcext:value-type="float">
            <text:p>0.144225</text:p>
          </table:table-cell>
          <table:table-cell office:value-type="float" office:value="0.275776" calcext:value-type="float">
            <text:p>0.275776</text:p>
          </table:table-cell>
          <table:table-cell office:value-type="float" office:value="0.160517" calcext:value-type="float">
            <text:p>0.160517</text:p>
          </table:table-cell>
          <table:table-cell office:value-type="float" office:value="0.34684" calcext:value-type="float">
            <text:p>0.34684</text:p>
          </table:table-cell>
          <table:table-cell office:value-type="float" office:value="0.0729903" calcext:value-type="float">
            <text:p>0.0729903</text:p>
          </table:table-cell>
          <table:table-cell office:value-type="float" office:value="0.32411" calcext:value-type="float">
            <text:p>0.32411</text:p>
          </table:table-cell>
          <table:table-cell office:value-type="float" office:value="0.232478" calcext:value-type="float">
            <text:p>0.232478</text:p>
          </table:table-cell>
          <table:table-cell office:value-type="float" office:value="0.381793" calcext:value-type="float">
            <text:p>0.381793</text:p>
          </table:table-cell>
          <table:table-cell office:value-type="float" office:value="0.411064" calcext:value-type="float">
            <text:p>0.411064</text:p>
          </table:table-cell>
          <table:table-cell office:value-type="float" office:value="0.179355" calcext:value-type="float">
            <text:p>0.179355</text:p>
          </table:table-cell>
          <table:table-cell office:value-type="float" office:value="0.284452" calcext:value-type="float">
            <text:p>0.284452</text:p>
          </table:table-cell>
          <table:table-cell office:value-type="float" office:value="0.189567" calcext:value-type="float">
            <text:p>0.189567</text:p>
          </table:table-cell>
          <table:table-cell office:value-type="float" office:value="0.369408" calcext:value-type="float">
            <text:p>0.369408</text:p>
          </table:table-cell>
          <table:table-cell office:value-type="float" office:value="0.116835" calcext:value-type="float">
            <text:p>0.116835</text:p>
          </table:table-cell>
          <table:table-cell office:value-type="float" office:value="0.343487" calcext:value-type="float">
            <text:p>0.343487</text:p>
          </table:table-cell>
          <table:table-cell office:value-type="float" office:value="0.250311" calcext:value-type="float">
            <text:p>0.250311</text:p>
          </table:table-cell>
          <table:table-cell table:style-name="ce3" office:value-type="float" office:value="0.315057" calcext:value-type="float">
            <text:p>0.315057</text:p>
          </table:table-cell>
          <table:table-cell office:value-type="float" office:value="0.322974" calcext:value-type="float">
            <text:p>0.322974</text:p>
          </table:table-cell>
          <table:table-cell office:value-type="float" office:value="0.181439" calcext:value-type="float">
            <text:p>0.181439</text:p>
          </table:table-cell>
          <table:table-cell office:value-type="float" office:value="0.275704" calcext:value-type="float">
            <text:p>0.275704</text:p>
          </table:table-cell>
          <table:table-cell office:value-type="float" office:value="0.187275" calcext:value-type="float">
            <text:p>0.187275</text:p>
          </table:table-cell>
          <table:table-cell office:value-type="float" office:value="0.312304" calcext:value-type="float">
            <text:p>0.312304</text:p>
          </table:table-cell>
          <table:table-cell office:value-type="float" office:value="0.127002" calcext:value-type="float">
            <text:p>0.127002</text:p>
          </table:table-cell>
          <table:table-cell office:value-type="float" office:value="0.308648" calcext:value-type="float">
            <text:p>0.308648</text:p>
          </table:table-cell>
          <table:table-cell table:style-name="ce8" office:value-type="float" office:value="0.23883" calcext:value-type="float">
            <text:p>0.23883</text:p>
          </table:table-cell>
          <table:table-cell table:style-name="ce3" office:value-type="float" office:value="0.185688" calcext:value-type="float">
            <text:p>0.185688</text:p>
          </table:table-cell>
          <table:table-cell office:value-type="float" office:value="0.179412" calcext:value-type="float">
            <text:p>0.179412</text:p>
          </table:table-cell>
          <table:table-cell office:value-type="float" office:value="0.160729" calcext:value-type="float">
            <text:p>0.160729</text:p>
          </table:table-cell>
          <table:table-cell office:value-type="float" office:value="0.207231" calcext:value-type="float">
            <text:p>0.207231</text:p>
          </table:table-cell>
          <table:table-cell office:value-type="float" office:value="0.171512" calcext:value-type="float">
            <text:p>0.171512</text:p>
          </table:table-cell>
          <table:table-cell office:value-type="float" office:value="0.178764" calcext:value-type="float">
            <text:p>0.178764</text:p>
          </table:table-cell>
          <table:table-cell office:value-type="float" office:value="0.132206" calcext:value-type="float">
            <text:p>0.132206</text:p>
          </table:table-cell>
          <table:table-cell office:value-type="float" office:value="0.185251" calcext:value-type="float">
            <text:p>0.185251</text:p>
          </table:table-cell>
          <table:table-cell table:style-name="ce8" office:value-type="float" office:value="0.205699" calcext:value-type="float">
            <text:p>0.205699</text:p>
          </table:table-cell>
        </table:table-row>
        <table:table-row table:style-name="ro1">
          <table:table-cell office:value-type="string" calcext:value-type="string">
            <text:p>t15</text:p>
          </table:table-cell>
          <table:table-cell office:value-type="float" office:value="0.234033" calcext:value-type="float">
            <text:p>0.234033</text:p>
          </table:table-cell>
          <table:table-cell office:value-type="float" office:value="0.319094" calcext:value-type="float">
            <text:p>0.319094</text:p>
          </table:table-cell>
          <table:table-cell office:value-type="float" office:value="0.0742083" calcext:value-type="float">
            <text:p>0.0742083</text:p>
          </table:table-cell>
          <table:table-cell office:value-type="float" office:value="0.346385" calcext:value-type="float">
            <text:p>0.346385</text:p>
          </table:table-cell>
          <table:table-cell office:value-type="float" office:value="0.160606" calcext:value-type="float">
            <text:p>0.160606</text:p>
          </table:table-cell>
          <table:table-cell office:value-type="float" office:value="0.28025" calcext:value-type="float">
            <text:p>0.28025</text:p>
          </table:table-cell>
          <table:table-cell office:value-type="float" office:value="0.139947" calcext:value-type="float">
            <text:p>0.139947</text:p>
          </table:table-cell>
          <table:table-cell office:value-type="float" office:value="0.452628" calcext:value-type="float">
            <text:p>0.452628</text:p>
          </table:table-cell>
          <table:table-cell office:value-type="float" office:value="0.406125" calcext:value-type="float">
            <text:p>0.406125</text:p>
          </table:table-cell>
          <table:table-cell office:value-type="float" office:value="0.25427" calcext:value-type="float">
            <text:p>0.25427</text:p>
          </table:table-cell>
          <table:table-cell office:value-type="float" office:value="0.336467" calcext:value-type="float">
            <text:p>0.336467</text:p>
          </table:table-cell>
          <table:table-cell office:value-type="float" office:value="0.119513" calcext:value-type="float">
            <text:p>0.119513</text:p>
          </table:table-cell>
          <table:table-cell office:value-type="float" office:value="0.368407" calcext:value-type="float">
            <text:p>0.368407</text:p>
          </table:table-cell>
          <table:table-cell office:value-type="float" office:value="0.187054" calcext:value-type="float">
            <text:p>0.187054</text:p>
          </table:table-cell>
          <table:table-cell office:value-type="float" office:value="0.292185" calcext:value-type="float">
            <text:p>0.292185</text:p>
          </table:table-cell>
          <table:table-cell office:value-type="float" office:value="0.168645" calcext:value-type="float">
            <text:p>0.168645</text:p>
          </table:table-cell>
          <table:table-cell office:value-type="float" office:value="0.408758" calcext:value-type="float">
            <text:p>0.408758</text:p>
          </table:table-cell>
          <table:table-cell office:value-type="float" office:value="0.384367" calcext:value-type="float">
            <text:p>0.384367</text:p>
          </table:table-cell>
          <table:table-cell table:style-name="ce3" office:value-type="float" office:value="0.242196" calcext:value-type="float">
            <text:p>0.242196</text:p>
          </table:table-cell>
          <table:table-cell office:value-type="float" office:value="0.310207" calcext:value-type="float">
            <text:p>0.310207</text:p>
          </table:table-cell>
          <table:table-cell office:value-type="float" office:value="0.130342" calcext:value-type="float">
            <text:p>0.130342</text:p>
          </table:table-cell>
          <table:table-cell office:value-type="float" office:value="0.315111" calcext:value-type="float">
            <text:p>0.315111</text:p>
          </table:table-cell>
          <table:table-cell office:value-type="float" office:value="0.182479" calcext:value-type="float">
            <text:p>0.182479</text:p>
          </table:table-cell>
          <table:table-cell office:value-type="float" office:value="0.281177" calcext:value-type="float">
            <text:p>0.281177</text:p>
          </table:table-cell>
          <table:table-cell office:value-type="float" office:value="0.167645" calcext:value-type="float">
            <text:p>0.167645</text:p>
          </table:table-cell>
          <table:table-cell office:value-type="float" office:value="0.31927" calcext:value-type="float">
            <text:p>0.31927</text:p>
          </table:table-cell>
          <table:table-cell table:style-name="ce8" office:value-type="float" office:value="0.319119" calcext:value-type="float">
            <text:p>0.319119</text:p>
          </table:table-cell>
          <table:table-cell table:style-name="ce3" office:value-type="float" office:value="0.178185" calcext:value-type="float">
            <text:p>0.178185</text:p>
          </table:table-cell>
          <table:table-cell office:value-type="float" office:value="0.192279" calcext:value-type="float">
            <text:p>0.192279</text:p>
          </table:table-cell>
          <table:table-cell office:value-type="float" office:value="0.136288" calcext:value-type="float">
            <text:p>0.136288</text:p>
          </table:table-cell>
          <table:table-cell office:value-type="float" office:value="0.186647" calcext:value-type="float">
            <text:p>0.186647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175545" calcext:value-type="float">
            <text:p>0.175545</text:p>
          </table:table-cell>
          <table:table-cell office:value-type="float" office:value="0.162484" calcext:value-type="float">
            <text:p>0.162484</text:p>
          </table:table-cell>
          <table:table-cell office:value-type="float" office:value="0.176682" calcext:value-type="float">
            <text:p>0.176682</text:p>
          </table:table-cell>
          <table:table-cell table:style-name="ce8" office:value-type="float" office:value="0.185469" calcext:value-type="float">
            <text:p>0.185469</text:p>
          </table:table-cell>
        </table:table-row>
        <table:table-row table:style-name="ro1">
          <table:table-cell office:value-type="string" calcext:value-type="string">
            <text:p>t16</text:p>
          </table:table-cell>
          <table:table-cell table:style-name="ce4" office:value-type="float" office:value="0.39896" calcext:value-type="float">
            <text:p>0.39896</text:p>
          </table:table-cell>
          <table:table-cell table:style-name="ce6" office:value-type="float" office:value="0.467485" calcext:value-type="float">
            <text:p>0.467485</text:p>
          </table:table-cell>
          <table:table-cell table:style-name="ce6" office:value-type="float" office:value="0.102809" calcext:value-type="float">
            <text:p>0.102809</text:p>
          </table:table-cell>
          <table:table-cell table:style-name="ce6" office:value-type="float" office:value="0.263462" calcext:value-type="float">
            <text:p>0.263462</text:p>
          </table:table-cell>
          <table:table-cell table:style-name="ce6" office:value-type="float" office:value="0.114427" calcext:value-type="float">
            <text:p>0.114427</text:p>
          </table:table-cell>
          <table:table-cell table:style-name="ce6" office:value-type="float" office:value="0.270862" calcext:value-type="float">
            <text:p>0.270862</text:p>
          </table:table-cell>
          <table:table-cell table:style-name="ce6" office:value-type="float" office:value="0.101009" calcext:value-type="float">
            <text:p>0.101009</text:p>
          </table:table-cell>
          <table:table-cell table:style-name="ce6" office:value-type="float" office:value="0.472117" calcext:value-type="float">
            <text:p>0.472117</text:p>
          </table:table-cell>
          <table:table-cell table:style-name="ce9" office:value-type="float" office:value="0.406681" calcext:value-type="float">
            <text:p>0.406681</text:p>
          </table:table-cell>
          <table:table-cell table:style-name="ce4" office:value-type="float" office:value="0.379955" calcext:value-type="float">
            <text:p>0.379955</text:p>
          </table:table-cell>
          <table:table-cell table:style-name="ce6" office:value-type="float" office:value="0.417333" calcext:value-type="float">
            <text:p>0.417333</text:p>
          </table:table-cell>
          <table:table-cell table:style-name="ce6" office:value-type="float" office:value="0.163121" calcext:value-type="float">
            <text:p>0.163121</text:p>
          </table:table-cell>
          <table:table-cell table:style-name="ce6" office:value-type="float" office:value="0.293364" calcext:value-type="float">
            <text:p>0.293364</text:p>
          </table:table-cell>
          <table:table-cell table:style-name="ce6" office:value-type="float" office:value="0.143256" calcext:value-type="float">
            <text:p>0.143256</text:p>
          </table:table-cell>
          <table:table-cell table:style-name="ce6" office:value-type="float" office:value="0.304257" calcext:value-type="float">
            <text:p>0.304257</text:p>
          </table:table-cell>
          <table:table-cell table:style-name="ce6" office:value-type="float" office:value="0.155343" calcext:value-type="float">
            <text:p>0.155343</text:p>
          </table:table-cell>
          <table:table-cell table:style-name="ce6" office:value-type="float" office:value="0.418007" calcext:value-type="float">
            <text:p>0.418007</text:p>
          </table:table-cell>
          <table:table-cell table:style-name="ce9" office:value-type="float" office:value="0.384596" calcext:value-type="float">
            <text:p>0.384596</text:p>
          </table:table-cell>
          <table:table-cell table:style-name="ce4" office:value-type="float" office:value="0.314055" calcext:value-type="float">
            <text:p>0.314055</text:p>
          </table:table-cell>
          <table:table-cell table:style-name="ce6" office:value-type="float" office:value="0.32273" calcext:value-type="float">
            <text:p>0.32273</text:p>
          </table:table-cell>
          <table:table-cell table:style-name="ce6" office:value-type="float" office:value="0.162534" calcext:value-type="float">
            <text:p>0.162534</text:p>
          </table:table-cell>
          <table:table-cell table:style-name="ce6" office:value-type="float" office:value="0.287184" calcext:value-type="float">
            <text:p>0.287184</text:p>
          </table:table-cell>
          <table:table-cell table:style-name="ce6" office:value-type="float" office:value="0.154758" calcext:value-type="float">
            <text:p>0.154758</text:p>
          </table:table-cell>
          <table:table-cell table:style-name="ce6" office:value-type="float" office:value="0.291746" calcext:value-type="float">
            <text:p>0.291746</text:p>
          </table:table-cell>
          <table:table-cell table:style-name="ce6" office:value-type="float" office:value="0.150741" calcext:value-type="float">
            <text:p>0.150741</text:p>
          </table:table-cell>
          <table:table-cell table:style-name="ce6" office:value-type="float" office:value="0.324698" calcext:value-type="float">
            <text:p>0.324698</text:p>
          </table:table-cell>
          <table:table-cell table:style-name="ce9" office:value-type="float" office:value="0.319132" calcext:value-type="float">
            <text:p>0.319132</text:p>
          </table:table-cell>
          <table:table-cell table:style-name="ce4" office:value-type="float" office:value="0.185515" calcext:value-type="float">
            <text:p>0.185515</text:p>
          </table:table-cell>
          <table:table-cell table:style-name="ce6" office:value-type="float" office:value="0.180531" calcext:value-type="float">
            <text:p>0.180531</text:p>
          </table:table-cell>
          <table:table-cell table:style-name="ce6" office:value-type="float" office:value="0.152444" calcext:value-type="float">
            <text:p>0.152444</text:p>
          </table:table-cell>
          <table:table-cell table:style-name="ce6" office:value-type="float" office:value="0.200792" calcext:value-type="float">
            <text:p>0.200792</text:p>
          </table:table-cell>
          <table:table-cell table:style-name="ce6" office:value-type="float" office:value="0.153465" calcext:value-type="float">
            <text:p>0.153465</text:p>
          </table:table-cell>
          <table:table-cell table:style-name="ce6" office:value-type="float" office:value="0.175606" calcext:value-type="float">
            <text:p>0.175606</text:p>
          </table:table-cell>
          <table:table-cell table:style-name="ce6" office:value-type="float" office:value="0.142766" calcext:value-type="float">
            <text:p>0.142766</text:p>
          </table:table-cell>
          <table:table-cell table:style-name="ce6" office:value-type="float" office:value="0.181962" calcext:value-type="float">
            <text:p>0.181962</text:p>
          </table:table-cell>
          <table:table-cell table:style-name="ce9" office:value-type="float" office:value="0.18454" calcext:value-type="float">
            <text:p>0.1845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7" table:formula="of:=AVERAGE([.B3:.B18])" office:value-type="float" office:value="0.279209875" calcext:value-type="float">
            <text:p>0.2792</text:p>
          </table:table-cell>
          <table:table-cell table:style-name="ce17" table:formula="of:=AVERAGE([.C3:.C18])" office:value-type="float" office:value="0.4105926875" calcext:value-type="float">
            <text:p>0.4106</text:p>
          </table:table-cell>
          <table:table-cell table:style-name="ce17" table:formula="of:=AVERAGE([.D3:.D18])" office:value-type="float" office:value="0.2030491" calcext:value-type="float">
            <text:p>0.2030</text:p>
          </table:table-cell>
          <table:table-cell table:style-name="ce17" table:formula="of:=AVERAGE([.E3:.E18])" office:value-type="float" office:value="0.4090093125" calcext:value-type="float">
            <text:p>0.4090</text:p>
          </table:table-cell>
          <table:table-cell table:style-name="ce17" table:formula="of:=AVERAGE([.F3:.F18])" office:value-type="float" office:value="0.279209875" calcext:value-type="float">
            <text:p>0.2792</text:p>
          </table:table-cell>
          <table:table-cell table:style-name="ce17" table:formula="of:=AVERAGE([.G3:.G18])" office:value-type="float" office:value="0.4105926875" calcext:value-type="float">
            <text:p>0.4106</text:p>
          </table:table-cell>
          <table:table-cell table:style-name="ce17" table:formula="of:=AVERAGE([.H3:.H18])" office:value-type="float" office:value="0.2030491" calcext:value-type="float">
            <text:p>0.2030</text:p>
          </table:table-cell>
          <table:table-cell table:style-name="ce17" table:formula="of:=AVERAGE([.I3:.I18])" office:value-type="float" office:value="0.4090093125" calcext:value-type="float">
            <text:p>0.4090</text:p>
          </table:table-cell>
          <table:table-cell table:style-name="ce17" table:formula="of:=AVERAGE([.J3:.J18])" office:value-type="float" office:value="0.279209875" calcext:value-type="float">
            <text:p>0.2792</text:p>
          </table:table-cell>
          <table:table-cell table:style-name="ce17" table:formula="of:=AVERAGE([.K3:.K18])" office:value-type="float" office:value="0.283759625" calcext:value-type="float">
            <text:p>0.2838</text:p>
          </table:table-cell>
          <table:table-cell table:style-name="ce17" table:formula="of:=AVERAGE([.L3:.L18])" office:value-type="float" office:value="0.3867245" calcext:value-type="float">
            <text:p>0.3867</text:p>
          </table:table-cell>
          <table:table-cell table:style-name="ce17" table:formula="of:=AVERAGE([.M3:.M18])" office:value-type="float" office:value="0.225380375" calcext:value-type="float">
            <text:p>0.2254</text:p>
          </table:table-cell>
          <table:table-cell table:style-name="ce17" table:formula="of:=AVERAGE([.N3:.N18])" office:value-type="float" office:value="0.3846460625" calcext:value-type="float">
            <text:p>0.3846</text:p>
          </table:table-cell>
          <table:table-cell table:style-name="ce17" table:formula="of:=AVERAGE([.O3:.O18])" office:value-type="float" office:value="0.283759625" calcext:value-type="float">
            <text:p>0.2838</text:p>
          </table:table-cell>
          <table:table-cell table:style-name="ce17" table:formula="of:=AVERAGE([.P3:.P18])" office:value-type="float" office:value="0.3867245" calcext:value-type="float">
            <text:p>0.3867</text:p>
          </table:table-cell>
          <table:table-cell table:style-name="ce17" table:formula="of:=AVERAGE([.Q3:.Q18])" office:value-type="float" office:value="0.225380375" calcext:value-type="float">
            <text:p>0.2254</text:p>
          </table:table-cell>
          <table:table-cell table:style-name="ce17" table:formula="of:=AVERAGE([.R3:.R18])" office:value-type="float" office:value="0.3846460625" calcext:value-type="float">
            <text:p>0.3846</text:p>
          </table:table-cell>
          <table:table-cell table:style-name="ce17" table:formula="of:=AVERAGE([.S3:.S18])" office:value-type="float" office:value="0.283759625" calcext:value-type="float">
            <text:p>0.2838</text:p>
          </table:table-cell>
          <table:table-cell table:style-name="ce17" table:formula="of:=AVERAGE([.T3:.T18])" office:value-type="float" office:value="0.2538398125" calcext:value-type="float">
            <text:p>0.2538</text:p>
          </table:table-cell>
          <table:table-cell table:style-name="ce17" table:formula="of:=AVERAGE([.U3:.U18])" office:value-type="float" office:value="0.3155236875" calcext:value-type="float">
            <text:p>0.3155</text:p>
          </table:table-cell>
          <table:table-cell table:style-name="ce17" table:formula="of:=AVERAGE([.V3:.V18])" office:value-type="float" office:value="0.210836375" calcext:value-type="float">
            <text:p>0.2108</text:p>
          </table:table-cell>
          <table:table-cell table:style-name="ce17" table:formula="of:=AVERAGE([.W3:.W18])" office:value-type="float" office:value="0.3154820625" calcext:value-type="float">
            <text:p>0.3155</text:p>
          </table:table-cell>
          <table:table-cell table:style-name="ce17" table:formula="of:=AVERAGE([.X3:.X18])" office:value-type="float" office:value="0.2538398125" calcext:value-type="float">
            <text:p>0.2538</text:p>
          </table:table-cell>
          <table:table-cell table:style-name="ce17" table:formula="of:=AVERAGE([.Y3:.Y18])" office:value-type="float" office:value="0.3155236875" calcext:value-type="float">
            <text:p>0.3155</text:p>
          </table:table-cell>
          <table:table-cell table:style-name="ce17" table:formula="of:=AVERAGE([.Z3:.Z18])" office:value-type="float" office:value="0.210836375" calcext:value-type="float">
            <text:p>0.2108</text:p>
          </table:table-cell>
          <table:table-cell table:style-name="ce17" table:formula="of:=AVERAGE([.AA3:.AA18])" office:value-type="float" office:value="0.3154820625" calcext:value-type="float">
            <text:p>0.3155</text:p>
          </table:table-cell>
          <table:table-cell table:style-name="ce17" table:formula="of:=AVERAGE([.AB3:.AB18])" office:value-type="float" office:value="0.2538398125" calcext:value-type="float">
            <text:p>0.2538</text:p>
          </table:table-cell>
          <table:table-cell table:style-name="ce17" table:formula="of:=AVERAGE([.AC3:.AC18])" office:value-type="float" office:value="0.1825633125" calcext:value-type="float">
            <text:p>0.1826</text:p>
          </table:table-cell>
          <table:table-cell table:style-name="ce17" table:formula="of:=AVERAGE([.AD3:.AD18])" office:value-type="float" office:value="0.179519125" calcext:value-type="float">
            <text:p>0.1795</text:p>
          </table:table-cell>
          <table:table-cell table:style-name="ce17" table:formula="of:=AVERAGE([.AE3:.AE18])" office:value-type="float" office:value="0.1673678125" calcext:value-type="float">
            <text:p>0.1674</text:p>
          </table:table-cell>
          <table:table-cell table:style-name="ce17" table:formula="of:=AVERAGE([.AF3:.AF18])" office:value-type="float" office:value="0.18535525" calcext:value-type="float">
            <text:p>0.1854</text:p>
          </table:table-cell>
          <table:table-cell table:style-name="ce17" table:formula="of:=AVERAGE([.AG3:.AG18])" office:value-type="float" office:value="0.1825633125" calcext:value-type="float">
            <text:p>0.1826</text:p>
          </table:table-cell>
          <table:table-cell table:style-name="ce17" table:formula="of:=AVERAGE([.AH3:.AH18])" office:value-type="float" office:value="0.179519125" calcext:value-type="float">
            <text:p>0.1795</text:p>
          </table:table-cell>
          <table:table-cell table:style-name="ce17" table:formula="of:=AVERAGE([.AI3:.AI18])" office:value-type="float" office:value="0.1673678125" calcext:value-type="float">
            <text:p>0.1674</text:p>
          </table:table-cell>
          <table:table-cell table:style-name="ce17" table:formula="of:=AVERAGE([.AJ3:.AJ18])" office:value-type="float" office:value="0.18535525" calcext:value-type="float">
            <text:p>0.1854</text:p>
          </table:table-cell>
          <table:table-cell table:style-name="ce17" table:formula="of:=AVERAGE([.AK3:.AK18])" office:value-type="float" office:value="0.1825633125" calcext:value-type="float">
            <text:p>0.1826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7"/>
          <table:table-cell table:style-name="Default"/>
        </table:table-row>
        <table:table-row table:style-name="ro1">
          <table:table-cell/>
          <table:table-cell table:number-columns-repeated="9" table:style-name="ce1" office:value-type="float" office:value="6" calcext:value-type="float">
            <text:p>6</text:p>
          </table:table-cell>
          <table:table-cell table:number-columns-repeated="9" table:style-name="ce10" office:value-type="float" office:value="8" calcext:value-type="float">
            <text:p>8</text:p>
          </table:table-cell>
          <table:table-cell table:number-columns-repeated="9" table:style-name="ce11" office:value-type="float" office:value="10" calcext:value-type="float">
            <text:p>10</text:p>
          </table:table-cell>
          <table:table-cell table:number-columns-repeated="9" table:style-name="ce12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35" calcext:value-type="float">
            <text:p>135</text:p>
          </table:table-cell>
          <table:table-cell office:value-type="float" office:value="157.5" calcext:value-type="float">
            <text:p>157.5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35" calcext:value-type="float">
            <text:p>135</text:p>
          </table:table-cell>
          <table:table-cell office:value-type="float" office:value="157.5" calcext:value-type="float">
            <text:p>157.5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35" calcext:value-type="float">
            <text:p>135</text:p>
          </table:table-cell>
          <table:table-cell office:value-type="float" office:value="157.5" calcext:value-type="float">
            <text:p>157.5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35" calcext:value-type="float">
            <text:p>135</text:p>
          </table:table-cell>
          <table:table-cell office:value-type="float" office:value="157.5" calcext:value-type="float">
            <text:p>157.5</text:p>
          </table:table-cell>
          <table:table-cell table:style-name="Default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01</text:p>
          </table:table-cell>
          <table:table-cell table:style-name="ce2" office:value-type="float" office:value="0.368997" calcext:value-type="float">
            <text:p>0.368997</text:p>
          </table:table-cell>
          <table:table-cell table:style-name="ce5" office:value-type="float" office:value="0.384884" calcext:value-type="float">
            <text:p>0.384884</text:p>
          </table:table-cell>
          <table:table-cell table:style-name="ce5" office:value-type="float" office:value="0.426745" calcext:value-type="float">
            <text:p>0.426745</text:p>
          </table:table-cell>
          <table:table-cell table:style-name="ce5" office:value-type="float" office:value="0.462522" calcext:value-type="float">
            <text:p>0.462522</text:p>
          </table:table-cell>
          <table:table-cell table:style-name="ce5" office:value-type="float" office:value="0.444595" calcext:value-type="float">
            <text:p>0.444595</text:p>
          </table:table-cell>
          <table:table-cell table:style-name="ce5" office:value-type="float" office:value="0.480557" calcext:value-type="float">
            <text:p>0.480557</text:p>
          </table:table-cell>
          <table:table-cell table:style-name="ce5" office:value-type="float" office:value="0.488093" calcext:value-type="float">
            <text:p>0.488093</text:p>
          </table:table-cell>
          <table:table-cell table:style-name="ce5" office:value-type="float" office:value="0.148198" calcext:value-type="float">
            <text:p>0.148198</text:p>
          </table:table-cell>
          <table:table-cell table:style-name="ce7" office:value-type="float" office:value="0.0890983" calcext:value-type="float">
            <text:p>0.0890983</text:p>
          </table:table-cell>
          <table:table-cell table:style-name="ce2" office:value-type="float" office:value="0.367092" calcext:value-type="float">
            <text:p>0.367092</text:p>
          </table:table-cell>
          <table:table-cell table:style-name="ce5" office:value-type="float" office:value="0.371082" calcext:value-type="float">
            <text:p>0.371082</text:p>
          </table:table-cell>
          <table:table-cell table:style-name="ce5" office:value-type="float" office:value="0.4024" calcext:value-type="float">
            <text:p>0.4024</text:p>
          </table:table-cell>
          <table:table-cell table:style-name="ce5" office:value-type="float" office:value="0.419186" calcext:value-type="float">
            <text:p>0.419186</text:p>
          </table:table-cell>
          <table:table-cell table:style-name="ce5" office:value-type="float" office:value="0.409753" calcext:value-type="float">
            <text:p>0.409753</text:p>
          </table:table-cell>
          <table:table-cell table:style-name="ce5" office:value-type="float" office:value="0.430035" calcext:value-type="float">
            <text:p>0.430035</text:p>
          </table:table-cell>
          <table:table-cell table:style-name="ce5" office:value-type="float" office:value="0.438033" calcext:value-type="float">
            <text:p>0.438033</text:p>
          </table:table-cell>
          <table:table-cell table:style-name="ce5" office:value-type="float" office:value="0.241305" calcext:value-type="float">
            <text:p>0.241305</text:p>
          </table:table-cell>
          <table:table-cell table:style-name="ce7" office:value-type="float" office:value="0.158726" calcext:value-type="float">
            <text:p>0.158726</text:p>
          </table:table-cell>
          <table:table-cell table:style-name="ce2" office:value-type="float" office:value="0.311561" calcext:value-type="float">
            <text:p>0.311561</text:p>
          </table:table-cell>
          <table:table-cell table:style-name="ce5" office:value-type="float" office:value="0.312536" calcext:value-type="float">
            <text:p>0.312536</text:p>
          </table:table-cell>
          <table:table-cell table:style-name="ce5" office:value-type="float" office:value="0.325351" calcext:value-type="float">
            <text:p>0.325351</text:p>
          </table:table-cell>
          <table:table-cell table:style-name="ce5" office:value-type="float" office:value="0.327341" calcext:value-type="float">
            <text:p>0.327341</text:p>
          </table:table-cell>
          <table:table-cell table:style-name="ce5" office:value-type="float" office:value="0.325391" calcext:value-type="float">
            <text:p>0.325391</text:p>
          </table:table-cell>
          <table:table-cell table:style-name="ce5" office:value-type="float" office:value="0.329557" calcext:value-type="float">
            <text:p>0.329557</text:p>
          </table:table-cell>
          <table:table-cell table:style-name="ce5" office:value-type="float" office:value="0.32932" calcext:value-type="float">
            <text:p>0.32932</text:p>
          </table:table-cell>
          <table:table-cell table:style-name="ce5" office:value-type="float" office:value="0.265797" calcext:value-type="float">
            <text:p>0.265797</text:p>
          </table:table-cell>
          <table:table-cell table:style-name="ce7" office:value-type="float" office:value="0.185266" calcext:value-type="float">
            <text:p>0.185266</text:p>
          </table:table-cell>
          <table:table-cell table:style-name="ce2" office:value-type="float" office:value="0.185469" calcext:value-type="float">
            <text:p>0.185469</text:p>
          </table:table-cell>
          <table:table-cell table:style-name="ce5" office:value-type="float" office:value="0.185263" calcext:value-type="float">
            <text:p>0.185263</text:p>
          </table:table-cell>
          <table:table-cell table:style-name="ce5" office:value-type="float" office:value="0.183807" calcext:value-type="float">
            <text:p>0.183807</text:p>
          </table:table-cell>
          <table:table-cell table:style-name="ce5" office:value-type="float" office:value="0.179415" calcext:value-type="float">
            <text:p>0.179415</text:p>
          </table:table-cell>
          <table:table-cell table:style-name="ce5" office:value-type="float" office:value="0.183027" calcext:value-type="float">
            <text:p>0.183027</text:p>
          </table:table-cell>
          <table:table-cell table:style-name="ce5" office:value-type="float" office:value="0.177839" calcext:value-type="float">
            <text:p>0.177839</text:p>
          </table:table-cell>
          <table:table-cell table:style-name="ce5" office:value-type="float" office:value="0.178591" calcext:value-type="float">
            <text:p>0.178591</text:p>
          </table:table-cell>
          <table:table-cell table:style-name="ce5" office:value-type="float" office:value="0.207499" calcext:value-type="float">
            <text:p>0.207499</text:p>
          </table:table-cell>
          <table:table-cell table:style-name="ce7" office:value-type="float" office:value="0.181312" calcext:value-type="float">
            <text:p>0.181312</text:p>
          </table:table-cell>
        </table:table-row>
        <table:table-row table:style-name="ro1">
          <table:table-cell office:value-type="string" calcext:value-type="string">
            <text:p>t02</text:p>
          </table:table-cell>
          <table:table-cell office:value-type="float" office:value="0.102116" calcext:value-type="float">
            <text:p>0.102116</text:p>
          </table:table-cell>
          <table:table-cell office:value-type="float" office:value="0.13831" calcext:value-type="float">
            <text:p>0.13831</text:p>
          </table:table-cell>
          <table:table-cell office:value-type="float" office:value="0.497865" calcext:value-type="float">
            <text:p>0.497865</text:p>
          </table:table-cell>
          <table:table-cell office:value-type="float" office:value="0.488809" calcext:value-type="float">
            <text:p>0.488809</text:p>
          </table:table-cell>
          <table:table-cell office:value-type="float" office:value="0.453286" calcext:value-type="float">
            <text:p>0.453286</text:p>
          </table:table-cell>
          <table:table-cell office:value-type="float" office:value="0.467222" calcext:value-type="float">
            <text:p>0.467222</text:p>
          </table:table-cell>
          <table:table-cell office:value-type="float" office:value="0.426867" calcext:value-type="float">
            <text:p>0.426867</text:p>
          </table:table-cell>
          <table:table-cell office:value-type="float" office:value="0.377132" calcext:value-type="float">
            <text:p>0.377132</text:p>
          </table:table-cell>
          <table:table-cell office:value-type="float" office:value="0.361299" calcext:value-type="float">
            <text:p>0.361299</text:p>
          </table:table-cell>
          <table:table-cell office:value-type="float" office:value="0.168795" calcext:value-type="float">
            <text:p>0.168795</text:p>
          </table:table-cell>
          <table:table-cell office:value-type="float" office:value="0.23198" calcext:value-type="float">
            <text:p>0.23198</text:p>
          </table:table-cell>
          <table:table-cell office:value-type="float" office:value="0.441609" calcext:value-type="float">
            <text:p>0.441609</text:p>
          </table:table-cell>
          <table:table-cell office:value-type="float" office:value="0.432837" calcext:value-type="float">
            <text:p>0.432837</text:p>
          </table:table-cell>
          <table:table-cell office:value-type="float" office:value="0.413075" calcext:value-type="float">
            <text:p>0.413075</text:p>
          </table:table-cell>
          <table:table-cell office:value-type="float" office:value="0.421231" calcext:value-type="float">
            <text:p>0.421231</text:p>
          </table:table-cell>
          <table:table-cell office:value-type="float" office:value="0.402394" calcext:value-type="float">
            <text:p>0.402394</text:p>
          </table:table-cell>
          <table:table-cell office:value-type="float" office:value="0.367645" calcext:value-type="float">
            <text:p>0.367645</text:p>
          </table:table-cell>
          <table:table-cell office:value-type="float" office:value="0.362789" calcext:value-type="float">
            <text:p>0.362789</text:p>
          </table:table-cell>
          <table:table-cell table:style-name="ce3" office:value-type="float" office:value="0.191224" calcext:value-type="float">
            <text:p>0.191224</text:p>
          </table:table-cell>
          <table:table-cell office:value-type="float" office:value="0.258467" calcext:value-type="float">
            <text:p>0.258467</text:p>
          </table:table-cell>
          <table:table-cell office:value-type="float" office:value="0.320763" calcext:value-type="float">
            <text:p>0.320763</text:p>
          </table:table-cell>
          <table:table-cell office:value-type="float" office:value="0.321543" calcext:value-type="float">
            <text:p>0.321543</text:p>
          </table:table-cell>
          <table:table-cell office:value-type="float" office:value="0.316366" calcext:value-type="float">
            <text:p>0.316366</text:p>
          </table:table-cell>
          <table:table-cell office:value-type="float" office:value="0.320678" calcext:value-type="float">
            <text:p>0.320678</text:p>
          </table:table-cell>
          <table:table-cell office:value-type="float" office:value="0.318417" calcext:value-type="float">
            <text:p>0.318417</text:p>
          </table:table-cell>
          <table:table-cell office:value-type="float" office:value="0.306854" calcext:value-type="float">
            <text:p>0.306854</text:p>
          </table:table-cell>
          <table:table-cell table:style-name="ce8" office:value-type="float" office:value="0.30379" calcext:value-type="float">
            <text:p>0.30379</text:p>
          </table:table-cell>
          <table:table-cell table:style-name="ce3" office:value-type="float" office:value="0.179914" calcext:value-type="float">
            <text:p>0.179914</text:p>
          </table:table-cell>
          <table:table-cell office:value-type="float" office:value="0.194144" calcext:value-type="float">
            <text:p>0.194144</text:p>
          </table:table-cell>
          <table:table-cell office:value-type="float" office:value="0.156453" calcext:value-type="float">
            <text:p>0.156453</text:p>
          </table:table-cell>
          <table:table-cell office:value-type="float" office:value="0.155612" calcext:value-type="float">
            <text:p>0.155612</text:p>
          </table:table-cell>
          <table:table-cell office:value-type="float" office:value="0.161648" calcext:value-type="float">
            <text:p>0.161648</text:p>
          </table:table-cell>
          <table:table-cell office:value-type="float" office:value="0.157908" calcext:value-type="float">
            <text:p>0.157908</text:p>
          </table:table-cell>
          <table:table-cell office:value-type="float" office:value="0.162756" calcext:value-type="float">
            <text:p>0.162756</text:p>
          </table:table-cell>
          <table:table-cell office:value-type="float" office:value="0.169887" calcext:value-type="float">
            <text:p>0.169887</text:p>
          </table:table-cell>
          <table:table-cell table:style-name="ce8" office:value-type="float" office:value="0.172294" calcext:value-type="float">
            <text:p>0.172294</text:p>
          </table:table-cell>
        </table:table-row>
        <table:table-row table:style-name="ro1">
          <table:table-cell office:value-type="string" calcext:value-type="string">
            <text:p>t03</text:p>
          </table:table-cell>
          <table:table-cell office:value-type="float" office:value="0.365247" calcext:value-type="float">
            <text:p>0.365247</text:p>
          </table:table-cell>
          <table:table-cell office:value-type="float" office:value="0.373711" calcext:value-type="float">
            <text:p>0.373711</text:p>
          </table:table-cell>
          <table:table-cell office:value-type="float" office:value="0.443925" calcext:value-type="float">
            <text:p>0.443925</text:p>
          </table:table-cell>
          <table:table-cell office:value-type="float" office:value="0.439042" calcext:value-type="float">
            <text:p>0.439042</text:p>
          </table:table-cell>
          <table:table-cell office:value-type="float" office:value="0.433782" calcext:value-type="float">
            <text:p>0.433782</text:p>
          </table:table-cell>
          <table:table-cell office:value-type="float" office:value="0.52445" calcext:value-type="float">
            <text:p>0.52445</text:p>
          </table:table-cell>
          <table:table-cell office:value-type="float" office:value="0.0994872" calcext:value-type="float">
            <text:p>0.0994872</text:p>
          </table:table-cell>
          <table:table-cell office:value-type="float" office:value="0.184359" calcext:value-type="float">
            <text:p>0.184359</text:p>
          </table:table-cell>
          <table:table-cell office:value-type="float" office:value="0.0493123" calcext:value-type="float">
            <text:p>0.0493123</text:p>
          </table:table-cell>
          <table:table-cell office:value-type="float" office:value="0.364817" calcext:value-type="float">
            <text:p>0.364817</text:p>
          </table:table-cell>
          <table:table-cell office:value-type="float" office:value="0.368665" calcext:value-type="float">
            <text:p>0.368665</text:p>
          </table:table-cell>
          <table:table-cell office:value-type="float" office:value="0.410723" calcext:value-type="float">
            <text:p>0.410723</text:p>
          </table:table-cell>
          <table:table-cell office:value-type="float" office:value="0.40572" calcext:value-type="float">
            <text:p>0.40572</text:p>
          </table:table-cell>
          <table:table-cell office:value-type="float" office:value="0.402379" calcext:value-type="float">
            <text:p>0.402379</text:p>
          </table:table-cell>
          <table:table-cell office:value-type="float" office:value="0.452276" calcext:value-type="float">
            <text:p>0.452276</text:p>
          </table:table-cell>
          <table:table-cell office:value-type="float" office:value="0.19872" calcext:value-type="float">
            <text:p>0.19872</text:p>
          </table:table-cell>
          <table:table-cell office:value-type="float" office:value="0.278084" calcext:value-type="float">
            <text:p>0.278084</text:p>
          </table:table-cell>
          <table:table-cell office:value-type="float" office:value="0.102816" calcext:value-type="float">
            <text:p>0.102816</text:p>
          </table:table-cell>
          <table:table-cell table:style-name="ce3" office:value-type="float" office:value="0.310966" calcext:value-type="float">
            <text:p>0.310966</text:p>
          </table:table-cell>
          <table:table-cell office:value-type="float" office:value="0.314759" calcext:value-type="float">
            <text:p>0.314759</text:p>
          </table:table-cell>
          <table:table-cell office:value-type="float" office:value="0.327425" calcext:value-type="float">
            <text:p>0.327425</text:p>
          </table:table-cell>
          <table:table-cell office:value-type="float" office:value="0.320501" calcext:value-type="float">
            <text:p>0.320501</text:p>
          </table:table-cell>
          <table:table-cell office:value-type="float" office:value="0.32171" calcext:value-type="float">
            <text:p>0.32171</text:p>
          </table:table-cell>
          <table:table-cell office:value-type="float" office:value="0.332514" calcext:value-type="float">
            <text:p>0.332514</text:p>
          </table:table-cell>
          <table:table-cell office:value-type="float" office:value="0.237714" calcext:value-type="float">
            <text:p>0.237714</text:p>
          </table:table-cell>
          <table:table-cell office:value-type="float" office:value="0.292681" calcext:value-type="float">
            <text:p>0.292681</text:p>
          </table:table-cell>
          <table:table-cell table:style-name="ce8" office:value-type="float" office:value="0.118525" calcext:value-type="float">
            <text:p>0.118525</text:p>
          </table:table-cell>
          <table:table-cell table:style-name="ce3" office:value-type="float" office:value="0.186619" calcext:value-type="float">
            <text:p>0.186619</text:p>
          </table:table-cell>
          <table:table-cell office:value-type="float" office:value="0.18794" calcext:value-type="float">
            <text:p>0.18794</text:p>
          </table:table-cell>
          <table:table-cell office:value-type="float" office:value="0.182207" calcext:value-type="float">
            <text:p>0.182207</text:p>
          </table:table-cell>
          <table:table-cell office:value-type="float" office:value="0.178942" calcext:value-type="float">
            <text:p>0.178942</text:p>
          </table:table-cell>
          <table:table-cell office:value-type="float" office:value="0.182734" calcext:value-type="float">
            <text:p>0.182734</text:p>
          </table:table-cell>
          <table:table-cell office:value-type="float" office:value="0.178286" calcext:value-type="float">
            <text:p>0.178286</text:p>
          </table:table-cell>
          <table:table-cell office:value-type="float" office:value="0.18605" calcext:value-type="float">
            <text:p>0.18605</text:p>
          </table:table-cell>
          <table:table-cell office:value-type="float" office:value="0.207542" calcext:value-type="float">
            <text:p>0.207542</text:p>
          </table:table-cell>
          <table:table-cell table:style-name="ce8" office:value-type="float" office:value="0.124332" calcext:value-type="float">
            <text:p>0.124332</text:p>
          </table:table-cell>
        </table:table-row>
        <table:table-row table:style-name="ro1">
          <table:table-cell office:value-type="string" calcext:value-type="string">
            <text:p>t04</text:p>
          </table:table-cell>
          <table:table-cell office:value-type="float" office:value="0.0723146" calcext:value-type="float">
            <text:p>0.0723146</text:p>
          </table:table-cell>
          <table:table-cell office:value-type="float" office:value="0.213697" calcext:value-type="float">
            <text:p>0.213697</text:p>
          </table:table-cell>
          <table:table-cell office:value-type="float" office:value="0.548025" calcext:value-type="float">
            <text:p>0.548025</text:p>
          </table:table-cell>
          <table:table-cell office:value-type="float" office:value="0.491289" calcext:value-type="float">
            <text:p>0.491289</text:p>
          </table:table-cell>
          <table:table-cell office:value-type="float" office:value="0.470638" calcext:value-type="float">
            <text:p>0.470638</text:p>
          </table:table-cell>
          <table:table-cell office:value-type="float" office:value="0.209839" calcext:value-type="float">
            <text:p>0.209839</text:p>
          </table:table-cell>
          <table:table-cell office:value-type="float" office:value="0.259181" calcext:value-type="float">
            <text:p>0.259181</text:p>
          </table:table-cell>
          <table:table-cell office:value-type="float" office:value="0.472641" calcext:value-type="float">
            <text:p>0.472641</text:p>
          </table:table-cell>
          <table:table-cell office:value-type="float" office:value="0.164266" calcext:value-type="float">
            <text:p>0.164266</text:p>
          </table:table-cell>
          <table:table-cell office:value-type="float" office:value="0.150717" calcext:value-type="float">
            <text:p>0.150717</text:p>
          </table:table-cell>
          <table:table-cell office:value-type="float" office:value="0.284307" calcext:value-type="float">
            <text:p>0.284307</text:p>
          </table:table-cell>
          <table:table-cell office:value-type="float" office:value="0.463692" calcext:value-type="float">
            <text:p>0.463692</text:p>
          </table:table-cell>
          <table:table-cell office:value-type="float" office:value="0.436444" calcext:value-type="float">
            <text:p>0.436444</text:p>
          </table:table-cell>
          <table:table-cell office:value-type="float" office:value="0.423889" calcext:value-type="float">
            <text:p>0.423889</text:p>
          </table:table-cell>
          <table:table-cell office:value-type="float" office:value="0.286965" calcext:value-type="float">
            <text:p>0.286965</text:p>
          </table:table-cell>
          <table:table-cell office:value-type="float" office:value="0.263228" calcext:value-type="float">
            <text:p>0.263228</text:p>
          </table:table-cell>
          <table:table-cell office:value-type="float" office:value="0.424673" calcext:value-type="float">
            <text:p>0.424673</text:p>
          </table:table-cell>
          <table:table-cell office:value-type="float" office:value="0.196366" calcext:value-type="float">
            <text:p>0.196366</text:p>
          </table:table-cell>
          <table:table-cell table:style-name="ce3" office:value-type="float" office:value="0.183008" calcext:value-type="float">
            <text:p>0.183008</text:p>
          </table:table-cell>
          <table:table-cell office:value-type="float" office:value="0.285878" calcext:value-type="float">
            <text:p>0.285878</text:p>
          </table:table-cell>
          <table:table-cell office:value-type="float" office:value="0.323657" calcext:value-type="float">
            <text:p>0.323657</text:p>
          </table:table-cell>
          <table:table-cell office:value-type="float" office:value="0.327521" calcext:value-type="float">
            <text:p>0.327521</text:p>
          </table:table-cell>
          <table:table-cell office:value-type="float" office:value="0.321262" calcext:value-type="float">
            <text:p>0.321262</text:p>
          </table:table-cell>
          <table:table-cell office:value-type="float" office:value="0.27154" calcext:value-type="float">
            <text:p>0.27154</text:p>
          </table:table-cell>
          <table:table-cell office:value-type="float" office:value="0.244734" calcext:value-type="float">
            <text:p>0.244734</text:p>
          </table:table-cell>
          <table:table-cell office:value-type="float" office:value="0.3128" calcext:value-type="float">
            <text:p>0.3128</text:p>
          </table:table-cell>
          <table:table-cell table:style-name="ce8" office:value-type="float" office:value="0.193567" calcext:value-type="float">
            <text:p>0.193567</text:p>
          </table:table-cell>
          <table:table-cell table:style-name="ce3" office:value-type="float" office:value="0.183445" calcext:value-type="float">
            <text:p>0.183445</text:p>
          </table:table-cell>
          <table:table-cell office:value-type="float" office:value="0.187479" calcext:value-type="float">
            <text:p>0.187479</text:p>
          </table:table-cell>
          <table:table-cell office:value-type="float" office:value="0.153967" calcext:value-type="float">
            <text:p>0.153967</text:p>
          </table:table-cell>
          <table:table-cell office:value-type="float" office:value="0.15751" calcext:value-type="float">
            <text:p>0.15751</text:p>
          </table:table-cell>
          <table:table-cell office:value-type="float" office:value="0.16259" calcext:value-type="float">
            <text:p>0.16259</text:p>
          </table:table-cell>
          <table:table-cell office:value-type="float" office:value="0.147623" calcext:value-type="float">
            <text:p>0.147623</text:p>
          </table:table-cell>
          <table:table-cell office:value-type="float" office:value="0.202367" calcext:value-type="float">
            <text:p>0.202367</text:p>
          </table:table-cell>
          <table:table-cell office:value-type="float" office:value="0.159135" calcext:value-type="float">
            <text:p>0.159135</text:p>
          </table:table-cell>
          <table:table-cell table:style-name="ce8" office:value-type="float" office:value="0.182097" calcext:value-type="float">
            <text:p>0.182097</text:p>
          </table:table-cell>
        </table:table-row>
        <table:table-row table:style-name="ro1">
          <table:table-cell office:value-type="string" calcext:value-type="string">
            <text:p>t05</text:p>
          </table:table-cell>
          <table:table-cell office:value-type="float" office:value="0.176523" calcext:value-type="float">
            <text:p>0.176523</text:p>
          </table:table-cell>
          <table:table-cell office:value-type="float" office:value="0.47316" calcext:value-type="float">
            <text:p>0.47316</text:p>
          </table:table-cell>
          <table:table-cell office:value-type="float" office:value="0.277785" calcext:value-type="float">
            <text:p>0.277785</text:p>
          </table:table-cell>
          <table:table-cell office:value-type="float" office:value="0.196257" calcext:value-type="float">
            <text:p>0.196257</text:p>
          </table:table-cell>
          <table:table-cell office:value-type="float" office:value="0.468476" calcext:value-type="float">
            <text:p>0.468476</text:p>
          </table:table-cell>
          <table:table-cell office:value-type="float" office:value="0.489442" calcext:value-type="float">
            <text:p>0.489442</text:p>
          </table:table-cell>
          <table:table-cell office:value-type="float" office:value="0.538879" calcext:value-type="float">
            <text:p>0.538879</text:p>
          </table:table-cell>
          <table:table-cell office:value-type="float" office:value="0.232343" calcext:value-type="float">
            <text:p>0.232343</text:p>
          </table:table-cell>
          <table:table-cell office:value-type="float" office:value="0.0641999" calcext:value-type="float">
            <text:p>0.0641999</text:p>
          </table:table-cell>
          <table:table-cell office:value-type="float" office:value="0.205641" calcext:value-type="float">
            <text:p>0.205641</text:p>
          </table:table-cell>
          <table:table-cell office:value-type="float" office:value="0.424369" calcext:value-type="float">
            <text:p>0.424369</text:p>
          </table:table-cell>
          <table:table-cell office:value-type="float" office:value="0.274737" calcext:value-type="float">
            <text:p>0.274737</text:p>
          </table:table-cell>
          <table:table-cell office:value-type="float" office:value="0.275554" calcext:value-type="float">
            <text:p>0.275554</text:p>
          </table:table-cell>
          <table:table-cell office:value-type="float" office:value="0.423779" calcext:value-type="float">
            <text:p>0.423779</text:p>
          </table:table-cell>
          <table:table-cell office:value-type="float" office:value="0.436789" calcext:value-type="float">
            <text:p>0.436789</text:p>
          </table:table-cell>
          <table:table-cell office:value-type="float" office:value="0.460261" calcext:value-type="float">
            <text:p>0.460261</text:p>
          </table:table-cell>
          <table:table-cell office:value-type="float" office:value="0.297931" calcext:value-type="float">
            <text:p>0.297931</text:p>
          </table:table-cell>
          <table:table-cell office:value-type="float" office:value="0.144491" calcext:value-type="float">
            <text:p>0.144491</text:p>
          </table:table-cell>
          <table:table-cell table:style-name="ce3" office:value-type="float" office:value="0.200637" calcext:value-type="float">
            <text:p>0.200637</text:p>
          </table:table-cell>
          <table:table-cell office:value-type="float" office:value="0.322478" calcext:value-type="float">
            <text:p>0.322478</text:p>
          </table:table-cell>
          <table:table-cell office:value-type="float" office:value="0.251068" calcext:value-type="float">
            <text:p>0.251068</text:p>
          </table:table-cell>
          <table:table-cell office:value-type="float" office:value="0.26873" calcext:value-type="float">
            <text:p>0.26873</text:p>
          </table:table-cell>
          <table:table-cell office:value-type="float" office:value="0.33152" calcext:value-type="float">
            <text:p>0.33152</text:p>
          </table:table-cell>
          <table:table-cell office:value-type="float" office:value="0.33707" calcext:value-type="float">
            <text:p>0.33707</text:p>
          </table:table-cell>
          <table:table-cell office:value-type="float" office:value="0.334114" calcext:value-type="float">
            <text:p>0.334114</text:p>
          </table:table-cell>
          <table:table-cell office:value-type="float" office:value="0.294848" calcext:value-type="float">
            <text:p>0.294848</text:p>
          </table:table-cell>
          <table:table-cell table:style-name="ce8" office:value-type="float" office:value="0.179663" calcext:value-type="float">
            <text:p>0.179663</text:p>
          </table:table-cell>
          <table:table-cell table:style-name="ce3" office:value-type="float" office:value="0.18772" calcext:value-type="float">
            <text:p>0.18772</text:p>
          </table:table-cell>
          <table:table-cell office:value-type="float" office:value="0.177028" calcext:value-type="float">
            <text:p>0.177028</text:p>
          </table:table-cell>
          <table:table-cell office:value-type="float" office:value="0.209534" calcext:value-type="float">
            <text:p>0.209534</text:p>
          </table:table-cell>
          <table:table-cell office:value-type="float" office:value="0.163301" calcext:value-type="float">
            <text:p>0.163301</text:p>
          </table:table-cell>
          <table:table-cell office:value-type="float" office:value="0.183493" calcext:value-type="float">
            <text:p>0.183493</text:p>
          </table:table-cell>
          <table:table-cell office:value-type="float" office:value="0.178649" calcext:value-type="float">
            <text:p>0.178649</text:p>
          </table:table-cell>
          <table:table-cell office:value-type="float" office:value="0.176686" calcext:value-type="float">
            <text:p>0.176686</text:p>
          </table:table-cell>
          <table:table-cell office:value-type="float" office:value="0.20388" calcext:value-type="float">
            <text:p>0.20388</text:p>
          </table:table-cell>
          <table:table-cell table:style-name="ce8" office:value-type="float" office:value="0.185657" calcext:value-type="float">
            <text:p>0.185657</text:p>
          </table:table-cell>
        </table:table-row>
        <table:table-row table:style-name="ro1">
          <table:table-cell office:value-type="string" calcext:value-type="string">
            <text:p>t06</text:p>
          </table:table-cell>
          <table:table-cell office:value-type="float" office:value="0.0584799" calcext:value-type="float">
            <text:p>0.0584799</text:p>
          </table:table-cell>
          <table:table-cell office:value-type="float" office:value="0.174542" calcext:value-type="float">
            <text:p>0.174542</text:p>
          </table:table-cell>
          <table:table-cell office:value-type="float" office:value="0.105868" calcext:value-type="float">
            <text:p>0.105868</text:p>
          </table:table-cell>
          <table:table-cell office:value-type="float" office:value="0.539689" calcext:value-type="float">
            <text:p>0.539689</text:p>
          </table:table-cell>
          <table:table-cell office:value-type="float" office:value="0.446907" calcext:value-type="float">
            <text:p>0.446907</text:p>
          </table:table-cell>
          <table:table-cell office:value-type="float" office:value="0.447442" calcext:value-type="float">
            <text:p>0.447442</text:p>
          </table:table-cell>
          <table:table-cell office:value-type="float" office:value="0.446405" calcext:value-type="float">
            <text:p>0.446405</text:p>
          </table:table-cell>
          <table:table-cell office:value-type="float" office:value="0.366291" calcext:value-type="float">
            <text:p>0.366291</text:p>
          </table:table-cell>
          <table:table-cell office:value-type="float" office:value="0.36073" calcext:value-type="float">
            <text:p>0.36073</text:p>
          </table:table-cell>
          <table:table-cell office:value-type="float" office:value="0.111103" calcext:value-type="float">
            <text:p>0.111103</text:p>
          </table:table-cell>
          <table:table-cell office:value-type="float" office:value="0.268848" calcext:value-type="float">
            <text:p>0.268848</text:p>
          </table:table-cell>
          <table:table-cell office:value-type="float" office:value="0.202571" calcext:value-type="float">
            <text:p>0.202571</text:p>
          </table:table-cell>
          <table:table-cell office:value-type="float" office:value="0.456791" calcext:value-type="float">
            <text:p>0.456791</text:p>
          </table:table-cell>
          <table:table-cell office:value-type="float" office:value="0.407997" calcext:value-type="float">
            <text:p>0.407997</text:p>
          </table:table-cell>
          <table:table-cell office:value-type="float" office:value="0.409685" calcext:value-type="float">
            <text:p>0.409685</text:p>
          </table:table-cell>
          <table:table-cell office:value-type="float" office:value="0.41143" calcext:value-type="float">
            <text:p>0.41143</text:p>
          </table:table-cell>
          <table:table-cell office:value-type="float" office:value="0.363997" calcext:value-type="float">
            <text:p>0.363997</text:p>
          </table:table-cell>
          <table:table-cell office:value-type="float" office:value="0.362056" calcext:value-type="float">
            <text:p>0.362056</text:p>
          </table:table-cell>
          <table:table-cell table:style-name="ce3" office:value-type="float" office:value="0.124991" calcext:value-type="float">
            <text:p>0.124991</text:p>
          </table:table-cell>
          <table:table-cell office:value-type="float" office:value="0.284525" calcext:value-type="float">
            <text:p>0.284525</text:p>
          </table:table-cell>
          <table:table-cell office:value-type="float" office:value="0.239333" calcext:value-type="float">
            <text:p>0.239333</text:p>
          </table:table-cell>
          <table:table-cell office:value-type="float" office:value="0.3195" calcext:value-type="float">
            <text:p>0.3195</text:p>
          </table:table-cell>
          <table:table-cell office:value-type="float" office:value="0.313521" calcext:value-type="float">
            <text:p>0.313521</text:p>
          </table:table-cell>
          <table:table-cell office:value-type="float" office:value="0.314651" calcext:value-type="float">
            <text:p>0.314651</text:p>
          </table:table-cell>
          <table:table-cell office:value-type="float" office:value="0.320124" calcext:value-type="float">
            <text:p>0.320124</text:p>
          </table:table-cell>
          <table:table-cell office:value-type="float" office:value="0.305589" calcext:value-type="float">
            <text:p>0.305589</text:p>
          </table:table-cell>
          <table:table-cell table:style-name="ce8" office:value-type="float" office:value="0.303434" calcext:value-type="float">
            <text:p>0.303434</text:p>
          </table:table-cell>
          <table:table-cell table:style-name="ce3" office:value-type="float" office:value="0.128811" calcext:value-type="float">
            <text:p>0.128811</text:p>
          </table:table-cell>
          <table:table-cell office:value-type="float" office:value="0.191174" calcext:value-type="float">
            <text:p>0.191174</text:p>
          </table:table-cell>
          <table:table-cell office:value-type="float" office:value="0.173489" calcext:value-type="float">
            <text:p>0.173489</text:p>
          </table:table-cell>
          <table:table-cell office:value-type="float" office:value="0.157183" calcext:value-type="float">
            <text:p>0.157183</text:p>
          </table:table-cell>
          <table:table-cell office:value-type="float" office:value="0.161909" calcext:value-type="float">
            <text:p>0.161909</text:p>
          </table:table-cell>
          <table:table-cell office:value-type="float" office:value="0.156948" calcext:value-type="float">
            <text:p>0.156948</text:p>
          </table:table-cell>
          <table:table-cell office:value-type="float" office:value="0.160839" calcext:value-type="float">
            <text:p>0.160839</text:p>
          </table:table-cell>
          <table:table-cell office:value-type="float" office:value="0.16926" calcext:value-type="float">
            <text:p>0.16926</text:p>
          </table:table-cell>
          <table:table-cell table:style-name="ce8" office:value-type="float" office:value="0.172031" calcext:value-type="float">
            <text:p>0.172031</text:p>
          </table:table-cell>
        </table:table-row>
        <table:table-row table:style-name="ro1">
          <table:table-cell office:value-type="string" calcext:value-type="string">
            <text:p>t07</text:p>
          </table:table-cell>
          <table:table-cell office:value-type="float" office:value="0.365063" calcext:value-type="float">
            <text:p>0.365063</text:p>
          </table:table-cell>
          <table:table-cell office:value-type="float" office:value="0.386542" calcext:value-type="float">
            <text:p>0.386542</text:p>
          </table:table-cell>
          <table:table-cell office:value-type="float" office:value="0.444177" calcext:value-type="float">
            <text:p>0.444177</text:p>
          </table:table-cell>
          <table:table-cell office:value-type="float" office:value="0.426542" calcext:value-type="float">
            <text:p>0.426542</text:p>
          </table:table-cell>
          <table:table-cell office:value-type="float" office:value="0.444573" calcext:value-type="float">
            <text:p>0.444573</text:p>
          </table:table-cell>
          <table:table-cell office:value-type="float" office:value="0.487682" calcext:value-type="float">
            <text:p>0.487682</text:p>
          </table:table-cell>
          <table:table-cell office:value-type="float" office:value="0.0362533" calcext:value-type="float">
            <text:p>0.0362533</text:p>
          </table:table-cell>
          <table:table-cell office:value-type="float" office:value="0.0554748" calcext:value-type="float">
            <text:p>0.0554748</text:p>
          </table:table-cell>
          <table:table-cell office:value-type="float" office:value="-0.000936119" calcext:value-type="float">
            <text:p>-0.000936119</text:p>
          </table:table-cell>
          <table:table-cell office:value-type="float" office:value="0.364609" calcext:value-type="float">
            <text:p>0.364609</text:p>
          </table:table-cell>
          <table:table-cell office:value-type="float" office:value="0.376889" calcext:value-type="float">
            <text:p>0.376889</text:p>
          </table:table-cell>
          <table:table-cell office:value-type="float" office:value="0.409882" calcext:value-type="float">
            <text:p>0.409882</text:p>
          </table:table-cell>
          <table:table-cell office:value-type="float" office:value="0.399052" calcext:value-type="float">
            <text:p>0.399052</text:p>
          </table:table-cell>
          <table:table-cell office:value-type="float" office:value="0.406058" calcext:value-type="float">
            <text:p>0.406058</text:p>
          </table:table-cell>
          <table:table-cell office:value-type="float" office:value="0.448542" calcext:value-type="float">
            <text:p>0.448542</text:p>
          </table:table-cell>
          <table:table-cell office:value-type="float" office:value="0.0923922" calcext:value-type="float">
            <text:p>0.0923922</text:p>
          </table:table-cell>
          <table:table-cell office:value-type="float" office:value="0.116633" calcext:value-type="float">
            <text:p>0.116633</text:p>
          </table:table-cell>
          <table:table-cell office:value-type="float" office:value="0.0575981" calcext:value-type="float">
            <text:p>0.0575981</text:p>
          </table:table-cell>
          <table:table-cell table:style-name="ce3" office:value-type="float" office:value="0.310922" calcext:value-type="float">
            <text:p>0.310922</text:p>
          </table:table-cell>
          <table:table-cell office:value-type="float" office:value="0.312248" calcext:value-type="float">
            <text:p>0.312248</text:p>
          </table:table-cell>
          <table:table-cell office:value-type="float" office:value="0.325337" calcext:value-type="float">
            <text:p>0.325337</text:p>
          </table:table-cell>
          <table:table-cell office:value-type="float" office:value="0.324263" calcext:value-type="float">
            <text:p>0.324263</text:p>
          </table:table-cell>
          <table:table-cell office:value-type="float" office:value="0.321817" calcext:value-type="float">
            <text:p>0.321817</text:p>
          </table:table-cell>
          <table:table-cell office:value-type="float" office:value="0.332137" calcext:value-type="float">
            <text:p>0.332137</text:p>
          </table:table-cell>
          <table:table-cell office:value-type="float" office:value="0.117971" calcext:value-type="float">
            <text:p>0.117971</text:p>
          </table:table-cell>
          <table:table-cell office:value-type="float" office:value="0.151819" calcext:value-type="float">
            <text:p>0.151819</text:p>
          </table:table-cell>
          <table:table-cell table:style-name="ce8" office:value-type="float" office:value="0.082964" calcext:value-type="float">
            <text:p>0.082964</text:p>
          </table:table-cell>
          <table:table-cell table:style-name="ce3" office:value-type="float" office:value="0.18834" calcext:value-type="float">
            <text:p>0.18834</text:p>
          </table:table-cell>
          <table:table-cell office:value-type="float" office:value="0.184179" calcext:value-type="float">
            <text:p>0.184179</text:p>
          </table:table-cell>
          <table:table-cell office:value-type="float" office:value="0.182031" calcext:value-type="float">
            <text:p>0.182031</text:p>
          </table:table-cell>
          <table:table-cell office:value-type="float" office:value="0.182666" calcext:value-type="float">
            <text:p>0.182666</text:p>
          </table:table-cell>
          <table:table-cell office:value-type="float" office:value="0.182118" calcext:value-type="float">
            <text:p>0.182118</text:p>
          </table:table-cell>
          <table:table-cell office:value-type="float" office:value="0.181532" calcext:value-type="float">
            <text:p>0.181532</text:p>
          </table:table-cell>
          <table:table-cell office:value-type="float" office:value="0.151408" calcext:value-type="float">
            <text:p>0.151408</text:p>
          </table:table-cell>
          <table:table-cell office:value-type="float" office:value="0.184737" calcext:value-type="float">
            <text:p>0.184737</text:p>
          </table:table-cell>
          <table:table-cell table:style-name="ce8" office:value-type="float" office:value="0.0938654" calcext:value-type="float">
            <text:p>0.0938654</text:p>
          </table:table-cell>
        </table:table-row>
        <table:table-row table:style-name="ro1">
          <table:table-cell office:value-type="string" calcext:value-type="string">
            <text:p>t08</text:p>
          </table:table-cell>
          <table:table-cell office:value-type="float" office:value="0.0580875" calcext:value-type="float">
            <text:p>0.0580875</text:p>
          </table:table-cell>
          <table:table-cell office:value-type="float" office:value="0.261108" calcext:value-type="float">
            <text:p>0.261108</text:p>
          </table:table-cell>
          <table:table-cell office:value-type="float" office:value="0.551175" calcext:value-type="float">
            <text:p>0.551175</text:p>
          </table:table-cell>
          <table:table-cell office:value-type="float" office:value="0.445109" calcext:value-type="float">
            <text:p>0.445109</text:p>
          </table:table-cell>
          <table:table-cell office:value-type="float" office:value="0.458609" calcext:value-type="float">
            <text:p>0.458609</text:p>
          </table:table-cell>
          <table:table-cell office:value-type="float" office:value="0.131028" calcext:value-type="float">
            <text:p>0.131028</text:p>
          </table:table-cell>
          <table:table-cell office:value-type="float" office:value="0.346993" calcext:value-type="float">
            <text:p>0.346993</text:p>
          </table:table-cell>
          <table:table-cell office:value-type="float" office:value="0.258454" calcext:value-type="float">
            <text:p>0.258454</text:p>
          </table:table-cell>
          <table:table-cell office:value-type="float" office:value="0.0711921" calcext:value-type="float">
            <text:p>0.0711921</text:p>
          </table:table-cell>
          <table:table-cell office:value-type="float" office:value="0.142627" calcext:value-type="float">
            <text:p>0.142627</text:p>
          </table:table-cell>
          <table:table-cell office:value-type="float" office:value="0.309226" calcext:value-type="float">
            <text:p>0.309226</text:p>
          </table:table-cell>
          <table:table-cell office:value-type="float" office:value="0.464871" calcext:value-type="float">
            <text:p>0.464871</text:p>
          </table:table-cell>
          <table:table-cell office:value-type="float" office:value="0.409592" calcext:value-type="float">
            <text:p>0.409592</text:p>
          </table:table-cell>
          <table:table-cell office:value-type="float" office:value="0.417612" calcext:value-type="float">
            <text:p>0.417612</text:p>
          </table:table-cell>
          <table:table-cell office:value-type="float" office:value="0.234141" calcext:value-type="float">
            <text:p>0.234141</text:p>
          </table:table-cell>
          <table:table-cell office:value-type="float" office:value="0.306287" calcext:value-type="float">
            <text:p>0.306287</text:p>
          </table:table-cell>
          <table:table-cell office:value-type="float" office:value="0.224819" calcext:value-type="float">
            <text:p>0.224819</text:p>
          </table:table-cell>
          <table:table-cell office:value-type="float" office:value="0.123388" calcext:value-type="float">
            <text:p>0.123388</text:p>
          </table:table-cell>
          <table:table-cell table:style-name="ce3" office:value-type="float" office:value="0.180141" calcext:value-type="float">
            <text:p>0.180141</text:p>
          </table:table-cell>
          <table:table-cell office:value-type="float" office:value="0.293085" calcext:value-type="float">
            <text:p>0.293085</text:p>
          </table:table-cell>
          <table:table-cell office:value-type="float" office:value="0.32155" calcext:value-type="float">
            <text:p>0.32155</text:p>
          </table:table-cell>
          <table:table-cell office:value-type="float" office:value="0.315402" calcext:value-type="float">
            <text:p>0.315402</text:p>
          </table:table-cell>
          <table:table-cell office:value-type="float" office:value="0.320792" calcext:value-type="float">
            <text:p>0.320792</text:p>
          </table:table-cell>
          <table:table-cell office:value-type="float" office:value="0.254058" calcext:value-type="float">
            <text:p>0.254058</text:p>
          </table:table-cell>
          <table:table-cell office:value-type="float" office:value="0.245647" calcext:value-type="float">
            <text:p>0.245647</text:p>
          </table:table-cell>
          <table:table-cell office:value-type="float" office:value="0.195274" calcext:value-type="float">
            <text:p>0.195274</text:p>
          </table:table-cell>
          <table:table-cell table:style-name="ce8" office:value-type="float" office:value="0.136644" calcext:value-type="float">
            <text:p>0.136644</text:p>
          </table:table-cell>
          <table:table-cell table:style-name="ce3" office:value-type="float" office:value="0.185915" calcext:value-type="float">
            <text:p>0.185915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153221" calcext:value-type="float">
            <text:p>0.153221</text:p>
          </table:table-cell>
          <table:table-cell office:value-type="float" office:value="0.163426" calcext:value-type="float">
            <text:p>0.163426</text:p>
          </table:table-cell>
          <table:table-cell office:value-type="float" office:value="0.16356" calcext:value-type="float">
            <text:p>0.16356</text:p>
          </table:table-cell>
          <table:table-cell office:value-type="float" office:value="0.150651" calcext:value-type="float">
            <text:p>0.150651</text:p>
          </table:table-cell>
          <table:table-cell office:value-type="float" office:value="0.193115" calcext:value-type="float">
            <text:p>0.193115</text:p>
          </table:table-cell>
          <table:table-cell office:value-type="float" office:value="0.181386" calcext:value-type="float">
            <text:p>0.181386</text:p>
          </table:table-cell>
          <table:table-cell table:style-name="ce8" office:value-type="float" office:value="0.132665" calcext:value-type="float">
            <text:p>0.132665</text:p>
          </table:table-cell>
        </table:table-row>
        <table:table-row table:style-name="ro1">
          <table:table-cell office:value-type="string" calcext:value-type="string">
            <text:p>t09</text:p>
          </table:table-cell>
          <table:table-cell office:value-type="float" office:value="0.108123" calcext:value-type="float">
            <text:p>0.108123</text:p>
          </table:table-cell>
          <table:table-cell office:value-type="float" office:value="0.506945" calcext:value-type="float">
            <text:p>0.506945</text:p>
          </table:table-cell>
          <table:table-cell office:value-type="float" office:value="0.174593" calcext:value-type="float">
            <text:p>0.174593</text:p>
          </table:table-cell>
          <table:table-cell office:value-type="float" office:value="0.370634" calcext:value-type="float">
            <text:p>0.370634</text:p>
          </table:table-cell>
          <table:table-cell office:value-type="float" office:value="0.247487" calcext:value-type="float">
            <text:p>0.247487</text:p>
          </table:table-cell>
          <table:table-cell office:value-type="float" office:value="0.562259" calcext:value-type="float">
            <text:p>0.562259</text:p>
          </table:table-cell>
          <table:table-cell office:value-type="float" office:value="0.175167" calcext:value-type="float">
            <text:p>0.175167</text:p>
          </table:table-cell>
          <table:table-cell office:value-type="float" office:value="0.285269" calcext:value-type="float">
            <text:p>0.285269</text:p>
          </table:table-cell>
          <table:table-cell office:value-type="float" office:value="0.0205771" calcext:value-type="float">
            <text:p>0.0205771</text:p>
          </table:table-cell>
          <table:table-cell office:value-type="float" office:value="0.148952" calcext:value-type="float">
            <text:p>0.148952</text:p>
          </table:table-cell>
          <table:table-cell office:value-type="float" office:value="0.446366" calcext:value-type="float">
            <text:p>0.446366</text:p>
          </table:table-cell>
          <table:table-cell office:value-type="float" office:value="0.227983" calcext:value-type="float">
            <text:p>0.227983</text:p>
          </table:table-cell>
          <table:table-cell office:value-type="float" office:value="0.36959" calcext:value-type="float">
            <text:p>0.36959</text:p>
          </table:table-cell>
          <table:table-cell office:value-type="float" office:value="0.26732" calcext:value-type="float">
            <text:p>0.26732</text:p>
          </table:table-cell>
          <table:table-cell office:value-type="float" office:value="0.477357" calcext:value-type="float">
            <text:p>0.477357</text:p>
          </table:table-cell>
          <table:table-cell office:value-type="float" office:value="0.249744" calcext:value-type="float">
            <text:p>0.249744</text:p>
          </table:table-cell>
          <table:table-cell office:value-type="float" office:value="0.341315" calcext:value-type="float">
            <text:p>0.341315</text:p>
          </table:table-cell>
          <table:table-cell office:value-type="float" office:value="0.0736597" calcext:value-type="float">
            <text:p>0.0736597</text:p>
          </table:table-cell>
          <table:table-cell table:style-name="ce3" office:value-type="float" office:value="0.156884" calcext:value-type="float">
            <text:p>0.156884</text:p>
          </table:table-cell>
          <table:table-cell office:value-type="float" office:value="0.332355" calcext:value-type="float">
            <text:p>0.332355</text:p>
          </table:table-cell>
          <table:table-cell office:value-type="float" office:value="0.236661" calcext:value-type="float">
            <text:p>0.236661</text:p>
          </table:table-cell>
          <table:table-cell office:value-type="float" office:value="0.292561" calcext:value-type="float">
            <text:p>0.292561</text:p>
          </table:table-cell>
          <table:table-cell office:value-type="float" office:value="0.251765" calcext:value-type="float">
            <text:p>0.251765</text:p>
          </table:table-cell>
          <table:table-cell office:value-type="float" office:value="0.334662" calcext:value-type="float">
            <text:p>0.334662</text:p>
          </table:table-cell>
          <table:table-cell office:value-type="float" office:value="0.257405" calcext:value-type="float">
            <text:p>0.257405</text:p>
          </table:table-cell>
          <table:table-cell office:value-type="float" office:value="0.316537" calcext:value-type="float">
            <text:p>0.316537</text:p>
          </table:table-cell>
          <table:table-cell table:style-name="ce8" office:value-type="float" office:value="0.092307" calcext:value-type="float">
            <text:p>0.092307</text:p>
          </table:table-cell>
          <table:table-cell table:style-name="ce3" office:value-type="float" office:value="0.157932" calcext:value-type="float">
            <text:p>0.157932</text:p>
          </table:table-cell>
          <table:table-cell office:value-type="float" office:value="0.177905" calcext:value-type="float">
            <text:p>0.177905</text:p>
          </table:table-cell>
          <table:table-cell office:value-type="float" office:value="0.193783" calcext:value-type="float">
            <text:p>0.193783</text:p>
          </table:table-cell>
          <table:table-cell office:value-type="float" office:value="0.157568" calcext:value-type="float">
            <text:p>0.157568</text:p>
          </table:table-cell>
          <table:table-cell office:value-type="float" office:value="0.188308" calcext:value-type="float">
            <text:p>0.188308</text:p>
          </table:table-cell>
          <table:table-cell office:value-type="float" office:value="0.175896" calcext:value-type="float">
            <text:p>0.175896</text:p>
          </table:table-cell>
          <table:table-cell office:value-type="float" office:value="0.182016" calcext:value-type="float">
            <text:p>0.182016</text:p>
          </table:table-cell>
          <table:table-cell office:value-type="float" office:value="0.198973" calcext:value-type="float">
            <text:p>0.198973</text:p>
          </table:table-cell>
          <table:table-cell table:style-name="ce8" office:value-type="float" office:value="0.102358" calcext:value-type="float">
            <text:p>0.102358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0248615" calcext:value-type="float">
            <text:p>0.0248615</text:p>
          </table:table-cell>
          <table:table-cell office:value-type="float" office:value="0.270085" calcext:value-type="float">
            <text:p>0.270085</text:p>
          </table:table-cell>
          <table:table-cell office:value-type="float" office:value="0.183746" calcext:value-type="float">
            <text:p>0.183746</text:p>
          </table:table-cell>
          <table:table-cell office:value-type="float" office:value="0.574536" calcext:value-type="float">
            <text:p>0.574536</text:p>
          </table:table-cell>
          <table:table-cell office:value-type="float" office:value="0.255753" calcext:value-type="float">
            <text:p>0.255753</text:p>
          </table:table-cell>
          <table:table-cell office:value-type="float" office:value="0.39154" calcext:value-type="float">
            <text:p>0.39154</text:p>
          </table:table-cell>
          <table:table-cell office:value-type="float" office:value="0.173239" calcext:value-type="float">
            <text:p>0.173239</text:p>
          </table:table-cell>
          <table:table-cell office:value-type="float" office:value="0.506024" calcext:value-type="float">
            <text:p>0.506024</text:p>
          </table:table-cell>
          <table:table-cell office:value-type="float" office:value="0.103276" calcext:value-type="float">
            <text:p>0.103276</text:p>
          </table:table-cell>
          <table:table-cell office:value-type="float" office:value="0.077365" calcext:value-type="float">
            <text:p>0.077365</text:p>
          </table:table-cell>
          <table:table-cell office:value-type="float" office:value="0.330805" calcext:value-type="float">
            <text:p>0.330805</text:p>
          </table:table-cell>
          <table:table-cell office:value-type="float" office:value="0.257019" calcext:value-type="float">
            <text:p>0.257019</text:p>
          </table:table-cell>
          <table:table-cell office:value-type="float" office:value="0.480311" calcext:value-type="float">
            <text:p>0.480311</text:p>
          </table:table-cell>
          <table:table-cell office:value-type="float" office:value="0.273504" calcext:value-type="float">
            <text:p>0.273504</text:p>
          </table:table-cell>
          <table:table-cell office:value-type="float" office:value="0.381936" calcext:value-type="float">
            <text:p>0.381936</text:p>
          </table:table-cell>
          <table:table-cell office:value-type="float" office:value="0.228132" calcext:value-type="float">
            <text:p>0.228132</text:p>
          </table:table-cell>
          <table:table-cell office:value-type="float" office:value="0.445912" calcext:value-type="float">
            <text:p>0.445912</text:p>
          </table:table-cell>
          <table:table-cell office:value-type="float" office:value="0.144931" calcext:value-type="float">
            <text:p>0.144931</text:p>
          </table:table-cell>
          <table:table-cell table:style-name="ce3" office:value-type="float" office:value="0.0953005" calcext:value-type="float">
            <text:p>0.0953005</text:p>
          </table:table-cell>
          <table:table-cell office:value-type="float" office:value="0.30638" calcext:value-type="float">
            <text:p>0.30638</text:p>
          </table:table-cell>
          <table:table-cell office:value-type="float" office:value="0.261217" calcext:value-type="float">
            <text:p>0.261217</text:p>
          </table:table-cell>
          <table:table-cell office:value-type="float" office:value="0.317004" calcext:value-type="float">
            <text:p>0.317004</text:p>
          </table:table-cell>
          <table:table-cell office:value-type="float" office:value="0.25464" calcext:value-type="float">
            <text:p>0.25464</text:p>
          </table:table-cell>
          <table:table-cell office:value-type="float" office:value="0.289789" calcext:value-type="float">
            <text:p>0.289789</text:p>
          </table:table-cell>
          <table:table-cell office:value-type="float" office:value="0.237398" calcext:value-type="float">
            <text:p>0.237398</text:p>
          </table:table-cell>
          <table:table-cell office:value-type="float" office:value="0.321386" calcext:value-type="float">
            <text:p>0.321386</text:p>
          </table:table-cell>
          <table:table-cell table:style-name="ce8" office:value-type="float" office:value="0.153346" calcext:value-type="float">
            <text:p>0.153346</text:p>
          </table:table-cell>
          <table:table-cell table:style-name="ce3" office:value-type="float" office:value="0.104846" calcext:value-type="float">
            <text:p>0.104846</text:p>
          </table:table-cell>
          <table:table-cell office:value-type="float" office:value="0.180337" calcext:value-type="float">
            <text:p>0.180337</text:p>
          </table:table-cell>
          <table:table-cell office:value-type="float" office:value="0.169046" calcext:value-type="float">
            <text:p>0.169046</text:p>
          </table:table-cell>
          <table:table-cell office:value-type="float" office:value="0.154849" calcext:value-type="float">
            <text:p>0.154849</text:p>
          </table:table-cell>
          <table:table-cell office:value-type="float" office:value="0.176403" calcext:value-type="float">
            <text:p>0.176403</text:p>
          </table:table-cell>
          <table:table-cell office:value-type="float" office:value="0.136897" calcext:value-type="float">
            <text:p>0.136897</text:p>
          </table:table-cell>
          <table:table-cell office:value-type="float" office:value="0.185943" calcext:value-type="float">
            <text:p>0.185943</text:p>
          </table:table-cell>
          <table:table-cell office:value-type="float" office:value="0.157603" calcext:value-type="float">
            <text:p>0.157603</text:p>
          </table:table-cell>
          <table:table-cell table:style-name="ce8" office:value-type="float" office:value="0.154601" calcext:value-type="float">
            <text:p>0.154601</text:p>
          </table:table-cell>
        </table:table-row>
        <table:table-row table:style-name="ro1">
          <table:table-cell office:value-type="string" calcext:value-type="string">
            <text:p>t11</text:p>
          </table:table-cell>
          <table:table-cell office:value-type="float" office:value="0.0751363" calcext:value-type="float">
            <text:p>0.0751363</text:p>
          </table:table-cell>
          <table:table-cell office:value-type="float" office:value="0.271406" calcext:value-type="float">
            <text:p>0.271406</text:p>
          </table:table-cell>
          <table:table-cell office:value-type="float" office:value="0.368488" calcext:value-type="float">
            <text:p>0.368488</text:p>
          </table:table-cell>
          <table:table-cell office:value-type="float" office:value="0.12566" calcext:value-type="float">
            <text:p>0.12566</text:p>
          </table:table-cell>
          <table:table-cell office:value-type="float" office:value="0.461606" calcext:value-type="float">
            <text:p>0.461606</text:p>
          </table:table-cell>
          <table:table-cell office:value-type="float" office:value="0.445211" calcext:value-type="float">
            <text:p>0.445211</text:p>
          </table:table-cell>
          <table:table-cell office:value-type="float" office:value="0.544935" calcext:value-type="float">
            <text:p>0.544935</text:p>
          </table:table-cell>
          <table:table-cell office:value-type="float" office:value="0.28509" calcext:value-type="float">
            <text:p>0.28509</text:p>
          </table:table-cell>
          <table:table-cell office:value-type="float" office:value="0.0539305" calcext:value-type="float">
            <text:p>0.0539305</text:p>
          </table:table-cell>
          <table:table-cell office:value-type="float" office:value="0.126705" calcext:value-type="float">
            <text:p>0.126705</text:p>
          </table:table-cell>
          <table:table-cell office:value-type="float" office:value="0.232095" calcext:value-type="float">
            <text:p>0.232095</text:p>
          </table:table-cell>
          <table:table-cell office:value-type="float" office:value="0.32035" calcext:value-type="float">
            <text:p>0.32035</text:p>
          </table:table-cell>
          <table:table-cell office:value-type="float" office:value="0.226012" calcext:value-type="float">
            <text:p>0.226012</text:p>
          </table:table-cell>
          <table:table-cell office:value-type="float" office:value="0.41943" calcext:value-type="float">
            <text:p>0.41943</text:p>
          </table:table-cell>
          <table:table-cell office:value-type="float" office:value="0.409973" calcext:value-type="float">
            <text:p>0.409973</text:p>
          </table:table-cell>
          <table:table-cell office:value-type="float" office:value="0.462474" calcext:value-type="float">
            <text:p>0.462474</text:p>
          </table:table-cell>
          <table:table-cell office:value-type="float" office:value="0.325549" calcext:value-type="float">
            <text:p>0.325549</text:p>
          </table:table-cell>
          <table:table-cell office:value-type="float" office:value="0.139756" calcext:value-type="float">
            <text:p>0.139756</text:p>
          </table:table-cell>
          <table:table-cell table:style-name="ce3" office:value-type="float" office:value="0.139447" calcext:value-type="float">
            <text:p>0.139447</text:p>
          </table:table-cell>
          <table:table-cell office:value-type="float" office:value="0.198691" calcext:value-type="float">
            <text:p>0.198691</text:p>
          </table:table-cell>
          <table:table-cell office:value-type="float" office:value="0.254824" calcext:value-type="float">
            <text:p>0.254824</text:p>
          </table:table-cell>
          <table:table-cell office:value-type="float" office:value="0.248276" calcext:value-type="float">
            <text:p>0.248276</text:p>
          </table:table-cell>
          <table:table-cell office:value-type="float" office:value="0.331186" calcext:value-type="float">
            <text:p>0.331186</text:p>
          </table:table-cell>
          <table:table-cell office:value-type="float" office:value="0.32568" calcext:value-type="float">
            <text:p>0.32568</text:p>
          </table:table-cell>
          <table:table-cell office:value-type="float" office:value="0.332622" calcext:value-type="float">
            <text:p>0.332622</text:p>
          </table:table-cell>
          <table:table-cell office:value-type="float" office:value="0.30263" calcext:value-type="float">
            <text:p>0.30263</text:p>
          </table:table-cell>
          <table:table-cell table:style-name="ce8" office:value-type="float" office:value="0.179296" calcext:value-type="float">
            <text:p>0.179296</text:p>
          </table:table-cell>
          <table:table-cell table:style-name="ce3" office:value-type="float" office:value="0.135179" calcext:value-type="float">
            <text:p>0.135179</text:p>
          </table:table-cell>
          <table:table-cell office:value-type="float" office:value="0.184502" calcext:value-type="float">
            <text:p>0.184502</text:p>
          </table:table-cell>
          <table:table-cell office:value-type="float" office:value="0.199005" calcext:value-type="float">
            <text:p>0.199005</text:p>
          </table:table-cell>
          <table:table-cell office:value-type="float" office:value="0.164383" calcext:value-type="float">
            <text:p>0.164383</text:p>
          </table:table-cell>
          <table:table-cell office:value-type="float" office:value="0.183283" calcext:value-type="float">
            <text:p>0.183283</text:p>
          </table:table-cell>
          <table:table-cell office:value-type="float" office:value="0.183914" calcext:value-type="float">
            <text:p>0.183914</text:p>
          </table:table-cell>
          <table:table-cell office:value-type="float" office:value="0.175623" calcext:value-type="float">
            <text:p>0.175623</text:p>
          </table:table-cell>
          <table:table-cell office:value-type="float" office:value="0.201372" calcext:value-type="float">
            <text:p>0.201372</text:p>
          </table:table-cell>
          <table:table-cell table:style-name="ce8" office:value-type="float" office:value="0.189069" calcext:value-type="float">
            <text:p>0.189069</text:p>
          </table:table-cell>
        </table:table-row>
        <table:table-row table:style-name="ro1">
          <table:table-cell office:value-type="string" calcext:value-type="string">
            <text:p>t12</text:p>
          </table:table-cell>
          <table:table-cell office:value-type="float" office:value="0.00307543" calcext:value-type="float">
            <text:p>0.00307543</text:p>
          </table:table-cell>
          <table:table-cell office:value-type="float" office:value="0.0528311" calcext:value-type="float">
            <text:p>0.0528311</text:p>
          </table:table-cell>
          <table:table-cell office:value-type="float" office:value="0.0454831" calcext:value-type="float">
            <text:p>0.0454831</text:p>
          </table:table-cell>
          <table:table-cell office:value-type="float" office:value="0.503249" calcext:value-type="float">
            <text:p>0.503249</text:p>
          </table:table-cell>
          <table:table-cell office:value-type="float" office:value="0.461252" calcext:value-type="float">
            <text:p>0.461252</text:p>
          </table:table-cell>
          <table:table-cell office:value-type="float" office:value="0.433621" calcext:value-type="float">
            <text:p>0.433621</text:p>
          </table:table-cell>
          <table:table-cell office:value-type="float" office:value="0.45258" calcext:value-type="float">
            <text:p>0.45258</text:p>
          </table:table-cell>
          <table:table-cell office:value-type="float" office:value="0.389142" calcext:value-type="float">
            <text:p>0.389142</text:p>
          </table:table-cell>
          <table:table-cell office:value-type="float" office:value="0.36355" calcext:value-type="float">
            <text:p>0.36355</text:p>
          </table:table-cell>
          <table:table-cell office:value-type="float" office:value="0.0611036" calcext:value-type="float">
            <text:p>0.0611036</text:p>
          </table:table-cell>
          <table:table-cell office:value-type="float" office:value="0.112589" calcext:value-type="float">
            <text:p>0.112589</text:p>
          </table:table-cell>
          <table:table-cell office:value-type="float" office:value="0.0994676" calcext:value-type="float">
            <text:p>0.0994676</text:p>
          </table:table-cell>
          <table:table-cell office:value-type="float" office:value="0.455147" calcext:value-type="float">
            <text:p>0.455147</text:p>
          </table:table-cell>
          <table:table-cell office:value-type="float" office:value="0.413379" calcext:value-type="float">
            <text:p>0.413379</text:p>
          </table:table-cell>
          <table:table-cell office:value-type="float" office:value="0.401723" calcext:value-type="float">
            <text:p>0.401723</text:p>
          </table:table-cell>
          <table:table-cell office:value-type="float" office:value="0.413719" calcext:value-type="float">
            <text:p>0.413719</text:p>
          </table:table-cell>
          <table:table-cell office:value-type="float" office:value="0.37801" calcext:value-type="float">
            <text:p>0.37801</text:p>
          </table:table-cell>
          <table:table-cell office:value-type="float" office:value="0.363377" calcext:value-type="float">
            <text:p>0.363377</text:p>
          </table:table-cell>
          <table:table-cell table:style-name="ce3" office:value-type="float" office:value="0.0858257" calcext:value-type="float">
            <text:p>0.0858257</text:p>
          </table:table-cell>
          <table:table-cell office:value-type="float" office:value="0.145962" calcext:value-type="float">
            <text:p>0.145962</text:p>
          </table:table-cell>
          <table:table-cell office:value-type="float" office:value="0.122331" calcext:value-type="float">
            <text:p>0.122331</text:p>
          </table:table-cell>
          <table:table-cell office:value-type="float" office:value="0.319914" calcext:value-type="float">
            <text:p>0.319914</text:p>
          </table:table-cell>
          <table:table-cell office:value-type="float" office:value="0.314087" calcext:value-type="float">
            <text:p>0.314087</text:p>
          </table:table-cell>
          <table:table-cell office:value-type="float" office:value="0.318749" calcext:value-type="float">
            <text:p>0.318749</text:p>
          </table:table-cell>
          <table:table-cell office:value-type="float" office:value="0.318943" calcext:value-type="float">
            <text:p>0.318943</text:p>
          </table:table-cell>
          <table:table-cell office:value-type="float" office:value="0.306484" calcext:value-type="float">
            <text:p>0.306484</text:p>
          </table:table-cell>
          <table:table-cell table:style-name="ce8" office:value-type="float" office:value="0.30332" calcext:value-type="float">
            <text:p>0.30332</text:p>
          </table:table-cell>
          <table:table-cell table:style-name="ce3" office:value-type="float" office:value="0.0961474" calcext:value-type="float">
            <text:p>0.0961474</text:p>
          </table:table-cell>
          <table:table-cell office:value-type="float" office:value="0.178431" calcext:value-type="float">
            <text:p>0.178431</text:p>
          </table:table-cell>
          <table:table-cell office:value-type="float" office:value="0.152102" calcext:value-type="float">
            <text:p>0.152102</text:p>
          </table:table-cell>
          <table:table-cell office:value-type="float" office:value="0.160452" calcext:value-type="float">
            <text:p>0.160452</text:p>
          </table:table-cell>
          <table:table-cell office:value-type="float" office:value="0.161465" calcext:value-type="float">
            <text:p>0.161465</text:p>
          </table:table-cell>
          <table:table-cell office:value-type="float" office:value="0.162182" calcext:value-type="float">
            <text:p>0.162182</text:p>
          </table:table-cell>
          <table:table-cell office:value-type="float" office:value="0.160197" calcext:value-type="float">
            <text:p>0.160197</text:p>
          </table:table-cell>
          <table:table-cell office:value-type="float" office:value="0.164091" calcext:value-type="float">
            <text:p>0.164091</text:p>
          </table:table-cell>
          <table:table-cell table:style-name="ce8" office:value-type="float" office:value="0.172158" calcext:value-type="float">
            <text:p>0.172158</text:p>
          </table:table-cell>
        </table:table-row>
        <table:table-row table:style-name="ro1">
          <table:table-cell office:value-type="string" calcext:value-type="string">
            <text:p>t13</text:p>
          </table:table-cell>
          <table:table-cell office:value-type="float" office:value="0.357379" calcext:value-type="float">
            <text:p>0.357379</text:p>
          </table:table-cell>
          <table:table-cell office:value-type="float" office:value="0.409754" calcext:value-type="float">
            <text:p>0.409754</text:p>
          </table:table-cell>
          <table:table-cell office:value-type="float" office:value="0.426566" calcext:value-type="float">
            <text:p>0.426566</text:p>
          </table:table-cell>
          <table:table-cell office:value-type="float" office:value="0.428989" calcext:value-type="float">
            <text:p>0.428989</text:p>
          </table:table-cell>
          <table:table-cell office:value-type="float" office:value="0.476025" calcext:value-type="float">
            <text:p>0.476025</text:p>
          </table:table-cell>
          <table:table-cell office:value-type="float" office:value="0.461861" calcext:value-type="float">
            <text:p>0.461861</text:p>
          </table:table-cell>
          <table:table-cell office:value-type="float" office:value="0.00163704" calcext:value-type="float">
            <text:p>0.00163704</text:p>
          </table:table-cell>
          <table:table-cell office:value-type="float" office:value="0.027303" calcext:value-type="float">
            <text:p>0.027303</text:p>
          </table:table-cell>
          <table:table-cell office:value-type="float" office:value="-0.0356191" calcext:value-type="float">
            <text:p>-0.0356191</text:p>
          </table:table-cell>
          <table:table-cell office:value-type="float" office:value="0.358189" calcext:value-type="float">
            <text:p>0.358189</text:p>
          </table:table-cell>
          <table:table-cell office:value-type="float" office:value="0.391417" calcext:value-type="float">
            <text:p>0.391417</text:p>
          </table:table-cell>
          <table:table-cell office:value-type="float" office:value="0.399645" calcext:value-type="float">
            <text:p>0.399645</text:p>
          </table:table-cell>
          <table:table-cell office:value-type="float" office:value="0.395051" calcext:value-type="float">
            <text:p>0.395051</text:p>
          </table:table-cell>
          <table:table-cell office:value-type="float" office:value="0.419591" calcext:value-type="float">
            <text:p>0.419591</text:p>
          </table:table-cell>
          <table:table-cell office:value-type="float" office:value="0.469216" calcext:value-type="float">
            <text:p>0.469216</text:p>
          </table:table-cell>
          <table:table-cell office:value-type="float" office:value="0.0766646" calcext:value-type="float">
            <text:p>0.0766646</text:p>
          </table:table-cell>
          <table:table-cell office:value-type="float" office:value="0.116157" calcext:value-type="float">
            <text:p>0.116157</text:p>
          </table:table-cell>
          <table:table-cell office:value-type="float" office:value="0.0279726" calcext:value-type="float">
            <text:p>0.0279726</text:p>
          </table:table-cell>
          <table:table-cell table:style-name="ce3" office:value-type="float" office:value="0.307695" calcext:value-type="float">
            <text:p>0.307695</text:p>
          </table:table-cell>
          <table:table-cell office:value-type="float" office:value="0.316517" calcext:value-type="float">
            <text:p>0.316517</text:p>
          </table:table-cell>
          <table:table-cell office:value-type="float" office:value="0.320476" calcext:value-type="float">
            <text:p>0.320476</text:p>
          </table:table-cell>
          <table:table-cell office:value-type="float" office:value="0.31976" calcext:value-type="float">
            <text:p>0.31976</text:p>
          </table:table-cell>
          <table:table-cell office:value-type="float" office:value="0.323241" calcext:value-type="float">
            <text:p>0.323241</text:p>
          </table:table-cell>
          <table:table-cell office:value-type="float" office:value="0.33434" calcext:value-type="float">
            <text:p>0.33434</text:p>
          </table:table-cell>
          <table:table-cell office:value-type="float" office:value="0.0933131" calcext:value-type="float">
            <text:p>0.0933131</text:p>
          </table:table-cell>
          <table:table-cell office:value-type="float" office:value="0.171815" calcext:value-type="float">
            <text:p>0.171815</text:p>
          </table:table-cell>
          <table:table-cell table:style-name="ce8" office:value-type="float" office:value="0.056533" calcext:value-type="float">
            <text:p>0.056533</text:p>
          </table:table-cell>
          <table:table-cell table:style-name="ce3" office:value-type="float" office:value="0.189378" calcext:value-type="float">
            <text:p>0.189378</text:p>
          </table:table-cell>
          <table:table-cell office:value-type="float" office:value="0.183751" calcext:value-type="float">
            <text:p>0.183751</text:p>
          </table:table-cell>
          <table:table-cell office:value-type="float" office:value="0.179341" calcext:value-type="float">
            <text:p>0.179341</text:p>
          </table:table-cell>
          <table:table-cell office:value-type="float" office:value="0.177782" calcext:value-type="float">
            <text:p>0.17778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72372" calcext:value-type="float">
            <text:p>0.172372</text:p>
          </table:table-cell>
          <table:table-cell office:value-type="float" office:value="0.097356" calcext:value-type="float">
            <text:p>0.097356</text:p>
          </table:table-cell>
          <table:table-cell office:value-type="float" office:value="0.199219" calcext:value-type="float">
            <text:p>0.199219</text:p>
          </table:table-cell>
          <table:table-cell table:style-name="ce8" office:value-type="float" office:value="0.069351" calcext:value-type="float">
            <text:p>0.069351</text:p>
          </table:table-cell>
        </table:table-row>
        <table:table-row table:style-name="ro1">
          <table:table-cell office:value-type="string" calcext:value-type="string">
            <text:p>t14</text:p>
          </table:table-cell>
          <table:table-cell office:value-type="float" office:value="0.0481379" calcext:value-type="float">
            <text:p>0.0481379</text:p>
          </table:table-cell>
          <table:table-cell office:value-type="float" office:value="0.312876" calcext:value-type="float">
            <text:p>0.312876</text:p>
          </table:table-cell>
          <table:table-cell office:value-type="float" office:value="0.535042" calcext:value-type="float">
            <text:p>0.535042</text:p>
          </table:table-cell>
          <table:table-cell office:value-type="float" office:value="0.447359" calcext:value-type="float">
            <text:p>0.447359</text:p>
          </table:table-cell>
          <table:table-cell office:value-type="float" office:value="0.473449" calcext:value-type="float">
            <text:p>0.473449</text:p>
          </table:table-cell>
          <table:table-cell office:value-type="float" office:value="0.0665282" calcext:value-type="float">
            <text:p>0.0665282</text:p>
          </table:table-cell>
          <table:table-cell office:value-type="float" office:value="0.321742" calcext:value-type="float">
            <text:p>0.321742</text:p>
          </table:table-cell>
          <table:table-cell office:value-type="float" office:value="0.153841" calcext:value-type="float">
            <text:p>0.153841</text:p>
          </table:table-cell>
          <table:table-cell office:value-type="float" office:value="0.0274645" calcext:value-type="float">
            <text:p>0.0274645</text:p>
          </table:table-cell>
          <table:table-cell office:value-type="float" office:value="0.134936" calcext:value-type="float">
            <text:p>0.134936</text:p>
          </table:table-cell>
          <table:table-cell office:value-type="float" office:value="0.337079" calcext:value-type="float">
            <text:p>0.337079</text:p>
          </table:table-cell>
          <table:table-cell office:value-type="float" office:value="0.457815" calcext:value-type="float">
            <text:p>0.457815</text:p>
          </table:table-cell>
          <table:table-cell office:value-type="float" office:value="0.40924" calcext:value-type="float">
            <text:p>0.40924</text:p>
          </table:table-cell>
          <table:table-cell office:value-type="float" office:value="0.424796" calcext:value-type="float">
            <text:p>0.424796</text:p>
          </table:table-cell>
          <table:table-cell office:value-type="float" office:value="0.179649" calcext:value-type="float">
            <text:p>0.179649</text:p>
          </table:table-cell>
          <table:table-cell office:value-type="float" office:value="0.322196" calcext:value-type="float">
            <text:p>0.322196</text:p>
          </table:table-cell>
          <table:table-cell office:value-type="float" office:value="0.190229" calcext:value-type="float">
            <text:p>0.190229</text:p>
          </table:table-cell>
          <table:table-cell office:value-type="float" office:value="0.0872624" calcext:value-type="float">
            <text:p>0.0872624</text:p>
          </table:table-cell>
          <table:table-cell table:style-name="ce3" office:value-type="float" office:value="0.176185" calcext:value-type="float">
            <text:p>0.176185</text:p>
          </table:table-cell>
          <table:table-cell office:value-type="float" office:value="0.302513" calcext:value-type="float">
            <text:p>0.302513</text:p>
          </table:table-cell>
          <table:table-cell office:value-type="float" office:value="0.321649" calcext:value-type="float">
            <text:p>0.321649</text:p>
          </table:table-cell>
          <table:table-cell office:value-type="float" office:value="0.319283" calcext:value-type="float">
            <text:p>0.319283</text:p>
          </table:table-cell>
          <table:table-cell office:value-type="float" office:value="0.322474" calcext:value-type="float">
            <text:p>0.322474</text:p>
          </table:table-cell>
          <table:table-cell office:value-type="float" office:value="0.220231" calcext:value-type="float">
            <text:p>0.220231</text:p>
          </table:table-cell>
          <table:table-cell office:value-type="float" office:value="0.263728" calcext:value-type="float">
            <text:p>0.263728</text:p>
          </table:table-cell>
          <table:table-cell office:value-type="float" office:value="0.198439" calcext:value-type="float">
            <text:p>0.198439</text:p>
          </table:table-cell>
          <table:table-cell table:style-name="ce8" office:value-type="float" office:value="0.104152" calcext:value-type="float">
            <text:p>0.104152</text:p>
          </table:table-cell>
          <table:table-cell table:style-name="ce3" office:value-type="float" office:value="0.186706" calcext:value-type="float">
            <text:p>0.186706</text:p>
          </table:table-cell>
          <table:table-cell office:value-type="float" office:value="0.180794" calcext:value-type="float">
            <text:p>0.180794</text:p>
          </table:table-cell>
          <table:table-cell office:value-type="float" office:value="0.155971" calcext:value-type="float">
            <text:p>0.155971</text:p>
          </table:table-cell>
          <table:table-cell office:value-type="float" office:value="0.164939" calcext:value-type="float">
            <text:p>0.164939</text:p>
          </table:table-cell>
          <table:table-cell office:value-type="float" office:value="0.163189" calcext:value-type="float">
            <text:p>0.163189</text:p>
          </table:table-cell>
          <table:table-cell office:value-type="float" office:value="0.164145" calcext:value-type="float">
            <text:p>0.164145</text:p>
          </table:table-cell>
          <table:table-cell office:value-type="float" office:value="0.194124" calcext:value-type="float">
            <text:p>0.194124</text:p>
          </table:table-cell>
          <table:table-cell office:value-type="float" office:value="0.181421" calcext:value-type="float">
            <text:p>0.181421</text:p>
          </table:table-cell>
          <table:table-cell table:style-name="ce8" office:value-type="float" office:value="0.104033" calcext:value-type="float">
            <text:p>0.104033</text:p>
          </table:table-cell>
        </table:table-row>
        <table:table-row table:style-name="ro1">
          <table:table-cell office:value-type="string" calcext:value-type="string">
            <text:p>t15</text:p>
          </table:table-cell>
          <table:table-cell office:value-type="float" office:value="0.101887" calcext:value-type="float">
            <text:p>0.101887</text:p>
          </table:table-cell>
          <table:table-cell office:value-type="float" office:value="0.516157" calcext:value-type="float">
            <text:p>0.516157</text:p>
          </table:table-cell>
          <table:table-cell office:value-type="float" office:value="0.180261" calcext:value-type="float">
            <text:p>0.180261</text:p>
          </table:table-cell>
          <table:table-cell office:value-type="float" office:value="0.49905" calcext:value-type="float">
            <text:p>0.49905</text:p>
          </table:table-cell>
          <table:table-cell office:value-type="float" office:value="0.278162" calcext:value-type="float">
            <text:p>0.278162</text:p>
          </table:table-cell>
          <table:table-cell office:value-type="float" office:value="0.48085" calcext:value-type="float">
            <text:p>0.48085</text:p>
          </table:table-cell>
          <table:table-cell office:value-type="float" office:value="-0.00400296" calcext:value-type="float">
            <text:p>-0.00400296</text:p>
          </table:table-cell>
          <table:table-cell office:value-type="float" office:value="0.203257" calcext:value-type="float">
            <text:p>0.203257</text:p>
          </table:table-cell>
          <table:table-cell office:value-type="float" office:value="0.00567296" calcext:value-type="float">
            <text:p>0.00567296</text:p>
          </table:table-cell>
          <table:table-cell office:value-type="float" office:value="0.137713" calcext:value-type="float">
            <text:p>0.137713</text:p>
          </table:table-cell>
          <table:table-cell office:value-type="float" office:value="0.454169" calcext:value-type="float">
            <text:p>0.454169</text:p>
          </table:table-cell>
          <table:table-cell office:value-type="float" office:value="0.237249" calcext:value-type="float">
            <text:p>0.237249</text:p>
          </table:table-cell>
          <table:table-cell office:value-type="float" office:value="0.43168" calcext:value-type="float">
            <text:p>0.43168</text:p>
          </table:table-cell>
          <table:table-cell office:value-type="float" office:value="0.307031" calcext:value-type="float">
            <text:p>0.307031</text:p>
          </table:table-cell>
          <table:table-cell office:value-type="float" office:value="0.381362" calcext:value-type="float">
            <text:p>0.381362</text:p>
          </table:table-cell>
          <table:table-cell office:value-type="float" office:value="0.0874641" calcext:value-type="float">
            <text:p>0.0874641</text:p>
          </table:table-cell>
          <table:table-cell office:value-type="float" office:value="0.270768" calcext:value-type="float">
            <text:p>0.270768</text:p>
          </table:table-cell>
          <table:table-cell office:value-type="float" office:value="0.0635784" calcext:value-type="float">
            <text:p>0.0635784</text:p>
          </table:table-cell>
          <table:table-cell table:style-name="ce3" office:value-type="float" office:value="0.142071" calcext:value-type="float">
            <text:p>0.142071</text:p>
          </table:table-cell>
          <table:table-cell office:value-type="float" office:value="0.336059" calcext:value-type="float">
            <text:p>0.336059</text:p>
          </table:table-cell>
          <table:table-cell office:value-type="float" office:value="0.241498" calcext:value-type="float">
            <text:p>0.241498</text:p>
          </table:table-cell>
          <table:table-cell office:value-type="float" office:value="0.313766" calcext:value-type="float">
            <text:p>0.313766</text:p>
          </table:table-cell>
          <table:table-cell office:value-type="float" office:value="0.272542" calcext:value-type="float">
            <text:p>0.272542</text:p>
          </table:table-cell>
          <table:table-cell office:value-type="float" office:value="0.309492" calcext:value-type="float">
            <text:p>0.309492</text:p>
          </table:table-cell>
          <table:table-cell office:value-type="float" office:value="0.147306" calcext:value-type="float">
            <text:p>0.147306</text:p>
          </table:table-cell>
          <table:table-cell office:value-type="float" office:value="0.279267" calcext:value-type="float">
            <text:p>0.279267</text:p>
          </table:table-cell>
          <table:table-cell table:style-name="ce8" office:value-type="float" office:value="0.0856705" calcext:value-type="float">
            <text:p>0.0856705</text:p>
          </table:table-cell>
          <table:table-cell table:style-name="ce3" office:value-type="float" office:value="0.141724" calcext:value-type="float">
            <text:p>0.141724</text:p>
          </table:table-cell>
          <table:table-cell office:value-type="float" office:value="0.177637" calcext:value-type="float">
            <text:p>0.177637</text:p>
          </table:table-cell>
          <table:table-cell office:value-type="float" office:value="0.182097" calcext:value-type="float">
            <text:p>0.182097</text:p>
          </table:table-cell>
          <table:table-cell office:value-type="float" office:value="0.162745" calcext:value-type="float">
            <text:p>0.162745</text:p>
          </table:table-cell>
          <table:table-cell office:value-type="float" office:value="0.174984" calcext:value-type="float">
            <text:p>0.174984</text:p>
          </table:table-cell>
          <table:table-cell office:value-type="float" office:value="0.196152" calcext:value-type="float">
            <text:p>0.196152</text:p>
          </table:table-cell>
          <table:table-cell office:value-type="float" office:value="0.16895" calcext:value-type="float">
            <text:p>0.16895</text:p>
          </table:table-cell>
          <table:table-cell office:value-type="float" office:value="0.210727" calcext:value-type="float">
            <text:p>0.210727</text:p>
          </table:table-cell>
          <table:table-cell table:style-name="ce8" office:value-type="float" office:value="0.0912364" calcext:value-type="float">
            <text:p>0.0912364</text:p>
          </table:table-cell>
        </table:table-row>
        <table:table-row table:style-name="ro1">
          <table:table-cell office:value-type="string" calcext:value-type="string">
            <text:p>t16</text:p>
          </table:table-cell>
          <table:table-cell office:value-type="float" office:value="0.0206846" calcext:value-type="float">
            <text:p>0.0206846</text:p>
          </table:table-cell>
          <table:table-cell office:value-type="float" office:value="0.375951" calcext:value-type="float">
            <text:p>0.375951</text:p>
          </table:table-cell>
          <table:table-cell office:value-type="float" office:value="0.193745" calcext:value-type="float">
            <text:p>0.193745</text:p>
          </table:table-cell>
          <table:table-cell office:value-type="float" office:value="0.57239" calcext:value-type="float">
            <text:p>0.57239</text:p>
          </table:table-cell>
          <table:table-cell office:value-type="float" office:value="0.279092" calcext:value-type="float">
            <text:p>0.279092</text:p>
          </table:table-cell>
          <table:table-cell office:value-type="float" office:value="0.270085" calcext:value-type="float">
            <text:p>0.270085</text:p>
          </table:table-cell>
          <table:table-cell office:value-type="float" office:value="0.0749288" calcext:value-type="float">
            <text:p>0.0749288</text:p>
          </table:table-cell>
          <table:table-cell office:value-type="float" office:value="0.191921" calcext:value-type="float">
            <text:p>0.191921</text:p>
          </table:table-cell>
          <table:table-cell office:value-type="float" office:value="0.0835121" calcext:value-type="float">
            <text:p>0.0835121</text:p>
          </table:table-cell>
          <table:table-cell office:value-type="float" office:value="0.0709039" calcext:value-type="float">
            <text:p>0.0709039</text:p>
          </table:table-cell>
          <table:table-cell office:value-type="float" office:value="0.388885" calcext:value-type="float">
            <text:p>0.388885</text:p>
          </table:table-cell>
          <table:table-cell office:value-type="float" office:value="0.254289" calcext:value-type="float">
            <text:p>0.254289</text:p>
          </table:table-cell>
          <table:table-cell office:value-type="float" office:value="0.480886" calcext:value-type="float">
            <text:p>0.480886</text:p>
          </table:table-cell>
          <table:table-cell office:value-type="float" office:value="0.284817" calcext:value-type="float">
            <text:p>0.284817</text:p>
          </table:table-cell>
          <table:table-cell office:value-type="float" office:value="0.326758" calcext:value-type="float">
            <text:p>0.326758</text:p>
          </table:table-cell>
          <table:table-cell office:value-type="float" office:value="0.132992" calcext:value-type="float">
            <text:p>0.132992</text:p>
          </table:table-cell>
          <table:table-cell office:value-type="float" office:value="0.225576" calcext:value-type="float">
            <text:p>0.225576</text:p>
          </table:table-cell>
          <table:table-cell office:value-type="float" office:value="0.129106" calcext:value-type="float">
            <text:p>0.129106</text:p>
          </table:table-cell>
          <table:table-cell table:style-name="ce3" office:value-type="float" office:value="0.0870638" calcext:value-type="float">
            <text:p>0.0870638</text:p>
          </table:table-cell>
          <table:table-cell office:value-type="float" office:value="0.317473" calcext:value-type="float">
            <text:p>0.317473</text:p>
          </table:table-cell>
          <table:table-cell office:value-type="float" office:value="0.258161" calcext:value-type="float">
            <text:p>0.258161</text:p>
          </table:table-cell>
          <table:table-cell office:value-type="float" office:value="0.321575" calcext:value-type="float">
            <text:p>0.321575</text:p>
          </table:table-cell>
          <table:table-cell office:value-type="float" office:value="0.26191" calcext:value-type="float">
            <text:p>0.26191</text:p>
          </table:table-cell>
          <table:table-cell office:value-type="float" office:value="0.273896" calcext:value-type="float">
            <text:p>0.273896</text:p>
          </table:table-cell>
          <table:table-cell office:value-type="float" office:value="0.155446" calcext:value-type="float">
            <text:p>0.155446</text:p>
          </table:table-cell>
          <table:table-cell office:value-type="float" office:value="0.225669" calcext:value-type="float">
            <text:p>0.225669</text:p>
          </table:table-cell>
          <table:table-cell table:style-name="ce8" office:value-type="float" office:value="0.134347" calcext:value-type="float">
            <text:p>0.134347</text:p>
          </table:table-cell>
          <table:table-cell table:style-name="ce3" office:value-type="float" office:value="0.0948236" calcext:value-type="float">
            <text:p>0.0948236</text:p>
          </table:table-cell>
          <table:table-cell office:value-type="float" office:value="0.171959" calcext:value-type="float">
            <text:p>0.171959</text:p>
          </table:table-cell>
          <table:table-cell office:value-type="float" office:value="0.183507" calcext:value-type="float">
            <text:p>0.183507</text:p>
          </table:table-cell>
          <table:table-cell office:value-type="float" office:value="0.152885" calcext:value-type="float">
            <text:p>0.152885</text:p>
          </table:table-cell>
          <table:table-cell office:value-type="float" office:value="0.197293" calcext:value-type="float">
            <text:p>0.197293</text:p>
          </table:table-cell>
          <table:table-cell office:value-type="float" office:value="0.144991" calcext:value-type="float">
            <text:p>0.144991</text:p>
          </table:table-cell>
          <table:table-cell office:value-type="float" office:value="0.16654" calcext:value-type="float">
            <text:p>0.16654</text:p>
          </table:table-cell>
          <table:table-cell office:value-type="float" office:value="0.168792" calcext:value-type="float">
            <text:p>0.168792</text:p>
          </table:table-cell>
          <table:table-cell table:style-name="ce8" office:value-type="float" office:value="0.125624" calcext:value-type="float">
            <text:p>0.125624</text:p>
          </table:table-cell>
        </table:table-row>
        <table:table-row table:style-name="ro1">
          <table:table-cell office:value-type="string" calcext:value-type="string">
            <text:p>t17</text:p>
          </table:table-cell>
          <table:table-cell office:value-type="float" office:value="0.0823886" calcext:value-type="float">
            <text:p>0.0823886</text:p>
          </table:table-cell>
          <table:table-cell office:value-type="float" office:value="0.184928" calcext:value-type="float">
            <text:p>0.184928</text:p>
          </table:table-cell>
          <table:table-cell office:value-type="float" office:value="0.0832019" calcext:value-type="float">
            <text:p>0.0832019</text:p>
          </table:table-cell>
          <table:table-cell office:value-type="float" office:value="0.252673" calcext:value-type="float">
            <text:p>0.252673</text:p>
          </table:table-cell>
          <table:table-cell office:value-type="float" office:value="0.286841" calcext:value-type="float">
            <text:p>0.286841</text:p>
          </table:table-cell>
          <table:table-cell office:value-type="float" office:value="0.566661" calcext:value-type="float">
            <text:p>0.566661</text:p>
          </table:table-cell>
          <table:table-cell office:value-type="float" office:value="0.196309" calcext:value-type="float">
            <text:p>0.196309</text:p>
          </table:table-cell>
          <table:table-cell office:value-type="float" office:value="0.399586" calcext:value-type="float">
            <text:p>0.399586</text:p>
          </table:table-cell>
          <table:table-cell office:value-type="float" office:value="0.0202453" calcext:value-type="float">
            <text:p>0.0202453</text:p>
          </table:table-cell>
          <table:table-cell office:value-type="float" office:value="0.128484" calcext:value-type="float">
            <text:p>0.128484</text:p>
          </table:table-cell>
          <table:table-cell office:value-type="float" office:value="0.218676" calcext:value-type="float">
            <text:p>0.218676</text:p>
          </table:table-cell>
          <table:table-cell office:value-type="float" office:value="0.138349" calcext:value-type="float">
            <text:p>0.138349</text:p>
          </table:table-cell>
          <table:table-cell office:value-type="float" office:value="0.31396" calcext:value-type="float">
            <text:p>0.31396</text:p>
          </table:table-cell>
          <table:table-cell office:value-type="float" office:value="0.290157" calcext:value-type="float">
            <text:p>0.290157</text:p>
          </table:table-cell>
          <table:table-cell office:value-type="float" office:value="0.480227" calcext:value-type="float">
            <text:p>0.480227</text:p>
          </table:table-cell>
          <table:table-cell office:value-type="float" office:value="0.254559" calcext:value-type="float">
            <text:p>0.254559</text:p>
          </table:table-cell>
          <table:table-cell office:value-type="float" office:value="0.401984" calcext:value-type="float">
            <text:p>0.401984</text:p>
          </table:table-cell>
          <table:table-cell office:value-type="float" office:value="0.070694" calcext:value-type="float">
            <text:p>0.070694</text:p>
          </table:table-cell>
          <table:table-cell table:style-name="ce3" office:value-type="float" office:value="0.1339" calcext:value-type="float">
            <text:p>0.1339</text:p>
          </table:table-cell>
          <table:table-cell office:value-type="float" office:value="0.221213" calcext:value-type="float">
            <text:p>0.221213</text:p>
          </table:table-cell>
          <table:table-cell office:value-type="float" office:value="0.158446" calcext:value-type="float">
            <text:p>0.158446</text:p>
          </table:table-cell>
          <table:table-cell office:value-type="float" office:value="0.276693" calcext:value-type="float">
            <text:p>0.276693</text:p>
          </table:table-cell>
          <table:table-cell office:value-type="float" office:value="0.265764" calcext:value-type="float">
            <text:p>0.265764</text:p>
          </table:table-cell>
          <table:table-cell office:value-type="float" office:value="0.339473" calcext:value-type="float">
            <text:p>0.339473</text:p>
          </table:table-cell>
          <table:table-cell office:value-type="float" office:value="0.257603" calcext:value-type="float">
            <text:p>0.257603</text:p>
          </table:table-cell>
          <table:table-cell office:value-type="float" office:value="0.329189" calcext:value-type="float">
            <text:p>0.329189</text:p>
          </table:table-cell>
          <table:table-cell table:style-name="ce8" office:value-type="float" office:value="0.0872289" calcext:value-type="float">
            <text:p>0.0872289</text:p>
          </table:table-cell>
          <table:table-cell table:style-name="ce3" office:value-type="float" office:value="0.125619" calcext:value-type="float">
            <text:p>0.125619</text:p>
          </table:table-cell>
          <table:table-cell office:value-type="float" office:value="0.177999" calcext:value-type="float">
            <text:p>0.177999</text:p>
          </table:table-cell>
          <table:table-cell office:value-type="float" office:value="0.168237" calcext:value-type="float">
            <text:p>0.168237</text:p>
          </table:table-cell>
          <table:table-cell office:value-type="float" office:value="0.163789" calcext:value-type="float">
            <text:p>0.163789</text:p>
          </table:table-cell>
          <table:table-cell office:value-type="float" office:value="0.207247" calcext:value-type="float">
            <text:p>0.207247</text:p>
          </table:table-cell>
          <table:table-cell office:value-type="float" office:value="0.172541" calcext:value-type="float">
            <text:p>0.172541</text:p>
          </table:table-cell>
          <table:table-cell office:value-type="float" office:value="0.194231" calcext:value-type="float">
            <text:p>0.194231</text:p>
          </table:table-cell>
          <table:table-cell office:value-type="float" office:value="0.191149" calcext:value-type="float">
            <text:p>0.191149</text:p>
          </table:table-cell>
          <table:table-cell table:style-name="ce8" office:value-type="float" office:value="0.0952424" calcext:value-type="float">
            <text:p>0.0952424</text:p>
          </table:table-cell>
        </table:table-row>
        <table:table-row table:style-name="ro1">
          <table:table-cell office:value-type="string" calcext:value-type="string">
            <text:p>t18</text:p>
          </table:table-cell>
          <table:table-cell office:value-type="float" office:value="0.00607331" calcext:value-type="float">
            <text:p>0.00607331</text:p>
          </table:table-cell>
          <table:table-cell office:value-type="float" office:value="0.185415" calcext:value-type="float">
            <text:p>0.185415</text:p>
          </table:table-cell>
          <table:table-cell office:value-type="float" office:value="-0.00268038" calcext:value-type="float">
            <text:p>-0.00268038</text:p>
          </table:table-cell>
          <table:table-cell office:value-type="float" office:value="0.498049" calcext:value-type="float">
            <text:p>0.498049</text:p>
          </table:table-cell>
          <table:table-cell office:value-type="float" office:value="0.291749" calcext:value-type="float">
            <text:p>0.291749</text:p>
          </table:table-cell>
          <table:table-cell office:value-type="float" office:value="0.513087" calcext:value-type="float">
            <text:p>0.513087</text:p>
          </table:table-cell>
          <table:table-cell office:value-type="float" office:value="0.187214" calcext:value-type="float">
            <text:p>0.187214</text:p>
          </table:table-cell>
          <table:table-cell office:value-type="float" office:value="0.519051" calcext:value-type="float">
            <text:p>0.519051</text:p>
          </table:table-cell>
          <table:table-cell office:value-type="float" office:value="0.103151" calcext:value-type="float">
            <text:p>0.103151</text:p>
          </table:table-cell>
          <table:table-cell office:value-type="float" office:value="0.0638588" calcext:value-type="float">
            <text:p>0.0638588</text:p>
          </table:table-cell>
          <table:table-cell office:value-type="float" office:value="0.255455" calcext:value-type="float">
            <text:p>0.255455</text:p>
          </table:table-cell>
          <table:table-cell office:value-type="float" office:value="0.0901792" calcext:value-type="float">
            <text:p>0.0901792</text:p>
          </table:table-cell>
          <table:table-cell office:value-type="float" office:value="0.388373" calcext:value-type="float">
            <text:p>0.388373</text:p>
          </table:table-cell>
          <table:table-cell office:value-type="float" office:value="0.317788" calcext:value-type="float">
            <text:p>0.317788</text:p>
          </table:table-cell>
          <table:table-cell office:value-type="float" office:value="0.436598" calcext:value-type="float">
            <text:p>0.436598</text:p>
          </table:table-cell>
          <table:table-cell office:value-type="float" office:value="0.243923" calcext:value-type="float">
            <text:p>0.243923</text:p>
          </table:table-cell>
          <table:table-cell office:value-type="float" office:value="0.454655" calcext:value-type="float">
            <text:p>0.454655</text:p>
          </table:table-cell>
          <table:table-cell office:value-type="float" office:value="0.138542" calcext:value-type="float">
            <text:p>0.138542</text:p>
          </table:table-cell>
          <table:table-cell table:style-name="ce3" office:value-type="float" office:value="0.0856754" calcext:value-type="float">
            <text:p>0.0856754</text:p>
          </table:table-cell>
          <table:table-cell office:value-type="float" office:value="0.267669" calcext:value-type="float">
            <text:p>0.267669</text:p>
          </table:table-cell>
          <table:table-cell office:value-type="float" office:value="0.150592" calcext:value-type="float">
            <text:p>0.150592</text:p>
          </table:table-cell>
          <table:table-cell office:value-type="float" office:value="0.307725" calcext:value-type="float">
            <text:p>0.307725</text:p>
          </table:table-cell>
          <table:table-cell office:value-type="float" office:value="0.274928" calcext:value-type="float">
            <text:p>0.274928</text:p>
          </table:table-cell>
          <table:table-cell office:value-type="float" office:value="0.301968" calcext:value-type="float">
            <text:p>0.301968</text:p>
          </table:table-cell>
          <table:table-cell office:value-type="float" office:value="0.245445" calcext:value-type="float">
            <text:p>0.245445</text:p>
          </table:table-cell>
          <table:table-cell office:value-type="float" office:value="0.324752" calcext:value-type="float">
            <text:p>0.324752</text:p>
          </table:table-cell>
          <table:table-cell table:style-name="ce8" office:value-type="float" office:value="0.142812" calcext:value-type="float">
            <text:p>0.142812</text:p>
          </table:table-cell>
          <table:table-cell table:style-name="ce3" office:value-type="float" office:value="0.0911369" calcext:value-type="float">
            <text:p>0.0911369</text:p>
          </table:table-cell>
          <table:table-cell office:value-type="float" office:value="0.197941" calcext:value-type="float">
            <text:p>0.197941</text:p>
          </table:table-cell>
          <table:table-cell office:value-type="float" office:value="0.168055" calcext:value-type="float">
            <text:p>0.168055</text:p>
          </table:table-cell>
          <table:table-cell office:value-type="float" office:value="0.177801" calcext:value-type="float">
            <text:p>0.177801</text:p>
          </table:table-cell>
          <table:table-cell office:value-type="float" office:value="0.157539" calcext:value-type="float">
            <text:p>0.157539</text:p>
          </table:table-cell>
          <table:table-cell office:value-type="float" office:value="0.141998" calcext:value-type="float">
            <text:p>0.141998</text:p>
          </table:table-cell>
          <table:table-cell office:value-type="float" office:value="0.171599" calcext:value-type="float">
            <text:p>0.171599</text:p>
          </table:table-cell>
          <table:table-cell office:value-type="float" office:value="0.155989" calcext:value-type="float">
            <text:p>0.155989</text:p>
          </table:table-cell>
          <table:table-cell table:style-name="ce8" office:value-type="float" office:value="0.141935" calcext:value-type="float">
            <text:p>0.141935</text:p>
          </table:table-cell>
        </table:table-row>
        <table:table-row table:style-name="ro1">
          <table:table-cell office:value-type="string" calcext:value-type="string">
            <text:p>t19</text:p>
          </table:table-cell>
          <table:table-cell office:value-type="float" office:value="0.0265802" calcext:value-type="float">
            <text:p>0.0265802</text:p>
          </table:table-cell>
          <table:table-cell office:value-type="float" office:value="0.159334" calcext:value-type="float">
            <text:p>0.159334</text:p>
          </table:table-cell>
          <table:table-cell office:value-type="float" office:value="0.343261" calcext:value-type="float">
            <text:p>0.343261</text:p>
          </table:table-cell>
          <table:table-cell office:value-type="float" office:value="0.0677253" calcext:value-type="float">
            <text:p>0.0677253</text:p>
          </table:table-cell>
          <table:table-cell office:value-type="float" office:value="0.481158" calcext:value-type="float">
            <text:p>0.481158</text:p>
          </table:table-cell>
          <table:table-cell office:value-type="float" office:value="0.452292" calcext:value-type="float">
            <text:p>0.452292</text:p>
          </table:table-cell>
          <table:table-cell office:value-type="float" office:value="0.531039" calcext:value-type="float">
            <text:p>0.531039</text:p>
          </table:table-cell>
          <table:table-cell office:value-type="float" office:value="0.334889" calcext:value-type="float">
            <text:p>0.334889</text:p>
          </table:table-cell>
          <table:table-cell office:value-type="float" office:value="0.0482498" calcext:value-type="float">
            <text:p>0.0482498</text:p>
          </table:table-cell>
          <table:table-cell office:value-type="float" office:value="0.0865992" calcext:value-type="float">
            <text:p>0.0865992</text:p>
          </table:table-cell>
          <table:table-cell office:value-type="float" office:value="0.19283" calcext:value-type="float">
            <text:p>0.19283</text:p>
          </table:table-cell>
          <table:table-cell office:value-type="float" office:value="0.336409" calcext:value-type="float">
            <text:p>0.336409</text:p>
          </table:table-cell>
          <table:table-cell office:value-type="float" office:value="0.178445" calcext:value-type="float">
            <text:p>0.178445</text:p>
          </table:table-cell>
          <table:table-cell office:value-type="float" office:value="0.428612" calcext:value-type="float">
            <text:p>0.428612</text:p>
          </table:table-cell>
          <table:table-cell office:value-type="float" office:value="0.411431" calcext:value-type="float">
            <text:p>0.411431</text:p>
          </table:table-cell>
          <table:table-cell office:value-type="float" office:value="0.455895" calcext:value-type="float">
            <text:p>0.455895</text:p>
          </table:table-cell>
          <table:table-cell office:value-type="float" office:value="0.349457" calcext:value-type="float">
            <text:p>0.349457</text:p>
          </table:table-cell>
          <table:table-cell office:value-type="float" office:value="0.135881" calcext:value-type="float">
            <text:p>0.135881</text:p>
          </table:table-cell>
          <table:table-cell table:style-name="ce3" office:value-type="float" office:value="0.103724" calcext:value-type="float">
            <text:p>0.103724</text:p>
          </table:table-cell>
          <table:table-cell office:value-type="float" office:value="0.198581" calcext:value-type="float">
            <text:p>0.198581</text:p>
          </table:table-cell>
          <table:table-cell office:value-type="float" office:value="0.272881" calcext:value-type="float">
            <text:p>0.272881</text:p>
          </table:table-cell>
          <table:table-cell office:value-type="float" office:value="0.217165" calcext:value-type="float">
            <text:p>0.217165</text:p>
          </table:table-cell>
          <table:table-cell office:value-type="float" office:value="0.332744" calcext:value-type="float">
            <text:p>0.332744</text:p>
          </table:table-cell>
          <table:table-cell office:value-type="float" office:value="0.328446" calcext:value-type="float">
            <text:p>0.328446</text:p>
          </table:table-cell>
          <table:table-cell office:value-type="float" office:value="0.332507" calcext:value-type="float">
            <text:p>0.332507</text:p>
          </table:table-cell>
          <table:table-cell office:value-type="float" office:value="0.311378" calcext:value-type="float">
            <text:p>0.311378</text:p>
          </table:table-cell>
          <table:table-cell table:style-name="ce8" office:value-type="float" office:value="0.178245" calcext:value-type="float">
            <text:p>0.178245</text:p>
          </table:table-cell>
          <table:table-cell table:style-name="ce3" office:value-type="float" office:value="0.103873" calcext:value-type="float">
            <text:p>0.103873</text:p>
          </table:table-cell>
          <table:table-cell office:value-type="float" office:value="0.186168" calcext:value-type="float">
            <text:p>0.186168</text:p>
          </table:table-cell>
          <table:table-cell office:value-type="float" office:value="0.19983" calcext:value-type="float">
            <text:p>0.19983</text:p>
          </table:table-cell>
          <table:table-cell office:value-type="float" office:value="0.173778" calcext:value-type="float">
            <text:p>0.173778</text:p>
          </table:table-cell>
          <table:table-cell office:value-type="float" office:value="0.18137" calcext:value-type="float">
            <text:p>0.18137</text:p>
          </table:table-cell>
          <table:table-cell office:value-type="float" office:value="0.182899" calcext:value-type="float">
            <text:p>0.182899</text:p>
          </table:table-cell>
          <table:table-cell office:value-type="float" office:value="0.177383" calcext:value-type="float">
            <text:p>0.177383</text:p>
          </table:table-cell>
          <table:table-cell office:value-type="float" office:value="0.197335" calcext:value-type="float">
            <text:p>0.197335</text:p>
          </table:table-cell>
          <table:table-cell table:style-name="ce8" office:value-type="float" office:value="0.190898" calcext:value-type="float">
            <text:p>0.190898</text:p>
          </table:table-cell>
        </table:table-row>
        <table:table-row table:style-name="ro1">
          <table:table-cell office:value-type="string" calcext:value-type="string">
            <text:p>t20</text:p>
          </table:table-cell>
          <table:table-cell office:value-type="float" office:value="-0.035308" calcext:value-type="float">
            <text:p>-0.035308</text:p>
          </table:table-cell>
          <table:table-cell office:value-type="float" office:value="0.0229696" calcext:value-type="float">
            <text:p>0.0229696</text:p>
          </table:table-cell>
          <table:table-cell office:value-type="float" office:value="0.00877436" calcext:value-type="float">
            <text:p>0.00877436</text:p>
          </table:table-cell>
          <table:table-cell office:value-type="float" office:value="0.466792" calcext:value-type="float">
            <text:p>0.466792</text:p>
          </table:table-cell>
          <table:table-cell office:value-type="float" office:value="0.495539" calcext:value-type="float">
            <text:p>0.495539</text:p>
          </table:table-cell>
          <table:table-cell office:value-type="float" office:value="0.442034" calcext:value-type="float">
            <text:p>0.442034</text:p>
          </table:table-cell>
          <table:table-cell office:value-type="float" office:value="0.435598" calcext:value-type="float">
            <text:p>0.435598</text:p>
          </table:table-cell>
          <table:table-cell office:value-type="float" office:value="0.414148" calcext:value-type="float">
            <text:p>0.414148</text:p>
          </table:table-cell>
          <table:table-cell office:value-type="float" office:value="0.360457" calcext:value-type="float">
            <text:p>0.360457</text:p>
          </table:table-cell>
          <table:table-cell office:value-type="float" office:value="0.0281769" calcext:value-type="float">
            <text:p>0.0281769</text:p>
          </table:table-cell>
          <table:table-cell office:value-type="float" office:value="0.110334" calcext:value-type="float">
            <text:p>0.110334</text:p>
          </table:table-cell>
          <table:table-cell office:value-type="float" office:value="0.0829665" calcext:value-type="float">
            <text:p>0.0829665</text:p>
          </table:table-cell>
          <table:table-cell office:value-type="float" office:value="0.472522" calcext:value-type="float">
            <text:p>0.472522</text:p>
          </table:table-cell>
          <table:table-cell office:value-type="float" office:value="0.428152" calcext:value-type="float">
            <text:p>0.428152</text:p>
          </table:table-cell>
          <table:table-cell office:value-type="float" office:value="0.400289" calcext:value-type="float">
            <text:p>0.400289</text:p>
          </table:table-cell>
          <table:table-cell office:value-type="float" office:value="0.403436" calcext:value-type="float">
            <text:p>0.403436</text:p>
          </table:table-cell>
          <table:table-cell office:value-type="float" office:value="0.39326" calcext:value-type="float">
            <text:p>0.39326</text:p>
          </table:table-cell>
          <table:table-cell office:value-type="float" office:value="0.359441" calcext:value-type="float">
            <text:p>0.359441</text:p>
          </table:table-cell>
          <table:table-cell table:style-name="ce3" office:value-type="float" office:value="0.0566437" calcext:value-type="float">
            <text:p>0.0566437</text:p>
          </table:table-cell>
          <table:table-cell office:value-type="float" office:value="0.164549" calcext:value-type="float">
            <text:p>0.164549</text:p>
          </table:table-cell>
          <table:table-cell office:value-type="float" office:value="0.0981703" calcext:value-type="float">
            <text:p>0.0981703</text:p>
          </table:table-cell>
          <table:table-cell office:value-type="float" office:value="0.323538" calcext:value-type="float">
            <text:p>0.323538</text:p>
          </table:table-cell>
          <table:table-cell office:value-type="float" office:value="0.315073" calcext:value-type="float">
            <text:p>0.315073</text:p>
          </table:table-cell>
          <table:table-cell office:value-type="float" office:value="0.314532" calcext:value-type="float">
            <text:p>0.314532</text:p>
          </table:table-cell>
          <table:table-cell office:value-type="float" office:value="0.314249" calcext:value-type="float">
            <text:p>0.314249</text:p>
          </table:table-cell>
          <table:table-cell office:value-type="float" office:value="0.310557" calcext:value-type="float">
            <text:p>0.310557</text:p>
          </table:table-cell>
          <table:table-cell table:style-name="ce8" office:value-type="float" office:value="0.300606" calcext:value-type="float">
            <text:p>0.300606</text:p>
          </table:table-cell>
          <table:table-cell table:style-name="ce3" office:value-type="float" office:value="0.0693492" calcext:value-type="float">
            <text:p>0.0693492</text:p>
          </table:table-cell>
          <table:table-cell office:value-type="float" office:value="0.19125" calcext:value-type="float">
            <text:p>0.19125</text:p>
          </table:table-cell>
          <table:table-cell office:value-type="float" office:value="0.100389" calcext:value-type="float">
            <text:p>0.100389</text:p>
          </table:table-cell>
          <table:table-cell office:value-type="float" office:value="0.150257" calcext:value-type="float">
            <text:p>0.150257</text:p>
          </table:table-cell>
          <table:table-cell office:value-type="float" office:value="0.160773" calcext:value-type="float">
            <text:p>0.160773</text:p>
          </table:table-cell>
          <table:table-cell office:value-type="float" office:value="0.157654" calcext:value-type="float">
            <text:p>0.157654</text:p>
          </table:table-cell>
          <table:table-cell office:value-type="float" office:value="0.158278" calcext:value-type="float">
            <text:p>0.158278</text:p>
          </table:table-cell>
          <table:table-cell office:value-type="float" office:value="0.163652" calcext:value-type="float">
            <text:p>0.163652</text:p>
          </table:table-cell>
          <table:table-cell table:style-name="ce8" office:value-type="float" office:value="0.172313" calcext:value-type="float">
            <text:p>0.172313</text:p>
          </table:table-cell>
        </table:table-row>
        <table:table-row table:style-name="ro1">
          <table:table-cell office:value-type="string" calcext:value-type="string">
            <text:p>t21</text:p>
          </table:table-cell>
          <table:table-cell office:value-type="float" office:value="0.360479" calcext:value-type="float">
            <text:p>0.360479</text:p>
          </table:table-cell>
          <table:table-cell office:value-type="float" office:value="0.442737" calcext:value-type="float">
            <text:p>0.442737</text:p>
          </table:table-cell>
          <table:table-cell office:value-type="float" office:value="0.114188" calcext:value-type="float">
            <text:p>0.114188</text:p>
          </table:table-cell>
          <table:table-cell office:value-type="float" office:value="0.498398" calcext:value-type="float">
            <text:p>0.498398</text:p>
          </table:table-cell>
          <table:table-cell office:value-type="float" office:value="0.249637" calcext:value-type="float">
            <text:p>0.249637</text:p>
          </table:table-cell>
          <table:table-cell office:value-type="float" office:value="0.337232" calcext:value-type="float">
            <text:p>0.337232</text:p>
          </table:table-cell>
          <table:table-cell office:value-type="float" office:value="-0.0480726" calcext:value-type="float">
            <text:p>-0.0480726</text:p>
          </table:table-cell>
          <table:table-cell office:value-type="float" office:value="0.118337" calcext:value-type="float">
            <text:p>0.118337</text:p>
          </table:table-cell>
          <table:table-cell office:value-type="float" office:value="0.000888159" calcext:value-type="float">
            <text:p>0.000888159</text:p>
          </table:table-cell>
          <table:table-cell office:value-type="float" office:value="0.361448" calcext:value-type="float">
            <text:p>0.361448</text:p>
          </table:table-cell>
          <table:table-cell office:value-type="float" office:value="0.410164" calcext:value-type="float">
            <text:p>0.410164</text:p>
          </table:table-cell>
          <table:table-cell office:value-type="float" office:value="0.223461" calcext:value-type="float">
            <text:p>0.223461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304946" calcext:value-type="float">
            <text:p>0.304946</text:p>
          </table:table-cell>
          <table:table-cell office:value-type="float" office:value="0.317607" calcext:value-type="float">
            <text:p>0.317607</text:p>
          </table:table-cell>
          <table:table-cell office:value-type="float" office:value="0.0204589" calcext:value-type="float">
            <text:p>0.0204589</text:p>
          </table:table-cell>
          <table:table-cell office:value-type="float" office:value="0.210406" calcext:value-type="float">
            <text:p>0.210406</text:p>
          </table:table-cell>
          <table:table-cell office:value-type="float" office:value="0.0603984" calcext:value-type="float">
            <text:p>0.0603984</text:p>
          </table:table-cell>
          <table:table-cell table:style-name="ce3" office:value-type="float" office:value="0.306908" calcext:value-type="float">
            <text:p>0.306908</text:p>
          </table:table-cell>
          <table:table-cell office:value-type="float" office:value="0.320786" calcext:value-type="float">
            <text:p>0.320786</text:p>
          </table:table-cell>
          <table:table-cell office:value-type="float" office:value="0.245023" calcext:value-type="float">
            <text:p>0.245023</text:p>
          </table:table-cell>
          <table:table-cell office:value-type="float" office:value="0.320171" calcext:value-type="float">
            <text:p>0.320171</text:p>
          </table:table-cell>
          <table:table-cell office:value-type="float" office:value="0.29585" calcext:value-type="float">
            <text:p>0.29585</text:p>
          </table:table-cell>
          <table:table-cell office:value-type="float" office:value="0.26615" calcext:value-type="float">
            <text:p>0.26615</text:p>
          </table:table-cell>
          <table:table-cell office:value-type="float" office:value="0.0638262" calcext:value-type="float">
            <text:p>0.0638262</text:p>
          </table:table-cell>
          <table:table-cell office:value-type="float" office:value="0.241047" calcext:value-type="float">
            <text:p>0.241047</text:p>
          </table:table-cell>
          <table:table-cell table:style-name="ce8" office:value-type="float" office:value="0.0873365" calcext:value-type="float">
            <text:p>0.0873365</text:p>
          </table:table-cell>
          <table:table-cell table:style-name="ce3" office:value-type="float" office:value="0.188246" calcext:value-type="float">
            <text:p>0.188246</text:p>
          </table:table-cell>
          <table:table-cell office:value-type="float" office:value="0.181409" calcext:value-type="float">
            <text:p>0.181409</text:p>
          </table:table-cell>
          <table:table-cell office:value-type="float" office:value="0.180962" calcext:value-type="float">
            <text:p>0.180962</text:p>
          </table:table-cell>
          <table:table-cell office:value-type="float" office:value="0.174087" calcext:value-type="float">
            <text:p>0.174087</text:p>
          </table:table-cell>
          <table:table-cell office:value-type="float" office:value="0.17662" calcext:value-type="float">
            <text:p>0.17662</text:p>
          </table:table-cell>
          <table:table-cell office:value-type="float" office:value="0.199709" calcext:value-type="float">
            <text:p>0.199709</text:p>
          </table:table-cell>
          <table:table-cell office:value-type="float" office:value="0.112478" calcext:value-type="float">
            <text:p>0.112478</text:p>
          </table:table-cell>
          <table:table-cell office:value-type="float" office:value="0.200275" calcext:value-type="float">
            <text:p>0.200275</text:p>
          </table:table-cell>
          <table:table-cell table:style-name="ce8" office:value-type="float" office:value="0.0997453" calcext:value-type="float">
            <text:p>0.0997453</text:p>
          </table:table-cell>
        </table:table-row>
        <table:table-row table:style-name="ro1">
          <table:table-cell office:value-type="string" calcext:value-type="string">
            <text:p>t22</text:p>
          </table:table-cell>
          <table:table-cell office:value-type="float" office:value="0.0548456" calcext:value-type="float">
            <text:p>0.0548456</text:p>
          </table:table-cell>
          <table:table-cell office:value-type="float" office:value="0.367767" calcext:value-type="float">
            <text:p>0.367767</text:p>
          </table:table-cell>
          <table:table-cell office:value-type="float" office:value="0.34065" calcext:value-type="float">
            <text:p>0.34065</text:p>
          </table:table-cell>
          <table:table-cell office:value-type="float" office:value="0.4007" calcext:value-type="float">
            <text:p>0.4007</text:p>
          </table:table-cell>
          <table:table-cell office:value-type="float" office:value="0.418403" calcext:value-type="float">
            <text:p>0.418403</text:p>
          </table:table-cell>
          <table:table-cell office:value-type="float" office:value="0.127448" calcext:value-type="float">
            <text:p>0.127448</text:p>
          </table:table-cell>
          <table:table-cell office:value-type="float" office:value="0.0359488" calcext:value-type="float">
            <text:p>0.0359488</text:p>
          </table:table-cell>
          <table:table-cell office:value-type="float" office:value="0.214766" calcext:value-type="float">
            <text:p>0.214766</text:p>
          </table:table-cell>
          <table:table-cell office:value-type="float" office:value="0.0789006" calcext:value-type="float">
            <text:p>0.0789006</text:p>
          </table:table-cell>
          <table:table-cell office:value-type="float" office:value="0.143389" calcext:value-type="float">
            <text:p>0.143389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316823" calcext:value-type="float">
            <text:p>0.316823</text:p>
          </table:table-cell>
          <table:table-cell office:value-type="float" office:value="0.42534" calcext:value-type="float">
            <text:p>0.42534</text:p>
          </table:table-cell>
          <table:table-cell office:value-type="float" office:value="0.381407" calcext:value-type="float">
            <text:p>0.381407</text:p>
          </table:table-cell>
          <table:table-cell office:value-type="float" office:value="0.200655" calcext:value-type="float">
            <text:p>0.200655</text:p>
          </table:table-cell>
          <table:table-cell office:value-type="float" office:value="0.0910897" calcext:value-type="float">
            <text:p>0.0910897</text:p>
          </table:table-cell>
          <table:table-cell office:value-type="float" office:value="0.267911" calcext:value-type="float">
            <text:p>0.267911</text:p>
          </table:table-cell>
          <table:table-cell office:value-type="float" office:value="0.129326" calcext:value-type="float">
            <text:p>0.129326</text:p>
          </table:table-cell>
          <table:table-cell table:style-name="ce3" office:value-type="float" office:value="0.184452" calcext:value-type="float">
            <text:p>0.184452</text:p>
          </table:table-cell>
          <table:table-cell office:value-type="float" office:value="0.309766" calcext:value-type="float">
            <text:p>0.309766</text:p>
          </table:table-cell>
          <table:table-cell office:value-type="float" office:value="0.274212" calcext:value-type="float">
            <text:p>0.274212</text:p>
          </table:table-cell>
          <table:table-cell office:value-type="float" office:value="0.309634" calcext:value-type="float">
            <text:p>0.309634</text:p>
          </table:table-cell>
          <table:table-cell office:value-type="float" office:value="0.306872" calcext:value-type="float">
            <text:p>0.306872</text:p>
          </table:table-cell>
          <table:table-cell office:value-type="float" office:value="0.22579" calcext:value-type="float">
            <text:p>0.22579</text:p>
          </table:table-cell>
          <table:table-cell office:value-type="float" office:value="0.114143" calcext:value-type="float">
            <text:p>0.114143</text:p>
          </table:table-cell>
          <table:table-cell office:value-type="float" office:value="0.263552" calcext:value-type="float">
            <text:p>0.263552</text:p>
          </table:table-cell>
          <table:table-cell table:style-name="ce8" office:value-type="float" office:value="0.141155" calcext:value-type="float">
            <text:p>0.141155</text:p>
          </table:table-cell>
          <table:table-cell table:style-name="ce3" office:value-type="float" office:value="0.192158" calcext:value-type="float">
            <text:p>0.192158</text:p>
          </table:table-cell>
          <table:table-cell office:value-type="float" office:value="0.170242" calcext:value-type="float">
            <text:p>0.170242</text:p>
          </table:table-cell>
          <table:table-cell office:value-type="float" office:value="0.200771" calcext:value-type="float">
            <text:p>0.200771</text:p>
          </table:table-cell>
          <table:table-cell office:value-type="float" office:value="0.154223" calcext:value-type="float">
            <text:p>0.154223</text:p>
          </table:table-cell>
          <table:table-cell office:value-type="float" office:value="0.20177" calcext:value-type="float">
            <text:p>0.20177</text:p>
          </table:table-cell>
          <table:table-cell office:value-type="float" office:value="0.16479" calcext:value-type="float">
            <text:p>0.16479</text:p>
          </table:table-cell>
          <table:table-cell office:value-type="float" office:value="0.130023" calcext:value-type="float">
            <text:p>0.130023</text:p>
          </table:table-cell>
          <table:table-cell office:value-type="float" office:value="0.167147" calcext:value-type="float">
            <text:p>0.167147</text:p>
          </table:table-cell>
          <table:table-cell table:style-name="ce8" office:value-type="float" office:value="0.133997" calcext:value-type="float">
            <text:p>0.133997</text:p>
          </table:table-cell>
        </table:table-row>
        <table:table-row table:style-name="ro1">
          <table:table-cell office:value-type="string" calcext:value-type="string">
            <text:p>t23</text:p>
          </table:table-cell>
          <table:table-cell office:value-type="float" office:value="0.105948" calcext:value-type="float">
            <text:p>0.105948</text:p>
          </table:table-cell>
          <table:table-cell office:value-type="float" office:value="0.500184" calcext:value-type="float">
            <text:p>0.500184</text:p>
          </table:table-cell>
          <table:table-cell office:value-type="float" office:value="0.000123227" calcext:value-type="float">
            <text:p>0.000123227</text:p>
          </table:table-cell>
          <table:table-cell office:value-type="float" office:value="0.280698" calcext:value-type="float">
            <text:p>0.280698</text:p>
          </table:table-cell>
          <table:table-cell office:value-type="float" office:value="0.165538" calcext:value-type="float">
            <text:p>0.165538</text:p>
          </table:table-cell>
          <table:table-cell office:value-type="float" office:value="0.328294" calcext:value-type="float">
            <text:p>0.328294</text:p>
          </table:table-cell>
          <table:table-cell office:value-type="float" office:value="0.0855875" calcext:value-type="float">
            <text:p>0.0855875</text:p>
          </table:table-cell>
          <table:table-cell office:value-type="float" office:value="0.478012" calcext:value-type="float">
            <text:p>0.478012</text:p>
          </table:table-cell>
          <table:table-cell office:value-type="float" office:value="0.0226487" calcext:value-type="float">
            <text:p>0.0226487</text:p>
          </table:table-cell>
          <table:table-cell office:value-type="float" office:value="0.146231" calcext:value-type="float">
            <text:p>0.146231</text:p>
          </table:table-cell>
          <table:table-cell office:value-type="float" office:value="0.416516" calcext:value-type="float">
            <text:p>0.416516</text:p>
          </table:table-cell>
          <table:table-cell office:value-type="float" office:value="0.0984618" calcext:value-type="float">
            <text:p>0.0984618</text:p>
          </table:table-cell>
          <table:table-cell office:value-type="float" office:value="0.314229" calcext:value-type="float">
            <text:p>0.314229</text:p>
          </table:table-cell>
          <table:table-cell office:value-type="float" office:value="0.208204" calcext:value-type="float">
            <text:p>0.208204</text:p>
          </table:table-cell>
          <table:table-cell office:value-type="float" office:value="0.348928" calcext:value-type="float">
            <text:p>0.348928</text:p>
          </table:table-cell>
          <table:table-cell office:value-type="float" office:value="0.146805" calcext:value-type="float">
            <text:p>0.146805</text:p>
          </table:table-cell>
          <table:table-cell office:value-type="float" office:value="0.444456" calcext:value-type="float">
            <text:p>0.444456</text:p>
          </table:table-cell>
          <table:table-cell office:value-type="float" office:value="0.0773793" calcext:value-type="float">
            <text:p>0.0773793</text:p>
          </table:table-cell>
          <table:table-cell table:style-name="ce3" office:value-type="float" office:value="0.154422" calcext:value-type="float">
            <text:p>0.154422</text:p>
          </table:table-cell>
          <table:table-cell office:value-type="float" office:value="0.300986" calcext:value-type="float">
            <text:p>0.300986</text:p>
          </table:table-cell>
          <table:table-cell office:value-type="float" office:value="0.153904" calcext:value-type="float">
            <text:p>0.153904</text:p>
          </table:table-cell>
          <table:table-cell office:value-type="float" office:value="0.286752" calcext:value-type="float">
            <text:p>0.286752</text:p>
          </table:table-cell>
          <table:table-cell office:value-type="float" office:value="0.20909" calcext:value-type="float">
            <text:p>0.20909</text:p>
          </table:table-cell>
          <table:table-cell office:value-type="float" office:value="0.309202" calcext:value-type="float">
            <text:p>0.309202</text:p>
          </table:table-cell>
          <table:table-cell office:value-type="float" office:value="0.17062" calcext:value-type="float">
            <text:p>0.17062</text:p>
          </table:table-cell>
          <table:table-cell office:value-type="float" office:value="0.335855" calcext:value-type="float">
            <text:p>0.335855</text:p>
          </table:table-cell>
          <table:table-cell table:style-name="ce8" office:value-type="float" office:value="0.0985109" calcext:value-type="float">
            <text:p>0.0985109</text:p>
          </table:table-cell>
          <table:table-cell table:style-name="ce3" office:value-type="float" office:value="0.151247" calcext:value-type="float">
            <text:p>0.151247</text:p>
          </table:table-cell>
          <table:table-cell office:value-type="float" office:value="0.169313" calcext:value-type="float">
            <text:p>0.169313</text:p>
          </table:table-cell>
          <table:table-cell office:value-type="float" office:value="0.168121" calcext:value-type="float">
            <text:p>0.168121</text:p>
          </table:table-cell>
          <table:table-cell office:value-type="float" office:value="0.181817" calcext:value-type="float">
            <text:p>0.181817</text:p>
          </table:table-cell>
          <table:table-cell office:value-type="float" office:value="0.185275" calcext:value-type="float">
            <text:p>0.185275</text:p>
          </table:table-cell>
          <table:table-cell office:value-type="float" office:value="0.18487" calcext:value-type="float">
            <text:p>0.18487</text:p>
          </table:table-cell>
          <table:table-cell office:value-type="float" office:value="0.177127" calcext:value-type="float">
            <text:p>0.177127</text:p>
          </table:table-cell>
          <table:table-cell office:value-type="float" office:value="0.188697" calcext:value-type="float">
            <text:p>0.188697</text:p>
          </table:table-cell>
          <table:table-cell table:style-name="ce8" office:value-type="float" office:value="0.111169" calcext:value-type="float">
            <text:p>0.111169</text:p>
          </table:table-cell>
        </table:table-row>
        <table:table-row table:style-name="ro1">
          <table:table-cell office:value-type="string" calcext:value-type="string">
            <text:p>t24</text:p>
          </table:table-cell>
          <table:table-cell office:value-type="float" office:value="0.0192235" calcext:value-type="float">
            <text:p>0.0192235</text:p>
          </table:table-cell>
          <table:table-cell office:value-type="float" office:value="0.451711" calcext:value-type="float">
            <text:p>0.451711</text:p>
          </table:table-cell>
          <table:table-cell office:value-type="float" office:value="0.0783916" calcext:value-type="float">
            <text:p>0.0783916</text:p>
          </table:table-cell>
          <table:table-cell office:value-type="float" office:value="0.333758" calcext:value-type="float">
            <text:p>0.333758</text:p>
          </table:table-cell>
          <table:table-cell office:value-type="float" office:value="0.166904" calcext:value-type="float">
            <text:p>0.166904</text:p>
          </table:table-cell>
          <table:table-cell office:value-type="float" office:value="0.29103" calcext:value-type="float">
            <text:p>0.29103</text:p>
          </table:table-cell>
          <table:table-cell office:value-type="float" office:value="-0.000109184" calcext:value-type="float">
            <text:p>-0.000109184</text:p>
          </table:table-cell>
          <table:table-cell office:value-type="float" office:value="0.516714" calcext:value-type="float">
            <text:p>0.516714</text:p>
          </table:table-cell>
          <table:table-cell office:value-type="float" office:value="0.113345" calcext:value-type="float">
            <text:p>0.113345</text:p>
          </table:table-cell>
          <table:table-cell office:value-type="float" office:value="0.074043" calcext:value-type="float">
            <text:p>0.074043</text:p>
          </table:table-cell>
          <table:table-cell office:value-type="float" office:value="0.42989" calcext:value-type="float">
            <text:p>0.42989</text:p>
          </table:table-cell>
          <table:table-cell office:value-type="float" office:value="0.142492" calcext:value-type="float">
            <text:p>0.142492</text:p>
          </table:table-cell>
          <table:table-cell office:value-type="float" office:value="0.351489" calcext:value-type="float">
            <text:p>0.351489</text:p>
          </table:table-cell>
          <table:table-cell office:value-type="float" office:value="0.210183" calcext:value-type="float">
            <text:p>0.210183</text:p>
          </table:table-cell>
          <table:table-cell office:value-type="float" office:value="0.318623" calcext:value-type="float">
            <text:p>0.318623</text:p>
          </table:table-cell>
          <table:table-cell office:value-type="float" office:value="0.0995359" calcext:value-type="float">
            <text:p>0.0995359</text:p>
          </table:table-cell>
          <table:table-cell office:value-type="float" office:value="0.425506" calcext:value-type="float">
            <text:p>0.425506</text:p>
          </table:table-cell>
          <table:table-cell office:value-type="float" office:value="0.152179" calcext:value-type="float">
            <text:p>0.152179</text:p>
          </table:table-cell>
          <table:table-cell table:style-name="ce3" office:value-type="float" office:value="0.0951888" calcext:value-type="float">
            <text:p>0.0951888</text:p>
          </table:table-cell>
          <table:table-cell office:value-type="float" office:value="0.323764" calcext:value-type="float">
            <text:p>0.323764</text:p>
          </table:table-cell>
          <table:table-cell office:value-type="float" office:value="0.168645" calcext:value-type="float">
            <text:p>0.168645</text:p>
          </table:table-cell>
          <table:table-cell office:value-type="float" office:value="0.306056" calcext:value-type="float">
            <text:p>0.306056</text:p>
          </table:table-cell>
          <table:table-cell office:value-type="float" office:value="0.211167" calcext:value-type="float">
            <text:p>0.211167</text:p>
          </table:table-cell>
          <table:table-cell office:value-type="float" office:value="0.282938" calcext:value-type="float">
            <text:p>0.282938</text:p>
          </table:table-cell>
          <table:table-cell office:value-type="float" office:value="0.156398" calcext:value-type="float">
            <text:p>0.156398</text:p>
          </table:table-cell>
          <table:table-cell office:value-type="float" office:value="0.296305" calcext:value-type="float">
            <text:p>0.296305</text:p>
          </table:table-cell>
          <table:table-cell table:style-name="ce8" office:value-type="float" office:value="0.159439" calcext:value-type="float">
            <text:p>0.159439</text:p>
          </table:table-cell>
          <table:table-cell table:style-name="ce3" office:value-type="float" office:value="0.107548" calcext:value-type="float">
            <text:p>0.107548</text:p>
          </table:table-cell>
          <table:table-cell office:value-type="float" office:value="0.172169" calcext:value-type="float">
            <text:p>0.172169</text:p>
          </table:table-cell>
          <table:table-cell office:value-type="float" office:value="0.176058" calcext:value-type="float">
            <text:p>0.176058</text:p>
          </table:table-cell>
          <table:table-cell office:value-type="float" office:value="0.165397" calcext:value-type="float">
            <text:p>0.165397</text:p>
          </table:table-cell>
          <table:table-cell office:value-type="float" office:value="0.181358" calcext:value-type="float">
            <text:p>0.181358</text:p>
          </table:table-cell>
          <table:table-cell office:value-type="float" office:value="0.16381" calcext:value-type="float">
            <text:p>0.16381</text:p>
          </table:table-cell>
          <table:table-cell office:value-type="float" office:value="0.167215" calcext:value-type="float">
            <text:p>0.167215</text:p>
          </table:table-cell>
          <table:table-cell office:value-type="float" office:value="0.148996" calcext:value-type="float">
            <text:p>0.148996</text:p>
          </table:table-cell>
          <table:table-cell table:style-name="ce8" office:value-type="float" office:value="0.153935" calcext:value-type="float">
            <text:p>0.153935</text:p>
          </table:table-cell>
        </table:table-row>
        <table:table-row table:style-name="ro1">
          <table:table-cell office:value-type="string" calcext:value-type="string">
            <text:p>t25</text:p>
          </table:table-cell>
          <table:table-cell office:value-type="float" office:value="0.072782" calcext:value-type="float">
            <text:p>0.072782</text:p>
          </table:table-cell>
          <table:table-cell office:value-type="float" office:value="0.211294" calcext:value-type="float">
            <text:p>0.211294</text:p>
          </table:table-cell>
          <table:table-cell office:value-type="float" office:value="0.0444663" calcext:value-type="float">
            <text:p>0.0444663</text:p>
          </table:table-cell>
          <table:table-cell office:value-type="float" office:value="0.124185" calcext:value-type="float">
            <text:p>0.124185</text:p>
          </table:table-cell>
          <table:table-cell office:value-type="float" office:value="0.427377" calcext:value-type="float">
            <text:p>0.427377</text:p>
          </table:table-cell>
          <table:table-cell office:value-type="float" office:value="0.38699" calcext:value-type="float">
            <text:p>0.38699</text:p>
          </table:table-cell>
          <table:table-cell office:value-type="float" office:value="0.356695" calcext:value-type="float">
            <text:p>0.356695</text:p>
          </table:table-cell>
          <table:table-cell office:value-type="float" office:value="0.389007" calcext:value-type="float">
            <text:p>0.389007</text:p>
          </table:table-cell>
          <table:table-cell office:value-type="float" office:value="0.0591877" calcext:value-type="float">
            <text:p>0.0591877</text:p>
          </table:table-cell>
          <table:table-cell office:value-type="float" office:value="0.124578" calcext:value-type="float">
            <text:p>0.124578</text:p>
          </table:table-cell>
          <table:table-cell office:value-type="float" office:value="0.264553" calcext:value-type="float">
            <text:p>0.264553</text:p>
          </table:table-cell>
          <table:table-cell office:value-type="float" office:value="0.097978" calcext:value-type="float">
            <text:p>0.097978</text:p>
          </table:table-cell>
          <table:table-cell office:value-type="float" office:value="0.195294" calcext:value-type="float">
            <text:p>0.195294</text:p>
          </table:table-cell>
          <table:table-cell office:value-type="float" office:value="0.390378" calcext:value-type="float">
            <text:p>0.390378</text:p>
          </table:table-cell>
          <table:table-cell office:value-type="float" office:value="0.417547" calcext:value-type="float">
            <text:p>0.417547</text:p>
          </table:table-cell>
          <table:table-cell office:value-type="float" office:value="0.326387" calcext:value-type="float">
            <text:p>0.326387</text:p>
          </table:table-cell>
          <table:table-cell office:value-type="float" office:value="0.39644" calcext:value-type="float">
            <text:p>0.39644</text:p>
          </table:table-cell>
          <table:table-cell office:value-type="float" office:value="0.14797" calcext:value-type="float">
            <text:p>0.14797</text:p>
          </table:table-cell>
          <table:table-cell table:style-name="ce3" office:value-type="float" office:value="0.137423" calcext:value-type="float">
            <text:p>0.137423</text:p>
          </table:table-cell>
          <table:table-cell office:value-type="float" office:value="0.262553" calcext:value-type="float">
            <text:p>0.262553</text:p>
          </table:table-cell>
          <table:table-cell office:value-type="float" office:value="0.118888" calcext:value-type="float">
            <text:p>0.118888</text:p>
          </table:table-cell>
          <table:table-cell office:value-type="float" office:value="0.221445" calcext:value-type="float">
            <text:p>0.221445</text:p>
          </table:table-cell>
          <table:table-cell office:value-type="float" office:value="0.314186" calcext:value-type="float">
            <text:p>0.314186</text:p>
          </table:table-cell>
          <table:table-cell office:value-type="float" office:value="0.321698" calcext:value-type="float">
            <text:p>0.321698</text:p>
          </table:table-cell>
          <table:table-cell office:value-type="float" office:value="0.279441" calcext:value-type="float">
            <text:p>0.279441</text:p>
          </table:table-cell>
          <table:table-cell office:value-type="float" office:value="0.318777" calcext:value-type="float">
            <text:p>0.318777</text:p>
          </table:table-cell>
          <table:table-cell table:style-name="ce8" office:value-type="float" office:value="0.18941" calcext:value-type="float">
            <text:p>0.18941</text:p>
          </table:table-cell>
          <table:table-cell table:style-name="ce3" office:value-type="float" office:value="0.131657" calcext:value-type="float">
            <text:p>0.131657</text:p>
          </table:table-cell>
          <table:table-cell office:value-type="float" office:value="0.180376" calcext:value-type="float">
            <text:p>0.180376</text:p>
          </table:table-cell>
          <table:table-cell office:value-type="float" office:value="0.132852" calcext:value-type="float">
            <text:p>0.132852</text:p>
          </table:table-cell>
          <table:table-cell office:value-type="float" office:value="0.178179" calcext:value-type="float">
            <text:p>0.178179</text:p>
          </table:table-cell>
          <table:table-cell office:value-type="float" office:value="0.214016" calcext:value-type="float">
            <text:p>0.214016</text:p>
          </table:table-cell>
          <table:table-cell office:value-type="float" office:value="0.174218" calcext:value-type="float">
            <text:p>0.174218</text:p>
          </table:table-cell>
          <table:table-cell office:value-type="float" office:value="0.209129" calcext:value-type="float">
            <text:p>0.209129</text:p>
          </table:table-cell>
          <table:table-cell office:value-type="float" office:value="0.18605" calcext:value-type="float">
            <text:p>0.18605</text:p>
          </table:table-cell>
          <table:table-cell table:style-name="ce8" office:value-type="float" office:value="0.197658" calcext:value-type="float">
            <text:p>0.197658</text:p>
          </table:table-cell>
        </table:table-row>
        <table:table-row table:style-name="ro1">
          <table:table-cell office:value-type="string" calcext:value-type="string">
            <text:p>t26</text:p>
          </table:table-cell>
          <table:table-cell office:value-type="float" office:value="-0.00237412" calcext:value-type="float">
            <text:p>-0.00237412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-0.0477108" calcext:value-type="float">
            <text:p>-0.0477108</text:p>
          </table:table-cell>
          <table:table-cell office:value-type="float" office:value="0.347227" calcext:value-type="float">
            <text:p>0.347227</text:p>
          </table:table-cell>
          <table:table-cell office:value-type="float" office:value="0.258666" calcext:value-type="float">
            <text:p>0.258666</text:p>
          </table:table-cell>
          <table:table-cell office:value-type="float" office:value="0.517518" calcext:value-type="float">
            <text:p>0.517518</text:p>
          </table:table-cell>
          <table:table-cell office:value-type="float" office:value="0.116474" calcext:value-type="float">
            <text:p>0.116474</text:p>
          </table:table-cell>
          <table:table-cell office:value-type="float" office:value="0.457092" calcext:value-type="float">
            <text:p>0.457092</text:p>
          </table:table-cell>
          <table:table-cell office:value-type="float" office:value="0.368253" calcext:value-type="float">
            <text:p>0.368253</text:p>
          </table:table-cell>
          <table:table-cell office:value-type="float" office:value="0.0574048" calcext:value-type="float">
            <text:p>0.0574048</text:p>
          </table:table-cell>
          <table:table-cell office:value-type="float" office:value="0.202345" calcext:value-type="float">
            <text:p>0.202345</text:p>
          </table:table-cell>
          <table:table-cell office:value-type="float" office:value="0.0209336" calcext:value-type="float">
            <text:p>0.0209336</text:p>
          </table:table-cell>
          <table:table-cell office:value-type="float" office:value="0.324914" calcext:value-type="float">
            <text:p>0.324914</text:p>
          </table:table-cell>
          <table:table-cell office:value-type="float" office:value="0.308953" calcext:value-type="float">
            <text:p>0.308953</text:p>
          </table:table-cell>
          <table:table-cell office:value-type="float" office:value="0.437862" calcext:value-type="float">
            <text:p>0.437862</text:p>
          </table:table-cell>
          <table:table-cell office:value-type="float" office:value="0.226222" calcext:value-type="float">
            <text:p>0.226222</text:p>
          </table:table-cell>
          <table:table-cell office:value-type="float" office:value="0.415832" calcext:value-type="float">
            <text:p>0.415832</text:p>
          </table:table-cell>
          <table:table-cell office:value-type="float" office:value="0.365285" calcext:value-type="float">
            <text:p>0.365285</text:p>
          </table:table-cell>
          <table:table-cell table:style-name="ce3" office:value-type="float" office:value="0.0845878" calcext:value-type="float">
            <text:p>0.0845878</text:p>
          </table:table-cell>
          <table:table-cell office:value-type="float" office:value="0.235409" calcext:value-type="float">
            <text:p>0.235409</text:p>
          </table:table-cell>
          <table:table-cell office:value-type="float" office:value="0.0650393" calcext:value-type="float">
            <text:p>0.0650393</text:p>
          </table:table-cell>
          <table:table-cell office:value-type="float" office:value="0.267967" calcext:value-type="float">
            <text:p>0.267967</text:p>
          </table:table-cell>
          <table:table-cell office:value-type="float" office:value="0.29235" calcext:value-type="float">
            <text:p>0.29235</text:p>
          </table:table-cell>
          <table:table-cell office:value-type="float" office:value="0.307992" calcext:value-type="float">
            <text:p>0.307992</text:p>
          </table:table-cell>
          <table:table-cell office:value-type="float" office:value="0.247122" calcext:value-type="float">
            <text:p>0.247122</text:p>
          </table:table-cell>
          <table:table-cell office:value-type="float" office:value="0.311599" calcext:value-type="float">
            <text:p>0.311599</text:p>
          </table:table-cell>
          <table:table-cell table:style-name="ce8" office:value-type="float" office:value="0.299917" calcext:value-type="float">
            <text:p>0.299917</text:p>
          </table:table-cell>
          <table:table-cell table:style-name="ce3" office:value-type="float" office:value="0.0971674" calcext:value-type="float">
            <text:p>0.0971674</text:p>
          </table:table-cell>
          <table:table-cell office:value-type="float" office:value="0.189508" calcext:value-type="float">
            <text:p>0.189508</text:p>
          </table:table-cell>
          <table:table-cell office:value-type="float" office:value="0.114167" calcext:value-type="float">
            <text:p>0.114167</text:p>
          </table:table-cell>
          <table:table-cell office:value-type="float" office:value="0.189875" calcext:value-type="float">
            <text:p>0.189875</text:p>
          </table:table-cell>
          <table:table-cell office:value-type="float" office:value="0.156078" calcext:value-type="float">
            <text:p>0.156078</text:p>
          </table:table-cell>
          <table:table-cell office:value-type="float" office:value="0.153573" calcext:value-type="float">
            <text:p>0.153573</text:p>
          </table:table-cell>
          <table:table-cell office:value-type="float" office:value="0.16809" calcext:value-type="float">
            <text:p>0.16809</text:p>
          </table:table-cell>
          <table:table-cell office:value-type="float" office:value="0.160792" calcext:value-type="float">
            <text:p>0.160792</text:p>
          </table:table-cell>
          <table:table-cell table:style-name="ce8" office:value-type="float" office:value="0.170003" calcext:value-type="float">
            <text:p>0.170003</text:p>
          </table:table-cell>
        </table:table-row>
        <table:table-row table:style-name="ro1">
          <table:table-cell office:value-type="string" calcext:value-type="string">
            <text:p>t27</text:p>
          </table:table-cell>
          <table:table-cell office:value-type="float" office:value="0.356903" calcext:value-type="float">
            <text:p>0.356903</text:p>
          </table:table-cell>
          <table:table-cell office:value-type="float" office:value="0.471713" calcext:value-type="float">
            <text:p>0.471713</text:p>
          </table:table-cell>
          <table:table-cell office:value-type="float" office:value="-0.00565536" calcext:value-type="float">
            <text:p>-0.00565536</text:p>
          </table:table-cell>
          <table:table-cell office:value-type="float" office:value="0.26387" calcext:value-type="float">
            <text:p>0.26387</text:p>
          </table:table-cell>
          <table:table-cell office:value-type="float" office:value="0.114077" calcext:value-type="float">
            <text:p>0.114077</text:p>
          </table:table-cell>
          <table:table-cell office:value-type="float" office:value="0.274211" calcext:value-type="float">
            <text:p>0.274211</text:p>
          </table:table-cell>
          <table:table-cell office:value-type="float" office:value="0.0486259" calcext:value-type="float">
            <text:p>0.0486259</text:p>
          </table:table-cell>
          <table:table-cell office:value-type="float" office:value="0.153816" calcext:value-type="float">
            <text:p>0.153816</text:p>
          </table:table-cell>
          <table:table-cell office:value-type="float" office:value="0.055569" calcext:value-type="float">
            <text:p>0.055569</text:p>
          </table:table-cell>
          <table:table-cell office:value-type="float" office:value="0.35941" calcext:value-type="float">
            <text:p>0.35941</text:p>
          </table:table-cell>
          <table:table-cell office:value-type="float" office:value="0.433626" calcext:value-type="float">
            <text:p>0.433626</text:p>
          </table:table-cell>
          <table:table-cell office:value-type="float" office:value="0.0708869" calcext:value-type="float">
            <text:p>0.0708869</text:p>
          </table:table-cell>
          <table:table-cell office:value-type="float" office:value="0.298286" calcext:value-type="float">
            <text:p>0.298286</text:p>
          </table:table-cell>
          <table:table-cell office:value-type="float" office:value="0.184569" calcext:value-type="float">
            <text:p>0.184569</text:p>
          </table:table-cell>
          <table:table-cell office:value-type="float" office:value="0.316386" calcext:value-type="float">
            <text:p>0.316386</text:p>
          </table:table-cell>
          <table:table-cell office:value-type="float" office:value="0.104675" calcext:value-type="float">
            <text:p>0.104675</text:p>
          </table:table-cell>
          <table:table-cell office:value-type="float" office:value="0.20298" calcext:value-type="float">
            <text:p>0.20298</text:p>
          </table:table-cell>
          <table:table-cell office:value-type="float" office:value="0.113879" calcext:value-type="float">
            <text:p>0.113879</text:p>
          </table:table-cell>
          <table:table-cell table:style-name="ce3" office:value-type="float" office:value="0.305622" calcext:value-type="float">
            <text:p>0.305622</text:p>
          </table:table-cell>
          <table:table-cell office:value-type="float" office:value="0.327082" calcext:value-type="float">
            <text:p>0.327082</text:p>
          </table:table-cell>
          <table:table-cell office:value-type="float" office:value="0.126854" calcext:value-type="float">
            <text:p>0.126854</text:p>
          </table:table-cell>
          <table:table-cell office:value-type="float" office:value="0.270197" calcext:value-type="float">
            <text:p>0.270197</text:p>
          </table:table-cell>
          <table:table-cell office:value-type="float" office:value="0.215486" calcext:value-type="float">
            <text:p>0.215486</text:p>
          </table:table-cell>
          <table:table-cell office:value-type="float" office:value="0.302687" calcext:value-type="float">
            <text:p>0.302687</text:p>
          </table:table-cell>
          <table:table-cell office:value-type="float" office:value="0.128239" calcext:value-type="float">
            <text:p>0.128239</text:p>
          </table:table-cell>
          <table:table-cell office:value-type="float" office:value="0.211995" calcext:value-type="float">
            <text:p>0.211995</text:p>
          </table:table-cell>
          <table:table-cell table:style-name="ce8" office:value-type="float" office:value="0.133727" calcext:value-type="float">
            <text:p>0.133727</text:p>
          </table:table-cell>
          <table:table-cell table:style-name="ce3" office:value-type="float" office:value="0.187504" calcext:value-type="float">
            <text:p>0.187504</text:p>
          </table:table-cell>
          <table:table-cell office:value-type="float" office:value="0.177511" calcext:value-type="float">
            <text:p>0.177511</text:p>
          </table:table-cell>
          <table:table-cell office:value-type="float" office:value="0.167021" calcext:value-type="float">
            <text:p>0.167021</text:p>
          </table:table-cell>
          <table:table-cell office:value-type="float" office:value="0.198258" calcext:value-type="float">
            <text:p>0.198258</text:p>
          </table:table-cell>
          <table:table-cell office:value-type="float" office:value="0.182521" calcext:value-type="float">
            <text:p>0.182521</text:p>
          </table:table-cell>
          <table:table-cell office:value-type="float" office:value="0.200387" calcext:value-type="float">
            <text:p>0.200387</text:p>
          </table:table-cell>
          <table:table-cell office:value-type="float" office:value="0.142349" calcext:value-type="float">
            <text:p>0.142349</text:p>
          </table:table-cell>
          <table:table-cell office:value-type="float" office:value="0.195308" calcext:value-type="float">
            <text:p>0.195308</text:p>
          </table:table-cell>
          <table:table-cell table:style-name="ce8" office:value-type="float" office:value="0.144162" calcext:value-type="float">
            <text:p>0.144162</text:p>
          </table:table-cell>
        </table:table-row>
        <table:table-row table:style-name="ro1">
          <table:table-cell office:value-type="string" calcext:value-type="string">
            <text:p>t28</text:p>
          </table:table-cell>
          <table:table-cell office:value-type="float" office:value="0.06571" calcext:value-type="float">
            <text:p>0.06571</text:p>
          </table:table-cell>
          <table:table-cell office:value-type="float" office:value="0.224223" calcext:value-type="float">
            <text:p>0.224223</text:p>
          </table:table-cell>
          <table:table-cell office:value-type="float" office:value="0.383635" calcext:value-type="float">
            <text:p>0.383635</text:p>
          </table:table-cell>
          <table:table-cell office:value-type="float" office:value="0.212825" calcext:value-type="float">
            <text:p>0.212825</text:p>
          </table:table-cell>
          <table:table-cell office:value-type="float" office:value="0.239221" calcext:value-type="float">
            <text:p>0.239221</text:p>
          </table:table-cell>
          <table:table-cell office:value-type="float" office:value="0.127791" calcext:value-type="float">
            <text:p>0.127791</text:p>
          </table:table-cell>
          <table:table-cell office:value-type="float" office:value="-0.050636" calcext:value-type="float">
            <text:p>-0.050636</text:p>
          </table:table-cell>
          <table:table-cell office:value-type="float" office:value="0.245488" calcext:value-type="float">
            <text:p>0.245488</text:p>
          </table:table-cell>
          <table:table-cell office:value-type="float" office:value="0.185747" calcext:value-type="float">
            <text:p>0.185747</text:p>
          </table:table-cell>
          <table:table-cell office:value-type="float" office:value="0.151757" calcext:value-type="float">
            <text:p>0.151757</text:p>
          </table:table-cell>
          <table:table-cell office:value-type="float" office:value="0.333005" calcext:value-type="float">
            <text:p>0.333005</text:p>
          </table:table-cell>
          <table:table-cell office:value-type="float" office:value="0.341436" calcext:value-type="float">
            <text:p>0.341436</text:p>
          </table:table-cell>
          <table:table-cell office:value-type="float" office:value="0.259014" calcext:value-type="float">
            <text:p>0.259014</text:p>
          </table:table-cell>
          <table:table-cell office:value-type="float" office:value="0.259344" calcext:value-type="float">
            <text:p>0.259344</text:p>
          </table:table-cell>
          <table:table-cell office:value-type="float" office:value="0.204438" calcext:value-type="float">
            <text:p>0.204438</text:p>
          </table:table-cell>
          <table:table-cell office:value-type="float" office:value="0.0182434" calcext:value-type="float">
            <text:p>0.0182434</text:p>
          </table:table-cell>
          <table:table-cell office:value-type="float" office:value="0.25491" calcext:value-type="float">
            <text:p>0.25491</text:p>
          </table:table-cell>
          <table:table-cell office:value-type="float" office:value="0.20932" calcext:value-type="float">
            <text:p>0.20932</text:p>
          </table:table-cell>
          <table:table-cell table:style-name="ce3" office:value-type="float" office:value="0.19092" calcext:value-type="float">
            <text:p>0.19092</text:p>
          </table:table-cell>
          <table:table-cell office:value-type="float" office:value="0.297903" calcext:value-type="float">
            <text:p>0.297903</text:p>
          </table:table-cell>
          <table:table-cell office:value-type="float" office:value="0.271367" calcext:value-type="float">
            <text:p>0.271367</text:p>
          </table:table-cell>
          <table:table-cell office:value-type="float" office:value="0.260833" calcext:value-type="float">
            <text:p>0.260833</text:p>
          </table:table-cell>
          <table:table-cell office:value-type="float" office:value="0.234233" calcext:value-type="float">
            <text:p>0.234233</text:p>
          </table:table-cell>
          <table:table-cell office:value-type="float" office:value="0.223603" calcext:value-type="float">
            <text:p>0.223603</text:p>
          </table:table-cell>
          <table:table-cell office:value-type="float" office:value="0.0677659" calcext:value-type="float">
            <text:p>0.0677659</text:p>
          </table:table-cell>
          <table:table-cell office:value-type="float" office:value="0.255748" calcext:value-type="float">
            <text:p>0.255748</text:p>
          </table:table-cell>
          <table:table-cell table:style-name="ce8" office:value-type="float" office:value="0.201227" calcext:value-type="float">
            <text:p>0.201227</text:p>
          </table:table-cell>
          <table:table-cell table:style-name="ce3" office:value-type="float" office:value="0.196431" calcext:value-type="float">
            <text:p>0.196431</text:p>
          </table:table-cell>
          <table:table-cell office:value-type="float" office:value="0.171125" calcext:value-type="float">
            <text:p>0.171125</text:p>
          </table:table-cell>
          <table:table-cell office:value-type="float" office:value="0.201737" calcext:value-type="float">
            <text:p>0.201737</text:p>
          </table:table-cell>
          <table:table-cell office:value-type="float" office:value="0.158702" calcext:value-type="float">
            <text:p>0.158702</text:p>
          </table:table-cell>
          <table:table-cell office:value-type="float" office:value="0.196711" calcext:value-type="float">
            <text:p>0.196711</text:p>
          </table:table-cell>
          <table:table-cell office:value-type="float" office:value="0.176898" calcext:value-type="float">
            <text:p>0.176898</text:p>
          </table:table-cell>
          <table:table-cell office:value-type="float" office:value="0.118322" calcext:value-type="float">
            <text:p>0.118322</text:p>
          </table:table-cell>
          <table:table-cell office:value-type="float" office:value="0.178864" calcext:value-type="float">
            <text:p>0.178864</text:p>
          </table:table-cell>
          <table:table-cell table:style-name="ce8" office:value-type="float" office:value="0.159473" calcext:value-type="float">
            <text:p>0.159473</text:p>
          </table:table-cell>
        </table:table-row>
        <table:table-row table:style-name="ro1">
          <table:table-cell office:value-type="string" calcext:value-type="string">
            <text:p>t29</text:p>
          </table:table-cell>
          <table:table-cell office:value-type="float" office:value="0.170301" calcext:value-type="float">
            <text:p>0.170301</text:p>
          </table:table-cell>
          <table:table-cell office:value-type="float" office:value="0.237665" calcext:value-type="float">
            <text:p>0.237665</text:p>
          </table:table-cell>
          <table:table-cell office:value-type="float" office:value="-0.0501021" calcext:value-type="float">
            <text:p>-0.0501021</text:p>
          </table:table-cell>
          <table:table-cell office:value-type="float" office:value="0.12081" calcext:value-type="float">
            <text:p>0.12081</text:p>
          </table:table-cell>
          <table:table-cell office:value-type="float" office:value="0.246531" calcext:value-type="float">
            <text:p>0.246531</text:p>
          </table:table-cell>
          <table:table-cell office:value-type="float" office:value="0.210753" calcext:value-type="float">
            <text:p>0.210753</text:p>
          </table:table-cell>
          <table:table-cell office:value-type="float" office:value="0.403732" calcext:value-type="float">
            <text:p>0.403732</text:p>
          </table:table-cell>
          <table:table-cell office:value-type="float" office:value="0.228185" calcext:value-type="float">
            <text:p>0.228185</text:p>
          </table:table-cell>
          <table:table-cell office:value-type="float" office:value="0.0740563" calcext:value-type="float">
            <text:p>0.0740563</text:p>
          </table:table-cell>
          <table:table-cell office:value-type="float" office:value="0.198024" calcext:value-type="float">
            <text:p>0.198024</text:p>
          </table:table-cell>
          <table:table-cell office:value-type="float" office:value="0.251953" calcext:value-type="float">
            <text:p>0.251953</text:p>
          </table:table-cell>
          <table:table-cell office:value-type="float" office:value="0.0187506" calcext:value-type="float">
            <text:p>0.0187506</text:p>
          </table:table-cell>
          <table:table-cell office:value-type="float" office:value="0.199522" calcext:value-type="float">
            <text:p>0.199522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256462" calcext:value-type="float">
            <text:p>0.256462</text:p>
          </table:table-cell>
          <table:table-cell office:value-type="float" office:value="0.354286" calcext:value-type="float">
            <text:p>0.354286</text:p>
          </table:table-cell>
          <table:table-cell office:value-type="float" office:value="0.333822" calcext:value-type="float">
            <text:p>0.333822</text:p>
          </table:table-cell>
          <table:table-cell office:value-type="float" office:value="0.159486" calcext:value-type="float">
            <text:p>0.159486</text:p>
          </table:table-cell>
          <table:table-cell table:style-name="ce3" office:value-type="float" office:value="0.192982" calcext:value-type="float">
            <text:p>0.192982</text:p>
          </table:table-cell>
          <table:table-cell office:value-type="float" office:value="0.256427" calcext:value-type="float">
            <text:p>0.256427</text:p>
          </table:table-cell>
          <table:table-cell office:value-type="float" office:value="0.0679421" calcext:value-type="float">
            <text:p>0.0679421</text:p>
          </table:table-cell>
          <table:table-cell office:value-type="float" office:value="0.221552" calcext:value-type="float">
            <text:p>0.221552</text:p>
          </table:table-cell>
          <table:table-cell office:value-type="float" office:value="0.238728" calcext:value-type="float">
            <text:p>0.238728</text:p>
          </table:table-cell>
          <table:table-cell office:value-type="float" office:value="0.258978" calcext:value-type="float">
            <text:p>0.258978</text:p>
          </table:table-cell>
          <table:table-cell office:value-type="float" office:value="0.27957" calcext:value-type="float">
            <text:p>0.27957</text:p>
          </table:table-cell>
          <table:table-cell office:value-type="float" office:value="0.305753" calcext:value-type="float">
            <text:p>0.305753</text:p>
          </table:table-cell>
          <table:table-cell table:style-name="ce8" office:value-type="float" office:value="0.197848" calcext:value-type="float">
            <text:p>0.197848</text:p>
          </table:table-cell>
          <table:table-cell table:style-name="ce3" office:value-type="float" office:value="0.160635" calcext:value-type="float">
            <text:p>0.160635</text:p>
          </table:table-cell>
          <table:table-cell office:value-type="float" office:value="0.193858" calcext:value-type="float">
            <text:p>0.193858</text:p>
          </table:table-cell>
          <table:table-cell office:value-type="float" office:value="0.117814" calcext:value-type="float">
            <text:p>0.117814</text:p>
          </table:table-cell>
          <table:table-cell office:value-type="float" office:value="0.185909" calcext:value-type="float">
            <text:p>0.185909</text:p>
          </table:table-cell>
          <table:table-cell office:value-type="float" office:value="0.202264" calcext:value-type="float">
            <text:p>0.202264</text:p>
          </table:table-cell>
          <table:table-cell office:value-type="float" office:value="0.172537" calcext:value-type="float">
            <text:p>0.172537</text:p>
          </table:table-cell>
          <table:table-cell office:value-type="float" office:value="0.207524" calcext:value-type="float">
            <text:p>0.207524</text:p>
          </table:table-cell>
          <table:table-cell office:value-type="float" office:value="0.188481" calcext:value-type="float">
            <text:p>0.188481</text:p>
          </table:table-cell>
          <table:table-cell table:style-name="ce8" office:value-type="float" office:value="0.202354" calcext:value-type="float">
            <text:p>0.202354</text:p>
          </table:table-cell>
        </table:table-row>
        <table:table-row table:style-name="ro1">
          <table:table-cell office:value-type="string" calcext:value-type="string">
            <text:p>t30</text:p>
          </table:table-cell>
          <table:table-cell office:value-type="float" office:value="0.0471498" calcext:value-type="float">
            <text:p>0.0471498</text:p>
          </table:table-cell>
          <table:table-cell office:value-type="float" office:value="0.141503" calcext:value-type="float">
            <text:p>0.141503</text:p>
          </table:table-cell>
          <table:table-cell office:value-type="float" office:value="0.0404905" calcext:value-type="float">
            <text:p>0.0404905</text:p>
          </table:table-cell>
          <table:table-cell office:value-type="float" office:value="0.280162" calcext:value-type="float">
            <text:p>0.280162</text:p>
          </table:table-cell>
          <table:table-cell office:value-type="float" office:value="0.120483" calcext:value-type="float">
            <text:p>0.120483</text:p>
          </table:table-cell>
          <table:table-cell office:value-type="float" office:value="0.273985" calcext:value-type="float">
            <text:p>0.273985</text:p>
          </table:table-cell>
          <table:table-cell office:value-type="float" office:value="-0.0016708" calcext:value-type="float">
            <text:p>-0.0016708</text:p>
          </table:table-cell>
          <table:table-cell office:value-type="float" office:value="0.476946" calcext:value-type="float">
            <text:p>0.476946</text:p>
          </table:table-cell>
          <table:table-cell office:value-type="float" office:value="0.367712" calcext:value-type="float">
            <text:p>0.367712</text:p>
          </table:table-cell>
          <table:table-cell office:value-type="float" office:value="0.105735" calcext:value-type="float">
            <text:p>0.105735</text:p>
          </table:table-cell>
          <table:table-cell office:value-type="float" office:value="0.193988" calcext:value-type="float">
            <text:p>0.193988</text:p>
          </table:table-cell>
          <table:table-cell office:value-type="float" office:value="0.0984594" calcext:value-type="float">
            <text:p>0.0984594</text:p>
          </table:table-cell>
          <table:table-cell office:value-type="float" office:value="0.318558" calcext:value-type="float">
            <text:p>0.318558</text:p>
          </table:table-cell>
          <table:table-cell office:value-type="float" office:value="0.189514" calcext:value-type="float">
            <text:p>0.189514</text:p>
          </table:table-cell>
          <table:table-cell office:value-type="float" office:value="0.305179" calcext:value-type="float">
            <text:p>0.305179</text:p>
          </table:table-cell>
          <table:table-cell office:value-type="float" office:value="0.073352" calcext:value-type="float">
            <text:p>0.073352</text:p>
          </table:table-cell>
          <table:table-cell office:value-type="float" office:value="0.435812" calcext:value-type="float">
            <text:p>0.435812</text:p>
          </table:table-cell>
          <table:table-cell office:value-type="float" office:value="0.364864" calcext:value-type="float">
            <text:p>0.364864</text:p>
          </table:table-cell>
          <table:table-cell table:style-name="ce3" office:value-type="float" office:value="0.126583" calcext:value-type="float">
            <text:p>0.126583</text:p>
          </table:table-cell>
          <table:table-cell office:value-type="float" office:value="0.206672" calcext:value-type="float">
            <text:p>0.206672</text:p>
          </table:table-cell>
          <table:table-cell office:value-type="float" office:value="0.123966" calcext:value-type="float">
            <text:p>0.123966</text:p>
          </table:table-cell>
          <table:table-cell office:value-type="float" office:value="0.300169" calcext:value-type="float">
            <text:p>0.300169</text:p>
          </table:table-cell>
          <table:table-cell office:value-type="float" office:value="0.218909" calcext:value-type="float">
            <text:p>0.218909</text:p>
          </table:table-cell>
          <table:table-cell office:value-type="float" office:value="0.27145" calcext:value-type="float">
            <text:p>0.27145</text:p>
          </table:table-cell>
          <table:table-cell office:value-type="float" office:value="0.127249" calcext:value-type="float">
            <text:p>0.127249</text:p>
          </table:table-cell>
          <table:table-cell office:value-type="float" office:value="0.318912" calcext:value-type="float">
            <text:p>0.318912</text:p>
          </table:table-cell>
          <table:table-cell table:style-name="ce8" office:value-type="float" office:value="0.299065" calcext:value-type="float">
            <text:p>0.299065</text:p>
          </table:table-cell>
          <table:table-cell table:style-name="ce3" office:value-type="float" office:value="0.137659" calcext:value-type="float">
            <text:p>0.137659</text:p>
          </table:table-cell>
          <table:table-cell office:value-type="float" office:value="0.186562" calcext:value-type="float">
            <text:p>0.186562</text:p>
          </table:table-cell>
          <table:table-cell office:value-type="float" office:value="0.14" calcext:value-type="float">
            <text:p>0.14</text:p>
          </table:table-cell>
          <table:table-cell office:value-type="float" office:value="0.181993" calcext:value-type="float">
            <text:p>0.181993</text:p>
          </table:table-cell>
          <table:table-cell office:value-type="float" office:value="0.172713" calcext:value-type="float">
            <text:p>0.172713</text:p>
          </table:table-cell>
          <table:table-cell office:value-type="float" office:value="0.183685" calcext:value-type="float">
            <text:p>0.183685</text:p>
          </table:table-cell>
          <table:table-cell office:value-type="float" office:value="0.165596" calcext:value-type="float">
            <text:p>0.165596</text:p>
          </table:table-cell>
          <table:table-cell office:value-type="float" office:value="0.15641" calcext:value-type="float">
            <text:p>0.15641</text:p>
          </table:table-cell>
          <table:table-cell table:style-name="ce8" office:value-type="float" office:value="0.168529" calcext:value-type="float">
            <text:p>0.168529</text:p>
          </table:table-cell>
        </table:table-row>
        <table:table-row table:style-name="ro1">
          <table:table-cell office:value-type="string" calcext:value-type="string">
            <text:p>t31</text:p>
          </table:table-cell>
          <table:table-cell office:value-type="float" office:value="0.357222" calcext:value-type="float">
            <text:p>0.357222</text:p>
          </table:table-cell>
          <table:table-cell office:value-type="float" office:value="0.396713" calcext:value-type="float">
            <text:p>0.396713</text:p>
          </table:table-cell>
          <table:table-cell office:value-type="float" office:value="-0.0189788" calcext:value-type="float">
            <text:p>-0.0189788</text:p>
          </table:table-cell>
          <table:table-cell office:value-type="float" office:value="0.236001" calcext:value-type="float">
            <text:p>0.236001</text:p>
          </table:table-cell>
          <table:table-cell office:value-type="float" office:value="0.0738938" calcext:value-type="float">
            <text:p>0.0738938</text:p>
          </table:table-cell>
          <table:table-cell office:value-type="float" office:value="0.223157" calcext:value-type="float">
            <text:p>0.223157</text:p>
          </table:table-cell>
          <table:table-cell office:value-type="float" office:value="0.328149" calcext:value-type="float">
            <text:p>0.328149</text:p>
          </table:table-cell>
          <table:table-cell office:value-type="float" office:value="0.159071" calcext:value-type="float">
            <text:p>0.159071</text:p>
          </table:table-cell>
          <table:table-cell office:value-type="float" office:value="0.104069" calcext:value-type="float">
            <text:p>0.104069</text:p>
          </table:table-cell>
          <table:table-cell office:value-type="float" office:value="0.359676" calcext:value-type="float">
            <text:p>0.359676</text:p>
          </table:table-cell>
          <table:table-cell office:value-type="float" office:value="0.418526" calcext:value-type="float">
            <text:p>0.418526</text:p>
          </table:table-cell>
          <table:table-cell office:value-type="float" office:value="0.0531074" calcext:value-type="float">
            <text:p>0.0531074</text:p>
          </table:table-cell>
          <table:table-cell office:value-type="float" office:value="0.259935" calcext:value-type="float">
            <text:p>0.259935</text:p>
          </table:table-cell>
          <table:table-cell office:value-type="float" office:value="0.132795" calcext:value-type="float">
            <text:p>0.132795</text:p>
          </table:table-cell>
          <table:table-cell office:value-type="float" office:value="0.295455" calcext:value-type="float">
            <text:p>0.295455</text:p>
          </table:table-cell>
          <table:table-cell office:value-type="float" office:value="0.345569" calcext:value-type="float">
            <text:p>0.345569</text:p>
          </table:table-cell>
          <table:table-cell office:value-type="float" office:value="0.287903" calcext:value-type="float">
            <text:p>0.287903</text:p>
          </table:table-cell>
          <table:table-cell office:value-type="float" office:value="0.18125" calcext:value-type="float">
            <text:p>0.18125</text:p>
          </table:table-cell>
          <table:table-cell table:style-name="ce3" office:value-type="float" office:value="0.30515" calcext:value-type="float">
            <text:p>0.30515</text:p>
          </table:table-cell>
          <table:table-cell office:value-type="float" office:value="0.326869" calcext:value-type="float">
            <text:p>0.326869</text:p>
          </table:table-cell>
          <table:table-cell office:value-type="float" office:value="0.080517" calcext:value-type="float">
            <text:p>0.080517</text:p>
          </table:table-cell>
          <table:table-cell office:value-type="float" office:value="0.233081" calcext:value-type="float">
            <text:p>0.233081</text:p>
          </table:table-cell>
          <table:table-cell office:value-type="float" office:value="0.156212" calcext:value-type="float">
            <text:p>0.156212</text:p>
          </table:table-cell>
          <table:table-cell office:value-type="float" office:value="0.290984" calcext:value-type="float">
            <text:p>0.290984</text:p>
          </table:table-cell>
          <table:table-cell office:value-type="float" office:value="0.287286" calcext:value-type="float">
            <text:p>0.287286</text:p>
          </table:table-cell>
          <table:table-cell office:value-type="float" office:value="0.288199" calcext:value-type="float">
            <text:p>0.288199</text:p>
          </table:table-cell>
          <table:table-cell table:style-name="ce8" office:value-type="float" office:value="0.211577" calcext:value-type="float">
            <text:p>0.211577</text:p>
          </table:table-cell>
          <table:table-cell table:style-name="ce3" office:value-type="float" office:value="0.186771" calcext:value-type="float">
            <text:p>0.186771</text:p>
          </table:table-cell>
          <table:table-cell office:value-type="float" office:value="0.179574" calcext:value-type="float">
            <text:p>0.179574</text:p>
          </table:table-cell>
          <table:table-cell office:value-type="float" office:value="0.101806" calcext:value-type="float">
            <text:p>0.101806</text:p>
          </table:table-cell>
          <table:table-cell office:value-type="float" office:value="0.18117" calcext:value-type="float">
            <text:p>0.18117</text:p>
          </table:table-cell>
          <table:table-cell office:value-type="float" office:value="0.164181" calcext:value-type="float">
            <text:p>0.164181</text:p>
          </table:table-cell>
          <table:table-cell office:value-type="float" office:value="0.174174" calcext:value-type="float">
            <text:p>0.174174</text:p>
          </table:table-cell>
          <table:table-cell office:value-type="float" office:value="0.206854" calcext:value-type="float">
            <text:p>0.206854</text:p>
          </table:table-cell>
          <table:table-cell office:value-type="float" office:value="0.178157" calcext:value-type="float">
            <text:p>0.178157</text:p>
          </table:table-cell>
          <table:table-cell table:style-name="ce8" office:value-type="float" office:value="0.206374" calcext:value-type="float">
            <text:p>0.206374</text:p>
          </table:table-cell>
        </table:table-row>
        <table:table-row table:style-name="ro1">
          <table:table-cell office:value-type="string" calcext:value-type="string">
            <text:p>t32</text:p>
          </table:table-cell>
          <table:table-cell table:style-name="ce4" office:value-type="float" office:value="0.0909085" calcext:value-type="float">
            <text:p>0.0909085</text:p>
          </table:table-cell>
          <table:table-cell table:style-name="ce6" office:value-type="float" office:value="0.154976" calcext:value-type="float">
            <text:p>0.154976</text:p>
          </table:table-cell>
          <table:table-cell table:style-name="ce6" office:value-type="float" office:value="0.309699" calcext:value-type="float">
            <text:p>0.309699</text:p>
          </table:table-cell>
          <table:table-cell table:style-name="ce6" office:value-type="float" office:value="0.230733" calcext:value-type="float">
            <text:p>0.230733</text:p>
          </table:table-cell>
          <table:table-cell table:style-name="ce6" office:value-type="float" office:value="0.0724423" calcext:value-type="float">
            <text:p>0.0724423</text:p>
          </table:table-cell>
          <table:table-cell table:style-name="ce6" office:value-type="float" office:value="0.248613" calcext:value-type="float">
            <text:p>0.248613</text:p>
          </table:table-cell>
          <table:table-cell table:style-name="ce6" office:value-type="float" office:value="-0.0150098" calcext:value-type="float">
            <text:p>-0.0150098</text:p>
          </table:table-cell>
          <table:table-cell table:style-name="ce6" office:value-type="float" office:value="0.404016" calcext:value-type="float">
            <text:p>0.404016</text:p>
          </table:table-cell>
          <table:table-cell table:style-name="ce9" office:value-type="float" office:value="0.371145" calcext:value-type="float">
            <text:p>0.371145</text:p>
          </table:table-cell>
          <table:table-cell table:style-name="ce4" office:value-type="float" office:value="0.169914" calcext:value-type="float">
            <text:p>0.169914</text:p>
          </table:table-cell>
          <table:table-cell table:style-name="ce6" office:value-type="float" office:value="0.288854" calcext:value-type="float">
            <text:p>0.288854</text:p>
          </table:table-cell>
          <table:table-cell table:style-name="ce6" office:value-type="float" office:value="0.333464" calcext:value-type="float">
            <text:p>0.333464</text:p>
          </table:table-cell>
          <table:table-cell table:style-name="ce6" office:value-type="float" office:value="0.301719" calcext:value-type="float">
            <text:p>0.301719</text:p>
          </table:table-cell>
          <table:table-cell table:style-name="ce6" office:value-type="float" office:value="0.131811" calcext:value-type="float">
            <text:p>0.131811</text:p>
          </table:table-cell>
          <table:table-cell table:style-name="ce6" office:value-type="float" office:value="0.268726" calcext:value-type="float">
            <text:p>0.268726</text:p>
          </table:table-cell>
          <table:table-cell table:style-name="ce6" office:value-type="float" office:value="0.0566985" calcext:value-type="float">
            <text:p>0.0566985</text:p>
          </table:table-cell>
          <table:table-cell table:style-name="ce6" office:value-type="float" office:value="0.423399" calcext:value-type="float">
            <text:p>0.423399</text:p>
          </table:table-cell>
          <table:table-cell table:style-name="ce9" office:value-type="float" office:value="0.366784" calcext:value-type="float">
            <text:p>0.366784</text:p>
          </table:table-cell>
          <table:table-cell table:style-name="ce4" office:value-type="float" office:value="0.202789" calcext:value-type="float">
            <text:p>0.202789</text:p>
          </table:table-cell>
          <table:table-cell table:style-name="ce6" office:value-type="float" office:value="0.283276" calcext:value-type="float">
            <text:p>0.283276</text:p>
          </table:table-cell>
          <table:table-cell table:style-name="ce6" office:value-type="float" office:value="0.279224" calcext:value-type="float">
            <text:p>0.279224</text:p>
          </table:table-cell>
          <table:table-cell table:style-name="ce6" office:value-type="float" office:value="0.290673" calcext:value-type="float">
            <text:p>0.290673</text:p>
          </table:table-cell>
          <table:table-cell table:style-name="ce6" office:value-type="float" office:value="0.156294" calcext:value-type="float">
            <text:p>0.156294</text:p>
          </table:table-cell>
          <table:table-cell table:style-name="ce6" office:value-type="float" office:value="0.237007" calcext:value-type="float">
            <text:p>0.237007</text:p>
          </table:table-cell>
          <table:table-cell table:style-name="ce6" office:value-type="float" office:value="0.0830913" calcext:value-type="float">
            <text:p>0.0830913</text:p>
          </table:table-cell>
          <table:table-cell table:style-name="ce6" office:value-type="float" office:value="0.318777" calcext:value-type="float">
            <text:p>0.318777</text:p>
          </table:table-cell>
          <table:table-cell table:style-name="ce9" office:value-type="float" office:value="0.299222" calcext:value-type="float">
            <text:p>0.299222</text:p>
          </table:table-cell>
          <table:table-cell table:style-name="ce4" office:value-type="float" office:value="0.200296" calcext:value-type="float">
            <text:p>0.200296</text:p>
          </table:table-cell>
          <table:table-cell table:style-name="ce6" office:value-type="float" office:value="0.161352" calcext:value-type="float">
            <text:p>0.161352</text:p>
          </table:table-cell>
          <table:table-cell table:style-name="ce6" office:value-type="float" office:value="0.201112" calcext:value-type="float">
            <text:p>0.201112</text:p>
          </table:table-cell>
          <table:table-cell table:style-name="ce6" office:value-type="float" office:value="0.155397" calcext:value-type="float">
            <text:p>0.155397</text:p>
          </table:table-cell>
          <table:table-cell table:style-name="ce6" office:value-type="float" office:value="0.163775" calcext:value-type="float">
            <text:p>0.163775</text:p>
          </table:table-cell>
          <table:table-cell table:style-name="ce6" office:value-type="float" office:value="0.176094" calcext:value-type="float">
            <text:p>0.176094</text:p>
          </table:table-cell>
          <table:table-cell table:style-name="ce6" office:value-type="float" office:value="0.102879" calcext:value-type="float">
            <text:p>0.102879</text:p>
          </table:table-cell>
          <table:table-cell table:style-name="ce6" office:value-type="float" office:value="0.159046" calcext:value-type="float">
            <text:p>0.159046</text:p>
          </table:table-cell>
          <table:table-cell table:style-name="ce9" office:value-type="float" office:value="0.16743" calcext:value-type="float">
            <text:p>0.16743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7" table:formula="of:=AVERAGE([.B23:.B54])" office:value-type="float" office:value="0.127654535" calcext:value-type="float">
            <text:p>0.1277</text:p>
          </table:table-cell>
          <table:table-cell table:style-name="ce17" table:formula="of:=AVERAGE([.C23:.C54])" office:value-type="float" office:value="0.293242334375" calcext:value-type="float">
            <text:p>0.2932</text:p>
          </table:table-cell>
          <table:table-cell table:style-name="ce17" table:formula="of:=AVERAGE([.D23:.D54])" office:value-type="float" office:value="0.21953882959375" calcext:value-type="float">
            <text:p>0.2195</text:p>
          </table:table-cell>
          <table:table-cell table:style-name="ce17" table:formula="of:=AVERAGE([.E23:.E54])" office:value-type="float" office:value="0.363304134375" calcext:value-type="float">
            <text:p>0.3633</text:p>
          </table:table-cell>
          <table:table-cell table:style-name="ce17" table:formula="of:=AVERAGE([.F23:.F54])" office:value-type="float" office:value="0.333192253125" calcext:value-type="float">
            <text:p>0.3332</text:p>
          </table:table-cell>
          <table:table-cell table:style-name="ce17" table:formula="of:=AVERAGE([.G23:.G54])" office:value-type="float" office:value="0.3647097875" calcext:value-type="float">
            <text:p>0.3647</text:p>
          </table:table-cell>
          <table:table-cell table:style-name="ce17" table:formula="of:=AVERAGE([.H23:.H54])" office:value-type="float" office:value="0.218508068625" calcext:value-type="float">
            <text:p>0.2185</text:p>
          </table:table-cell>
          <table:table-cell table:style-name="ce17" table:formula="of:=AVERAGE([.I23:.I54])" office:value-type="float" office:value="0.30143324375" calcext:value-type="float">
            <text:p>0.3014</text:p>
          </table:table-cell>
          <table:table-cell table:style-name="ce17" table:formula="of:=AVERAGE([.J23:.J54])" office:value-type="float" office:value="0.128598440625" calcext:value-type="float">
            <text:p>0.1286</text:p>
          </table:table-cell>
          <table:table-cell table:style-name="ce17" table:formula="of:=AVERAGE([.K23:.K54])" office:value-type="float" office:value="0.1734374125" calcext:value-type="float">
            <text:p>0.1734</text:p>
          </table:table-cell>
          <table:table-cell table:style-name="ce17" table:formula="of:=AVERAGE([.L23:.L54])" office:value-type="float" office:value="0.31669065625" calcext:value-type="float">
            <text:p>0.3167</text:p>
          </table:table-cell>
          <table:table-cell table:style-name="ce17" table:formula="of:=AVERAGE([.M23:.M54])" office:value-type="float" office:value="0.243389375" calcext:value-type="float">
            <text:p>0.2434</text:p>
          </table:table-cell>
          <table:table-cell table:style-name="ce17" table:formula="of:=AVERAGE([.N23:.N54])" office:value-type="float" office:value="0.35987165625" calcext:value-type="float">
            <text:p>0.3599</text:p>
          </table:table-cell>
          <table:table-cell table:style-name="ce17" table:formula="of:=AVERAGE([.O23:.O54])" office:value-type="float" office:value="0.32957884375" calcext:value-type="float">
            <text:p>0.3296</text:p>
          </table:table-cell>
          <table:table-cell table:style-name="ce17" table:formula="of:=AVERAGE([.P23:.P54])" office:value-type="float" office:value="0.36137659375" calcext:value-type="float">
            <text:p>0.3614</text:p>
          </table:table-cell>
          <table:table-cell table:style-name="ce17" table:formula="of:=AVERAGE([.Q23:.Q54])" office:value-type="float" office:value="0.242727071875" calcext:value-type="float">
            <text:p>0.2427</text:p>
          </table:table-cell>
          <table:table-cell table:style-name="ce17" table:formula="of:=AVERAGE([.R23:.R54])" office:value-type="float" office:value="0.32210425" calcext:value-type="float">
            <text:p>0.3221</text:p>
          </table:table-cell>
          <table:table-cell table:style-name="ce17" table:formula="of:=AVERAGE([.S23:.S54])" office:value-type="float" office:value="0.174079746875" calcext:value-type="float">
            <text:p>0.1741</text:p>
          </table:table-cell>
          <table:table-cell table:style-name="ce17" table:formula="of:=AVERAGE([.T23:.T54])" office:value-type="float" office:value="0.177215396875" calcext:value-type="float">
            <text:p>0.1772</text:p>
          </table:table-cell>
          <table:table-cell table:style-name="ce17" table:formula="of:=AVERAGE([.U23:.U54])" office:value-type="float" office:value="0.27948221875" calcext:value-type="float">
            <text:p>0.2795</text:p>
          </table:table-cell>
          <table:table-cell table:style-name="ce17" table:formula="of:=AVERAGE([.V23:.V54])" office:value-type="float" office:value="0.222092865625" calcext:value-type="float">
            <text:p>0.2221</text:p>
          </table:table-cell>
          <table:table-cell table:style-name="ce17" table:formula="of:=AVERAGE([.W23:.W54])" office:value-type="float" office:value="0.29345596875" calcext:value-type="float">
            <text:p>0.2935</text:p>
          </table:table-cell>
          <table:table-cell table:style-name="ce17" table:formula="of:=AVERAGE([.X23:.X54])" office:value-type="float" office:value="0.2794409375" calcext:value-type="float">
            <text:p>0.2794</text:p>
          </table:table-cell>
          <table:table-cell table:style-name="ce17" table:formula="of:=AVERAGE([.Y23:.Y54])" office:value-type="float" office:value="0.2963106875" calcext:value-type="float">
            <text:p>0.2963</text:p>
          </table:table-cell>
          <table:table-cell table:style-name="ce17" table:formula="of:=AVERAGE([.Z23:.Z54])" office:value-type="float" office:value="0.222148671875" calcext:value-type="float">
            <text:p>0.2221</text:p>
          </table:table-cell>
          <table:table-cell table:style-name="ce17" table:formula="of:=AVERAGE([.AA23:.AA54])" office:value-type="float" office:value="0.280946375" calcext:value-type="float">
            <text:p>0.2809</text:p>
          </table:table-cell>
          <table:table-cell table:style-name="ce17" table:formula="of:=AVERAGE([.AB23:.AB54])" office:value-type="float" office:value="0.1762547125" calcext:value-type="float">
            <text:p>0.1763</text:p>
          </table:table-cell>
          <table:table-cell table:style-name="ce17" table:formula="of:=AVERAGE([.AC23:.AC54])" office:value-type="float" office:value="0.151883328125" calcext:value-type="float">
            <text:p>0.1519</text:p>
          </table:table-cell>
          <table:table-cell table:style-name="ce17" table:formula="of:=AVERAGE([.AD23:.AD54])" office:value-type="float" office:value="0.181674375" calcext:value-type="float">
            <text:p>0.1817</text:p>
          </table:table-cell>
          <table:table-cell table:style-name="ce17" table:formula="of:=AVERAGE([.AE23:.AE54])" office:value-type="float" office:value="0.16714040625" calcext:value-type="float">
            <text:p>0.1671</text:p>
          </table:table-cell>
          <table:table-cell table:style-name="ce17" table:formula="of:=AVERAGE([.AF23:.AF54])" office:value-type="float" office:value="0.1688840625" calcext:value-type="float">
            <text:p>0.1689</text:p>
          </table:table-cell>
          <table:table-cell table:style-name="ce17" table:formula="of:=AVERAGE([.AG23:.AG54])" office:value-type="float" office:value="0.17847546875" calcext:value-type="float">
            <text:p>0.1785</text:p>
          </table:table-cell>
          <table:table-cell table:style-name="ce17" table:formula="of:=AVERAGE([.AH23:.AH54])" office:value-type="float" office:value="0.1701819375" calcext:value-type="float">
            <text:p>0.1702</text:p>
          </table:table-cell>
          <table:table-cell table:style-name="ce17" table:formula="of:=AVERAGE([.AI23:.AI54])" office:value-type="float" office:value="0.1672386875" calcext:value-type="float">
            <text:p>0.1672</text:p>
          </table:table-cell>
          <table:table-cell table:style-name="ce17" table:formula="of:=AVERAGE([.AJ23:.AJ54])" office:value-type="float" office:value="0.1806835" calcext:value-type="float">
            <text:p>0.1807</text:p>
          </table:table-cell>
          <table:table-cell table:style-name="ce17" table:formula="of:=AVERAGE([.AK23:.AK54])" office:value-type="float" office:value="0.148996921875" calcext:value-type="float">
            <text:p>0.1490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7"/>
          <table:table-cell table:style-name="Default"/>
        </table:table-row>
        <table:table-row table:style-name="ro1">
          <table:table-cell/>
          <table:table-cell table:style-name="ce18" office:value-type="string" calcext:value-type="string">
            <text:p>rho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7"/>
          <table:table-cell table:style-name="Default"/>
        </table:table-row>
        <table:table-row table:style-name="ro1">
          <table:table-cell/>
          <table:table-cell table:style-name="ce19" office:value-type="float" office:value="1.15" calcext:value-type="float">
            <text:p>1.15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[.C58]*2" office:value-type="float" office:value="20" calcext:value-type="float">
            <text:p>20</text:p>
          </table:table-cell>
          <table:table-cell table:style-name="ce19" office:value-type="float" office:value="115200" calcext:value-type="float">
            <text:p>11520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7"/>
          <table:table-cell table:style-name="Default"/>
        </table:table-row>
        <table:table-row table:style-name="ro1">
          <table:table-cell/>
          <table:table-cell table:number-columns-repeated="9" table:style-name="ce1" office:value-type="float" office:value="6" calcext:value-type="float">
            <text:p>6</text:p>
          </table:table-cell>
          <table:table-cell table:number-columns-repeated="9" table:style-name="ce10" office:value-type="float" office:value="8" calcext:value-type="float">
            <text:p>8</text:p>
          </table:table-cell>
          <table:table-cell table:number-columns-repeated="9" table:style-name="ce11" office:value-type="float" office:value="10" calcext:value-type="float">
            <text:p>10</text:p>
          </table:table-cell>
          <table:table-cell table:number-columns-repeated="9" table:style-name="ce12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35" calcext:value-type="float">
            <text:p>135</text:p>
          </table:table-cell>
          <table:table-cell office:value-type="float" office:value="157.5" calcext:value-type="float">
            <text:p>157.5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35" calcext:value-type="float">
            <text:p>135</text:p>
          </table:table-cell>
          <table:table-cell office:value-type="float" office:value="157.5" calcext:value-type="float">
            <text:p>157.5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35" calcext:value-type="float">
            <text:p>135</text:p>
          </table:table-cell>
          <table:table-cell office:value-type="float" office:value="157.5" calcext:value-type="float">
            <text:p>157.5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35" calcext:value-type="float">
            <text:p>135</text:p>
          </table:table-cell>
          <table:table-cell office:value-type="float" office:value="157.5" calcext:value-type="float">
            <text:p>157.5</text:p>
          </table:table-cell>
          <table:table-cell table:style-name="Default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01</text:p>
          </table:table-cell>
          <table:table-cell table:style-name="ce20" table:formula="of:=(1/2)*[.$B$58]*POWER([.$B$60];3)*POWER([.$D$58];2)*[.B3]" office:value-type="float" office:value="20203.91208" calcext:value-type="float">
            <text:p>20203.9</text:p>
          </table:table-cell>
          <table:table-cell table:style-name="ce20" table:formula="of:=(1/2)*[.$B$58]*POWER([.$B$60];3)*POWER([.$D$58];2)*[.C3]" office:value-type="float" office:value="19599.55488" calcext:value-type="float">
            <text:p>19599.6</text:p>
          </table:table-cell>
          <table:table-cell table:style-name="ce20" table:formula="of:=(1/2)*[.$B$58]*POWER([.$B$60];3)*POWER([.$D$58];2)*[.D3]" office:value-type="float" office:value="21946.18968" calcext:value-type="float">
            <text:p>21946.2</text:p>
          </table:table-cell>
          <table:table-cell table:style-name="ce20" table:formula="of:=(1/2)*[.$B$58]*POWER([.$B$60];3)*POWER([.$D$58];2)*[.E3]" office:value-type="float" office:value="22071.92976" calcext:value-type="float">
            <text:p>22071.9</text:p>
          </table:table-cell>
          <table:table-cell table:style-name="ce20" table:formula="of:=(1/2)*[.$B$58]*POWER([.$B$60];3)*POWER([.$D$58];2)*[.F3]" office:value-type="float" office:value="20344.40712" calcext:value-type="float">
            <text:p>20344.4</text:p>
          </table:table-cell>
          <table:table-cell table:style-name="ce20" table:formula="of:=(1/2)*[.$B$58]*POWER([.$B$60];3)*POWER([.$D$58];2)*[.G3]" office:value-type="float" office:value="21993.43536" calcext:value-type="float">
            <text:p>21993.4</text:p>
          </table:table-cell>
          <table:table-cell table:style-name="ce20" table:formula="of:=(1/2)*[.$B$58]*POWER([.$B$60];3)*POWER([.$D$58];2)*[.H3]" office:value-type="float" office:value="22017.97728" calcext:value-type="float">
            <text:p>22018.0</text:p>
          </table:table-cell>
          <table:table-cell table:style-name="ce20" table:formula="of:=(1/2)*[.$B$58]*POWER([.$B$60];3)*POWER([.$D$58];2)*[.I3]" office:value-type="float" office:value="19132.11576" calcext:value-type="float">
            <text:p>19132.1</text:p>
          </table:table-cell>
          <table:table-cell table:style-name="ce20" table:formula="of:=(1/2)*[.$B$58]*POWER([.$B$60];3)*POWER([.$D$58];2)*[.J3]" office:value-type="float" office:value="19820.3328" calcext:value-type="float">
            <text:p>19820.3</text:p>
          </table:table-cell>
          <table:table-cell table:style-name="ce30" table:formula="of:=(1/2)*[.$B$58]*POWER([.$K$60];3)*POWER([.$D$58];2)*[.K3]" office:value-type="float" office:value="45290.02496" calcext:value-type="float">
            <text:p>45290.0</text:p>
          </table:table-cell>
          <table:table-cell table:style-name="ce30" table:formula="of:=(1/2)*[.$B$58]*POWER([.$K$60];3)*POWER([.$D$58];2)*[.L3]" office:value-type="float" office:value="44533.06368" calcext:value-type="float">
            <text:p>44533.1</text:p>
          </table:table-cell>
          <table:table-cell table:style-name="ce30" table:formula="of:=(1/2)*[.$B$58]*POWER([.$K$60];3)*POWER([.$D$58];2)*[.M3]" office:value-type="float" office:value="47626.8544" calcext:value-type="float">
            <text:p>47626.9</text:p>
          </table:table-cell>
          <table:table-cell table:style-name="ce30" table:formula="of:=(1/2)*[.$B$58]*POWER([.$K$60];3)*POWER([.$D$58];2)*[.N3]" office:value-type="float" office:value="47619.08224" calcext:value-type="float">
            <text:p>47619.1</text:p>
          </table:table-cell>
          <table:table-cell table:style-name="ce30" table:formula="of:=(1/2)*[.$B$58]*POWER([.$K$60];3)*POWER([.$D$58];2)*[.O3]" office:value-type="float" office:value="45612.5696" calcext:value-type="float">
            <text:p>45612.6</text:p>
          </table:table-cell>
          <table:table-cell table:style-name="ce30" table:formula="of:=(1/2)*[.$B$58]*POWER([.$K$60];3)*POWER([.$D$58];2)*[.P3]" office:value-type="float" office:value="47702.10304" calcext:value-type="float">
            <text:p>47702.1</text:p>
          </table:table-cell>
          <table:table-cell table:style-name="ce30" table:formula="of:=(1/2)*[.$B$58]*POWER([.$K$60];3)*POWER([.$D$58];2)*[.Q3]" office:value-type="float" office:value="47679.72864" calcext:value-type="float">
            <text:p>47679.7</text:p>
          </table:table-cell>
          <table:table-cell table:style-name="ce30" table:formula="of:=(1/2)*[.$B$58]*POWER([.$K$60];3)*POWER([.$D$58];2)*[.R3]" office:value-type="float" office:value="43724.52352" calcext:value-type="float">
            <text:p>43724.5</text:p>
          </table:table-cell>
          <table:table-cell table:style-name="ce30" table:formula="of:=(1/2)*[.$B$58]*POWER([.$K$60];3)*POWER([.$D$58];2)*[.S3]" office:value-type="float" office:value="44743.5008" calcext:value-type="float">
            <text:p>44743.5</text:p>
          </table:table-cell>
          <table:table-cell table:formula="of:=(1/2)*[.$B$58]*POWER([.$T$60];3)*POWER([.$D$58];2)*[.T3]" office:value-type="float" office:value="73400.36" calcext:value-type="float">
            <text:p>73400.4</text:p>
          </table:table-cell>
          <table:table-cell table:style-name="ce20" table:formula="of:=(1/2)*[.$B$58]*POWER([.$T$60];3)*POWER([.$D$58];2)*[.U3]" office:value-type="float" office:value="73365.17" calcext:value-type="float">
            <text:p>73365.2</text:p>
          </table:table-cell>
          <table:table-cell table:style-name="ce20" table:formula="of:=(1/2)*[.$B$58]*POWER([.$T$60];3)*POWER([.$D$58];2)*[.V3]" office:value-type="float" office:value="74232.5" calcext:value-type="float">
            <text:p>74232.5</text:p>
          </table:table-cell>
          <table:table-cell table:style-name="ce20" table:formula="of:=(1/2)*[.$B$58]*POWER([.$T$60];3)*POWER([.$D$58];2)*[.W3]" office:value-type="float" office:value="73371.38" calcext:value-type="float">
            <text:p>73371.4</text:p>
          </table:table-cell>
          <table:table-cell table:style-name="ce20" table:formula="of:=(1/2)*[.$B$58]*POWER([.$T$60];3)*POWER([.$D$58];2)*[.X3]" office:value-type="float" office:value="73264.2" calcext:value-type="float">
            <text:p>73264.2</text:p>
          </table:table-cell>
          <table:table-cell table:style-name="ce20" table:formula="of:=(1/2)*[.$B$58]*POWER([.$T$60];3)*POWER([.$D$58];2)*[.Y3]" office:value-type="float" office:value="74231.58" calcext:value-type="float">
            <text:p>74231.6</text:p>
          </table:table-cell>
          <table:table-cell table:style-name="ce20" table:formula="of:=(1/2)*[.$B$58]*POWER([.$T$60];3)*POWER([.$D$58];2)*[.Z3]" office:value-type="float" office:value="73320.09" calcext:value-type="float">
            <text:p>73320.1</text:p>
          </table:table-cell>
          <table:table-cell table:style-name="ce20" table:formula="of:=(1/2)*[.$B$58]*POWER([.$T$60];3)*POWER([.$D$58];2)*[.AA3]" office:value-type="float" office:value="71396.14" calcext:value-type="float">
            <text:p>71396.1</text:p>
          </table:table-cell>
          <table:table-cell table:formula="of:=(1/2)*[.$B$58]*POWER([.$T$60];3)*POWER([.$D$58];2)*[.AB3]" office:value-type="float" office:value="72232.65" calcext:value-type="float">
            <text:p>72232.7</text:p>
          </table:table-cell>
          <table:table-cell table:formula="of:=(1/2)*[.$B$58]*POWER([.$AC$60];3)*POWER([.$D$58];2)*[.AC3]" office:value-type="float" office:value="73343.5776" calcext:value-type="float">
            <text:p>73343.6</text:p>
          </table:table-cell>
          <table:table-cell table:style-name="ce20" table:formula="of:=(1/2)*[.$B$58]*POWER([.$AC$60];3)*POWER([.$D$58];2)*[.AD3]" office:value-type="float" office:value="74177.40672" calcext:value-type="float">
            <text:p>74177.4</text:p>
          </table:table-cell>
          <table:table-cell table:style-name="ce20" table:formula="of:=(1/2)*[.$B$58]*POWER([.$AC$60];3)*POWER([.$D$58];2)*[.AE3]" office:value-type="float" office:value="72907.98336" calcext:value-type="float">
            <text:p>72908.0</text:p>
          </table:table-cell>
          <table:table-cell table:style-name="ce20" table:formula="of:=(1/2)*[.$B$58]*POWER([.$AC$60];3)*POWER([.$D$58];2)*[.AF3]" office:value-type="float" office:value="70782.0768" calcext:value-type="float">
            <text:p>70782.1</text:p>
          </table:table-cell>
          <table:table-cell table:style-name="ce20" table:formula="of:=(1/2)*[.$B$58]*POWER([.$AC$60];3)*POWER([.$D$58];2)*[.AG3]" office:value-type="float" office:value="74198.86848" calcext:value-type="float">
            <text:p>74198.9</text:p>
          </table:table-cell>
          <table:table-cell table:style-name="ce20" table:formula="of:=(1/2)*[.$B$58]*POWER([.$AC$60];3)*POWER([.$D$58];2)*[.AH3]" office:value-type="float" office:value="73250.57664" calcext:value-type="float">
            <text:p>73250.6</text:p>
          </table:table-cell>
          <table:table-cell table:style-name="ce20" table:formula="of:=(1/2)*[.$B$58]*POWER([.$AC$60];3)*POWER([.$D$58];2)*[.AI3]" office:value-type="float" office:value="70561.89504" calcext:value-type="float">
            <text:p>70561.9</text:p>
          </table:table-cell>
          <table:table-cell table:style-name="ce20" table:formula="of:=(1/2)*[.$B$58]*POWER([.$AC$60];3)*POWER([.$D$58];2)*[.AJ3]" office:value-type="float" office:value="73432.60416" calcext:value-type="float">
            <text:p>73432.6</text:p>
          </table:table-cell>
          <table:table-cell table:formula="of:=(1/2)*[.$B$58]*POWER([.$AC$60];3)*POWER([.$D$58];2)*[.AK3]" office:value-type="float" office:value="73731.0816" calcext:value-type="float">
            <text:p>73731.1</text:p>
          </table:table-cell>
        </table:table-row>
        <table:table-row table:style-name="ro1">
          <table:table-cell office:value-type="string" calcext:value-type="string">
            <text:p>t02</text:p>
          </table:table-cell>
          <table:table-cell table:style-name="ce20" table:formula="of:=(1/2)*[.$B$58]*POWER([.$B$60];3)*POWER([.$D$58];2)*[.B4]" office:value-type="float" office:value="20176.29" calcext:value-type="float">
            <text:p>20176.3</text:p>
          </table:table-cell>
          <table:table-cell table:style-name="ce20" table:formula="of:=(1/2)*[.$B$58]*POWER([.$B$60];3)*POWER([.$D$58];2)*[.C4]" office:value-type="float" office:value="20610.79128" calcext:value-type="float">
            <text:p>20610.8</text:p>
          </table:table-cell>
          <table:table-cell table:style-name="ce20" table:formula="of:=(1/2)*[.$B$58]*POWER([.$B$60];3)*POWER([.$D$58];2)*[.D4]" office:value-type="float" office:value="22720.4028" calcext:value-type="float">
            <text:p>22720.4</text:p>
          </table:table-cell>
          <table:table-cell table:style-name="ce20" table:formula="of:=(1/2)*[.$B$58]*POWER([.$B$60];3)*POWER([.$D$58];2)*[.E4]" office:value-type="float" office:value="21096.91008" calcext:value-type="float">
            <text:p>21096.9</text:p>
          </table:table-cell>
          <table:table-cell table:style-name="ce20" table:formula="of:=(1/2)*[.$B$58]*POWER([.$B$60];3)*POWER([.$D$58];2)*[.F4]" office:value-type="float" office:value="20112.2028" calcext:value-type="float">
            <text:p>20112.2</text:p>
          </table:table-cell>
          <table:table-cell table:style-name="ce20" table:formula="of:=(1/2)*[.$B$58]*POWER([.$B$60];3)*POWER([.$D$58];2)*[.G4]" office:value-type="float" office:value="22100.3964" calcext:value-type="float">
            <text:p>22100.4</text:p>
          </table:table-cell>
          <table:table-cell table:style-name="ce20" table:formula="of:=(1/2)*[.$B$58]*POWER([.$B$60];3)*POWER([.$D$58];2)*[.H4]" office:value-type="float" office:value="8008.9128" calcext:value-type="float">
            <text:p>8008.9</text:p>
          </table:table-cell>
          <table:table-cell table:style-name="ce20" table:formula="of:=(1/2)*[.$B$58]*POWER([.$B$60];3)*POWER([.$D$58];2)*[.I4]" office:value-type="float" office:value="22707.63504" calcext:value-type="float">
            <text:p>22707.6</text:p>
          </table:table-cell>
          <table:table-cell table:style-name="ce20" table:formula="of:=(1/2)*[.$B$58]*POWER([.$B$60];3)*POWER([.$D$58];2)*[.J4]" office:value-type="float" office:value="11626.75944" calcext:value-type="float">
            <text:p>11626.8</text:p>
          </table:table-cell>
          <table:table-cell table:style-name="ce30" table:formula="of:=(1/2)*[.$B$58]*POWER([.$K$60];3)*POWER([.$D$58];2)*[.K4]" office:value-type="float" office:value="45263.05792" calcext:value-type="float">
            <text:p>45263.1</text:p>
          </table:table-cell>
          <table:table-cell table:style-name="ce30" table:formula="of:=(1/2)*[.$B$58]*POWER([.$K$60];3)*POWER([.$D$58];2)*[.L4]" office:value-type="float" office:value="45803.3408" calcext:value-type="float">
            <text:p>45803.3</text:p>
          </table:table-cell>
          <table:table-cell table:style-name="ce30" table:formula="of:=(1/2)*[.$B$58]*POWER([.$K$60];3)*POWER([.$D$58];2)*[.M4]" office:value-type="float" office:value="48487.0912" calcext:value-type="float">
            <text:p>48487.1</text:p>
          </table:table-cell>
          <table:table-cell table:style-name="ce30" table:formula="of:=(1/2)*[.$B$58]*POWER([.$K$60];3)*POWER([.$D$58];2)*[.N4]" office:value-type="float" office:value="46480.81408" calcext:value-type="float">
            <text:p>46480.8</text:p>
          </table:table-cell>
          <table:table-cell table:style-name="ce30" table:formula="of:=(1/2)*[.$B$58]*POWER([.$K$60];3)*POWER([.$D$58];2)*[.O4]" office:value-type="float" office:value="45235.61984" calcext:value-type="float">
            <text:p>45235.6</text:p>
          </table:table-cell>
          <table:table-cell table:style-name="ce30" table:formula="of:=(1/2)*[.$B$58]*POWER([.$K$60];3)*POWER([.$D$58];2)*[.P4]" office:value-type="float" office:value="48007.808" calcext:value-type="float">
            <text:p>48007.8</text:p>
          </table:table-cell>
          <table:table-cell table:style-name="ce30" table:formula="of:=(1/2)*[.$B$58]*POWER([.$K$60];3)*POWER([.$D$58];2)*[.Q4]" office:value-type="float" office:value="24306.2528" calcext:value-type="float">
            <text:p>24306.3</text:p>
          </table:table-cell>
          <table:table-cell table:style-name="ce30" table:formula="of:=(1/2)*[.$B$58]*POWER([.$K$60];3)*POWER([.$D$58];2)*[.R4]" office:value-type="float" office:value="48704.00512" calcext:value-type="float">
            <text:p>48704.0</text:p>
          </table:table-cell>
          <table:table-cell table:style-name="ce30" table:formula="of:=(1/2)*[.$B$58]*POWER([.$K$60];3)*POWER([.$D$58];2)*[.S4]" office:value-type="float" office:value="29942.8352" calcext:value-type="float">
            <text:p>29942.8</text:p>
          </table:table-cell>
          <table:table-cell table:formula="of:=(1/2)*[.$B$58]*POWER([.$T$60];3)*POWER([.$D$58];2)*[.T4]" office:value-type="float" office:value="73397.37" calcext:value-type="float">
            <text:p>73397.4</text:p>
          </table:table-cell>
          <table:table-cell table:style-name="ce20" table:formula="of:=(1/2)*[.$B$58]*POWER([.$T$60];3)*POWER([.$D$58];2)*[.U4]" office:value-type="float" office:value="73726.73" calcext:value-type="float">
            <text:p>73726.7</text:p>
          </table:table-cell>
          <table:table-cell table:style-name="ce20" table:formula="of:=(1/2)*[.$B$58]*POWER([.$T$60];3)*POWER([.$D$58];2)*[.V4]" office:value-type="float" office:value="74050.57" calcext:value-type="float">
            <text:p>74050.6</text:p>
          </table:table-cell>
          <table:table-cell table:style-name="ce20" table:formula="of:=(1/2)*[.$B$58]*POWER([.$T$60];3)*POWER([.$D$58];2)*[.W4]" office:value-type="float" office:value="72950.94" calcext:value-type="float">
            <text:p>72950.9</text:p>
          </table:table-cell>
          <table:table-cell table:style-name="ce20" table:formula="of:=(1/2)*[.$B$58]*POWER([.$T$60];3)*POWER([.$D$58];2)*[.X4]" office:value-type="float" office:value="72739.34" calcext:value-type="float">
            <text:p>72739.3</text:p>
          </table:table-cell>
          <table:table-cell table:style-name="ce20" table:formula="of:=(1/2)*[.$B$58]*POWER([.$T$60];3)*POWER([.$D$58];2)*[.Y4]" office:value-type="float" office:value="74191.33" calcext:value-type="float">
            <text:p>74191.3</text:p>
          </table:table-cell>
          <table:table-cell table:style-name="ce20" table:formula="of:=(1/2)*[.$B$58]*POWER([.$T$60];3)*POWER([.$D$58];2)*[.Z4]" office:value-type="float" office:value="50149.89" calcext:value-type="float">
            <text:p>50149.9</text:p>
          </table:table-cell>
          <table:table-cell table:style-name="ce20" table:formula="of:=(1/2)*[.$B$58]*POWER([.$T$60];3)*POWER([.$D$58];2)*[.AA4]" office:value-type="float" office:value="74464.57" calcext:value-type="float">
            <text:p>74464.6</text:p>
          </table:table-cell>
          <table:table-cell table:formula="of:=(1/2)*[.$B$58]*POWER([.$T$60];3)*POWER([.$D$58];2)*[.AB4]" office:value-type="float" office:value="55705.08" calcext:value-type="float">
            <text:p>55705.1</text:p>
          </table:table-cell>
          <table:table-cell table:formula="of:=(1/2)*[.$B$58]*POWER([.$AC$60];3)*POWER([.$D$58];2)*[.AC4]" office:value-type="float" office:value="73712.79936" calcext:value-type="float">
            <text:p>73712.8</text:p>
          </table:table-cell>
          <table:table-cell table:style-name="ce20" table:formula="of:=(1/2)*[.$B$58]*POWER([.$AC$60];3)*POWER([.$D$58];2)*[.AD4]" office:value-type="float" office:value="74046.64896" calcext:value-type="float">
            <text:p>74046.6</text:p>
          </table:table-cell>
          <table:table-cell table:style-name="ce20" table:formula="of:=(1/2)*[.$B$58]*POWER([.$AC$60];3)*POWER([.$D$58];2)*[.AE4]" office:value-type="float" office:value="70192.27584" calcext:value-type="float">
            <text:p>70192.3</text:p>
          </table:table-cell>
          <table:table-cell table:style-name="ce20" table:formula="of:=(1/2)*[.$B$58]*POWER([.$AC$60];3)*POWER([.$D$58];2)*[.AF4]" office:value-type="float" office:value="71872.25472" calcext:value-type="float">
            <text:p>71872.3</text:p>
          </table:table-cell>
          <table:table-cell table:style-name="ce20" table:formula="of:=(1/2)*[.$B$58]*POWER([.$AC$60];3)*POWER([.$D$58];2)*[.AG4]" office:value-type="float" office:value="73913.50656" calcext:value-type="float">
            <text:p>73913.5</text:p>
          </table:table-cell>
          <table:table-cell table:style-name="ce20" table:formula="of:=(1/2)*[.$B$58]*POWER([.$AC$60];3)*POWER([.$D$58];2)*[.AH4]" office:value-type="float" office:value="71811.04896" calcext:value-type="float">
            <text:p>71811.0</text:p>
          </table:table-cell>
          <table:table-cell table:style-name="ce20" table:formula="of:=(1/2)*[.$B$58]*POWER([.$AC$60];3)*POWER([.$D$58];2)*[.AI4]" office:value-type="float" office:value="69734.8224" calcext:value-type="float">
            <text:p>69734.8</text:p>
          </table:table-cell>
          <table:table-cell table:style-name="ce20" table:formula="of:=(1/2)*[.$B$58]*POWER([.$AC$60];3)*POWER([.$D$58];2)*[.AJ4]" office:value-type="float" office:value="71275.69728" calcext:value-type="float">
            <text:p>71275.7</text:p>
          </table:table-cell>
          <table:table-cell table:formula="of:=(1/2)*[.$B$58]*POWER([.$AC$60];3)*POWER([.$D$58];2)*[.AK4]" office:value-type="float" office:value="70817.8464" calcext:value-type="float">
            <text:p>70817.8</text:p>
          </table:table-cell>
        </table:table-row>
        <table:table-row table:style-name="ro1">
          <table:table-cell office:value-type="string" calcext:value-type="string">
            <text:p>t03</text:p>
          </table:table-cell>
          <table:table-cell table:style-name="ce20" table:formula="of:=(1/2)*[.$B$58]*POWER([.$B$60];3)*POWER([.$D$58];2)*[.B5]" office:value-type="float" office:value="11549.50704" calcext:value-type="float">
            <text:p>11549.5</text:p>
          </table:table-cell>
          <table:table-cell table:style-name="ce20" table:formula="of:=(1/2)*[.$B$58]*POWER([.$B$60];3)*POWER([.$D$58];2)*[.C5]" office:value-type="float" office:value="22804.06392" calcext:value-type="float">
            <text:p>22804.1</text:p>
          </table:table-cell>
          <table:table-cell table:style-name="ce20" table:formula="of:=(1/2)*[.$B$58]*POWER([.$B$60];3)*POWER([.$D$58];2)*[.D5]" office:value-type="float" office:value="7781.67648" calcext:value-type="float">
            <text:p>7781.7</text:p>
          </table:table-cell>
          <table:table-cell table:style-name="ce20" table:formula="of:=(1/2)*[.$B$58]*POWER([.$B$60];3)*POWER([.$D$58];2)*[.E5]" office:value-type="float" office:value="22285.4544" calcext:value-type="float">
            <text:p>22285.5</text:p>
          </table:table-cell>
          <table:table-cell table:style-name="ce20" table:formula="of:=(1/2)*[.$B$58]*POWER([.$B$60];3)*POWER([.$D$58];2)*[.F5]" office:value-type="float" office:value="20206.29672" calcext:value-type="float">
            <text:p>20206.3</text:p>
          </table:table-cell>
          <table:table-cell table:style-name="ce20" table:formula="of:=(1/2)*[.$B$58]*POWER([.$B$60];3)*POWER([.$D$58];2)*[.G5]" office:value-type="float" office:value="21098.30112" calcext:value-type="float">
            <text:p>21098.3</text:p>
          </table:table-cell>
          <table:table-cell table:style-name="ce20" table:formula="of:=(1/2)*[.$B$58]*POWER([.$B$60];3)*POWER([.$D$58];2)*[.H5]" office:value-type="float" office:value="22629.93552" calcext:value-type="float">
            <text:p>22629.9</text:p>
          </table:table-cell>
          <table:table-cell table:style-name="ce20" table:formula="of:=(1/2)*[.$B$58]*POWER([.$B$60];3)*POWER([.$D$58];2)*[.I5]" office:value-type="float" office:value="20397.76344" calcext:value-type="float">
            <text:p>20397.8</text:p>
          </table:table-cell>
          <table:table-cell table:style-name="ce20" table:formula="of:=(1/2)*[.$B$58]*POWER([.$B$60];3)*POWER([.$D$58];2)*[.J5]" office:value-type="float" office:value="19947.762" calcext:value-type="float">
            <text:p>19947.8</text:p>
          </table:table-cell>
          <table:table-cell table:style-name="ce30" table:formula="of:=(1/2)*[.$B$58]*POWER([.$K$60];3)*POWER([.$D$58];2)*[.K5]" office:value-type="float" office:value="29476.62336" calcext:value-type="float">
            <text:p>29476.6</text:p>
          </table:table-cell>
          <table:table-cell table:style-name="ce30" table:formula="of:=(1/2)*[.$B$58]*POWER([.$K$60];3)*POWER([.$D$58];2)*[.L5]" office:value-type="float" office:value="48527.83616" calcext:value-type="float">
            <text:p>48527.8</text:p>
          </table:table-cell>
          <table:table-cell table:style-name="ce30" table:formula="of:=(1/2)*[.$B$58]*POWER([.$K$60];3)*POWER([.$D$58];2)*[.M5]" office:value-type="float" office:value="23407.97952" calcext:value-type="float">
            <text:p>23408.0</text:p>
          </table:table-cell>
          <table:table-cell table:style-name="ce30" table:formula="of:=(1/2)*[.$B$58]*POWER([.$K$60];3)*POWER([.$D$58];2)*[.N5]" office:value-type="float" office:value="48257.57696" calcext:value-type="float">
            <text:p>48257.6</text:p>
          </table:table-cell>
          <table:table-cell table:style-name="ce30" table:formula="of:=(1/2)*[.$B$58]*POWER([.$K$60];3)*POWER([.$D$58];2)*[.O5]" office:value-type="float" office:value="45341.48608" calcext:value-type="float">
            <text:p>45341.5</text:p>
          </table:table-cell>
          <table:table-cell table:style-name="ce30" table:formula="of:=(1/2)*[.$B$58]*POWER([.$K$60];3)*POWER([.$D$58];2)*[.P5]" office:value-type="float" office:value="46457.14432" calcext:value-type="float">
            <text:p>46457.1</text:p>
          </table:table-cell>
          <table:table-cell table:style-name="ce30" table:formula="of:=(1/2)*[.$B$58]*POWER([.$K$60];3)*POWER([.$D$58];2)*[.Q5]" office:value-type="float" office:value="48533.72416" calcext:value-type="float">
            <text:p>48533.7</text:p>
          </table:table-cell>
          <table:table-cell table:style-name="ce30" table:formula="of:=(1/2)*[.$B$58]*POWER([.$K$60];3)*POWER([.$D$58];2)*[.R5]" office:value-type="float" office:value="45528.13568" calcext:value-type="float">
            <text:p>45528.1</text:p>
          </table:table-cell>
          <table:table-cell table:style-name="ce30" table:formula="of:=(1/2)*[.$B$58]*POWER([.$K$60];3)*POWER([.$D$58];2)*[.S5]" office:value-type="float" office:value="44959.94368" calcext:value-type="float">
            <text:p>44959.9</text:p>
          </table:table-cell>
          <table:table-cell table:formula="of:=(1/2)*[.$B$58]*POWER([.$T$60];3)*POWER([.$D$58];2)*[.T5]" office:value-type="float" office:value="54930.9" calcext:value-type="float">
            <text:p>54930.9</text:p>
          </table:table-cell>
          <table:table-cell table:style-name="ce20" table:formula="of:=(1/2)*[.$B$58]*POWER([.$T$60];3)*POWER([.$D$58];2)*[.U5]" office:value-type="float" office:value="73583.67" calcext:value-type="float">
            <text:p>73583.7</text:p>
          </table:table-cell>
          <table:table-cell table:style-name="ce20" table:formula="of:=(1/2)*[.$B$58]*POWER([.$T$60];3)*POWER([.$D$58];2)*[.V5]" office:value-type="float" office:value="48509.53" calcext:value-type="float">
            <text:p>48509.5</text:p>
          </table:table-cell>
          <table:table-cell table:style-name="ce20" table:formula="of:=(1/2)*[.$B$58]*POWER([.$T$60];3)*POWER([.$D$58];2)*[.W5]" office:value-type="float" office:value="75130.65" calcext:value-type="float">
            <text:p>75130.7</text:p>
          </table:table-cell>
          <table:table-cell table:style-name="ce20" table:formula="of:=(1/2)*[.$B$58]*POWER([.$T$60];3)*POWER([.$D$58];2)*[.X5]" office:value-type="float" office:value="73305.37" calcext:value-type="float">
            <text:p>73305.4</text:p>
          </table:table-cell>
          <table:table-cell table:style-name="ce20" table:formula="of:=(1/2)*[.$B$58]*POWER([.$T$60];3)*POWER([.$D$58];2)*[.Y5]" office:value-type="float" office:value="73025" calcext:value-type="float">
            <text:p>73025.0</text:p>
          </table:table-cell>
          <table:table-cell table:style-name="ce20" table:formula="of:=(1/2)*[.$B$58]*POWER([.$T$60];3)*POWER([.$D$58];2)*[.Z5]" office:value-type="float" office:value="74818.54" calcext:value-type="float">
            <text:p>74818.5</text:p>
          </table:table-cell>
          <table:table-cell table:style-name="ce20" table:formula="of:=(1/2)*[.$B$58]*POWER([.$T$60];3)*POWER([.$D$58];2)*[.AA5]" office:value-type="float" office:value="73483.62" calcext:value-type="float">
            <text:p>73483.6</text:p>
          </table:table-cell>
          <table:table-cell table:formula="of:=(1/2)*[.$B$58]*POWER([.$T$60];3)*POWER([.$D$58];2)*[.AB5]" office:value-type="float" office:value="72463.11" calcext:value-type="float">
            <text:p>72463.1</text:p>
          </table:table-cell>
          <table:table-cell table:formula="of:=(1/2)*[.$B$58]*POWER([.$AC$60];3)*POWER([.$D$58];2)*[.AC5]" office:value-type="float" office:value="81753.01056" calcext:value-type="float">
            <text:p>81753.0</text:p>
          </table:table-cell>
          <table:table-cell table:style-name="ce20" table:formula="of:=(1/2)*[.$B$58]*POWER([.$AC$60];3)*POWER([.$D$58];2)*[.AD5]" office:value-type="float" office:value="69953.01696" calcext:value-type="float">
            <text:p>69953.0</text:p>
          </table:table-cell>
          <table:table-cell table:style-name="ce20" table:formula="of:=(1/2)*[.$B$58]*POWER([.$AC$60];3)*POWER([.$D$58];2)*[.AE5]" office:value-type="float" office:value="78926.01984" calcext:value-type="float">
            <text:p>78926.0</text:p>
          </table:table-cell>
          <table:table-cell table:style-name="ce20" table:formula="of:=(1/2)*[.$B$58]*POWER([.$AC$60];3)*POWER([.$D$58];2)*[.AF5]" office:value-type="float" office:value="72880.56" calcext:value-type="float">
            <text:p>72880.6</text:p>
          </table:table-cell>
          <table:table-cell table:style-name="ce20" table:formula="of:=(1/2)*[.$B$58]*POWER([.$AC$60];3)*POWER([.$D$58];2)*[.AG5]" office:value-type="float" office:value="74220.33024" calcext:value-type="float">
            <text:p>74220.3</text:p>
          </table:table-cell>
          <table:table-cell table:style-name="ce20" table:formula="of:=(1/2)*[.$B$58]*POWER([.$AC$60];3)*POWER([.$D$58];2)*[.AH5]" office:value-type="float" office:value="72150.06528" calcext:value-type="float">
            <text:p>72150.1</text:p>
          </table:table-cell>
          <table:table-cell table:style-name="ce20" table:formula="of:=(1/2)*[.$B$58]*POWER([.$AC$60];3)*POWER([.$D$58];2)*[.AI5]" office:value-type="float" office:value="73106.30592" calcext:value-type="float">
            <text:p>73106.3</text:p>
          </table:table-cell>
          <table:table-cell table:style-name="ce20" table:formula="of:=(1/2)*[.$B$58]*POWER([.$AC$60];3)*POWER([.$D$58];2)*[.AJ5]" office:value-type="float" office:value="73211.23008" calcext:value-type="float">
            <text:p>73211.2</text:p>
          </table:table-cell>
          <table:table-cell table:formula="of:=(1/2)*[.$B$58]*POWER([.$AC$60];3)*POWER([.$D$58];2)*[.AK5]" office:value-type="float" office:value="73799.83872" calcext:value-type="float">
            <text:p>73799.8</text:p>
          </table:table-cell>
        </table:table-row>
        <table:table-row table:style-name="ro1">
          <table:table-cell office:value-type="string" calcext:value-type="string">
            <text:p>t04</text:p>
          </table:table-cell>
          <table:table-cell table:style-name="ce20" table:formula="of:=(1/2)*[.$B$58]*POWER([.$B$60];3)*POWER([.$D$58];2)*[.B6]" office:value-type="float" office:value="20206.29672" calcext:value-type="float">
            <text:p>20206.3</text:p>
          </table:table-cell>
          <table:table-cell table:style-name="ce20" table:formula="of:=(1/2)*[.$B$58]*POWER([.$B$60];3)*POWER([.$D$58];2)*[.C6]" office:value-type="float" office:value="21098.30112" calcext:value-type="float">
            <text:p>21098.3</text:p>
          </table:table-cell>
          <table:table-cell table:style-name="ce20" table:formula="of:=(1/2)*[.$B$58]*POWER([.$B$60];3)*POWER([.$D$58];2)*[.D6]" office:value-type="float" office:value="22629.93552" calcext:value-type="float">
            <text:p>22629.9</text:p>
          </table:table-cell>
          <table:table-cell table:style-name="ce20" table:formula="of:=(1/2)*[.$B$58]*POWER([.$B$60];3)*POWER([.$D$58];2)*[.E6]" office:value-type="float" office:value="20397.76344" calcext:value-type="float">
            <text:p>20397.8</text:p>
          </table:table-cell>
          <table:table-cell table:style-name="ce20" table:formula="of:=(1/2)*[.$B$58]*POWER([.$B$60];3)*POWER([.$D$58];2)*[.F6]" office:value-type="float" office:value="19947.762" calcext:value-type="float">
            <text:p>19947.8</text:p>
          </table:table-cell>
          <table:table-cell table:style-name="ce20" table:formula="of:=(1/2)*[.$B$58]*POWER([.$B$60];3)*POWER([.$D$58];2)*[.G6]" office:value-type="float" office:value="22448.80224" calcext:value-type="float">
            <text:p>22448.8</text:p>
          </table:table-cell>
          <table:table-cell table:style-name="ce20" table:formula="of:=(1/2)*[.$B$58]*POWER([.$B$60];3)*POWER([.$D$58];2)*[.H6]" office:value-type="float" office:value="7165.098" calcext:value-type="float">
            <text:p>7165.1</text:p>
          </table:table-cell>
          <table:table-cell table:style-name="ce20" table:formula="of:=(1/2)*[.$B$58]*POWER([.$B$60];3)*POWER([.$D$58];2)*[.I6]" office:value-type="float" office:value="13700.55168" calcext:value-type="float">
            <text:p>13700.6</text:p>
          </table:table-cell>
          <table:table-cell table:style-name="ce20" table:formula="of:=(1/2)*[.$B$58]*POWER([.$B$60];3)*POWER([.$D$58];2)*[.J6]" office:value-type="float" office:value="7974.48456" calcext:value-type="float">
            <text:p>7974.5</text:p>
          </table:table-cell>
          <table:table-cell table:style-name="ce30" table:formula="of:=(1/2)*[.$B$58]*POWER([.$K$60];3)*POWER([.$D$58];2)*[.K6]" office:value-type="float" office:value="45341.48608" calcext:value-type="float">
            <text:p>45341.5</text:p>
          </table:table-cell>
          <table:table-cell table:style-name="ce30" table:formula="of:=(1/2)*[.$B$58]*POWER([.$K$60];3)*POWER([.$D$58];2)*[.L6]" office:value-type="float" office:value="46457.14432" calcext:value-type="float">
            <text:p>46457.1</text:p>
          </table:table-cell>
          <table:table-cell table:style-name="ce30" table:formula="of:=(1/2)*[.$B$58]*POWER([.$K$60];3)*POWER([.$D$58];2)*[.M6]" office:value-type="float" office:value="48533.72416" calcext:value-type="float">
            <text:p>48533.7</text:p>
          </table:table-cell>
          <table:table-cell table:style-name="ce30" table:formula="of:=(1/2)*[.$B$58]*POWER([.$K$60];3)*POWER([.$D$58];2)*[.N6]" office:value-type="float" office:value="45528.13568" calcext:value-type="float">
            <text:p>45528.1</text:p>
          </table:table-cell>
          <table:table-cell table:style-name="ce30" table:formula="of:=(1/2)*[.$B$58]*POWER([.$K$60];3)*POWER([.$D$58];2)*[.O6]" office:value-type="float" office:value="44959.94368" calcext:value-type="float">
            <text:p>44959.9</text:p>
          </table:table-cell>
          <table:table-cell table:style-name="ce30" table:formula="of:=(1/2)*[.$B$58]*POWER([.$K$60];3)*POWER([.$D$58];2)*[.P6]" office:value-type="float" office:value="48406.89664" calcext:value-type="float">
            <text:p>48406.9</text:p>
          </table:table-cell>
          <table:table-cell table:style-name="ce30" table:formula="of:=(1/2)*[.$B$58]*POWER([.$K$60];3)*POWER([.$D$58];2)*[.Q6]" office:value-type="float" office:value="21120.8448" calcext:value-type="float">
            <text:p>21120.8</text:p>
          </table:table-cell>
          <table:table-cell table:style-name="ce30" table:formula="of:=(1/2)*[.$B$58]*POWER([.$K$60];3)*POWER([.$D$58];2)*[.R6]" office:value-type="float" office:value="33497.06752" calcext:value-type="float">
            <text:p>33497.1</text:p>
          </table:table-cell>
          <table:table-cell table:style-name="ce30" table:formula="of:=(1/2)*[.$B$58]*POWER([.$K$60];3)*POWER([.$D$58];2)*[.S6]" office:value-type="float" office:value="22323.40992" calcext:value-type="float">
            <text:p>22323.4</text:p>
          </table:table-cell>
          <table:table-cell table:formula="of:=(1/2)*[.$B$58]*POWER([.$T$60];3)*POWER([.$D$58];2)*[.T6]" office:value-type="float" office:value="73305.37" calcext:value-type="float">
            <text:p>73305.4</text:p>
          </table:table-cell>
          <table:table-cell table:style-name="ce20" table:formula="of:=(1/2)*[.$B$58]*POWER([.$T$60];3)*POWER([.$D$58];2)*[.U6]" office:value-type="float" office:value="73025" calcext:value-type="float">
            <text:p>73025.0</text:p>
          </table:table-cell>
          <table:table-cell table:style-name="ce20" table:formula="of:=(1/2)*[.$B$58]*POWER([.$T$60];3)*POWER([.$D$58];2)*[.V6]" office:value-type="float" office:value="74818.54" calcext:value-type="float">
            <text:p>74818.5</text:p>
          </table:table-cell>
          <table:table-cell table:style-name="ce20" table:formula="of:=(1/2)*[.$B$58]*POWER([.$T$60];3)*POWER([.$D$58];2)*[.W6]" office:value-type="float" office:value="73483.62" calcext:value-type="float">
            <text:p>73483.6</text:p>
          </table:table-cell>
          <table:table-cell table:style-name="ce20" table:formula="of:=(1/2)*[.$B$58]*POWER([.$T$60];3)*POWER([.$D$58];2)*[.X6]" office:value-type="float" office:value="72463.11" calcext:value-type="float">
            <text:p>72463.1</text:p>
          </table:table-cell>
          <table:table-cell table:style-name="ce20" table:formula="of:=(1/2)*[.$B$58]*POWER([.$T$60];3)*POWER([.$D$58];2)*[.Y6]" office:value-type="float" office:value="74284.02" calcext:value-type="float">
            <text:p>74284.0</text:p>
          </table:table-cell>
          <table:table-cell table:style-name="ce20" table:formula="of:=(1/2)*[.$B$58]*POWER([.$T$60];3)*POWER([.$D$58];2)*[.Z6]" office:value-type="float" office:value="41730.97" calcext:value-type="float">
            <text:p>41731.0</text:p>
          </table:table-cell>
          <table:table-cell table:style-name="ce20" table:formula="of:=(1/2)*[.$B$58]*POWER([.$T$60];3)*POWER([.$D$58];2)*[.AA6]" office:value-type="float" office:value="63411.92" calcext:value-type="float">
            <text:p>63411.9</text:p>
          </table:table-cell>
          <table:table-cell table:formula="of:=(1/2)*[.$B$58]*POWER([.$T$60];3)*POWER([.$D$58];2)*[.AB6]" office:value-type="float" office:value="43073.25" calcext:value-type="float">
            <text:p>43073.3</text:p>
          </table:table-cell>
          <table:table-cell table:formula="of:=(1/2)*[.$B$58]*POWER([.$AC$60];3)*POWER([.$D$58];2)*[.AC6]" office:value-type="float" office:value="74220.33024" calcext:value-type="float">
            <text:p>74220.3</text:p>
          </table:table-cell>
          <table:table-cell table:style-name="ce20" table:formula="of:=(1/2)*[.$B$58]*POWER([.$AC$60];3)*POWER([.$D$58];2)*[.AD6]" office:value-type="float" office:value="72150.06528" calcext:value-type="float">
            <text:p>72150.1</text:p>
          </table:table-cell>
          <table:table-cell table:style-name="ce20" table:formula="of:=(1/2)*[.$B$58]*POWER([.$AC$60];3)*POWER([.$D$58];2)*[.AE6]" office:value-type="float" office:value="73106.30592" calcext:value-type="float">
            <text:p>73106.3</text:p>
          </table:table-cell>
          <table:table-cell table:style-name="ce20" table:formula="of:=(1/2)*[.$B$58]*POWER([.$AC$60];3)*POWER([.$D$58];2)*[.AF6]" office:value-type="float" office:value="73211.23008" calcext:value-type="float">
            <text:p>73211.2</text:p>
          </table:table-cell>
          <table:table-cell table:style-name="ce20" table:formula="of:=(1/2)*[.$B$58]*POWER([.$AC$60];3)*POWER([.$D$58];2)*[.AG6]" office:value-type="float" office:value="73799.83872" calcext:value-type="float">
            <text:p>73799.8</text:p>
          </table:table-cell>
          <table:table-cell table:style-name="ce20" table:formula="of:=(1/2)*[.$B$58]*POWER([.$AC$60];3)*POWER([.$D$58];2)*[.AH6]" office:value-type="float" office:value="71305.50528" calcext:value-type="float">
            <text:p>71305.5</text:p>
          </table:table-cell>
          <table:table-cell table:style-name="ce20" table:formula="of:=(1/2)*[.$B$58]*POWER([.$AC$60];3)*POWER([.$D$58];2)*[.AI6]" office:value-type="float" office:value="63880.13376" calcext:value-type="float">
            <text:p>63880.1</text:p>
          </table:table-cell>
          <table:table-cell table:style-name="ce20" table:formula="of:=(1/2)*[.$B$58]*POWER([.$AC$60];3)*POWER([.$D$58];2)*[.AJ6]" office:value-type="float" office:value="82361.88864" calcext:value-type="float">
            <text:p>82361.9</text:p>
          </table:table-cell>
          <table:table-cell table:formula="of:=(1/2)*[.$B$58]*POWER([.$AC$60];3)*POWER([.$D$58];2)*[.AK6]" office:value-type="float" office:value="68165.72928" calcext:value-type="float">
            <text:p>68165.7</text:p>
          </table:table-cell>
        </table:table-row>
        <table:table-row table:style-name="ro1">
          <table:table-cell office:value-type="string" calcext:value-type="string">
            <text:p>t05</text:p>
          </table:table-cell>
          <table:table-cell table:style-name="ce20" table:formula="of:=(1/2)*[.$B$58]*POWER([.$B$60];3)*POWER([.$D$58];2)*[.B7]" office:value-type="float" office:value="9484.55784" calcext:value-type="float">
            <text:p>9484.6</text:p>
          </table:table-cell>
          <table:table-cell table:style-name="ce20" table:formula="of:=(1/2)*[.$B$58]*POWER([.$B$60];3)*POWER([.$D$58];2)*[.C7]" office:value-type="float" office:value="24466.20768" calcext:value-type="float">
            <text:p>24466.2</text:p>
          </table:table-cell>
          <table:table-cell table:style-name="ce20" table:formula="of:=(1/2)*[.$B$58]*POWER([.$B$60];3)*POWER([.$D$58];2)*[.D7]" office:value-type="float" office:value="7270.61832" calcext:value-type="float">
            <text:p>7270.6</text:p>
          </table:table-cell>
          <table:table-cell table:style-name="ce20" table:formula="of:=(1/2)*[.$B$58]*POWER([.$B$60];3)*POWER([.$D$58];2)*[.E7]" office:value-type="float" office:value="23797.81296" calcext:value-type="float">
            <text:p>23797.8</text:p>
          </table:table-cell>
          <table:table-cell table:style-name="ce20" table:formula="of:=(1/2)*[.$B$58]*POWER([.$B$60];3)*POWER([.$D$58];2)*[.F7]" office:value-type="float" office:value="9114.14376" calcext:value-type="float">
            <text:p>9114.1</text:p>
          </table:table-cell>
          <table:table-cell table:style-name="ce20" table:formula="of:=(1/2)*[.$B$58]*POWER([.$B$60];3)*POWER([.$D$58];2)*[.G7]" office:value-type="float" office:value="24090.72624" calcext:value-type="float">
            <text:p>24090.7</text:p>
          </table:table-cell>
          <table:table-cell table:style-name="ce20" table:formula="of:=(1/2)*[.$B$58]*POWER([.$B$60];3)*POWER([.$D$58];2)*[.H7]" office:value-type="float" office:value="7428.79944" calcext:value-type="float">
            <text:p>7428.8</text:p>
          </table:table-cell>
          <table:table-cell table:style-name="ce20" table:formula="of:=(1/2)*[.$B$58]*POWER([.$B$60];3)*POWER([.$D$58];2)*[.I7]" office:value-type="float" office:value="24225.4584" calcext:value-type="float">
            <text:p>24225.5</text:p>
          </table:table-cell>
          <table:table-cell table:style-name="ce20" table:formula="of:=(1/2)*[.$B$58]*POWER([.$B$60];3)*POWER([.$D$58];2)*[.J7]" office:value-type="float" office:value="9591.51888" calcext:value-type="float">
            <text:p>9591.5</text:p>
          </table:table-cell>
          <table:table-cell table:style-name="ce30" table:formula="of:=(1/2)*[.$B$58]*POWER([.$K$60];3)*POWER([.$D$58];2)*[.K7]" office:value-type="float" office:value="25554.86208" calcext:value-type="float">
            <text:p>25554.9</text:p>
          </table:table-cell>
          <table:table-cell table:style-name="ce30" table:formula="of:=(1/2)*[.$B$58]*POWER([.$K$60];3)*POWER([.$D$58];2)*[.L7]" office:value-type="float" office:value="50944.03584" calcext:value-type="float">
            <text:p>50944.0</text:p>
          </table:table-cell>
          <table:table-cell table:style-name="ce30" table:formula="of:=(1/2)*[.$B$58]*POWER([.$K$60];3)*POWER([.$D$58];2)*[.M7]" office:value-type="float" office:value="23046.2208" calcext:value-type="float">
            <text:p>23046.2</text:p>
          </table:table-cell>
          <table:table-cell table:style-name="ce30" table:formula="of:=(1/2)*[.$B$58]*POWER([.$K$60];3)*POWER([.$D$58];2)*[.N7]" office:value-type="float" office:value="50249.48736" calcext:value-type="float">
            <text:p>50249.5</text:p>
          </table:table-cell>
          <table:table-cell table:style-name="ce30" table:formula="of:=(1/2)*[.$B$58]*POWER([.$K$60];3)*POWER([.$D$58];2)*[.O7]" office:value-type="float" office:value="24653.056" calcext:value-type="float">
            <text:p>24653.1</text:p>
          </table:table-cell>
          <table:table-cell table:style-name="ce30" table:formula="of:=(1/2)*[.$B$58]*POWER([.$K$60];3)*POWER([.$D$58];2)*[.P7]" office:value-type="float" office:value="50691.79392" calcext:value-type="float">
            <text:p>50691.8</text:p>
          </table:table-cell>
          <table:table-cell table:style-name="ce30" table:formula="of:=(1/2)*[.$B$58]*POWER([.$K$60];3)*POWER([.$D$58];2)*[.Q7]" office:value-type="float" office:value="23525.504" calcext:value-type="float">
            <text:p>23525.5</text:p>
          </table:table-cell>
          <table:table-cell table:style-name="ce30" table:formula="of:=(1/2)*[.$B$58]*POWER([.$K$60];3)*POWER([.$D$58];2)*[.R7]" office:value-type="float" office:value="50546.7136" calcext:value-type="float">
            <text:p>50546.7</text:p>
          </table:table-cell>
          <table:table-cell table:style-name="ce30" table:formula="of:=(1/2)*[.$B$58]*POWER([.$K$60];3)*POWER([.$D$58];2)*[.S7]" office:value-type="float" office:value="25966.90432" calcext:value-type="float">
            <text:p>25966.9</text:p>
          </table:table-cell>
          <table:table-cell table:formula="of:=(1/2)*[.$B$58]*POWER([.$T$60];3)*POWER([.$D$58];2)*[.T7]" office:value-type="float" office:value="50467.06" calcext:value-type="float">
            <text:p>50467.1</text:p>
          </table:table-cell>
          <table:table-cell table:style-name="ce20" table:formula="of:=(1/2)*[.$B$58]*POWER([.$T$60];3)*POWER([.$D$58];2)*[.U7]" office:value-type="float" office:value="75835.83" calcext:value-type="float">
            <text:p>75835.8</text:p>
          </table:table-cell>
          <table:table-cell table:style-name="ce20" table:formula="of:=(1/2)*[.$B$58]*POWER([.$T$60];3)*POWER([.$D$58];2)*[.V7]" office:value-type="float" office:value="49404" calcext:value-type="float">
            <text:p>49404.0</text:p>
          </table:table-cell>
          <table:table-cell table:style-name="ce20" table:formula="of:=(1/2)*[.$B$58]*POWER([.$T$60];3)*POWER([.$D$58];2)*[.W7]" office:value-type="float" office:value="75617.1" calcext:value-type="float">
            <text:p>75617.1</text:p>
          </table:table-cell>
          <table:table-cell table:style-name="ce20" table:formula="of:=(1/2)*[.$B$58]*POWER([.$T$60];3)*POWER([.$D$58];2)*[.X7]" office:value-type="float" office:value="49389.74" calcext:value-type="float">
            <text:p>49389.7</text:p>
          </table:table-cell>
          <table:table-cell table:style-name="ce20" table:formula="of:=(1/2)*[.$B$58]*POWER([.$T$60];3)*POWER([.$D$58];2)*[.Y7]" office:value-type="float" office:value="76096.19" calcext:value-type="float">
            <text:p>76096.2</text:p>
          </table:table-cell>
          <table:table-cell table:style-name="ce20" table:formula="of:=(1/2)*[.$B$58]*POWER([.$T$60];3)*POWER([.$D$58];2)*[.Z7]" office:value-type="float" office:value="50426.58" calcext:value-type="float">
            <text:p>50426.6</text:p>
          </table:table-cell>
          <table:table-cell table:style-name="ce20" table:formula="of:=(1/2)*[.$B$58]*POWER([.$T$60];3)*POWER([.$D$58];2)*[.AA7]" office:value-type="float" office:value="74677.09" calcext:value-type="float">
            <text:p>74677.1</text:p>
          </table:table-cell>
          <table:table-cell table:formula="of:=(1/2)*[.$B$58]*POWER([.$T$60];3)*POWER([.$D$58];2)*[.AB7]" office:value-type="float" office:value="51317.83" calcext:value-type="float">
            <text:p>51317.8</text:p>
          </table:table-cell>
          <table:table-cell table:formula="of:=(1/2)*[.$B$58]*POWER([.$AC$60];3)*POWER([.$D$58];2)*[.AC7]" office:value-type="float" office:value="78529.77216" calcext:value-type="float">
            <text:p>78529.8</text:p>
          </table:table-cell>
          <table:table-cell table:style-name="ce20" table:formula="of:=(1/2)*[.$B$58]*POWER([.$AC$60];3)*POWER([.$D$58];2)*[.AD7]" office:value-type="float" office:value="70693.44768" calcext:value-type="float">
            <text:p>70693.4</text:p>
          </table:table-cell>
          <table:table-cell table:style-name="ce20" table:formula="of:=(1/2)*[.$B$58]*POWER([.$AC$60];3)*POWER([.$D$58];2)*[.AE7]" office:value-type="float" office:value="74845.10592" calcext:value-type="float">
            <text:p>74845.1</text:p>
          </table:table-cell>
          <table:table-cell table:style-name="ce20" table:formula="of:=(1/2)*[.$B$58]*POWER([.$AC$60];3)*POWER([.$D$58];2)*[.AF7]" office:value-type="float" office:value="72258.96384" calcext:value-type="float">
            <text:p>72259.0</text:p>
          </table:table-cell>
          <table:table-cell table:style-name="ce20" table:formula="of:=(1/2)*[.$B$58]*POWER([.$AC$60];3)*POWER([.$D$58];2)*[.AG7]" office:value-type="float" office:value="75345.08544" calcext:value-type="float">
            <text:p>75345.1</text:p>
          </table:table-cell>
          <table:table-cell table:style-name="ce20" table:formula="of:=(1/2)*[.$B$58]*POWER([.$AC$60];3)*POWER([.$D$58];2)*[.AH7]" office:value-type="float" office:value="69451.44768" calcext:value-type="float">
            <text:p>69451.4</text:p>
          </table:table-cell>
          <table:table-cell table:style-name="ce20" table:formula="of:=(1/2)*[.$B$58]*POWER([.$AC$60];3)*POWER([.$D$58];2)*[.AI7]" office:value-type="float" office:value="74977.45344" calcext:value-type="float">
            <text:p>74977.5</text:p>
          </table:table-cell>
          <table:table-cell table:style-name="ce20" table:formula="of:=(1/2)*[.$B$58]*POWER([.$AC$60];3)*POWER([.$D$58];2)*[.AJ7]" office:value-type="float" office:value="69712.9632" calcext:value-type="float">
            <text:p>69713.0</text:p>
          </table:table-cell>
          <table:table-cell table:formula="of:=(1/2)*[.$B$58]*POWER([.$AC$60];3)*POWER([.$D$58];2)*[.AK7]" office:value-type="float" office:value="72237.10464" calcext:value-type="float">
            <text:p>72237.1</text:p>
          </table:table-cell>
        </table:table-row>
        <table:table-row table:style-name="ro1">
          <table:table-cell office:value-type="string" calcext:value-type="string">
            <text:p>t06</text:p>
          </table:table-cell>
          <table:table-cell table:style-name="ce20" table:formula="of:=(1/2)*[.$B$58]*POWER([.$B$60];3)*POWER([.$D$58];2)*[.B8]" office:value-type="float" office:value="7978.90608" calcext:value-type="float">
            <text:p>7978.9</text:p>
          </table:table-cell>
          <table:table-cell table:style-name="ce20" table:formula="of:=(1/2)*[.$B$58]*POWER([.$B$60];3)*POWER([.$D$58];2)*[.C8]" office:value-type="float" office:value="13922.82" calcext:value-type="float">
            <text:p>13922.8</text:p>
          </table:table-cell>
          <table:table-cell table:style-name="ce20" table:formula="of:=(1/2)*[.$B$58]*POWER([.$B$60];3)*POWER([.$D$58];2)*[.D8]" office:value-type="float" office:value="6952.56696" calcext:value-type="float">
            <text:p>6952.6</text:p>
          </table:table-cell>
          <table:table-cell table:style-name="ce20" table:formula="of:=(1/2)*[.$B$58]*POWER([.$B$60];3)*POWER([.$D$58];2)*[.E8]" office:value-type="float" office:value="22486.55904" calcext:value-type="float">
            <text:p>22486.6</text:p>
          </table:table-cell>
          <table:table-cell table:style-name="ce20" table:formula="of:=(1/2)*[.$B$58]*POWER([.$B$60];3)*POWER([.$D$58];2)*[.F8]" office:value-type="float" office:value="20176.29" calcext:value-type="float">
            <text:p>20176.3</text:p>
          </table:table-cell>
          <table:table-cell table:style-name="ce20" table:formula="of:=(1/2)*[.$B$58]*POWER([.$B$60];3)*POWER([.$D$58];2)*[.G8]" office:value-type="float" office:value="20610.79128" calcext:value-type="float">
            <text:p>20610.8</text:p>
          </table:table-cell>
          <table:table-cell table:style-name="ce20" table:formula="of:=(1/2)*[.$B$58]*POWER([.$B$60];3)*POWER([.$D$58];2)*[.H8]" office:value-type="float" office:value="22720.4028" calcext:value-type="float">
            <text:p>22720.4</text:p>
          </table:table-cell>
          <table:table-cell table:style-name="ce20" table:formula="of:=(1/2)*[.$B$58]*POWER([.$B$60];3)*POWER([.$D$58];2)*[.I8]" office:value-type="float" office:value="21096.91008" calcext:value-type="float">
            <text:p>21096.9</text:p>
          </table:table-cell>
          <table:table-cell table:style-name="ce20" table:formula="of:=(1/2)*[.$B$58]*POWER([.$B$60];3)*POWER([.$D$58];2)*[.J8]" office:value-type="float" office:value="20112.2028" calcext:value-type="float">
            <text:p>20112.2</text:p>
          </table:table-cell>
          <table:table-cell table:style-name="ce30" table:formula="of:=(1/2)*[.$B$58]*POWER([.$K$60];3)*POWER([.$D$58];2)*[.K8]" office:value-type="float" office:value="22027.47904" calcext:value-type="float">
            <text:p>22027.5</text:p>
          </table:table-cell>
          <table:table-cell table:style-name="ce30" table:formula="of:=(1/2)*[.$B$58]*POWER([.$K$60];3)*POWER([.$D$58];2)*[.L8]" office:value-type="float" office:value="34407.7056" calcext:value-type="float">
            <text:p>34407.7</text:p>
          </table:table-cell>
          <table:table-cell table:style-name="ce30" table:formula="of:=(1/2)*[.$B$58]*POWER([.$K$60];3)*POWER([.$D$58];2)*[.M8]" office:value-type="float" office:value="19859.6352" calcext:value-type="float">
            <text:p>19859.6</text:p>
          </table:table-cell>
          <table:table-cell table:style-name="ce30" table:formula="of:=(1/2)*[.$B$58]*POWER([.$K$60];3)*POWER([.$D$58];2)*[.N8]" office:value-type="float" office:value="48135.34208" calcext:value-type="float">
            <text:p>48135.3</text:p>
          </table:table-cell>
          <table:table-cell table:style-name="ce30" table:formula="of:=(1/2)*[.$B$58]*POWER([.$K$60];3)*POWER([.$D$58];2)*[.O8]" office:value-type="float" office:value="45263.05792" calcext:value-type="float">
            <text:p>45263.1</text:p>
          </table:table-cell>
          <table:table-cell table:style-name="ce30" table:formula="of:=(1/2)*[.$B$58]*POWER([.$K$60];3)*POWER([.$D$58];2)*[.P8]" office:value-type="float" office:value="45803.3408" calcext:value-type="float">
            <text:p>45803.3</text:p>
          </table:table-cell>
          <table:table-cell table:style-name="ce30" table:formula="of:=(1/2)*[.$B$58]*POWER([.$K$60];3)*POWER([.$D$58];2)*[.Q8]" office:value-type="float" office:value="48487.0912" calcext:value-type="float">
            <text:p>48487.1</text:p>
          </table:table-cell>
          <table:table-cell table:style-name="ce30" table:formula="of:=(1/2)*[.$B$58]*POWER([.$K$60];3)*POWER([.$D$58];2)*[.R8]" office:value-type="float" office:value="46480.81408" calcext:value-type="float">
            <text:p>46480.8</text:p>
          </table:table-cell>
          <table:table-cell table:style-name="ce30" table:formula="of:=(1/2)*[.$B$58]*POWER([.$K$60];3)*POWER([.$D$58];2)*[.S8]" office:value-type="float" office:value="45235.61984" calcext:value-type="float">
            <text:p>45235.6</text:p>
          </table:table-cell>
          <table:table-cell table:formula="of:=(1/2)*[.$B$58]*POWER([.$T$60];3)*POWER([.$D$58];2)*[.T8]" office:value-type="float" office:value="41970.17" calcext:value-type="float">
            <text:p>41970.2</text:p>
          </table:table-cell>
          <table:table-cell table:style-name="ce20" table:formula="of:=(1/2)*[.$B$58]*POWER([.$T$60];3)*POWER([.$D$58];2)*[.U8]" office:value-type="float" office:value="64670.71" calcext:value-type="float">
            <text:p>64670.7</text:p>
          </table:table-cell>
          <table:table-cell table:style-name="ce20" table:formula="of:=(1/2)*[.$B$58]*POWER([.$T$60];3)*POWER([.$D$58];2)*[.V8]" office:value-type="float" office:value="38558.35" calcext:value-type="float">
            <text:p>38558.4</text:p>
          </table:table-cell>
          <table:table-cell table:style-name="ce20" table:formula="of:=(1/2)*[.$B$58]*POWER([.$T$60];3)*POWER([.$D$58];2)*[.W8]" office:value-type="float" office:value="73432.1" calcext:value-type="float">
            <text:p>73432.1</text:p>
          </table:table-cell>
          <table:table-cell table:style-name="ce20" table:formula="of:=(1/2)*[.$B$58]*POWER([.$T$60];3)*POWER([.$D$58];2)*[.X8]" office:value-type="float" office:value="73397.37" calcext:value-type="float">
            <text:p>73397.4</text:p>
          </table:table-cell>
          <table:table-cell table:style-name="ce20" table:formula="of:=(1/2)*[.$B$58]*POWER([.$T$60];3)*POWER([.$D$58];2)*[.Y8]" office:value-type="float" office:value="73726.73" calcext:value-type="float">
            <text:p>73726.7</text:p>
          </table:table-cell>
          <table:table-cell table:style-name="ce20" table:formula="of:=(1/2)*[.$B$58]*POWER([.$T$60];3)*POWER([.$D$58];2)*[.Z8]" office:value-type="float" office:value="74050.57" calcext:value-type="float">
            <text:p>74050.6</text:p>
          </table:table-cell>
          <table:table-cell table:style-name="ce20" table:formula="of:=(1/2)*[.$B$58]*POWER([.$T$60];3)*POWER([.$D$58];2)*[.AA8]" office:value-type="float" office:value="72950.94" calcext:value-type="float">
            <text:p>72950.9</text:p>
          </table:table-cell>
          <table:table-cell table:formula="of:=(1/2)*[.$B$58]*POWER([.$T$60];3)*POWER([.$D$58];2)*[.AB8]" office:value-type="float" office:value="72739.34" calcext:value-type="float">
            <text:p>72739.3</text:p>
          </table:table-cell>
          <table:table-cell table:formula="of:=(1/2)*[.$B$58]*POWER([.$AC$60];3)*POWER([.$D$58];2)*[.AC8]" office:value-type="float" office:value="68836.608" calcext:value-type="float">
            <text:p>68836.6</text:p>
          </table:table-cell>
          <table:table-cell table:style-name="ce20" table:formula="of:=(1/2)*[.$B$58]*POWER([.$AC$60];3)*POWER([.$D$58];2)*[.AD8]" office:value-type="float" office:value="69768.6048" calcext:value-type="float">
            <text:p>69768.6</text:p>
          </table:table-cell>
          <table:table-cell table:style-name="ce20" table:formula="of:=(1/2)*[.$B$58]*POWER([.$AC$60];3)*POWER([.$D$58];2)*[.AE8]" office:value-type="float" office:value="64577.64096" calcext:value-type="float">
            <text:p>64577.6</text:p>
          </table:table-cell>
          <table:table-cell table:style-name="ce20" table:formula="of:=(1/2)*[.$B$58]*POWER([.$AC$60];3)*POWER([.$D$58];2)*[.AF8]" office:value-type="float" office:value="70220.49408" calcext:value-type="float">
            <text:p>70220.5</text:p>
          </table:table-cell>
          <table:table-cell table:style-name="ce20" table:formula="of:=(1/2)*[.$B$58]*POWER([.$AC$60];3)*POWER([.$D$58];2)*[.AG8]" office:value-type="float" office:value="73712.79936" calcext:value-type="float">
            <text:p>73712.8</text:p>
          </table:table-cell>
          <table:table-cell table:style-name="ce20" table:formula="of:=(1/2)*[.$B$58]*POWER([.$AC$60];3)*POWER([.$D$58];2)*[.AH8]" office:value-type="float" office:value="74046.64896" calcext:value-type="float">
            <text:p>74046.6</text:p>
          </table:table-cell>
          <table:table-cell table:style-name="ce20" table:formula="of:=(1/2)*[.$B$58]*POWER([.$AC$60];3)*POWER([.$D$58];2)*[.AI8]" office:value-type="float" office:value="70192.27584" calcext:value-type="float">
            <text:p>70192.3</text:p>
          </table:table-cell>
          <table:table-cell table:style-name="ce20" table:formula="of:=(1/2)*[.$B$58]*POWER([.$AC$60];3)*POWER([.$D$58];2)*[.AJ8]" office:value-type="float" office:value="71872.25472" calcext:value-type="float">
            <text:p>71872.3</text:p>
          </table:table-cell>
          <table:table-cell table:formula="of:=(1/2)*[.$B$58]*POWER([.$AC$60];3)*POWER([.$D$58];2)*[.AK8]" office:value-type="float" office:value="73913.50656" calcext:value-type="float">
            <text:p>73913.5</text:p>
          </table:table-cell>
        </table:table-row>
        <table:table-row table:style-name="ro1">
          <table:table-cell office:value-type="string" calcext:value-type="string">
            <text:p>t07</text:p>
          </table:table-cell>
          <table:table-cell table:style-name="ce20" table:formula="of:=(1/2)*[.$B$58]*POWER([.$B$60];3)*POWER([.$D$58];2)*[.B9]" office:value-type="float" office:value="20344.40712" calcext:value-type="float">
            <text:p>20344.4</text:p>
          </table:table-cell>
          <table:table-cell table:style-name="ce20" table:formula="of:=(1/2)*[.$B$58]*POWER([.$B$60];3)*POWER([.$D$58];2)*[.C9]" office:value-type="float" office:value="21993.43536" calcext:value-type="float">
            <text:p>21993.4</text:p>
          </table:table-cell>
          <table:table-cell table:style-name="ce20" table:formula="of:=(1/2)*[.$B$58]*POWER([.$B$60];3)*POWER([.$D$58];2)*[.D9]" office:value-type="float" office:value="22017.97728" calcext:value-type="float">
            <text:p>22018.0</text:p>
          </table:table-cell>
          <table:table-cell table:style-name="ce20" table:formula="of:=(1/2)*[.$B$58]*POWER([.$B$60];3)*POWER([.$D$58];2)*[.E9]" office:value-type="float" office:value="19132.11576" calcext:value-type="float">
            <text:p>19132.1</text:p>
          </table:table-cell>
          <table:table-cell table:style-name="ce20" table:formula="of:=(1/2)*[.$B$58]*POWER([.$B$60];3)*POWER([.$D$58];2)*[.F9]" office:value-type="float" office:value="19820.3328" calcext:value-type="float">
            <text:p>19820.3</text:p>
          </table:table-cell>
          <table:table-cell table:style-name="ce20" table:formula="of:=(1/2)*[.$B$58]*POWER([.$B$60];3)*POWER([.$D$58];2)*[.G9]" office:value-type="float" office:value="23224.6548" calcext:value-type="float">
            <text:p>23224.7</text:p>
          </table:table-cell>
          <table:table-cell table:style-name="ce20" table:formula="of:=(1/2)*[.$B$58]*POWER([.$B$60];3)*POWER([.$D$58];2)*[.H9]" office:value-type="float" office:value="5107.55112" calcext:value-type="float">
            <text:p>5107.6</text:p>
          </table:table-cell>
          <table:table-cell table:style-name="ce20" table:formula="of:=(1/2)*[.$B$58]*POWER([.$B$60];3)*POWER([.$D$58];2)*[.I9]" office:value-type="float" office:value="13088.79216" calcext:value-type="float">
            <text:p>13088.8</text:p>
          </table:table-cell>
          <table:table-cell table:style-name="ce20" table:formula="of:=(1/2)*[.$B$58]*POWER([.$B$60];3)*POWER([.$D$58];2)*[.J9]" office:value-type="float" office:value="5684.73336" calcext:value-type="float">
            <text:p>5684.7</text:p>
          </table:table-cell>
          <table:table-cell table:style-name="ce30" table:formula="of:=(1/2)*[.$B$58]*POWER([.$K$60];3)*POWER([.$D$58];2)*[.K9]" office:value-type="float" office:value="45612.5696" calcext:value-type="float">
            <text:p>45612.6</text:p>
          </table:table-cell>
          <table:table-cell table:style-name="ce30" table:formula="of:=(1/2)*[.$B$58]*POWER([.$K$60];3)*POWER([.$D$58];2)*[.L9]" office:value-type="float" office:value="47702.10304" calcext:value-type="float">
            <text:p>47702.1</text:p>
          </table:table-cell>
          <table:table-cell table:style-name="ce30" table:formula="of:=(1/2)*[.$B$58]*POWER([.$K$60];3)*POWER([.$D$58];2)*[.M9]" office:value-type="float" office:value="47679.72864" calcext:value-type="float">
            <text:p>47679.7</text:p>
          </table:table-cell>
          <table:table-cell table:style-name="ce30" table:formula="of:=(1/2)*[.$B$58]*POWER([.$K$60];3)*POWER([.$D$58];2)*[.N9]" office:value-type="float" office:value="43724.52352" calcext:value-type="float">
            <text:p>43724.5</text:p>
          </table:table-cell>
          <table:table-cell table:style-name="ce30" table:formula="of:=(1/2)*[.$B$58]*POWER([.$K$60];3)*POWER([.$D$58];2)*[.O9]" office:value-type="float" office:value="44743.5008" calcext:value-type="float">
            <text:p>44743.5</text:p>
          </table:table-cell>
          <table:table-cell table:style-name="ce30" table:formula="of:=(1/2)*[.$B$58]*POWER([.$K$60];3)*POWER([.$D$58];2)*[.P9]" office:value-type="float" office:value="49145.13408" calcext:value-type="float">
            <text:p>49145.1</text:p>
          </table:table-cell>
          <table:table-cell table:style-name="ce30" table:formula="of:=(1/2)*[.$B$58]*POWER([.$K$60];3)*POWER([.$D$58];2)*[.Q9]" office:value-type="float" office:value="19209.12896" calcext:value-type="float">
            <text:p>19209.1</text:p>
          </table:table-cell>
          <table:table-cell table:style-name="ce30" table:formula="of:=(1/2)*[.$B$58]*POWER([.$K$60];3)*POWER([.$D$58];2)*[.R9]" office:value-type="float" office:value="34546.54464" calcext:value-type="float">
            <text:p>34546.5</text:p>
          </table:table-cell>
          <table:table-cell table:style-name="ce30" table:formula="of:=(1/2)*[.$B$58]*POWER([.$K$60];3)*POWER([.$D$58];2)*[.S9]" office:value-type="float" office:value="16869.82656" calcext:value-type="float">
            <text:p>16869.8</text:p>
          </table:table-cell>
          <table:table-cell table:formula="of:=(1/2)*[.$B$58]*POWER([.$T$60];3)*POWER([.$D$58];2)*[.T9]" office:value-type="float" office:value="73264.2" calcext:value-type="float">
            <text:p>73264.2</text:p>
          </table:table-cell>
          <table:table-cell table:style-name="ce20" table:formula="of:=(1/2)*[.$B$58]*POWER([.$T$60];3)*POWER([.$D$58];2)*[.U9]" office:value-type="float" office:value="74231.58" calcext:value-type="float">
            <text:p>74231.6</text:p>
          </table:table-cell>
          <table:table-cell table:style-name="ce20" table:formula="of:=(1/2)*[.$B$58]*POWER([.$T$60];3)*POWER([.$D$58];2)*[.V9]" office:value-type="float" office:value="73320.09" calcext:value-type="float">
            <text:p>73320.1</text:p>
          </table:table-cell>
          <table:table-cell table:style-name="ce20" table:formula="of:=(1/2)*[.$B$58]*POWER([.$T$60];3)*POWER([.$D$58];2)*[.W9]" office:value-type="float" office:value="71396.14" calcext:value-type="float">
            <text:p>71396.1</text:p>
          </table:table-cell>
          <table:table-cell table:style-name="ce20" table:formula="of:=(1/2)*[.$B$58]*POWER([.$T$60];3)*POWER([.$D$58];2)*[.X9]" office:value-type="float" office:value="72232.65" calcext:value-type="float">
            <text:p>72232.7</text:p>
          </table:table-cell>
          <table:table-cell table:style-name="ce20" table:formula="of:=(1/2)*[.$B$58]*POWER([.$T$60];3)*POWER([.$D$58];2)*[.Y9]" office:value-type="float" office:value="74227.9" calcext:value-type="float">
            <text:p>74227.9</text:p>
          </table:table-cell>
          <table:table-cell table:style-name="ce20" table:formula="of:=(1/2)*[.$B$58]*POWER([.$T$60];3)*POWER([.$D$58];2)*[.Z9]" office:value-type="float" office:value="37382.82" calcext:value-type="float">
            <text:p>37382.8</text:p>
          </table:table-cell>
          <table:table-cell table:style-name="ce20" table:formula="of:=(1/2)*[.$B$58]*POWER([.$T$60];3)*POWER([.$D$58];2)*[.AA9]" office:value-type="float" office:value="66052.32" calcext:value-type="float">
            <text:p>66052.3</text:p>
          </table:table-cell>
          <table:table-cell table:formula="of:=(1/2)*[.$B$58]*POWER([.$T$60];3)*POWER([.$D$58];2)*[.AB9]" office:value-type="float" office:value="35594.34" calcext:value-type="float">
            <text:p>35594.3</text:p>
          </table:table-cell>
          <table:table-cell table:formula="of:=(1/2)*[.$B$58]*POWER([.$AC$60];3)*POWER([.$D$58];2)*[.AC9]" office:value-type="float" office:value="74198.86848" calcext:value-type="float">
            <text:p>74198.9</text:p>
          </table:table-cell>
          <table:table-cell table:style-name="ce20" table:formula="of:=(1/2)*[.$B$58]*POWER([.$AC$60];3)*POWER([.$D$58];2)*[.AD9]" office:value-type="float" office:value="73250.57664" calcext:value-type="float">
            <text:p>73250.6</text:p>
          </table:table-cell>
          <table:table-cell table:style-name="ce20" table:formula="of:=(1/2)*[.$B$58]*POWER([.$AC$60];3)*POWER([.$D$58];2)*[.AE9]" office:value-type="float" office:value="70561.89504" calcext:value-type="float">
            <text:p>70561.9</text:p>
          </table:table-cell>
          <table:table-cell table:style-name="ce20" table:formula="of:=(1/2)*[.$B$58]*POWER([.$AC$60];3)*POWER([.$D$58];2)*[.AF9]" office:value-type="float" office:value="73432.60416" calcext:value-type="float">
            <text:p>73432.6</text:p>
          </table:table-cell>
          <table:table-cell table:style-name="ce20" table:formula="of:=(1/2)*[.$B$58]*POWER([.$AC$60];3)*POWER([.$D$58];2)*[.AG9]" office:value-type="float" office:value="73731.0816" calcext:value-type="float">
            <text:p>73731.1</text:p>
          </table:table-cell>
          <table:table-cell table:style-name="ce20" table:formula="of:=(1/2)*[.$B$58]*POWER([.$AC$60];3)*POWER([.$D$58];2)*[.AH9]" office:value-type="float" office:value="71750.24064" calcext:value-type="float">
            <text:p>71750.2</text:p>
          </table:table-cell>
          <table:table-cell table:style-name="ce20" table:formula="of:=(1/2)*[.$B$58]*POWER([.$AC$60];3)*POWER([.$D$58];2)*[.AI9]" office:value-type="float" office:value="60587.34336" calcext:value-type="float">
            <text:p>60587.3</text:p>
          </table:table-cell>
          <table:table-cell table:style-name="ce20" table:formula="of:=(1/2)*[.$B$58]*POWER([.$AC$60];3)*POWER([.$D$58];2)*[.AJ9]" office:value-type="float" office:value="79802.77248" calcext:value-type="float">
            <text:p>79802.8</text:p>
          </table:table-cell>
          <table:table-cell table:formula="of:=(1/2)*[.$B$58]*POWER([.$AC$60];3)*POWER([.$D$58];2)*[.AK9]" office:value-type="float" office:value="60993.1296" calcext:value-type="float">
            <text:p>60993.1</text:p>
          </table:table-cell>
        </table:table-row>
        <table:table-row table:style-name="ro1">
          <table:table-cell office:value-type="string" calcext:value-type="string">
            <text:p>t08</text:p>
          </table:table-cell>
          <table:table-cell table:style-name="ce20" table:formula="of:=(1/2)*[.$B$58]*POWER([.$B$60];3)*POWER([.$D$58];2)*[.B10]" office:value-type="float" office:value="9114.14376" calcext:value-type="float">
            <text:p>9114.1</text:p>
          </table:table-cell>
          <table:table-cell table:style-name="ce20" table:formula="of:=(1/2)*[.$B$58]*POWER([.$B$60];3)*POWER([.$D$58];2)*[.C10]" office:value-type="float" office:value="24090.72624" calcext:value-type="float">
            <text:p>24090.7</text:p>
          </table:table-cell>
          <table:table-cell table:style-name="ce20" table:formula="of:=(1/2)*[.$B$58]*POWER([.$B$60];3)*POWER([.$D$58];2)*[.D10]" office:value-type="float" office:value="7428.79944" calcext:value-type="float">
            <text:p>7428.8</text:p>
          </table:table-cell>
          <table:table-cell table:style-name="ce20" table:formula="of:=(1/2)*[.$B$58]*POWER([.$B$60];3)*POWER([.$D$58];2)*[.E10]" office:value-type="float" office:value="24225.4584" calcext:value-type="float">
            <text:p>24225.5</text:p>
          </table:table-cell>
          <table:table-cell table:style-name="ce20" table:formula="of:=(1/2)*[.$B$58]*POWER([.$B$60];3)*POWER([.$D$58];2)*[.F10]" office:value-type="float" office:value="9591.51888" calcext:value-type="float">
            <text:p>9591.5</text:p>
          </table:table-cell>
          <table:table-cell table:style-name="ce20" table:formula="of:=(1/2)*[.$B$58]*POWER([.$B$60];3)*POWER([.$D$58];2)*[.G10]" office:value-type="float" office:value="25075.68192" calcext:value-type="float">
            <text:p>25075.7</text:p>
          </table:table-cell>
          <table:table-cell table:style-name="ce20" table:formula="of:=(1/2)*[.$B$58]*POWER([.$B$60];3)*POWER([.$D$58];2)*[.H10]" office:value-type="float" office:value="5054.34384" calcext:value-type="float">
            <text:p>5054.3</text:p>
          </table:table-cell>
          <table:table-cell table:style-name="ce20" table:formula="of:=(1/2)*[.$B$58]*POWER([.$B$60];3)*POWER([.$D$58];2)*[.I10]" office:value-type="float" office:value="18089.28288" calcext:value-type="float">
            <text:p>18089.3</text:p>
          </table:table-cell>
          <table:table-cell table:style-name="ce20" table:formula="of:=(1/2)*[.$B$58]*POWER([.$B$60];3)*POWER([.$D$58];2)*[.J10]" office:value-type="float" office:value="8122.53096" calcext:value-type="float">
            <text:p>8122.5</text:p>
          </table:table-cell>
          <table:table-cell table:style-name="ce30" table:formula="of:=(1/2)*[.$B$58]*POWER([.$K$60];3)*POWER([.$D$58];2)*[.K10]" office:value-type="float" office:value="24653.056" calcext:value-type="float">
            <text:p>24653.1</text:p>
          </table:table-cell>
          <table:table-cell table:style-name="ce30" table:formula="of:=(1/2)*[.$B$58]*POWER([.$K$60];3)*POWER([.$D$58];2)*[.L10]" office:value-type="float" office:value="50691.79392" calcext:value-type="float">
            <text:p>50691.8</text:p>
          </table:table-cell>
          <table:table-cell table:style-name="ce30" table:formula="of:=(1/2)*[.$B$58]*POWER([.$K$60];3)*POWER([.$D$58];2)*[.M10]" office:value-type="float" office:value="23525.504" calcext:value-type="float">
            <text:p>23525.5</text:p>
          </table:table-cell>
          <table:table-cell table:style-name="ce30" table:formula="of:=(1/2)*[.$B$58]*POWER([.$K$60];3)*POWER([.$D$58];2)*[.N10]" office:value-type="float" office:value="50546.7136" calcext:value-type="float">
            <text:p>50546.7</text:p>
          </table:table-cell>
          <table:table-cell table:style-name="ce30" table:formula="of:=(1/2)*[.$B$58]*POWER([.$K$60];3)*POWER([.$D$58];2)*[.O10]" office:value-type="float" office:value="25966.90432" calcext:value-type="float">
            <text:p>25966.9</text:p>
          </table:table-cell>
          <table:table-cell table:style-name="ce30" table:formula="of:=(1/2)*[.$B$58]*POWER([.$K$60];3)*POWER([.$D$58];2)*[.P10]" office:value-type="float" office:value="51866.8032" calcext:value-type="float">
            <text:p>51866.8</text:p>
          </table:table-cell>
          <table:table-cell table:style-name="ce30" table:formula="of:=(1/2)*[.$B$58]*POWER([.$K$60];3)*POWER([.$D$58];2)*[.Q10]" office:value-type="float" office:value="16063.99488" calcext:value-type="float">
            <text:p>16064.0</text:p>
          </table:table-cell>
          <table:table-cell table:style-name="ce30" table:formula="of:=(1/2)*[.$B$58]*POWER([.$K$60];3)*POWER([.$D$58];2)*[.R10]" office:value-type="float" office:value="42497.2288" calcext:value-type="float">
            <text:p>42497.2</text:p>
          </table:table-cell>
          <table:table-cell table:style-name="ce30" table:formula="of:=(1/2)*[.$B$58]*POWER([.$K$60];3)*POWER([.$D$58];2)*[.S10]" office:value-type="float" office:value="21387.33568" calcext:value-type="float">
            <text:p>21387.3</text:p>
          </table:table-cell>
          <table:table-cell table:formula="of:=(1/2)*[.$B$58]*POWER([.$T$60];3)*POWER([.$D$58];2)*[.T10]" office:value-type="float" office:value="49389.74" calcext:value-type="float">
            <text:p>49389.7</text:p>
          </table:table-cell>
          <table:table-cell table:style-name="ce20" table:formula="of:=(1/2)*[.$B$58]*POWER([.$T$60];3)*POWER([.$D$58];2)*[.U10]" office:value-type="float" office:value="76096.19" calcext:value-type="float">
            <text:p>76096.2</text:p>
          </table:table-cell>
          <table:table-cell table:style-name="ce20" table:formula="of:=(1/2)*[.$B$58]*POWER([.$T$60];3)*POWER([.$D$58];2)*[.V10]" office:value-type="float" office:value="50426.58" calcext:value-type="float">
            <text:p>50426.6</text:p>
          </table:table-cell>
          <table:table-cell table:style-name="ce20" table:formula="of:=(1/2)*[.$B$58]*POWER([.$T$60];3)*POWER([.$D$58];2)*[.W10]" office:value-type="float" office:value="74677.09" calcext:value-type="float">
            <text:p>74677.1</text:p>
          </table:table-cell>
          <table:table-cell table:style-name="ce20" table:formula="of:=(1/2)*[.$B$58]*POWER([.$T$60];3)*POWER([.$D$58];2)*[.X10]" office:value-type="float" office:value="51317.83" calcext:value-type="float">
            <text:p>51317.8</text:p>
          </table:table-cell>
          <table:table-cell table:style-name="ce20" table:formula="of:=(1/2)*[.$B$58]*POWER([.$T$60];3)*POWER([.$D$58];2)*[.Y10]" office:value-type="float" office:value="74687.9" calcext:value-type="float">
            <text:p>74687.9</text:p>
          </table:table-cell>
          <table:table-cell table:style-name="ce20" table:formula="of:=(1/2)*[.$B$58]*POWER([.$T$60];3)*POWER([.$D$58];2)*[.Z10]" office:value-type="float" office:value="35264.06" calcext:value-type="float">
            <text:p>35264.1</text:p>
          </table:table-cell>
          <table:table-cell table:style-name="ce20" table:formula="of:=(1/2)*[.$B$58]*POWER([.$T$60];3)*POWER([.$D$58];2)*[.AA10]" office:value-type="float" office:value="72235.41" calcext:value-type="float">
            <text:p>72235.4</text:p>
          </table:table-cell>
          <table:table-cell table:formula="of:=(1/2)*[.$B$58]*POWER([.$T$60];3)*POWER([.$D$58];2)*[.AB10]" office:value-type="float" office:value="40879.74" calcext:value-type="float">
            <text:p>40879.7</text:p>
          </table:table-cell>
          <table:table-cell table:formula="of:=(1/2)*[.$B$58]*POWER([.$AC$60];3)*POWER([.$D$58];2)*[.AC10]" office:value-type="float" office:value="75345.08544" calcext:value-type="float">
            <text:p>75345.1</text:p>
          </table:table-cell>
          <table:table-cell table:style-name="ce20" table:formula="of:=(1/2)*[.$B$58]*POWER([.$AC$60];3)*POWER([.$D$58];2)*[.AD10]" office:value-type="float" office:value="69451.44768" calcext:value-type="float">
            <text:p>69451.4</text:p>
          </table:table-cell>
          <table:table-cell table:style-name="ce20" table:formula="of:=(1/2)*[.$B$58]*POWER([.$AC$60];3)*POWER([.$D$58];2)*[.AE10]" office:value-type="float" office:value="74977.45344" calcext:value-type="float">
            <text:p>74977.5</text:p>
          </table:table-cell>
          <table:table-cell table:style-name="ce20" table:formula="of:=(1/2)*[.$B$58]*POWER([.$AC$60];3)*POWER([.$D$58];2)*[.AF10]" office:value-type="float" office:value="69712.9632" calcext:value-type="float">
            <text:p>69713.0</text:p>
          </table:table-cell>
          <table:table-cell table:style-name="ce20" table:formula="of:=(1/2)*[.$B$58]*POWER([.$AC$60];3)*POWER([.$D$58];2)*[.AG10]" office:value-type="float" office:value="72237.10464" calcext:value-type="float">
            <text:p>72237.1</text:p>
          </table:table-cell>
          <table:table-cell table:style-name="ce20" table:formula="of:=(1/2)*[.$B$58]*POWER([.$AC$60];3)*POWER([.$D$58];2)*[.AH10]" office:value-type="float" office:value="68803.62048" calcext:value-type="float">
            <text:p>68803.6</text:p>
          </table:table-cell>
          <table:table-cell table:style-name="ce20" table:formula="of:=(1/2)*[.$B$58]*POWER([.$AC$60];3)*POWER([.$D$58];2)*[.AI10]" office:value-type="float" office:value="64137.67488" calcext:value-type="float">
            <text:p>64137.7</text:p>
          </table:table-cell>
          <table:table-cell table:style-name="ce20" table:formula="of:=(1/2)*[.$B$58]*POWER([.$AC$60];3)*POWER([.$D$58];2)*[.AJ10]" office:value-type="float" office:value="78547.25952" calcext:value-type="float">
            <text:p>78547.3</text:p>
          </table:table-cell>
          <table:table-cell table:formula="of:=(1/2)*[.$B$58]*POWER([.$AC$60];3)*POWER([.$D$58];2)*[.AK10]" office:value-type="float" office:value="67329.11808" calcext:value-type="float">
            <text:p>67329.1</text:p>
          </table:table-cell>
        </table:table-row>
        <table:table-row table:style-name="ro1">
          <table:table-cell office:value-type="string" calcext:value-type="string">
            <text:p>t09</text:p>
          </table:table-cell>
          <table:table-cell table:style-name="ce20" table:formula="of:=(1/2)*[.$B$58]*POWER([.$B$60];3)*POWER([.$D$58];2)*[.B11]" office:value-type="float" office:value="8122.53096" calcext:value-type="float">
            <text:p>8122.5</text:p>
          </table:table-cell>
          <table:table-cell table:style-name="ce20" table:formula="of:=(1/2)*[.$B$58]*POWER([.$B$60];3)*POWER([.$D$58];2)*[.C11]" office:value-type="float" office:value="18396.45432" calcext:value-type="float">
            <text:p>18396.5</text:p>
          </table:table-cell>
          <table:table-cell table:style-name="ce20" table:formula="of:=(1/2)*[.$B$58]*POWER([.$B$60];3)*POWER([.$D$58];2)*[.D11]" office:value-type="float" office:value="4984.6428" calcext:value-type="float">
            <text:p>4984.6</text:p>
          </table:table-cell>
          <table:table-cell table:style-name="ce20" table:formula="of:=(1/2)*[.$B$58]*POWER([.$B$60];3)*POWER([.$D$58];2)*[.E11]" office:value-type="float" office:value="25268.09256" calcext:value-type="float">
            <text:p>25268.1</text:p>
          </table:table-cell>
          <table:table-cell table:style-name="ce20" table:formula="of:=(1/2)*[.$B$58]*POWER([.$B$60];3)*POWER([.$D$58];2)*[.F11]" office:value-type="float" office:value="9484.55784" calcext:value-type="float">
            <text:p>9484.6</text:p>
          </table:table-cell>
          <table:table-cell table:style-name="ce20" table:formula="of:=(1/2)*[.$B$58]*POWER([.$B$60];3)*POWER([.$D$58];2)*[.G11]" office:value-type="float" office:value="24466.20768" calcext:value-type="float">
            <text:p>24466.2</text:p>
          </table:table-cell>
          <table:table-cell table:style-name="ce20" table:formula="of:=(1/2)*[.$B$58]*POWER([.$B$60];3)*POWER([.$D$58];2)*[.H11]" office:value-type="float" office:value="7270.61832" calcext:value-type="float">
            <text:p>7270.6</text:p>
          </table:table-cell>
          <table:table-cell table:style-name="ce20" table:formula="of:=(1/2)*[.$B$58]*POWER([.$B$60];3)*POWER([.$D$58];2)*[.I11]" office:value-type="float" office:value="23797.81296" calcext:value-type="float">
            <text:p>23797.8</text:p>
          </table:table-cell>
          <table:table-cell table:style-name="ce20" table:formula="of:=(1/2)*[.$B$58]*POWER([.$B$60];3)*POWER([.$D$58];2)*[.J11]" office:value-type="float" office:value="9114.14376" calcext:value-type="float">
            <text:p>9114.1</text:p>
          </table:table-cell>
          <table:table-cell table:style-name="ce30" table:formula="of:=(1/2)*[.$B$58]*POWER([.$K$60];3)*POWER([.$D$58];2)*[.K11]" office:value-type="float" office:value="21387.33568" calcext:value-type="float">
            <text:p>21387.3</text:p>
          </table:table-cell>
          <table:table-cell table:style-name="ce30" table:formula="of:=(1/2)*[.$B$58]*POWER([.$K$60];3)*POWER([.$D$58];2)*[.L11]" office:value-type="float" office:value="43204.02432" calcext:value-type="float">
            <text:p>43204.0</text:p>
          </table:table-cell>
          <table:table-cell table:style-name="ce30" table:formula="of:=(1/2)*[.$B$58]*POWER([.$K$60];3)*POWER([.$D$58];2)*[.M11]" office:value-type="float" office:value="15660.19584" calcext:value-type="float">
            <text:p>15660.2</text:p>
          </table:table-cell>
          <table:table-cell table:style-name="ce30" table:formula="of:=(1/2)*[.$B$58]*POWER([.$K$60];3)*POWER([.$D$58];2)*[.N11]" office:value-type="float" office:value="51891.06176" calcext:value-type="float">
            <text:p>51891.1</text:p>
          </table:table-cell>
          <table:table-cell table:style-name="ce30" table:formula="of:=(1/2)*[.$B$58]*POWER([.$K$60];3)*POWER([.$D$58];2)*[.O11]" office:value-type="float" office:value="25554.86208" calcext:value-type="float">
            <text:p>25554.9</text:p>
          </table:table-cell>
          <table:table-cell table:style-name="ce30" table:formula="of:=(1/2)*[.$B$58]*POWER([.$K$60];3)*POWER([.$D$58];2)*[.P11]" office:value-type="float" office:value="50944.03584" calcext:value-type="float">
            <text:p>50944.0</text:p>
          </table:table-cell>
          <table:table-cell table:style-name="ce30" table:formula="of:=(1/2)*[.$B$58]*POWER([.$K$60];3)*POWER([.$D$58];2)*[.Q11]" office:value-type="float" office:value="23046.2208" calcext:value-type="float">
            <text:p>23046.2</text:p>
          </table:table-cell>
          <table:table-cell table:style-name="ce30" table:formula="of:=(1/2)*[.$B$58]*POWER([.$K$60];3)*POWER([.$D$58];2)*[.R11]" office:value-type="float" office:value="50249.48736" calcext:value-type="float">
            <text:p>50249.5</text:p>
          </table:table-cell>
          <table:table-cell table:style-name="ce30" table:formula="of:=(1/2)*[.$B$58]*POWER([.$K$60];3)*POWER([.$D$58];2)*[.S11]" office:value-type="float" office:value="24653.056" calcext:value-type="float">
            <text:p>24653.1</text:p>
          </table:table-cell>
          <table:table-cell table:formula="of:=(1/2)*[.$B$58]*POWER([.$T$60];3)*POWER([.$D$58];2)*[.T11]" office:value-type="float" office:value="40879.74" calcext:value-type="float">
            <text:p>40879.7</text:p>
          </table:table-cell>
          <table:table-cell table:style-name="ce20" table:formula="of:=(1/2)*[.$B$58]*POWER([.$T$60];3)*POWER([.$D$58];2)*[.U11]" office:value-type="float" office:value="68922.03" calcext:value-type="float">
            <text:p>68922.0</text:p>
          </table:table-cell>
          <table:table-cell table:style-name="ce20" table:formula="of:=(1/2)*[.$B$58]*POWER([.$T$60];3)*POWER([.$D$58];2)*[.V11]" office:value-type="float" office:value="34170.41" calcext:value-type="float">
            <text:p>34170.4</text:p>
          </table:table-cell>
          <table:table-cell table:style-name="ce20" table:formula="of:=(1/2)*[.$B$58]*POWER([.$T$60];3)*POWER([.$D$58];2)*[.W11]" office:value-type="float" office:value="76605.64" calcext:value-type="float">
            <text:p>76605.6</text:p>
          </table:table-cell>
          <table:table-cell table:style-name="ce20" table:formula="of:=(1/2)*[.$B$58]*POWER([.$T$60];3)*POWER([.$D$58];2)*[.X11]" office:value-type="float" office:value="50467.06" calcext:value-type="float">
            <text:p>50467.1</text:p>
          </table:table-cell>
          <table:table-cell table:style-name="ce20" table:formula="of:=(1/2)*[.$B$58]*POWER([.$T$60];3)*POWER([.$D$58];2)*[.Y11]" office:value-type="float" office:value="75835.83" calcext:value-type="float">
            <text:p>75835.8</text:p>
          </table:table-cell>
          <table:table-cell table:style-name="ce20" table:formula="of:=(1/2)*[.$B$58]*POWER([.$T$60];3)*POWER([.$D$58];2)*[.Z11]" office:value-type="float" office:value="49404" calcext:value-type="float">
            <text:p>49404.0</text:p>
          </table:table-cell>
          <table:table-cell table:style-name="ce20" table:formula="of:=(1/2)*[.$B$58]*POWER([.$T$60];3)*POWER([.$D$58];2)*[.AA11]" office:value-type="float" office:value="75617.1" calcext:value-type="float">
            <text:p>75617.1</text:p>
          </table:table-cell>
          <table:table-cell table:formula="of:=(1/2)*[.$B$58]*POWER([.$T$60];3)*POWER([.$D$58];2)*[.AB11]" office:value-type="float" office:value="49389.74" calcext:value-type="float">
            <text:p>49389.7</text:p>
          </table:table-cell>
          <table:table-cell table:formula="of:=(1/2)*[.$B$58]*POWER([.$AC$60];3)*POWER([.$D$58];2)*[.AC11]" office:value-type="float" office:value="67329.11808" calcext:value-type="float">
            <text:p>67329.1</text:p>
          </table:table-cell>
          <table:table-cell table:style-name="ce20" table:formula="of:=(1/2)*[.$B$58]*POWER([.$AC$60];3)*POWER([.$D$58];2)*[.AD11]" office:value-type="float" office:value="67147.488" calcext:value-type="float">
            <text:p>67147.5</text:p>
          </table:table-cell>
          <table:table-cell table:style-name="ce20" table:formula="of:=(1/2)*[.$B$58]*POWER([.$AC$60];3)*POWER([.$D$58];2)*[.AE11]" office:value-type="float" office:value="62412.78528" calcext:value-type="float">
            <text:p>62412.8</text:p>
          </table:table-cell>
          <table:table-cell table:style-name="ce20" table:formula="of:=(1/2)*[.$B$58]*POWER([.$AC$60];3)*POWER([.$D$58];2)*[.AF11]" office:value-type="float" office:value="72196.56576" calcext:value-type="float">
            <text:p>72196.6</text:p>
          </table:table-cell>
          <table:table-cell table:style-name="ce20" table:formula="of:=(1/2)*[.$B$58]*POWER([.$AC$60];3)*POWER([.$D$58];2)*[.AG11]" office:value-type="float" office:value="78529.77216" calcext:value-type="float">
            <text:p>78529.8</text:p>
          </table:table-cell>
          <table:table-cell table:style-name="ce20" table:formula="of:=(1/2)*[.$B$58]*POWER([.$AC$60];3)*POWER([.$D$58];2)*[.AH11]" office:value-type="float" office:value="70693.44768" calcext:value-type="float">
            <text:p>70693.4</text:p>
          </table:table-cell>
          <table:table-cell table:style-name="ce20" table:formula="of:=(1/2)*[.$B$58]*POWER([.$AC$60];3)*POWER([.$D$58];2)*[.AI11]" office:value-type="float" office:value="74845.10592" calcext:value-type="float">
            <text:p>74845.1</text:p>
          </table:table-cell>
          <table:table-cell table:style-name="ce20" table:formula="of:=(1/2)*[.$B$58]*POWER([.$AC$60];3)*POWER([.$D$58];2)*[.AJ11]" office:value-type="float" office:value="72258.96384" calcext:value-type="float">
            <text:p>72259.0</text:p>
          </table:table-cell>
          <table:table-cell table:formula="of:=(1/2)*[.$B$58]*POWER([.$AC$60];3)*POWER([.$D$58];2)*[.AK11]" office:value-type="float" office:value="75345.08544" calcext:value-type="float">
            <text:p>75345.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style-name="ce20" table:formula="of:=(1/2)*[.$B$58]*POWER([.$B$60];3)*POWER([.$D$58];2)*[.B12]" office:value-type="float" office:value="5684.73336" calcext:value-type="float">
            <text:p>5684.7</text:p>
          </table:table-cell>
          <table:table-cell table:style-name="ce20" table:formula="of:=(1/2)*[.$B$58]*POWER([.$B$60];3)*POWER([.$D$58];2)*[.C12]" office:value-type="float" office:value="13456.42416" calcext:value-type="float">
            <text:p>13456.4</text:p>
          </table:table-cell>
          <table:table-cell table:style-name="ce20" table:formula="of:=(1/2)*[.$B$58]*POWER([.$B$60];3)*POWER([.$D$58];2)*[.D12]" office:value-type="float" office:value="5018.12712" calcext:value-type="float">
            <text:p>5018.1</text:p>
          </table:table-cell>
          <table:table-cell table:style-name="ce20" table:formula="of:=(1/2)*[.$B$58]*POWER([.$B$60];3)*POWER([.$D$58];2)*[.E12]" office:value-type="float" office:value="23454.77256" calcext:value-type="float">
            <text:p>23454.8</text:p>
          </table:table-cell>
          <table:table-cell table:style-name="ce20" table:formula="of:=(1/2)*[.$B$58]*POWER([.$B$60];3)*POWER([.$D$58];2)*[.F12]" office:value-type="float" office:value="20203.91208" calcext:value-type="float">
            <text:p>20203.9</text:p>
          </table:table-cell>
          <table:table-cell table:style-name="ce20" table:formula="of:=(1/2)*[.$B$58]*POWER([.$B$60];3)*POWER([.$D$58];2)*[.G12]" office:value-type="float" office:value="19599.55488" calcext:value-type="float">
            <text:p>19599.6</text:p>
          </table:table-cell>
          <table:table-cell table:style-name="ce20" table:formula="of:=(1/2)*[.$B$58]*POWER([.$B$60];3)*POWER([.$D$58];2)*[.H12]" office:value-type="float" office:value="21946.18968" calcext:value-type="float">
            <text:p>21946.2</text:p>
          </table:table-cell>
          <table:table-cell table:style-name="ce20" table:formula="of:=(1/2)*[.$B$58]*POWER([.$B$60];3)*POWER([.$D$58];2)*[.I12]" office:value-type="float" office:value="22071.92976" calcext:value-type="float">
            <text:p>22071.9</text:p>
          </table:table-cell>
          <table:table-cell table:style-name="ce20" table:formula="of:=(1/2)*[.$B$58]*POWER([.$B$60];3)*POWER([.$D$58];2)*[.J12]" office:value-type="float" office:value="20344.40712" calcext:value-type="float">
            <text:p>20344.4</text:p>
          </table:table-cell>
          <table:table-cell table:style-name="ce30" table:formula="of:=(1/2)*[.$B$58]*POWER([.$K$60];3)*POWER([.$D$58];2)*[.K12]" office:value-type="float" office:value="16869.82656" calcext:value-type="float">
            <text:p>16869.8</text:p>
          </table:table-cell>
          <table:table-cell table:style-name="ce30" table:formula="of:=(1/2)*[.$B$58]*POWER([.$K$60];3)*POWER([.$D$58];2)*[.L12]" office:value-type="float" office:value="35829.30432" calcext:value-type="float">
            <text:p>35829.3</text:p>
          </table:table-cell>
          <table:table-cell table:style-name="ce30" table:formula="of:=(1/2)*[.$B$58]*POWER([.$K$60];3)*POWER([.$D$58];2)*[.M12]" office:value-type="float" office:value="18293.19168" calcext:value-type="float">
            <text:p>18293.2</text:p>
          </table:table-cell>
          <table:table-cell table:style-name="ce30" table:formula="of:=(1/2)*[.$B$58]*POWER([.$K$60];3)*POWER([.$D$58];2)*[.N12]" office:value-type="float" office:value="49224.50432" calcext:value-type="float">
            <text:p>49224.5</text:p>
          </table:table-cell>
          <table:table-cell table:style-name="ce30" table:formula="of:=(1/2)*[.$B$58]*POWER([.$K$60];3)*POWER([.$D$58];2)*[.O12]" office:value-type="float" office:value="45290.02496" calcext:value-type="float">
            <text:p>45290.0</text:p>
          </table:table-cell>
          <table:table-cell table:style-name="ce30" table:formula="of:=(1/2)*[.$B$58]*POWER([.$K$60];3)*POWER([.$D$58];2)*[.P12]" office:value-type="float" office:value="44533.06368" calcext:value-type="float">
            <text:p>44533.1</text:p>
          </table:table-cell>
          <table:table-cell table:style-name="ce30" table:formula="of:=(1/2)*[.$B$58]*POWER([.$K$60];3)*POWER([.$D$58];2)*[.Q12]" office:value-type="float" office:value="47626.8544" calcext:value-type="float">
            <text:p>47626.9</text:p>
          </table:table-cell>
          <table:table-cell table:style-name="ce30" table:formula="of:=(1/2)*[.$B$58]*POWER([.$K$60];3)*POWER([.$D$58];2)*[.R12]" office:value-type="float" office:value="47619.08224" calcext:value-type="float">
            <text:p>47619.1</text:p>
          </table:table-cell>
          <table:table-cell table:style-name="ce30" table:formula="of:=(1/2)*[.$B$58]*POWER([.$K$60];3)*POWER([.$D$58];2)*[.S12]" office:value-type="float" office:value="45612.5696" calcext:value-type="float">
            <text:p>45612.6</text:p>
          </table:table-cell>
          <table:table-cell table:formula="of:=(1/2)*[.$B$58]*POWER([.$T$60];3)*POWER([.$D$58];2)*[.T12]" office:value-type="float" office:value="35594.34" calcext:value-type="float">
            <text:p>35594.3</text:p>
          </table:table-cell>
          <table:table-cell table:style-name="ce20" table:formula="of:=(1/2)*[.$B$58]*POWER([.$T$60];3)*POWER([.$D$58];2)*[.U12]" office:value-type="float" office:value="67101.58" calcext:value-type="float">
            <text:p>67101.6</text:p>
          </table:table-cell>
          <table:table-cell table:style-name="ce20" table:formula="of:=(1/2)*[.$B$58]*POWER([.$T$60];3)*POWER([.$D$58];2)*[.V12]" office:value-type="float" office:value="34670.43" calcext:value-type="float">
            <text:p>34670.4</text:p>
          </table:table-cell>
          <table:table-cell table:style-name="ce20" table:formula="of:=(1/2)*[.$B$58]*POWER([.$T$60];3)*POWER([.$D$58];2)*[.W12]" office:value-type="float" office:value="74680.54" calcext:value-type="float">
            <text:p>74680.5</text:p>
          </table:table-cell>
          <table:table-cell table:style-name="ce20" table:formula="of:=(1/2)*[.$B$58]*POWER([.$T$60];3)*POWER([.$D$58];2)*[.X12]" office:value-type="float" office:value="73400.36" calcext:value-type="float">
            <text:p>73400.4</text:p>
          </table:table-cell>
          <table:table-cell table:style-name="ce20" table:formula="of:=(1/2)*[.$B$58]*POWER([.$T$60];3)*POWER([.$D$58];2)*[.Y12]" office:value-type="float" office:value="73365.17" calcext:value-type="float">
            <text:p>73365.2</text:p>
          </table:table-cell>
          <table:table-cell table:style-name="ce20" table:formula="of:=(1/2)*[.$B$58]*POWER([.$T$60];3)*POWER([.$D$58];2)*[.Z12]" office:value-type="float" office:value="74232.5" calcext:value-type="float">
            <text:p>74232.5</text:p>
          </table:table-cell>
          <table:table-cell table:style-name="ce20" table:formula="of:=(1/2)*[.$B$58]*POWER([.$T$60];3)*POWER([.$D$58];2)*[.AA12]" office:value-type="float" office:value="73371.38" calcext:value-type="float">
            <text:p>73371.4</text:p>
          </table:table-cell>
          <table:table-cell table:formula="of:=(1/2)*[.$B$58]*POWER([.$T$60];3)*POWER([.$D$58];2)*[.AB12]" office:value-type="float" office:value="73264.2" calcext:value-type="float">
            <text:p>73264.2</text:p>
          </table:table-cell>
          <table:table-cell table:formula="of:=(1/2)*[.$B$58]*POWER([.$AC$60];3)*POWER([.$D$58];2)*[.AC12]" office:value-type="float" office:value="60993.1296" calcext:value-type="float">
            <text:p>60993.1</text:p>
          </table:table-cell>
          <table:table-cell table:style-name="ce20" table:formula="of:=(1/2)*[.$B$58]*POWER([.$AC$60];3)*POWER([.$D$58];2)*[.AD12]" office:value-type="float" office:value="69792.84864" calcext:value-type="float">
            <text:p>69792.8</text:p>
          </table:table-cell>
          <table:table-cell table:style-name="ce20" table:formula="of:=(1/2)*[.$B$58]*POWER([.$AC$60];3)*POWER([.$D$58];2)*[.AE12]" office:value-type="float" office:value="56740.91904" calcext:value-type="float">
            <text:p>56740.9</text:p>
          </table:table-cell>
          <table:table-cell table:style-name="ce20" table:formula="of:=(1/2)*[.$B$58]*POWER([.$AC$60];3)*POWER([.$D$58];2)*[.AF12]" office:value-type="float" office:value="72318.97728" calcext:value-type="float">
            <text:p>72319.0</text:p>
          </table:table-cell>
          <table:table-cell table:style-name="ce20" table:formula="of:=(1/2)*[.$B$58]*POWER([.$AC$60];3)*POWER([.$D$58];2)*[.AG12]" office:value-type="float" office:value="73343.5776" calcext:value-type="float">
            <text:p>73343.6</text:p>
          </table:table-cell>
          <table:table-cell table:style-name="ce20" table:formula="of:=(1/2)*[.$B$58]*POWER([.$AC$60];3)*POWER([.$D$58];2)*[.AH12]" office:value-type="float" office:value="74177.40672" calcext:value-type="float">
            <text:p>74177.4</text:p>
          </table:table-cell>
          <table:table-cell table:style-name="ce20" table:formula="of:=(1/2)*[.$B$58]*POWER([.$AC$60];3)*POWER([.$D$58];2)*[.AI12]" office:value-type="float" office:value="72907.98336" calcext:value-type="float">
            <text:p>72908.0</text:p>
          </table:table-cell>
          <table:table-cell table:style-name="ce20" table:formula="of:=(1/2)*[.$B$58]*POWER([.$AC$60];3)*POWER([.$D$58];2)*[.AJ12]" office:value-type="float" office:value="70782.0768" calcext:value-type="float">
            <text:p>70782.1</text:p>
          </table:table-cell>
          <table:table-cell table:formula="of:=(1/2)*[.$B$58]*POWER([.$AC$60];3)*POWER([.$D$58];2)*[.AK12]" office:value-type="float" office:value="74198.86848" calcext:value-type="float">
            <text:p>74198.9</text:p>
          </table:table-cell>
        </table:table-row>
        <table:table-row table:style-name="ro1">
          <table:table-cell office:value-type="string" calcext:value-type="string">
            <text:p>t11</text:p>
          </table:table-cell>
          <table:table-cell table:style-name="ce20" table:formula="of:=(1/2)*[.$B$58]*POWER([.$B$60];3)*POWER([.$D$58];2)*[.B13]" office:value-type="float" office:value="20112.2028" calcext:value-type="float">
            <text:p>20112.2</text:p>
          </table:table-cell>
          <table:table-cell table:style-name="ce20" table:formula="of:=(1/2)*[.$B$58]*POWER([.$B$60];3)*POWER([.$D$58];2)*[.C13]" office:value-type="float" office:value="22100.3964" calcext:value-type="float">
            <text:p>22100.4</text:p>
          </table:table-cell>
          <table:table-cell table:style-name="ce20" table:formula="of:=(1/2)*[.$B$58]*POWER([.$B$60];3)*POWER([.$D$58];2)*[.D13]" office:value-type="float" office:value="8008.9128" calcext:value-type="float">
            <text:p>8008.9</text:p>
          </table:table-cell>
          <table:table-cell table:style-name="ce20" table:formula="of:=(1/2)*[.$B$58]*POWER([.$B$60];3)*POWER([.$D$58];2)*[.E13]" office:value-type="float" office:value="22707.63504" calcext:value-type="float">
            <text:p>22707.6</text:p>
          </table:table-cell>
          <table:table-cell table:style-name="ce20" table:formula="of:=(1/2)*[.$B$58]*POWER([.$B$60];3)*POWER([.$D$58];2)*[.F13]" office:value-type="float" office:value="11626.75944" calcext:value-type="float">
            <text:p>11626.8</text:p>
          </table:table-cell>
          <table:table-cell table:style-name="ce20" table:formula="of:=(1/2)*[.$B$58]*POWER([.$B$60];3)*POWER([.$D$58];2)*[.G13]" office:value-type="float" office:value="15852.58992" calcext:value-type="float">
            <text:p>15852.6</text:p>
          </table:table-cell>
          <table:table-cell table:style-name="ce20" table:formula="of:=(1/2)*[.$B$58]*POWER([.$B$60];3)*POWER([.$D$58];2)*[.H13]" office:value-type="float" office:value="3686.668344" calcext:value-type="float">
            <text:p>3686.7</text:p>
          </table:table-cell>
          <table:table-cell table:style-name="ce20" table:formula="of:=(1/2)*[.$B$58]*POWER([.$B$60];3)*POWER([.$D$58];2)*[.I13]" office:value-type="float" office:value="17208.4068" calcext:value-type="float">
            <text:p>17208.4</text:p>
          </table:table-cell>
          <table:table-cell table:style-name="ce20" table:formula="of:=(1/2)*[.$B$58]*POWER([.$B$60];3)*POWER([.$D$58];2)*[.J13]" office:value-type="float" office:value="7978.90608" calcext:value-type="float">
            <text:p>7978.9</text:p>
          </table:table-cell>
          <table:table-cell table:style-name="ce30" table:formula="of:=(1/2)*[.$B$58]*POWER([.$K$60];3)*POWER([.$D$58];2)*[.K13]" office:value-type="float" office:value="45235.61984" calcext:value-type="float">
            <text:p>45235.6</text:p>
          </table:table-cell>
          <table:table-cell table:style-name="ce30" table:formula="of:=(1/2)*[.$B$58]*POWER([.$K$60];3)*POWER([.$D$58];2)*[.L13]" office:value-type="float" office:value="48007.808" calcext:value-type="float">
            <text:p>48007.8</text:p>
          </table:table-cell>
          <table:table-cell table:style-name="ce30" table:formula="of:=(1/2)*[.$B$58]*POWER([.$K$60];3)*POWER([.$D$58];2)*[.M13]" office:value-type="float" office:value="24306.2528" calcext:value-type="float">
            <text:p>24306.3</text:p>
          </table:table-cell>
          <table:table-cell table:style-name="ce30" table:formula="of:=(1/2)*[.$B$58]*POWER([.$K$60];3)*POWER([.$D$58];2)*[.N13]" office:value-type="float" office:value="48704.00512" calcext:value-type="float">
            <text:p>48704.0</text:p>
          </table:table-cell>
          <table:table-cell table:style-name="ce30" table:formula="of:=(1/2)*[.$B$58]*POWER([.$K$60];3)*POWER([.$D$58];2)*[.O13]" office:value-type="float" office:value="29942.8352" calcext:value-type="float">
            <text:p>29942.8</text:p>
          </table:table-cell>
          <table:table-cell table:style-name="ce30" table:formula="of:=(1/2)*[.$B$58]*POWER([.$K$60];3)*POWER([.$D$58];2)*[.P13]" office:value-type="float" office:value="39622.35392" calcext:value-type="float">
            <text:p>39622.4</text:p>
          </table:table-cell>
          <table:table-cell table:style-name="ce30" table:formula="of:=(1/2)*[.$B$58]*POWER([.$K$60];3)*POWER([.$D$58];2)*[.Q13]" office:value-type="float" office:value="14073.85088" calcext:value-type="float">
            <text:p>14073.9</text:p>
          </table:table-cell>
          <table:table-cell table:style-name="ce30" table:formula="of:=(1/2)*[.$B$58]*POWER([.$K$60];3)*POWER([.$D$58];2)*[.R13]" office:value-type="float" office:value="43383.60832" calcext:value-type="float">
            <text:p>43383.6</text:p>
          </table:table-cell>
          <table:table-cell table:style-name="ce30" table:formula="of:=(1/2)*[.$B$58]*POWER([.$K$60];3)*POWER([.$D$58];2)*[.S13]" office:value-type="float" office:value="22027.47904" calcext:value-type="float">
            <text:p>22027.5</text:p>
          </table:table-cell>
          <table:table-cell table:formula="of:=(1/2)*[.$B$58]*POWER([.$T$60];3)*POWER([.$D$58];2)*[.T13]" office:value-type="float" office:value="72739.34" calcext:value-type="float">
            <text:p>72739.3</text:p>
          </table:table-cell>
          <table:table-cell table:style-name="ce20" table:formula="of:=(1/2)*[.$B$58]*POWER([.$T$60];3)*POWER([.$D$58];2)*[.U13]" office:value-type="float" office:value="74191.33" calcext:value-type="float">
            <text:p>74191.3</text:p>
          </table:table-cell>
          <table:table-cell table:style-name="ce20" table:formula="of:=(1/2)*[.$B$58]*POWER([.$T$60];3)*POWER([.$D$58];2)*[.V13]" office:value-type="float" office:value="50149.89" calcext:value-type="float">
            <text:p>50149.9</text:p>
          </table:table-cell>
          <table:table-cell table:style-name="ce20" table:formula="of:=(1/2)*[.$B$58]*POWER([.$T$60];3)*POWER([.$D$58];2)*[.W13]" office:value-type="float" office:value="74464.57" calcext:value-type="float">
            <text:p>74464.6</text:p>
          </table:table-cell>
          <table:table-cell table:style-name="ce20" table:formula="of:=(1/2)*[.$B$58]*POWER([.$T$60];3)*POWER([.$D$58];2)*[.X13]" office:value-type="float" office:value="55705.08" calcext:value-type="float">
            <text:p>55705.1</text:p>
          </table:table-cell>
          <table:table-cell table:style-name="ce20" table:formula="of:=(1/2)*[.$B$58]*POWER([.$T$60];3)*POWER([.$D$58];2)*[.Y13]" office:value-type="float" office:value="71347.61" calcext:value-type="float">
            <text:p>71347.6</text:p>
          </table:table-cell>
          <table:table-cell table:style-name="ce20" table:formula="of:=(1/2)*[.$B$58]*POWER([.$T$60];3)*POWER([.$D$58];2)*[.Z13]" office:value-type="float" office:value="29978.66" calcext:value-type="float">
            <text:p>29978.7</text:p>
          </table:table-cell>
          <table:table-cell table:style-name="ce20" table:formula="of:=(1/2)*[.$B$58]*POWER([.$T$60];3)*POWER([.$D$58];2)*[.AA13]" office:value-type="float" office:value="72475.53" calcext:value-type="float">
            <text:p>72475.5</text:p>
          </table:table-cell>
          <table:table-cell table:formula="of:=(1/2)*[.$B$58]*POWER([.$T$60];3)*POWER([.$D$58];2)*[.AB13]" office:value-type="float" office:value="41970.17" calcext:value-type="float">
            <text:p>41970.2</text:p>
          </table:table-cell>
          <table:table-cell table:formula="of:=(1/2)*[.$B$58]*POWER([.$AC$60];3)*POWER([.$D$58];2)*[.AC13]" office:value-type="float" office:value="73913.50656" calcext:value-type="float">
            <text:p>73913.5</text:p>
          </table:table-cell>
          <table:table-cell table:style-name="ce20" table:formula="of:=(1/2)*[.$B$58]*POWER([.$AC$60];3)*POWER([.$D$58];2)*[.AD13]" office:value-type="float" office:value="71811.04896" calcext:value-type="float">
            <text:p>71811.0</text:p>
          </table:table-cell>
          <table:table-cell table:style-name="ce20" table:formula="of:=(1/2)*[.$B$58]*POWER([.$AC$60];3)*POWER([.$D$58];2)*[.AE13]" office:value-type="float" office:value="69734.8224" calcext:value-type="float">
            <text:p>69734.8</text:p>
          </table:table-cell>
          <table:table-cell table:style-name="ce20" table:formula="of:=(1/2)*[.$B$58]*POWER([.$AC$60];3)*POWER([.$D$58];2)*[.AF13]" office:value-type="float" office:value="71275.69728" calcext:value-type="float">
            <text:p>71275.7</text:p>
          </table:table-cell>
          <table:table-cell table:style-name="ce20" table:formula="of:=(1/2)*[.$B$58]*POWER([.$AC$60];3)*POWER([.$D$58];2)*[.AG13]" office:value-type="float" office:value="70817.8464" calcext:value-type="float">
            <text:p>70817.8</text:p>
          </table:table-cell>
          <table:table-cell table:style-name="ce20" table:formula="of:=(1/2)*[.$B$58]*POWER([.$AC$60];3)*POWER([.$D$58];2)*[.AH13]" office:value-type="float" office:value="76419.36576" calcext:value-type="float">
            <text:p>76419.4</text:p>
          </table:table-cell>
          <table:table-cell table:style-name="ce20" table:formula="of:=(1/2)*[.$B$58]*POWER([.$AC$60];3)*POWER([.$D$58];2)*[.AI13]" office:value-type="float" office:value="54166.30272" calcext:value-type="float">
            <text:p>54166.3</text:p>
          </table:table-cell>
          <table:table-cell table:style-name="ce20" table:formula="of:=(1/2)*[.$B$58]*POWER([.$AC$60];3)*POWER([.$D$58];2)*[.AJ13]" office:value-type="float" office:value="74180.98368" calcext:value-type="float">
            <text:p>74181.0</text:p>
          </table:table-cell>
          <table:table-cell table:formula="of:=(1/2)*[.$B$58]*POWER([.$AC$60];3)*POWER([.$D$58];2)*[.AK13]" office:value-type="float" office:value="68836.608" calcext:value-type="float">
            <text:p>68836.6</text:p>
          </table:table-cell>
        </table:table-row>
        <table:table-row table:style-name="ro1">
          <table:table-cell office:value-type="string" calcext:value-type="string">
            <text:p>t12</text:p>
          </table:table-cell>
          <table:table-cell table:style-name="ce20" table:formula="of:=(1/2)*[.$B$58]*POWER([.$B$60];3)*POWER([.$D$58];2)*[.B14]" office:value-type="float" office:value="9591.51888" calcext:value-type="float">
            <text:p>9591.5</text:p>
          </table:table-cell>
          <table:table-cell table:style-name="ce20" table:formula="of:=(1/2)*[.$B$58]*POWER([.$B$60];3)*POWER([.$D$58];2)*[.C14]" office:value-type="float" office:value="25075.68192" calcext:value-type="float">
            <text:p>25075.7</text:p>
          </table:table-cell>
          <table:table-cell table:style-name="ce20" table:formula="of:=(1/2)*[.$B$58]*POWER([.$B$60];3)*POWER([.$D$58];2)*[.D14]" office:value-type="float" office:value="5054.34384" calcext:value-type="float">
            <text:p>5054.3</text:p>
          </table:table-cell>
          <table:table-cell table:style-name="ce20" table:formula="of:=(1/2)*[.$B$58]*POWER([.$B$60];3)*POWER([.$D$58];2)*[.E14]" office:value-type="float" office:value="18089.28288" calcext:value-type="float">
            <text:p>18089.3</text:p>
          </table:table-cell>
          <table:table-cell table:style-name="ce20" table:formula="of:=(1/2)*[.$B$58]*POWER([.$B$60];3)*POWER([.$D$58];2)*[.F14]" office:value-type="float" office:value="8122.53096" calcext:value-type="float">
            <text:p>8122.5</text:p>
          </table:table-cell>
          <table:table-cell table:style-name="ce20" table:formula="of:=(1/2)*[.$B$58]*POWER([.$B$60];3)*POWER([.$D$58];2)*[.G14]" office:value-type="float" office:value="18396.45432" calcext:value-type="float">
            <text:p>18396.5</text:p>
          </table:table-cell>
          <table:table-cell table:style-name="ce20" table:formula="of:=(1/2)*[.$B$58]*POWER([.$B$60];3)*POWER([.$D$58];2)*[.H14]" office:value-type="float" office:value="4984.6428" calcext:value-type="float">
            <text:p>4984.6</text:p>
          </table:table-cell>
          <table:table-cell table:style-name="ce20" table:formula="of:=(1/2)*[.$B$58]*POWER([.$B$60];3)*POWER([.$D$58];2)*[.I14]" office:value-type="float" office:value="25268.09256" calcext:value-type="float">
            <text:p>25268.1</text:p>
          </table:table-cell>
          <table:table-cell table:style-name="ce20" table:formula="of:=(1/2)*[.$B$58]*POWER([.$B$60];3)*POWER([.$D$58];2)*[.J14]" office:value-type="float" office:value="9484.55784" calcext:value-type="float">
            <text:p>9484.6</text:p>
          </table:table-cell>
          <table:table-cell table:style-name="ce30" table:formula="of:=(1/2)*[.$B$58]*POWER([.$K$60];3)*POWER([.$D$58];2)*[.K14]" office:value-type="float" office:value="25966.90432" calcext:value-type="float">
            <text:p>25966.9</text:p>
          </table:table-cell>
          <table:table-cell table:style-name="ce30" table:formula="of:=(1/2)*[.$B$58]*POWER([.$K$60];3)*POWER([.$D$58];2)*[.L14]" office:value-type="float" office:value="51866.8032" calcext:value-type="float">
            <text:p>51866.8</text:p>
          </table:table-cell>
          <table:table-cell table:style-name="ce30" table:formula="of:=(1/2)*[.$B$58]*POWER([.$K$60];3)*POWER([.$D$58];2)*[.M14]" office:value-type="float" office:value="16063.99488" calcext:value-type="float">
            <text:p>16064.0</text:p>
          </table:table-cell>
          <table:table-cell table:style-name="ce30" table:formula="of:=(1/2)*[.$B$58]*POWER([.$K$60];3)*POWER([.$D$58];2)*[.N14]" office:value-type="float" office:value="42497.2288" calcext:value-type="float">
            <text:p>42497.2</text:p>
          </table:table-cell>
          <table:table-cell table:style-name="ce30" table:formula="of:=(1/2)*[.$B$58]*POWER([.$K$60];3)*POWER([.$D$58];2)*[.O14]" office:value-type="float" office:value="21387.33568" calcext:value-type="float">
            <text:p>21387.3</text:p>
          </table:table-cell>
          <table:table-cell table:style-name="ce30" table:formula="of:=(1/2)*[.$B$58]*POWER([.$K$60];3)*POWER([.$D$58];2)*[.P14]" office:value-type="float" office:value="43204.02432" calcext:value-type="float">
            <text:p>43204.0</text:p>
          </table:table-cell>
          <table:table-cell table:style-name="ce30" table:formula="of:=(1/2)*[.$B$58]*POWER([.$K$60];3)*POWER([.$D$58];2)*[.Q14]" office:value-type="float" office:value="15660.19584" calcext:value-type="float">
            <text:p>15660.2</text:p>
          </table:table-cell>
          <table:table-cell table:style-name="ce30" table:formula="of:=(1/2)*[.$B$58]*POWER([.$K$60];3)*POWER([.$D$58];2)*[.R14]" office:value-type="float" office:value="51891.06176" calcext:value-type="float">
            <text:p>51891.1</text:p>
          </table:table-cell>
          <table:table-cell table:style-name="ce30" table:formula="of:=(1/2)*[.$B$58]*POWER([.$K$60];3)*POWER([.$D$58];2)*[.S14]" office:value-type="float" office:value="25554.86208" calcext:value-type="float">
            <text:p>25554.9</text:p>
          </table:table-cell>
          <table:table-cell table:formula="of:=(1/2)*[.$B$58]*POWER([.$T$60];3)*POWER([.$D$58];2)*[.T14]" office:value-type="float" office:value="51317.83" calcext:value-type="float">
            <text:p>51317.8</text:p>
          </table:table-cell>
          <table:table-cell table:style-name="ce20" table:formula="of:=(1/2)*[.$B$58]*POWER([.$T$60];3)*POWER([.$D$58];2)*[.U14]" office:value-type="float" office:value="74687.9" calcext:value-type="float">
            <text:p>74687.9</text:p>
          </table:table-cell>
          <table:table-cell table:style-name="ce20" table:formula="of:=(1/2)*[.$B$58]*POWER([.$T$60];3)*POWER([.$D$58];2)*[.V14]" office:value-type="float" office:value="35264.06" calcext:value-type="float">
            <text:p>35264.1</text:p>
          </table:table-cell>
          <table:table-cell table:style-name="ce20" table:formula="of:=(1/2)*[.$B$58]*POWER([.$T$60];3)*POWER([.$D$58];2)*[.W14]" office:value-type="float" office:value="72235.41" calcext:value-type="float">
            <text:p>72235.4</text:p>
          </table:table-cell>
          <table:table-cell table:style-name="ce20" table:formula="of:=(1/2)*[.$B$58]*POWER([.$T$60];3)*POWER([.$D$58];2)*[.X14]" office:value-type="float" office:value="40879.74" calcext:value-type="float">
            <text:p>40879.7</text:p>
          </table:table-cell>
          <table:table-cell table:style-name="ce20" table:formula="of:=(1/2)*[.$B$58]*POWER([.$T$60];3)*POWER([.$D$58];2)*[.Y14]" office:value-type="float" office:value="68922.03" calcext:value-type="float">
            <text:p>68922.0</text:p>
          </table:table-cell>
          <table:table-cell table:style-name="ce20" table:formula="of:=(1/2)*[.$B$58]*POWER([.$T$60];3)*POWER([.$D$58];2)*[.Z14]" office:value-type="float" office:value="34170.41" calcext:value-type="float">
            <text:p>34170.4</text:p>
          </table:table-cell>
          <table:table-cell table:style-name="ce20" table:formula="of:=(1/2)*[.$B$58]*POWER([.$T$60];3)*POWER([.$D$58];2)*[.AA14]" office:value-type="float" office:value="76605.64" calcext:value-type="float">
            <text:p>76605.6</text:p>
          </table:table-cell>
          <table:table-cell table:formula="of:=(1/2)*[.$B$58]*POWER([.$T$60];3)*POWER([.$D$58];2)*[.AB14]" office:value-type="float" office:value="50467.06" calcext:value-type="float">
            <text:p>50467.1</text:p>
          </table:table-cell>
          <table:table-cell table:formula="of:=(1/2)*[.$B$58]*POWER([.$AC$60];3)*POWER([.$D$58];2)*[.AC14]" office:value-type="float" office:value="72237.10464" calcext:value-type="float">
            <text:p>72237.1</text:p>
          </table:table-cell>
          <table:table-cell table:style-name="ce20" table:formula="of:=(1/2)*[.$B$58]*POWER([.$AC$60];3)*POWER([.$D$58];2)*[.AD14]" office:value-type="float" office:value="68803.62048" calcext:value-type="float">
            <text:p>68803.6</text:p>
          </table:table-cell>
          <table:table-cell table:style-name="ce20" table:formula="of:=(1/2)*[.$B$58]*POWER([.$AC$60];3)*POWER([.$D$58];2)*[.AE14]" office:value-type="float" office:value="64137.67488" calcext:value-type="float">
            <text:p>64137.7</text:p>
          </table:table-cell>
          <table:table-cell table:style-name="ce20" table:formula="of:=(1/2)*[.$B$58]*POWER([.$AC$60];3)*POWER([.$D$58];2)*[.AF14]" office:value-type="float" office:value="78547.25952" calcext:value-type="float">
            <text:p>78547.3</text:p>
          </table:table-cell>
          <table:table-cell table:style-name="ce20" table:formula="of:=(1/2)*[.$B$58]*POWER([.$AC$60];3)*POWER([.$D$58];2)*[.AG14]" office:value-type="float" office:value="67329.11808" calcext:value-type="float">
            <text:p>67329.1</text:p>
          </table:table-cell>
          <table:table-cell table:style-name="ce20" table:formula="of:=(1/2)*[.$B$58]*POWER([.$AC$60];3)*POWER([.$D$58];2)*[.AH14]" office:value-type="float" office:value="67147.488" calcext:value-type="float">
            <text:p>67147.5</text:p>
          </table:table-cell>
          <table:table-cell table:style-name="ce20" table:formula="of:=(1/2)*[.$B$58]*POWER([.$AC$60];3)*POWER([.$D$58];2)*[.AI14]" office:value-type="float" office:value="62412.78528" calcext:value-type="float">
            <text:p>62412.8</text:p>
          </table:table-cell>
          <table:table-cell table:style-name="ce20" table:formula="of:=(1/2)*[.$B$58]*POWER([.$AC$60];3)*POWER([.$D$58];2)*[.AJ14]" office:value-type="float" office:value="72196.56576" calcext:value-type="float">
            <text:p>72196.6</text:p>
          </table:table-cell>
          <table:table-cell table:formula="of:=(1/2)*[.$B$58]*POWER([.$AC$60];3)*POWER([.$D$58];2)*[.AK14]" office:value-type="float" office:value="78529.77216" calcext:value-type="float">
            <text:p>78529.8</text:p>
          </table:table-cell>
        </table:table-row>
        <table:table-row table:style-name="ro1">
          <table:table-cell office:value-type="string" calcext:value-type="string">
            <text:p>t13</text:p>
          </table:table-cell>
          <table:table-cell table:style-name="ce20" table:formula="of:=(1/2)*[.$B$58]*POWER([.$B$60];3)*POWER([.$D$58];2)*[.B15]" office:value-type="float" office:value="7974.48456" calcext:value-type="float">
            <text:p>7974.5</text:p>
          </table:table-cell>
          <table:table-cell table:style-name="ce20" table:formula="of:=(1/2)*[.$B$58]*POWER([.$B$60];3)*POWER([.$D$58];2)*[.C15]" office:value-type="float" office:value="17231.0112" calcext:value-type="float">
            <text:p>17231.0</text:p>
          </table:table-cell>
          <table:table-cell table:style-name="ce20" table:formula="of:=(1/2)*[.$B$58]*POWER([.$B$60];3)*POWER([.$D$58];2)*[.D15]" office:value-type="float" office:value="3626.158104" calcext:value-type="float">
            <text:p>3626.2</text:p>
          </table:table-cell>
          <table:table-cell table:style-name="ce20" table:formula="of:=(1/2)*[.$B$58]*POWER([.$B$60];3)*POWER([.$D$58];2)*[.E15]" office:value-type="float" office:value="16101.7848" calcext:value-type="float">
            <text:p>16101.8</text:p>
          </table:table-cell>
          <table:table-cell table:style-name="ce20" table:formula="of:=(1/2)*[.$B$58]*POWER([.$B$60];3)*POWER([.$D$58];2)*[.F15]" office:value-type="float" office:value="11549.50704" calcext:value-type="float">
            <text:p>11549.5</text:p>
          </table:table-cell>
          <table:table-cell table:style-name="ce20" table:formula="of:=(1/2)*[.$B$58]*POWER([.$B$60];3)*POWER([.$D$58];2)*[.G15]" office:value-type="float" office:value="22804.06392" calcext:value-type="float">
            <text:p>22804.1</text:p>
          </table:table-cell>
          <table:table-cell table:style-name="ce20" table:formula="of:=(1/2)*[.$B$58]*POWER([.$B$60];3)*POWER([.$D$58];2)*[.H15]" office:value-type="float" office:value="7781.67648" calcext:value-type="float">
            <text:p>7781.7</text:p>
          </table:table-cell>
          <table:table-cell table:style-name="ce20" table:formula="of:=(1/2)*[.$B$58]*POWER([.$B$60];3)*POWER([.$D$58];2)*[.I15]" office:value-type="float" office:value="22285.4544" calcext:value-type="float">
            <text:p>22285.5</text:p>
          </table:table-cell>
          <table:table-cell table:style-name="ce20" table:formula="of:=(1/2)*[.$B$58]*POWER([.$B$60];3)*POWER([.$D$58];2)*[.J15]" office:value-type="float" office:value="20206.29672" calcext:value-type="float">
            <text:p>20206.3</text:p>
          </table:table-cell>
          <table:table-cell table:style-name="ce30" table:formula="of:=(1/2)*[.$B$58]*POWER([.$K$60];3)*POWER([.$D$58];2)*[.K15]" office:value-type="float" office:value="22323.40992" calcext:value-type="float">
            <text:p>22323.4</text:p>
          </table:table-cell>
          <table:table-cell table:style-name="ce30" table:formula="of:=(1/2)*[.$B$58]*POWER([.$K$60];3)*POWER([.$D$58];2)*[.L15]" office:value-type="float" office:value="43501.48608" calcext:value-type="float">
            <text:p>43501.5</text:p>
          </table:table-cell>
          <table:table-cell table:style-name="ce30" table:formula="of:=(1/2)*[.$B$58]*POWER([.$K$60];3)*POWER([.$D$58];2)*[.M15]" office:value-type="float" office:value="13758.4896" calcext:value-type="float">
            <text:p>13758.5</text:p>
          </table:table-cell>
          <table:table-cell table:style-name="ce30" table:formula="of:=(1/2)*[.$B$58]*POWER([.$K$60];3)*POWER([.$D$58];2)*[.N15]" office:value-type="float" office:value="40449.02912" calcext:value-type="float">
            <text:p>40449.0</text:p>
          </table:table-cell>
          <table:table-cell table:style-name="ce30" table:formula="of:=(1/2)*[.$B$58]*POWER([.$K$60];3)*POWER([.$D$58];2)*[.O15]" office:value-type="float" office:value="29476.62336" calcext:value-type="float">
            <text:p>29476.6</text:p>
          </table:table-cell>
          <table:table-cell table:style-name="ce30" table:formula="of:=(1/2)*[.$B$58]*POWER([.$K$60];3)*POWER([.$D$58];2)*[.P15]" office:value-type="float" office:value="48527.83616" calcext:value-type="float">
            <text:p>48527.8</text:p>
          </table:table-cell>
          <table:table-cell table:style-name="ce30" table:formula="of:=(1/2)*[.$B$58]*POWER([.$K$60];3)*POWER([.$D$58];2)*[.Q15]" office:value-type="float" office:value="23407.97952" calcext:value-type="float">
            <text:p>23408.0</text:p>
          </table:table-cell>
          <table:table-cell table:style-name="ce30" table:formula="of:=(1/2)*[.$B$58]*POWER([.$K$60];3)*POWER([.$D$58];2)*[.R15]" office:value-type="float" office:value="48257.57696" calcext:value-type="float">
            <text:p>48257.6</text:p>
          </table:table-cell>
          <table:table-cell table:style-name="ce30" table:formula="of:=(1/2)*[.$B$58]*POWER([.$K$60];3)*POWER([.$D$58];2)*[.S15]" office:value-type="float" office:value="45341.48608" calcext:value-type="float">
            <text:p>45341.5</text:p>
          </table:table-cell>
          <table:table-cell table:formula="of:=(1/2)*[.$B$58]*POWER([.$T$60];3)*POWER([.$D$58];2)*[.T15]" office:value-type="float" office:value="43073.25" calcext:value-type="float">
            <text:p>43073.3</text:p>
          </table:table-cell>
          <table:table-cell table:style-name="ce20" table:formula="of:=(1/2)*[.$B$58]*POWER([.$T$60];3)*POWER([.$D$58];2)*[.U15]" office:value-type="float" office:value="71829.92" calcext:value-type="float">
            <text:p>71829.9</text:p>
          </table:table-cell>
          <table:table-cell table:style-name="ce20" table:formula="of:=(1/2)*[.$B$58]*POWER([.$T$60];3)*POWER([.$D$58];2)*[.V15]" office:value-type="float" office:value="29210.46" calcext:value-type="float">
            <text:p>29210.5</text:p>
          </table:table-cell>
          <table:table-cell table:style-name="ce20" table:formula="of:=(1/2)*[.$B$58]*POWER([.$T$60];3)*POWER([.$D$58];2)*[.W15]" office:value-type="float" office:value="70989.04" calcext:value-type="float">
            <text:p>70989.0</text:p>
          </table:table-cell>
          <table:table-cell table:style-name="ce20" table:formula="of:=(1/2)*[.$B$58]*POWER([.$T$60];3)*POWER([.$D$58];2)*[.X15]" office:value-type="float" office:value="54930.9" calcext:value-type="float">
            <text:p>54930.9</text:p>
          </table:table-cell>
          <table:table-cell table:style-name="ce20" table:formula="of:=(1/2)*[.$B$58]*POWER([.$T$60];3)*POWER([.$D$58];2)*[.Y15]" office:value-type="float" office:value="73583.67" calcext:value-type="float">
            <text:p>73583.7</text:p>
          </table:table-cell>
          <table:table-cell table:style-name="ce20" table:formula="of:=(1/2)*[.$B$58]*POWER([.$T$60];3)*POWER([.$D$58];2)*[.Z15]" office:value-type="float" office:value="48509.53" calcext:value-type="float">
            <text:p>48509.5</text:p>
          </table:table-cell>
          <table:table-cell table:style-name="ce20" table:formula="of:=(1/2)*[.$B$58]*POWER([.$T$60];3)*POWER([.$D$58];2)*[.AA15]" office:value-type="float" office:value="75130.65" calcext:value-type="float">
            <text:p>75130.7</text:p>
          </table:table-cell>
          <table:table-cell table:formula="of:=(1/2)*[.$B$58]*POWER([.$T$60];3)*POWER([.$D$58];2)*[.AB15]" office:value-type="float" office:value="73305.37" calcext:value-type="float">
            <text:p>73305.4</text:p>
          </table:table-cell>
          <table:table-cell table:formula="of:=(1/2)*[.$B$58]*POWER([.$AC$60];3)*POWER([.$D$58];2)*[.AC15]" office:value-type="float" office:value="68165.72928" calcext:value-type="float">
            <text:p>68165.7</text:p>
          </table:table-cell>
          <table:table-cell table:style-name="ce20" table:formula="of:=(1/2)*[.$B$58]*POWER([.$AC$60];3)*POWER([.$D$58];2)*[.AD15]" office:value-type="float" office:value="71047.96416" calcext:value-type="float">
            <text:p>71048.0</text:p>
          </table:table-cell>
          <table:table-cell table:style-name="ce20" table:formula="of:=(1/2)*[.$B$58]*POWER([.$AC$60];3)*POWER([.$D$58];2)*[.AE15]" office:value-type="float" office:value="52543.95264" calcext:value-type="float">
            <text:p>52544.0</text:p>
          </table:table-cell>
          <table:table-cell table:style-name="ce20" table:formula="of:=(1/2)*[.$B$58]*POWER([.$AC$60];3)*POWER([.$D$58];2)*[.AF15]" office:value-type="float" office:value="73626.15744" calcext:value-type="float">
            <text:p>73626.2</text:p>
          </table:table-cell>
          <table:table-cell table:style-name="ce20" table:formula="of:=(1/2)*[.$B$58]*POWER([.$AC$60];3)*POWER([.$D$58];2)*[.AG15]" office:value-type="float" office:value="81753.01056" calcext:value-type="float">
            <text:p>81753.0</text:p>
          </table:table-cell>
          <table:table-cell table:style-name="ce20" table:formula="of:=(1/2)*[.$B$58]*POWER([.$AC$60];3)*POWER([.$D$58];2)*[.AH15]" office:value-type="float" office:value="69953.01696" calcext:value-type="float">
            <text:p>69953.0</text:p>
          </table:table-cell>
          <table:table-cell table:style-name="ce20" table:formula="of:=(1/2)*[.$B$58]*POWER([.$AC$60];3)*POWER([.$D$58];2)*[.AI15]" office:value-type="float" office:value="78926.01984" calcext:value-type="float">
            <text:p>78926.0</text:p>
          </table:table-cell>
          <table:table-cell table:style-name="ce20" table:formula="of:=(1/2)*[.$B$58]*POWER([.$AC$60];3)*POWER([.$D$58];2)*[.AJ15]" office:value-type="float" office:value="72880.56" calcext:value-type="float">
            <text:p>72880.6</text:p>
          </table:table-cell>
          <table:table-cell table:formula="of:=(1/2)*[.$B$58]*POWER([.$AC$60];3)*POWER([.$D$58];2)*[.AK15]" office:value-type="float" office:value="74220.33024" calcext:value-type="float">
            <text:p>74220.3</text:p>
          </table:table-cell>
        </table:table-row>
        <table:table-row table:style-name="ro1">
          <table:table-cell office:value-type="string" calcext:value-type="string">
            <text:p>t14</text:p>
          </table:table-cell>
          <table:table-cell table:style-name="ce20" table:formula="of:=(1/2)*[.$B$58]*POWER([.$B$60];3)*POWER([.$D$58];2)*[.B16]" office:value-type="float" office:value="19947.762" calcext:value-type="float">
            <text:p>19947.8</text:p>
          </table:table-cell>
          <table:table-cell table:style-name="ce20" table:formula="of:=(1/2)*[.$B$58]*POWER([.$B$60];3)*POWER([.$D$58];2)*[.C16]" office:value-type="float" office:value="22448.80224" calcext:value-type="float">
            <text:p>22448.8</text:p>
          </table:table-cell>
          <table:table-cell table:style-name="ce20" table:formula="of:=(1/2)*[.$B$58]*POWER([.$B$60];3)*POWER([.$D$58];2)*[.D16]" office:value-type="float" office:value="7165.098" calcext:value-type="float">
            <text:p>7165.1</text:p>
          </table:table-cell>
          <table:table-cell table:style-name="ce20" table:formula="of:=(1/2)*[.$B$58]*POWER([.$B$60];3)*POWER([.$D$58];2)*[.E16]" office:value-type="float" office:value="13700.55168" calcext:value-type="float">
            <text:p>13700.6</text:p>
          </table:table-cell>
          <table:table-cell table:style-name="ce20" table:formula="of:=(1/2)*[.$B$58]*POWER([.$B$60];3)*POWER([.$D$58];2)*[.F16]" office:value-type="float" office:value="7974.48456" calcext:value-type="float">
            <text:p>7974.5</text:p>
          </table:table-cell>
          <table:table-cell table:style-name="ce20" table:formula="of:=(1/2)*[.$B$58]*POWER([.$B$60];3)*POWER([.$D$58];2)*[.G16]" office:value-type="float" office:value="17231.0112" calcext:value-type="float">
            <text:p>17231.0</text:p>
          </table:table-cell>
          <table:table-cell table:style-name="ce20" table:formula="of:=(1/2)*[.$B$58]*POWER([.$B$60];3)*POWER([.$D$58];2)*[.H16]" office:value-type="float" office:value="3626.158104" calcext:value-type="float">
            <text:p>3626.2</text:p>
          </table:table-cell>
          <table:table-cell table:style-name="ce20" table:formula="of:=(1/2)*[.$B$58]*POWER([.$B$60];3)*POWER([.$D$58];2)*[.I16]" office:value-type="float" office:value="16101.7848" calcext:value-type="float">
            <text:p>16101.8</text:p>
          </table:table-cell>
          <table:table-cell table:style-name="ce20" table:formula="of:=(1/2)*[.$B$58]*POWER([.$B$60];3)*POWER([.$D$58];2)*[.J16]" office:value-type="float" office:value="11549.50704" calcext:value-type="float">
            <text:p>11549.5</text:p>
          </table:table-cell>
          <table:table-cell table:style-name="ce30" table:formula="of:=(1/2)*[.$B$58]*POWER([.$K$60];3)*POWER([.$D$58];2)*[.K16]" office:value-type="float" office:value="44959.94368" calcext:value-type="float">
            <text:p>44959.9</text:p>
          </table:table-cell>
          <table:table-cell table:style-name="ce30" table:formula="of:=(1/2)*[.$B$58]*POWER([.$K$60];3)*POWER([.$D$58];2)*[.L16]" office:value-type="float" office:value="48406.89664" calcext:value-type="float">
            <text:p>48406.9</text:p>
          </table:table-cell>
          <table:table-cell table:style-name="ce30" table:formula="of:=(1/2)*[.$B$58]*POWER([.$K$60];3)*POWER([.$D$58];2)*[.M16]" office:value-type="float" office:value="21120.8448" calcext:value-type="float">
            <text:p>21120.8</text:p>
          </table:table-cell>
          <table:table-cell table:style-name="ce30" table:formula="of:=(1/2)*[.$B$58]*POWER([.$K$60];3)*POWER([.$D$58];2)*[.N16]" office:value-type="float" office:value="33497.06752" calcext:value-type="float">
            <text:p>33497.1</text:p>
          </table:table-cell>
          <table:table-cell table:style-name="ce30" table:formula="of:=(1/2)*[.$B$58]*POWER([.$K$60];3)*POWER([.$D$58];2)*[.O16]" office:value-type="float" office:value="22323.40992" calcext:value-type="float">
            <text:p>22323.4</text:p>
          </table:table-cell>
          <table:table-cell table:style-name="ce30" table:formula="of:=(1/2)*[.$B$58]*POWER([.$K$60];3)*POWER([.$D$58];2)*[.P16]" office:value-type="float" office:value="43501.48608" calcext:value-type="float">
            <text:p>43501.5</text:p>
          </table:table-cell>
          <table:table-cell table:style-name="ce30" table:formula="of:=(1/2)*[.$B$58]*POWER([.$K$60];3)*POWER([.$D$58];2)*[.Q16]" office:value-type="float" office:value="13758.4896" calcext:value-type="float">
            <text:p>13758.5</text:p>
          </table:table-cell>
          <table:table-cell table:style-name="ce30" table:formula="of:=(1/2)*[.$B$58]*POWER([.$K$60];3)*POWER([.$D$58];2)*[.R16]" office:value-type="float" office:value="40449.02912" calcext:value-type="float">
            <text:p>40449.0</text:p>
          </table:table-cell>
          <table:table-cell table:style-name="ce30" table:formula="of:=(1/2)*[.$B$58]*POWER([.$K$60];3)*POWER([.$D$58];2)*[.S16]" office:value-type="float" office:value="29476.62336" calcext:value-type="float">
            <text:p>29476.6</text:p>
          </table:table-cell>
          <table:table-cell table:formula="of:=(1/2)*[.$B$58]*POWER([.$T$60];3)*POWER([.$D$58];2)*[.T16]" office:value-type="float" office:value="72463.11" calcext:value-type="float">
            <text:p>72463.1</text:p>
          </table:table-cell>
          <table:table-cell table:style-name="ce20" table:formula="of:=(1/2)*[.$B$58]*POWER([.$T$60];3)*POWER([.$D$58];2)*[.U16]" office:value-type="float" office:value="74284.02" calcext:value-type="float">
            <text:p>74284.0</text:p>
          </table:table-cell>
          <table:table-cell table:style-name="ce20" table:formula="of:=(1/2)*[.$B$58]*POWER([.$T$60];3)*POWER([.$D$58];2)*[.V16]" office:value-type="float" office:value="41730.97" calcext:value-type="float">
            <text:p>41731.0</text:p>
          </table:table-cell>
          <table:table-cell table:style-name="ce20" table:formula="of:=(1/2)*[.$B$58]*POWER([.$T$60];3)*POWER([.$D$58];2)*[.W16]" office:value-type="float" office:value="63411.92" calcext:value-type="float">
            <text:p>63411.9</text:p>
          </table:table-cell>
          <table:table-cell table:style-name="ce20" table:formula="of:=(1/2)*[.$B$58]*POWER([.$T$60];3)*POWER([.$D$58];2)*[.X16]" office:value-type="float" office:value="43073.25" calcext:value-type="float">
            <text:p>43073.3</text:p>
          </table:table-cell>
          <table:table-cell table:style-name="ce20" table:formula="of:=(1/2)*[.$B$58]*POWER([.$T$60];3)*POWER([.$D$58];2)*[.Y16]" office:value-type="float" office:value="71829.92" calcext:value-type="float">
            <text:p>71829.9</text:p>
          </table:table-cell>
          <table:table-cell table:style-name="ce20" table:formula="of:=(1/2)*[.$B$58]*POWER([.$T$60];3)*POWER([.$D$58];2)*[.Z16]" office:value-type="float" office:value="29210.46" calcext:value-type="float">
            <text:p>29210.5</text:p>
          </table:table-cell>
          <table:table-cell table:style-name="ce20" table:formula="of:=(1/2)*[.$B$58]*POWER([.$T$60];3)*POWER([.$D$58];2)*[.AA16]" office:value-type="float" office:value="70989.04" calcext:value-type="float">
            <text:p>70989.0</text:p>
          </table:table-cell>
          <table:table-cell table:formula="of:=(1/2)*[.$B$58]*POWER([.$T$60];3)*POWER([.$D$58];2)*[.AB16]" office:value-type="float" office:value="54930.9" calcext:value-type="float">
            <text:p>54930.9</text:p>
          </table:table-cell>
          <table:table-cell table:formula="of:=(1/2)*[.$B$58]*POWER([.$AC$60];3)*POWER([.$D$58];2)*[.AC16]" office:value-type="float" office:value="73799.83872" calcext:value-type="float">
            <text:p>73799.8</text:p>
          </table:table-cell>
          <table:table-cell table:style-name="ce20" table:formula="of:=(1/2)*[.$B$58]*POWER([.$AC$60];3)*POWER([.$D$58];2)*[.AD16]" office:value-type="float" office:value="71305.50528" calcext:value-type="float">
            <text:p>71305.5</text:p>
          </table:table-cell>
          <table:table-cell table:style-name="ce20" table:formula="of:=(1/2)*[.$B$58]*POWER([.$AC$60];3)*POWER([.$D$58];2)*[.AE16]" office:value-type="float" office:value="63880.13376" calcext:value-type="float">
            <text:p>63880.1</text:p>
          </table:table-cell>
          <table:table-cell table:style-name="ce20" table:formula="of:=(1/2)*[.$B$58]*POWER([.$AC$60];3)*POWER([.$D$58];2)*[.AF16]" office:value-type="float" office:value="82361.88864" calcext:value-type="float">
            <text:p>82361.9</text:p>
          </table:table-cell>
          <table:table-cell table:style-name="ce20" table:formula="of:=(1/2)*[.$B$58]*POWER([.$AC$60];3)*POWER([.$D$58];2)*[.AG16]" office:value-type="float" office:value="68165.72928" calcext:value-type="float">
            <text:p>68165.7</text:p>
          </table:table-cell>
          <table:table-cell table:style-name="ce20" table:formula="of:=(1/2)*[.$B$58]*POWER([.$AC$60];3)*POWER([.$D$58];2)*[.AH16]" office:value-type="float" office:value="71047.96416" calcext:value-type="float">
            <text:p>71048.0</text:p>
          </table:table-cell>
          <table:table-cell table:style-name="ce20" table:formula="of:=(1/2)*[.$B$58]*POWER([.$AC$60];3)*POWER([.$D$58];2)*[.AI16]" office:value-type="float" office:value="52543.95264" calcext:value-type="float">
            <text:p>52544.0</text:p>
          </table:table-cell>
          <table:table-cell table:style-name="ce20" table:formula="of:=(1/2)*[.$B$58]*POWER([.$AC$60];3)*POWER([.$D$58];2)*[.AJ16]" office:value-type="float" office:value="73626.15744" calcext:value-type="float">
            <text:p>73626.2</text:p>
          </table:table-cell>
          <table:table-cell table:formula="of:=(1/2)*[.$B$58]*POWER([.$AC$60];3)*POWER([.$D$58];2)*[.AK16]" office:value-type="float" office:value="81753.01056" calcext:value-type="float">
            <text:p>81753.0</text:p>
          </table:table-cell>
        </table:table-row>
        <table:table-row table:style-name="ro1">
          <table:table-cell office:value-type="string" calcext:value-type="string">
            <text:p>t15</text:p>
          </table:table-cell>
          <table:table-cell table:style-name="ce20" table:formula="of:=(1/2)*[.$B$58]*POWER([.$B$60];3)*POWER([.$D$58];2)*[.B17]" office:value-type="float" office:value="11626.75944" calcext:value-type="float">
            <text:p>11626.8</text:p>
          </table:table-cell>
          <table:table-cell table:style-name="ce20" table:formula="of:=(1/2)*[.$B$58]*POWER([.$B$60];3)*POWER([.$D$58];2)*[.C17]" office:value-type="float" office:value="15852.58992" calcext:value-type="float">
            <text:p>15852.6</text:p>
          </table:table-cell>
          <table:table-cell table:style-name="ce20" table:formula="of:=(1/2)*[.$B$58]*POWER([.$B$60];3)*POWER([.$D$58];2)*[.D17]" office:value-type="float" office:value="3686.668344" calcext:value-type="float">
            <text:p>3686.7</text:p>
          </table:table-cell>
          <table:table-cell table:style-name="ce20" table:formula="of:=(1/2)*[.$B$58]*POWER([.$B$60];3)*POWER([.$D$58];2)*[.E17]" office:value-type="float" office:value="17208.4068" calcext:value-type="float">
            <text:p>17208.4</text:p>
          </table:table-cell>
          <table:table-cell table:style-name="ce20" table:formula="of:=(1/2)*[.$B$58]*POWER([.$B$60];3)*POWER([.$D$58];2)*[.F17]" office:value-type="float" office:value="7978.90608" calcext:value-type="float">
            <text:p>7978.9</text:p>
          </table:table-cell>
          <table:table-cell table:style-name="ce20" table:formula="of:=(1/2)*[.$B$58]*POWER([.$B$60];3)*POWER([.$D$58];2)*[.G17]" office:value-type="float" office:value="13922.82" calcext:value-type="float">
            <text:p>13922.8</text:p>
          </table:table-cell>
          <table:table-cell table:style-name="ce20" table:formula="of:=(1/2)*[.$B$58]*POWER([.$B$60];3)*POWER([.$D$58];2)*[.H17]" office:value-type="float" office:value="6952.56696" calcext:value-type="float">
            <text:p>6952.6</text:p>
          </table:table-cell>
          <table:table-cell table:style-name="ce20" table:formula="of:=(1/2)*[.$B$58]*POWER([.$B$60];3)*POWER([.$D$58];2)*[.I17]" office:value-type="float" office:value="22486.55904" calcext:value-type="float">
            <text:p>22486.6</text:p>
          </table:table-cell>
          <table:table-cell table:style-name="ce20" table:formula="of:=(1/2)*[.$B$58]*POWER([.$B$60];3)*POWER([.$D$58];2)*[.J17]" office:value-type="float" office:value="20176.29" calcext:value-type="float">
            <text:p>20176.3</text:p>
          </table:table-cell>
          <table:table-cell table:style-name="ce20" table:formula="of:=(1/2)*[.$B$58]*POWER([.$K$60];3)*POWER([.$D$58];2)*[.K17]" office:value-type="float" office:value="29942.8352" calcext:value-type="float">
            <text:p>29942.8</text:p>
          </table:table-cell>
          <table:table-cell table:style-name="ce20" table:formula="of:=(1/2)*[.$B$58]*POWER([.$K$60];3)*POWER([.$D$58];2)*[.L17]" office:value-type="float" office:value="39622.35392" calcext:value-type="float">
            <text:p>39622.4</text:p>
          </table:table-cell>
          <table:table-cell table:style-name="ce20" table:formula="of:=(1/2)*[.$B$58]*POWER([.$K$60];3)*POWER([.$D$58];2)*[.M17]" office:value-type="float" office:value="14073.85088" calcext:value-type="float">
            <text:p>14073.9</text:p>
          </table:table-cell>
          <table:table-cell table:style-name="ce20" table:formula="of:=(1/2)*[.$B$58]*POWER([.$K$60];3)*POWER([.$D$58];2)*[.N17]" office:value-type="float" office:value="43383.60832" calcext:value-type="float">
            <text:p>43383.6</text:p>
          </table:table-cell>
          <table:table-cell table:style-name="ce20" table:formula="of:=(1/2)*[.$B$58]*POWER([.$K$60];3)*POWER([.$D$58];2)*[.O17]" office:value-type="float" office:value="22027.47904" calcext:value-type="float">
            <text:p>22027.5</text:p>
          </table:table-cell>
          <table:table-cell table:style-name="ce20" table:formula="of:=(1/2)*[.$B$58]*POWER([.$K$60];3)*POWER([.$D$58];2)*[.P17]" office:value-type="float" office:value="34407.7056" calcext:value-type="float">
            <text:p>34407.7</text:p>
          </table:table-cell>
          <table:table-cell table:style-name="ce20" table:formula="of:=(1/2)*[.$B$58]*POWER([.$K$60];3)*POWER([.$D$58];2)*[.Q17]" office:value-type="float" office:value="19859.6352" calcext:value-type="float">
            <text:p>19859.6</text:p>
          </table:table-cell>
          <table:table-cell table:style-name="ce20" table:formula="of:=(1/2)*[.$B$58]*POWER([.$K$60];3)*POWER([.$D$58];2)*[.R17]" office:value-type="float" office:value="48135.34208" calcext:value-type="float">
            <text:p>48135.3</text:p>
          </table:table-cell>
          <table:table-cell table:style-name="ce20" table:formula="of:=(1/2)*[.$B$58]*POWER([.$K$60];3)*POWER([.$D$58];2)*[.S17]" office:value-type="float" office:value="45263.05792" calcext:value-type="float">
            <text:p>45263.1</text:p>
          </table:table-cell>
          <table:table-cell table:formula="of:=(1/2)*[.$B$58]*POWER([.$T$60];3)*POWER([.$D$58];2)*[.T17]" office:value-type="float" office:value="55705.08" calcext:value-type="float">
            <text:p>55705.1</text:p>
          </table:table-cell>
          <table:table-cell table:style-name="ce20" table:formula="of:=(1/2)*[.$B$58]*POWER([.$T$60];3)*POWER([.$D$58];2)*[.U17]" office:value-type="float" office:value="71347.61" calcext:value-type="float">
            <text:p>71347.6</text:p>
          </table:table-cell>
          <table:table-cell table:style-name="ce20" table:formula="of:=(1/2)*[.$B$58]*POWER([.$T$60];3)*POWER([.$D$58];2)*[.V17]" office:value-type="float" office:value="29978.66" calcext:value-type="float">
            <text:p>29978.7</text:p>
          </table:table-cell>
          <table:table-cell table:style-name="ce20" table:formula="of:=(1/2)*[.$B$58]*POWER([.$T$60];3)*POWER([.$D$58];2)*[.W17]" office:value-type="float" office:value="72475.53" calcext:value-type="float">
            <text:p>72475.5</text:p>
          </table:table-cell>
          <table:table-cell table:style-name="ce20" table:formula="of:=(1/2)*[.$B$58]*POWER([.$T$60];3)*POWER([.$D$58];2)*[.X17]" office:value-type="float" office:value="41970.17" calcext:value-type="float">
            <text:p>41970.2</text:p>
          </table:table-cell>
          <table:table-cell table:style-name="ce20" table:formula="of:=(1/2)*[.$B$58]*POWER([.$T$60];3)*POWER([.$D$58];2)*[.Y17]" office:value-type="float" office:value="64670.71" calcext:value-type="float">
            <text:p>64670.7</text:p>
          </table:table-cell>
          <table:table-cell table:style-name="ce20" table:formula="of:=(1/2)*[.$B$58]*POWER([.$T$60];3)*POWER([.$D$58];2)*[.Z17]" office:value-type="float" office:value="38558.35" calcext:value-type="float">
            <text:p>38558.4</text:p>
          </table:table-cell>
          <table:table-cell table:style-name="ce20" table:formula="of:=(1/2)*[.$B$58]*POWER([.$T$60];3)*POWER([.$D$58];2)*[.AA17]" office:value-type="float" office:value="73432.1" calcext:value-type="float">
            <text:p>73432.1</text:p>
          </table:table-cell>
          <table:table-cell table:formula="of:=(1/2)*[.$B$58]*POWER([.$T$60];3)*POWER([.$D$58];2)*[.AB17]" office:value-type="float" office:value="73397.37" calcext:value-type="float">
            <text:p>73397.4</text:p>
          </table:table-cell>
          <table:table-cell table:formula="of:=(1/2)*[.$B$58]*POWER([.$AC$60];3)*POWER([.$D$58];2)*[.AC17]" office:value-type="float" office:value="70817.8464" calcext:value-type="float">
            <text:p>70817.8</text:p>
          </table:table-cell>
          <table:table-cell table:style-name="ce20" table:formula="of:=(1/2)*[.$B$58]*POWER([.$AC$60];3)*POWER([.$D$58];2)*[.AD17]" office:value-type="float" office:value="76419.36576" calcext:value-type="float">
            <text:p>76419.4</text:p>
          </table:table-cell>
          <table:table-cell table:style-name="ce20" table:formula="of:=(1/2)*[.$B$58]*POWER([.$AC$60];3)*POWER([.$D$58];2)*[.AE17]" office:value-type="float" office:value="54166.30272" calcext:value-type="float">
            <text:p>54166.3</text:p>
          </table:table-cell>
          <table:table-cell table:style-name="ce20" table:formula="of:=(1/2)*[.$B$58]*POWER([.$AC$60];3)*POWER([.$D$58];2)*[.AF17]" office:value-type="float" office:value="74180.98368" calcext:value-type="float">
            <text:p>74181.0</text:p>
          </table:table-cell>
          <table:table-cell table:style-name="ce20" table:formula="of:=(1/2)*[.$B$58]*POWER([.$AC$60];3)*POWER([.$D$58];2)*[.AG17]" office:value-type="float" office:value="68836.608" calcext:value-type="float">
            <text:p>68836.6</text:p>
          </table:table-cell>
          <table:table-cell table:style-name="ce20" table:formula="of:=(1/2)*[.$B$58]*POWER([.$AC$60];3)*POWER([.$D$58];2)*[.AH17]" office:value-type="float" office:value="69768.6048" calcext:value-type="float">
            <text:p>69768.6</text:p>
          </table:table-cell>
          <table:table-cell table:style-name="ce20" table:formula="of:=(1/2)*[.$B$58]*POWER([.$AC$60];3)*POWER([.$D$58];2)*[.AI17]" office:value-type="float" office:value="64577.64096" calcext:value-type="float">
            <text:p>64577.6</text:p>
          </table:table-cell>
          <table:table-cell table:style-name="ce20" table:formula="of:=(1/2)*[.$B$58]*POWER([.$AC$60];3)*POWER([.$D$58];2)*[.AJ17]" office:value-type="float" office:value="70220.49408" calcext:value-type="float">
            <text:p>70220.5</text:p>
          </table:table-cell>
          <table:table-cell table:formula="of:=(1/2)*[.$B$58]*POWER([.$AC$60];3)*POWER([.$D$58];2)*[.AK17]" office:value-type="float" office:value="73712.79936" calcext:value-type="float">
            <text:p>73712.8</text:p>
          </table:table-cell>
        </table:table-row>
        <table:table-row table:style-name="ro1">
          <table:table-cell office:value-type="string" calcext:value-type="string">
            <text:p>t16</text:p>
          </table:table-cell>
          <table:table-cell table:style-name="ce20" table:formula="of:=(1/2)*[.$B$58]*POWER([.$B$60];3)*POWER([.$D$58];2)*[.B18]" office:value-type="float" office:value="19820.3328" calcext:value-type="float">
            <text:p>19820.3</text:p>
          </table:table-cell>
          <table:table-cell table:style-name="ce20" table:formula="of:=(1/2)*[.$B$58]*POWER([.$B$60];3)*POWER([.$D$58];2)*[.C18]" office:value-type="float" office:value="23224.6548" calcext:value-type="float">
            <text:p>23224.7</text:p>
          </table:table-cell>
          <table:table-cell table:style-name="ce20" table:formula="of:=(1/2)*[.$B$58]*POWER([.$B$60];3)*POWER([.$D$58];2)*[.D18]" office:value-type="float" office:value="5107.55112" calcext:value-type="float">
            <text:p>5107.6</text:p>
          </table:table-cell>
          <table:table-cell table:style-name="ce20" table:formula="of:=(1/2)*[.$B$58]*POWER([.$B$60];3)*POWER([.$D$58];2)*[.E18]" office:value-type="float" office:value="13088.79216" calcext:value-type="float">
            <text:p>13088.8</text:p>
          </table:table-cell>
          <table:table-cell table:style-name="ce20" table:formula="of:=(1/2)*[.$B$58]*POWER([.$B$60];3)*POWER([.$D$58];2)*[.F18]" office:value-type="float" office:value="5684.73336" calcext:value-type="float">
            <text:p>5684.7</text:p>
          </table:table-cell>
          <table:table-cell table:style-name="ce20" table:formula="of:=(1/2)*[.$B$58]*POWER([.$B$60];3)*POWER([.$D$58];2)*[.G18]" office:value-type="float" office:value="13456.42416" calcext:value-type="float">
            <text:p>13456.4</text:p>
          </table:table-cell>
          <table:table-cell table:style-name="ce20" table:formula="of:=(1/2)*[.$B$58]*POWER([.$B$60];3)*POWER([.$D$58];2)*[.H18]" office:value-type="float" office:value="5018.12712" calcext:value-type="float">
            <text:p>5018.1</text:p>
          </table:table-cell>
          <table:table-cell table:style-name="ce20" table:formula="of:=(1/2)*[.$B$58]*POWER([.$B$60];3)*POWER([.$D$58];2)*[.I18]" office:value-type="float" office:value="23454.77256" calcext:value-type="float">
            <text:p>23454.8</text:p>
          </table:table-cell>
          <table:table-cell table:style-name="ce20" table:formula="of:=(1/2)*[.$B$58]*POWER([.$B$60];3)*POWER([.$D$58];2)*[.J18]" office:value-type="float" office:value="20203.91208" calcext:value-type="float">
            <text:p>20203.9</text:p>
          </table:table-cell>
          <table:table-cell table:style-name="ce20" table:formula="of:=(1/2)*[.$B$58]*POWER([.$K$60];3)*POWER([.$D$58];2)*[.K18]" office:value-type="float" office:value="44743.5008" calcext:value-type="float">
            <text:p>44743.5</text:p>
          </table:table-cell>
          <table:table-cell table:style-name="ce20" table:formula="of:=(1/2)*[.$B$58]*POWER([.$K$60];3)*POWER([.$D$58];2)*[.L18]" office:value-type="float" office:value="49145.13408" calcext:value-type="float">
            <text:p>49145.1</text:p>
          </table:table-cell>
          <table:table-cell table:style-name="ce20" table:formula="of:=(1/2)*[.$B$58]*POWER([.$K$60];3)*POWER([.$D$58];2)*[.M18]" office:value-type="float" office:value="19209.12896" calcext:value-type="float">
            <text:p>19209.1</text:p>
          </table:table-cell>
          <table:table-cell table:style-name="ce20" table:formula="of:=(1/2)*[.$B$58]*POWER([.$K$60];3)*POWER([.$D$58];2)*[.N18]" office:value-type="float" office:value="34546.54464" calcext:value-type="float">
            <text:p>34546.5</text:p>
          </table:table-cell>
          <table:table-cell table:style-name="ce20" table:formula="of:=(1/2)*[.$B$58]*POWER([.$K$60];3)*POWER([.$D$58];2)*[.O18]" office:value-type="float" office:value="16869.82656" calcext:value-type="float">
            <text:p>16869.8</text:p>
          </table:table-cell>
          <table:table-cell table:style-name="ce20" table:formula="of:=(1/2)*[.$B$58]*POWER([.$K$60];3)*POWER([.$D$58];2)*[.P18]" office:value-type="float" office:value="35829.30432" calcext:value-type="float">
            <text:p>35829.3</text:p>
          </table:table-cell>
          <table:table-cell table:style-name="ce20" table:formula="of:=(1/2)*[.$B$58]*POWER([.$K$60];3)*POWER([.$D$58];2)*[.Q18]" office:value-type="float" office:value="18293.19168" calcext:value-type="float">
            <text:p>18293.2</text:p>
          </table:table-cell>
          <table:table-cell table:style-name="ce20" table:formula="of:=(1/2)*[.$B$58]*POWER([.$K$60];3)*POWER([.$D$58];2)*[.R18]" office:value-type="float" office:value="49224.50432" calcext:value-type="float">
            <text:p>49224.5</text:p>
          </table:table-cell>
          <table:table-cell table:style-name="ce20" table:formula="of:=(1/2)*[.$B$58]*POWER([.$K$60];3)*POWER([.$D$58];2)*[.S18]" office:value-type="float" office:value="45290.02496" calcext:value-type="float">
            <text:p>45290.0</text:p>
          </table:table-cell>
          <table:table-cell table:formula="of:=(1/2)*[.$B$58]*POWER([.$T$60];3)*POWER([.$D$58];2)*[.T18]" office:value-type="float" office:value="72232.65" calcext:value-type="float">
            <text:p>72232.7</text:p>
          </table:table-cell>
          <table:table-cell table:style-name="ce20" table:formula="of:=(1/2)*[.$B$58]*POWER([.$T$60];3)*POWER([.$D$58];2)*[.U18]" office:value-type="float" office:value="74227.9" calcext:value-type="float">
            <text:p>74227.9</text:p>
          </table:table-cell>
          <table:table-cell table:style-name="ce20" table:formula="of:=(1/2)*[.$B$58]*POWER([.$T$60];3)*POWER([.$D$58];2)*[.V18]" office:value-type="float" office:value="37382.82" calcext:value-type="float">
            <text:p>37382.8</text:p>
          </table:table-cell>
          <table:table-cell table:style-name="ce20" table:formula="of:=(1/2)*[.$B$58]*POWER([.$T$60];3)*POWER([.$D$58];2)*[.W18]" office:value-type="float" office:value="66052.32" calcext:value-type="float">
            <text:p>66052.3</text:p>
          </table:table-cell>
          <table:table-cell table:style-name="ce20" table:formula="of:=(1/2)*[.$B$58]*POWER([.$T$60];3)*POWER([.$D$58];2)*[.X18]" office:value-type="float" office:value="35594.34" calcext:value-type="float">
            <text:p>35594.3</text:p>
          </table:table-cell>
          <table:table-cell table:style-name="ce20" table:formula="of:=(1/2)*[.$B$58]*POWER([.$T$60];3)*POWER([.$D$58];2)*[.Y18]" office:value-type="float" office:value="67101.58" calcext:value-type="float">
            <text:p>67101.6</text:p>
          </table:table-cell>
          <table:table-cell table:style-name="ce20" table:formula="of:=(1/2)*[.$B$58]*POWER([.$T$60];3)*POWER([.$D$58];2)*[.Z18]" office:value-type="float" office:value="34670.43" calcext:value-type="float">
            <text:p>34670.4</text:p>
          </table:table-cell>
          <table:table-cell table:style-name="ce20" table:formula="of:=(1/2)*[.$B$58]*POWER([.$T$60];3)*POWER([.$D$58];2)*[.AA18]" office:value-type="float" office:value="74680.54" calcext:value-type="float">
            <text:p>74680.5</text:p>
          </table:table-cell>
          <table:table-cell table:formula="of:=(1/2)*[.$B$58]*POWER([.$T$60];3)*POWER([.$D$58];2)*[.AB18]" office:value-type="float" office:value="73400.36" calcext:value-type="float">
            <text:p>73400.4</text:p>
          </table:table-cell>
          <table:table-cell table:formula="of:=(1/2)*[.$B$58]*POWER([.$AC$60];3)*POWER([.$D$58];2)*[.AC18]" office:value-type="float" office:value="73731.0816" calcext:value-type="float">
            <text:p>73731.1</text:p>
          </table:table-cell>
          <table:table-cell table:style-name="ce20" table:formula="of:=(1/2)*[.$B$58]*POWER([.$AC$60];3)*POWER([.$D$58];2)*[.AD18]" office:value-type="float" office:value="71750.24064" calcext:value-type="float">
            <text:p>71750.2</text:p>
          </table:table-cell>
          <table:table-cell table:style-name="ce20" table:formula="of:=(1/2)*[.$B$58]*POWER([.$AC$60];3)*POWER([.$D$58];2)*[.AE18]" office:value-type="float" office:value="60587.34336" calcext:value-type="float">
            <text:p>60587.3</text:p>
          </table:table-cell>
          <table:table-cell table:style-name="ce20" table:formula="of:=(1/2)*[.$B$58]*POWER([.$AC$60];3)*POWER([.$D$58];2)*[.AF18]" office:value-type="float" office:value="79802.77248" calcext:value-type="float">
            <text:p>79802.8</text:p>
          </table:table-cell>
          <table:table-cell table:style-name="ce20" table:formula="of:=(1/2)*[.$B$58]*POWER([.$AC$60];3)*POWER([.$D$58];2)*[.AG18]" office:value-type="float" office:value="60993.1296" calcext:value-type="float">
            <text:p>60993.1</text:p>
          </table:table-cell>
          <table:table-cell table:style-name="ce20" table:formula="of:=(1/2)*[.$B$58]*POWER([.$AC$60];3)*POWER([.$D$58];2)*[.AH18]" office:value-type="float" office:value="69792.84864" calcext:value-type="float">
            <text:p>69792.8</text:p>
          </table:table-cell>
          <table:table-cell table:style-name="ce20" table:formula="of:=(1/2)*[.$B$58]*POWER([.$AC$60];3)*POWER([.$D$58];2)*[.AI18]" office:value-type="float" office:value="56740.91904" calcext:value-type="float">
            <text:p>56740.9</text:p>
          </table:table-cell>
          <table:table-cell table:style-name="ce20" table:formula="of:=(1/2)*[.$B$58]*POWER([.$AC$60];3)*POWER([.$D$58];2)*[.AJ18]" office:value-type="float" office:value="72318.97728" calcext:value-type="float">
            <text:p>72319.0</text:p>
          </table:table-cell>
          <table:table-cell table:formula="of:=(1/2)*[.$B$58]*POWER([.$AC$60];3)*POWER([.$D$58];2)*[.AK18]" office:value-type="float" office:value="73343.5776" calcext:value-type="float">
            <text:p>73343.6</text:p>
          </table:table-cell>
        </table:table-row>
        <table:table-row table:style-name="ro1">
          <table:table-cell/>
          <table:table-cell table:style-name="ce21" table:formula="of:=SUM([.B62:.B77])/[.$E$58]" office:value-type="float" office:value="1.9265481375" calcext:value-type="float">
            <text:p>1.927</text:p>
          </table:table-cell>
          <table:table-cell table:style-name="ce21" table:formula="of:=SUM([.C62:.C77])/[.$E$58]" office:value-type="float" office:value="2.83308954375" calcext:value-type="float">
            <text:p>2.833</text:p>
          </table:table-cell>
          <table:table-cell table:style-name="ce21" table:formula="of:=SUM([.D62:.D77])/[.$E$58]" office:value-type="float" office:value="1.40103879" calcext:value-type="float">
            <text:p>1.401</text:p>
          </table:table-cell>
          <table:table-cell table:style-name="ce21" table:formula="of:=SUM([.E62:.E77])/[.$E$58]" office:value-type="float" office:value="2.82216425625" calcext:value-type="float">
            <text:p>2.822</text:p>
          </table:table-cell>
          <table:table-cell table:style-name="ce21" table:formula="of:=SUM([.F62:.F77])/[.$E$58]" office:value-type="float" office:value="1.9265481375" calcext:value-type="float">
            <text:p>1.927</text:p>
          </table:table-cell>
          <table:table-cell table:style-name="ce21" table:formula="of:=SUM([.G62:.G77])/[.$E$58]" office:value-type="float" office:value="2.83308954375" calcext:value-type="float">
            <text:p>2.833</text:p>
          </table:table-cell>
          <table:table-cell table:style-name="ce21" table:formula="of:=SUM([.H62:.H77])/[.$E$58]" office:value-type="float" office:value="1.40103879" calcext:value-type="float">
            <text:p>1.401</text:p>
          </table:table-cell>
          <table:table-cell table:style-name="ce21" table:formula="of:=SUM([.I62:.I77])/[.$E$58]" office:value-type="float" office:value="2.82216425625" calcext:value-type="float">
            <text:p>2.822</text:p>
          </table:table-cell>
          <table:table-cell table:style-name="ce21" table:formula="of:=SUM([.J62:.J77])/[.$E$58]" office:value-type="float" office:value="1.9265481375" calcext:value-type="float">
            <text:p>1.927</text:p>
          </table:table-cell>
          <table:table-cell table:style-name="ce31" table:formula="of:=SUM([.K62:.K77])/[.$E$58]" office:value-type="float" office:value="4.64104631111111" calcext:value-type="float">
            <text:p>4.641</text:p>
          </table:table-cell>
          <table:table-cell table:style-name="ce31" table:formula="of:=SUM([.L62:.L77])/[.$E$58]" office:value-type="float" office:value="6.32509404444444" calcext:value-type="float">
            <text:p>6.325</text:p>
          </table:table-cell>
          <table:table-cell table:style-name="ce31" table:formula="of:=SUM([.M62:.M77])/[.$E$58]" office:value-type="float" office:value="3.68622124444444" calcext:value-type="float">
            <text:p>3.686</text:p>
          </table:table-cell>
          <table:table-cell table:style-name="ce31" table:formula="of:=SUM([.N62:.N77])/[.$E$58]" office:value-type="float" office:value="6.29110004444444" calcext:value-type="float">
            <text:p>6.291</text:p>
          </table:table-cell>
          <table:table-cell table:style-name="ce31" table:formula="of:=SUM([.O62:.O77])/[.$E$58]" office:value-type="float" office:value="4.64104631111111" calcext:value-type="float">
            <text:p>4.641</text:p>
          </table:table-cell>
          <table:table-cell table:style-name="ce31" table:formula="of:=SUM([.P62:.P77])/[.$E$58]" office:value-type="float" office:value="6.32509404444444" calcext:value-type="float">
            <text:p>6.325</text:p>
          </table:table-cell>
          <table:table-cell table:style-name="ce31" table:formula="of:=SUM([.Q62:.Q77])/[.$E$58]" office:value-type="float" office:value="3.68622124444444" calcext:value-type="float">
            <text:p>3.686</text:p>
          </table:table-cell>
          <table:table-cell table:style-name="ce31" table:formula="of:=SUM([.R62:.R77])/[.$E$58]" office:value-type="float" office:value="6.29110004444444" calcext:value-type="float">
            <text:p>6.291</text:p>
          </table:table-cell>
          <table:table-cell table:style-name="ce31" table:formula="of:=SUM([.S62:.S77])/[.$E$58]" office:value-type="float" office:value="4.64104631111111" calcext:value-type="float">
            <text:p>4.641</text:p>
          </table:table-cell>
          <table:table-cell table:style-name="ce23" table:formula="of:=SUM([.T62:.T77])/[.$E$58]" office:value-type="float" office:value="8.10877178819444" calcext:value-type="float">
            <text:p>8.11</text:p>
          </table:table-cell>
          <table:table-cell table:style-name="ce23" table:formula="of:=SUM([.U62:.U77])/[.$E$58]" office:value-type="float" office:value="10.07922890625" calcext:value-type="float">
            <text:p>10.08</text:p>
          </table:table-cell>
          <table:table-cell table:style-name="ce23" table:formula="of:=SUM([.V62:.V77])/[.$E$58]" office:value-type="float" office:value="6.73505086805556" calcext:value-type="float">
            <text:p>6.74</text:p>
          </table:table-cell>
          <table:table-cell table:style-name="ce23" table:formula="of:=SUM([.W62:.W77])/[.$E$58]" office:value-type="float" office:value="10.07789921875" calcext:value-type="float">
            <text:p>10.08</text:p>
          </table:table-cell>
          <table:table-cell table:style-name="ce23" table:formula="of:=SUM([.X62:.X77])/[.$E$58]" office:value-type="float" office:value="8.10877178819444" calcext:value-type="float">
            <text:p>8.11</text:p>
          </table:table-cell>
          <table:table-cell table:style-name="ce23" table:formula="of:=SUM([.Y62:.Y77])/[.$E$58]" office:value-type="float" office:value="10.07922890625" calcext:value-type="float">
            <text:p>10.08</text:p>
          </table:table-cell>
          <table:table-cell table:style-name="ce23" table:formula="of:=SUM([.Z62:.Z77])/[.$E$58]" office:value-type="float" office:value="6.73505086805556" calcext:value-type="float">
            <text:p>6.74</text:p>
          </table:table-cell>
          <table:table-cell table:style-name="ce23" table:formula="of:=SUM([.AA62:.AA77])/[.$E$58]" office:value-type="float" office:value="10.07789921875" calcext:value-type="float">
            <text:p>10.08</text:p>
          </table:table-cell>
          <table:table-cell table:style-name="ce23" table:formula="of:=SUM([.AB62:.AB77])/[.$E$58]" office:value-type="float" office:value="8.10877178819445" calcext:value-type="float">
            <text:p>8.11</text:p>
          </table:table-cell>
          <table:table-cell table:style-name="ce23" table:formula="of:=SUM([.AC62:.AC77])/[.$E$58]" office:value-type="float" office:value="10.07749485" calcext:value-type="float">
            <text:p>10.08</text:p>
          </table:table-cell>
          <table:table-cell table:style-name="ce23" table:formula="of:=SUM([.AD62:.AD77])/[.$E$58]" office:value-type="float" office:value="9.9094557" calcext:value-type="float">
            <text:p>9.91</text:p>
          </table:table-cell>
          <table:table-cell table:style-name="ce23" table:formula="of:=SUM([.AE62:.AE77])/[.$E$58]" office:value-type="float" office:value="9.23870325" calcext:value-type="float">
            <text:p>9.24</text:p>
          </table:table-cell>
          <table:table-cell table:style-name="ce23" table:formula="of:=SUM([.AF62:.AF77])/[.$E$58]" office:value-type="float" office:value="10.2316098" calcext:value-type="float">
            <text:p>10.23</text:p>
          </table:table-cell>
          <table:table-cell table:style-name="ce23" table:formula="of:=SUM([.AG62:.AG77])/[.$E$58]" office:value-type="float" office:value="10.07749485" calcext:value-type="float">
            <text:p>10.08</text:p>
          </table:table-cell>
          <table:table-cell table:style-name="ce23" table:formula="of:=SUM([.AH62:.AH77])/[.$E$58]" office:value-type="float" office:value="9.9094557" calcext:value-type="float">
            <text:p>9.91</text:p>
          </table:table-cell>
          <table:table-cell table:style-name="ce23" table:formula="of:=SUM([.AI62:.AI77])/[.$E$58]" office:value-type="float" office:value="9.23870325" calcext:value-type="float">
            <text:p>9.24</text:p>
          </table:table-cell>
          <table:table-cell table:style-name="ce23" table:formula="of:=SUM([.AJ62:.AJ77])/[.$E$58]" office:value-type="float" office:value="10.2316098" calcext:value-type="float">
            <text:p>10.23</text:p>
          </table:table-cell>
          <table:table-cell table:style-name="ce23" table:formula="of:=SUM([.AK62:.AK77])/[.$E$58]" office:value-type="float" office:value="10.07749485" calcext:value-type="float">
            <text:p>10.08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7"/>
          <table:table-cell table:style-name="Default"/>
        </table:table-row>
        <table:table-row table:style-name="ro1">
          <table:table-cell/>
          <table:table-cell table:number-columns-repeated="9" table:style-name="ce1" office:value-type="float" office:value="6" calcext:value-type="float">
            <text:p>6</text:p>
          </table:table-cell>
          <table:table-cell table:number-columns-repeated="9" table:style-name="ce10" office:value-type="float" office:value="8" calcext:value-type="float">
            <text:p>8</text:p>
          </table:table-cell>
          <table:table-cell table:number-columns-repeated="9" table:style-name="ce11" office:value-type="float" office:value="10" calcext:value-type="float">
            <text:p>10</text:p>
          </table:table-cell>
          <table:table-cell table:number-columns-repeated="9" table:style-name="ce12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35" calcext:value-type="float">
            <text:p>135</text:p>
          </table:table-cell>
          <table:table-cell office:value-type="float" office:value="157.5" calcext:value-type="float">
            <text:p>157.5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35" calcext:value-type="float">
            <text:p>135</text:p>
          </table:table-cell>
          <table:table-cell office:value-type="float" office:value="157.5" calcext:value-type="float">
            <text:p>157.5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35" calcext:value-type="float">
            <text:p>135</text:p>
          </table:table-cell>
          <table:table-cell office:value-type="float" office:value="157.5" calcext:value-type="float">
            <text:p>157.5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35" calcext:value-type="float">
            <text:p>135</text:p>
          </table:table-cell>
          <table:table-cell office:value-type="float" office:value="157.5" calcext:value-type="float">
            <text:p>157.5</text:p>
          </table:table-cell>
          <table:table-cell table:style-name="Default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01</text:p>
          </table:table-cell>
          <table:table-cell table:style-name="ce22" table:formula="of:=(1/2)*[.$B$58]*POWER([.$B$60];3)*POWER([.$D$58];2)*[.B23]" office:value-type="float" office:value="18331.77096" calcext:value-type="float">
            <text:p>18,331.8</text:p>
          </table:table-cell>
          <table:table-cell table:style-name="ce22" table:formula="of:=(1/2)*[.$B$58]*POWER([.$B$60];3)*POWER([.$D$58];2)*[.C23]" office:value-type="float" office:value="19121.03712" calcext:value-type="float">
            <text:p>19,121.0</text:p>
          </table:table-cell>
          <table:table-cell table:style-name="ce22" table:formula="of:=(1/2)*[.$B$58]*POWER([.$B$60];3)*POWER([.$D$58];2)*[.D23]" office:value-type="float" office:value="21200.6916" calcext:value-type="float">
            <text:p>21,200.7</text:p>
          </table:table-cell>
          <table:table-cell table:style-name="ce22" table:formula="of:=(1/2)*[.$B$58]*POWER([.$B$60];3)*POWER([.$D$58];2)*[.E23]" office:value-type="float" office:value="22978.09296" calcext:value-type="float">
            <text:p>22,978.1</text:p>
          </table:table-cell>
          <table:table-cell table:style-name="ce22" table:formula="of:=(1/2)*[.$B$58]*POWER([.$B$60];3)*POWER([.$D$58];2)*[.F23]" office:value-type="float" office:value="22087.4796" calcext:value-type="float">
            <text:p>22,087.5</text:p>
          </table:table-cell>
          <table:table-cell table:style-name="ce22" table:formula="of:=(1/2)*[.$B$58]*POWER([.$B$60];3)*POWER([.$D$58];2)*[.G23]" office:value-type="float" office:value="23874.07176" calcext:value-type="float">
            <text:p>23,874.1</text:p>
          </table:table-cell>
          <table:table-cell table:style-name="ce22" table:formula="of:=(1/2)*[.$B$58]*POWER([.$B$60];3)*POWER([.$D$58];2)*[.H23]" office:value-type="float" office:value="24248.46024" calcext:value-type="float">
            <text:p>24,248.5</text:p>
          </table:table-cell>
          <table:table-cell table:style-name="ce22" table:formula="of:=(1/2)*[.$B$58]*POWER([.$B$60];3)*POWER([.$D$58];2)*[.I23]" office:value-type="float" office:value="7362.47664" calcext:value-type="float">
            <text:p>7,362.5</text:p>
          </table:table-cell>
          <table:table-cell table:style-name="ce22" table:formula="of:=(1/2)*[.$B$58]*POWER([.$B$60];3)*POWER([.$D$58];2)*[.J23]" office:value-type="float" office:value="4426.403544" calcext:value-type="float">
            <text:p>4,426.4</text:p>
          </table:table-cell>
          <table:table-cell table:style-name="ce32" table:formula="of:=(1/2)*[.$B$58]*POWER([.$K$60];3)*POWER([.$D$58];2)*[.K23]" office:value-type="float" office:value="43228.75392" calcext:value-type="float">
            <text:p>43228.754</text:p>
          </table:table-cell>
          <table:table-cell table:style-name="ce32" table:formula="of:=(1/2)*[.$B$58]*POWER([.$K$60];3)*POWER([.$D$58];2)*[.L23]" office:value-type="float" office:value="43698.61632" calcext:value-type="float">
            <text:p>43698.616</text:p>
          </table:table-cell>
          <table:table-cell table:style-name="ce32" table:formula="of:=(1/2)*[.$B$58]*POWER([.$K$60];3)*POWER([.$D$58];2)*[.M23]" office:value-type="float" office:value="47386.624" calcext:value-type="float">
            <text:p>47386.624</text:p>
          </table:table-cell>
          <table:table-cell table:style-name="ce32" table:formula="of:=(1/2)*[.$B$58]*POWER([.$K$60];3)*POWER([.$D$58];2)*[.N23]" office:value-type="float" office:value="49363.34336" calcext:value-type="float">
            <text:p>49363.343</text:p>
          </table:table-cell>
          <table:table-cell table:style-name="ce32" table:formula="of:=(1/2)*[.$B$58]*POWER([.$K$60];3)*POWER([.$D$58];2)*[.O23]" office:value-type="float" office:value="48252.51328" calcext:value-type="float">
            <text:p>48252.513</text:p>
          </table:table-cell>
          <table:table-cell table:style-name="ce32" table:formula="of:=(1/2)*[.$B$58]*POWER([.$K$60];3)*POWER([.$D$58];2)*[.P23]" office:value-type="float" office:value="50640.9216" calcext:value-type="float">
            <text:p>50640.922</text:p>
          </table:table-cell>
          <table:table-cell table:style-name="ce32" table:formula="of:=(1/2)*[.$B$58]*POWER([.$K$60];3)*POWER([.$D$58];2)*[.Q23]" office:value-type="float" office:value="51582.76608" calcext:value-type="float">
            <text:p>51582.766</text:p>
          </table:table-cell>
          <table:table-cell table:style-name="ce32" table:formula="of:=(1/2)*[.$B$58]*POWER([.$K$60];3)*POWER([.$D$58];2)*[.R23]" office:value-type="float" office:value="28416.0768" calcext:value-type="float">
            <text:p>28416.077</text:p>
          </table:table-cell>
          <table:table-cell table:style-name="ce32" table:formula="of:=(1/2)*[.$B$58]*POWER([.$K$60];3)*POWER([.$D$58];2)*[.S23]" office:value-type="float" office:value="18691.57376" calcext:value-type="float">
            <text:p>18691.574</text:p>
          </table:table-cell>
          <table:table-cell table:formula="of:=(1/2)*[.$B$58]*POWER([.$T$60];3)*POWER([.$D$58];2)*[.T23]" office:value-type="float" office:value="71659.03" calcext:value-type="float">
            <text:p>71659.0</text:p>
          </table:table-cell>
          <table:table-cell table:style-name="ce20" table:formula="of:=(1/2)*[.$B$58]*POWER([.$T$60];3)*POWER([.$D$58];2)*[.U23]" office:value-type="float" office:value="71883.28" calcext:value-type="float">
            <text:p>71883.3</text:p>
          </table:table-cell>
          <table:table-cell table:style-name="ce20" table:formula="of:=(1/2)*[.$B$58]*POWER([.$T$60];3)*POWER([.$D$58];2)*[.V23]" office:value-type="float" office:value="74830.73" calcext:value-type="float">
            <text:p>74830.7</text:p>
          </table:table-cell>
          <table:table-cell table:style-name="ce20" table:formula="of:=(1/2)*[.$B$58]*POWER([.$T$60];3)*POWER([.$D$58];2)*[.W23]" office:value-type="float" office:value="75288.43" calcext:value-type="float">
            <text:p>75288.4</text:p>
          </table:table-cell>
          <table:table-cell table:style-name="ce20" table:formula="of:=(1/2)*[.$B$58]*POWER([.$T$60];3)*POWER([.$D$58];2)*[.X23]" office:value-type="float" office:value="74839.93" calcext:value-type="float">
            <text:p>74839.9</text:p>
          </table:table-cell>
          <table:table-cell table:style-name="ce20" table:formula="of:=(1/2)*[.$B$58]*POWER([.$T$60];3)*POWER([.$D$58];2)*[.Y23]" office:value-type="float" office:value="75798.11" calcext:value-type="float">
            <text:p>75798.1</text:p>
          </table:table-cell>
          <table:table-cell table:style-name="ce20" table:formula="of:=(1/2)*[.$B$58]*POWER([.$T$60];3)*POWER([.$D$58];2)*[.Z23]" office:value-type="float" office:value="75743.6" calcext:value-type="float">
            <text:p>75743.6</text:p>
          </table:table-cell>
          <table:table-cell table:style-name="ce20" table:formula="of:=(1/2)*[.$B$58]*POWER([.$T$60];3)*POWER([.$D$58];2)*[.AA23]" office:value-type="float" office:value="61133.31" calcext:value-type="float">
            <text:p>61133.3</text:p>
          </table:table-cell>
          <table:table-cell table:formula="of:=(1/2)*[.$B$58]*POWER([.$T$60];3)*POWER([.$D$58];2)*[.AB23]" office:value-type="float" office:value="42611.18" calcext:value-type="float">
            <text:p>42611.2</text:p>
          </table:table-cell>
          <table:table-cell table:formula="of:=(1/2)*[.$B$58]*POWER([.$AC$60];3)*POWER([.$D$58];2)*[.AC23]" office:value-type="float" office:value="73712.79936" calcext:value-type="float">
            <text:p>73712.8</text:p>
          </table:table-cell>
          <table:table-cell table:style-name="ce20" table:formula="of:=(1/2)*[.$B$58]*POWER([.$AC$60];3)*POWER([.$D$58];2)*[.AD23]" office:value-type="float" office:value="73630.92672" calcext:value-type="float">
            <text:p>73630.9</text:p>
          </table:table-cell>
          <table:table-cell table:style-name="ce20" table:formula="of:=(1/2)*[.$B$58]*POWER([.$AC$60];3)*POWER([.$D$58];2)*[.AE23]" office:value-type="float" office:value="73052.25408" calcext:value-type="float">
            <text:p>73052.3</text:p>
          </table:table-cell>
          <table:table-cell table:style-name="ce20" table:formula="of:=(1/2)*[.$B$58]*POWER([.$AC$60];3)*POWER([.$D$58];2)*[.AF23]" office:value-type="float" office:value="71306.6976" calcext:value-type="float">
            <text:p>71306.7</text:p>
          </table:table-cell>
          <table:table-cell table:style-name="ce20" table:formula="of:=(1/2)*[.$B$58]*POWER([.$AC$60];3)*POWER([.$D$58];2)*[.AG23]" office:value-type="float" office:value="72742.25088" calcext:value-type="float">
            <text:p>72742.3</text:p>
          </table:table-cell>
          <table:table-cell table:style-name="ce20" table:formula="of:=(1/2)*[.$B$58]*POWER([.$AC$60];3)*POWER([.$D$58];2)*[.AH23]" office:value-type="float" office:value="70680.33216" calcext:value-type="float">
            <text:p>70680.3</text:p>
          </table:table-cell>
          <table:table-cell table:style-name="ce20" table:formula="of:=(1/2)*[.$B$58]*POWER([.$AC$60];3)*POWER([.$D$58];2)*[.AI23]" office:value-type="float" office:value="70979.20704" calcext:value-type="float">
            <text:p>70979.2</text:p>
          </table:table-cell>
          <table:table-cell table:style-name="ce20" table:formula="of:=(1/2)*[.$B$58]*POWER([.$AC$60];3)*POWER([.$D$58];2)*[.AJ23]" office:value-type="float" office:value="82468.40256" calcext:value-type="float">
            <text:p>82468.4</text:p>
          </table:table-cell>
          <table:table-cell table:formula="of:=(1/2)*[.$B$58]*POWER([.$AC$60];3)*POWER([.$D$58];2)*[.AK23]" office:value-type="float" office:value="72060.64128" calcext:value-type="float">
            <text:p>72060.6</text:p>
          </table:table-cell>
        </table:table-row>
        <table:table-row table:style-name="ro1">
          <table:table-cell office:value-type="string" calcext:value-type="string">
            <text:p>t02</text:p>
          </table:table-cell>
          <table:table-cell table:style-name="ce22" table:formula="of:=(1/2)*[.$B$58]*POWER([.$B$60];3)*POWER([.$D$58];2)*[.B24]" office:value-type="float" office:value="5073.12288" calcext:value-type="float">
            <text:p>5,073.1</text:p>
          </table:table-cell>
          <table:table-cell table:style-name="ce22" table:formula="of:=(1/2)*[.$B$58]*POWER([.$B$60];3)*POWER([.$D$58];2)*[.C24]" office:value-type="float" office:value="6871.2408" calcext:value-type="float">
            <text:p>6,871.2</text:p>
          </table:table-cell>
          <table:table-cell table:style-name="ce22" table:formula="of:=(1/2)*[.$B$58]*POWER([.$B$60];3)*POWER([.$D$58];2)*[.D24]" office:value-type="float" office:value="24733.9332" calcext:value-type="float">
            <text:p>24,733.9</text:p>
          </table:table-cell>
          <table:table-cell table:style-name="ce22" table:formula="of:=(1/2)*[.$B$58]*POWER([.$B$60];3)*POWER([.$D$58];2)*[.E24]" office:value-type="float" office:value="24284.03112" calcext:value-type="float">
            <text:p>24,284.0</text:p>
          </table:table-cell>
          <table:table-cell table:style-name="ce22" table:formula="of:=(1/2)*[.$B$58]*POWER([.$B$60];3)*POWER([.$D$58];2)*[.F24]" office:value-type="float" office:value="22519.24848" calcext:value-type="float">
            <text:p>22,519.2</text:p>
          </table:table-cell>
          <table:table-cell table:style-name="ce22" table:formula="of:=(1/2)*[.$B$58]*POWER([.$B$60];3)*POWER([.$D$58];2)*[.G24]" office:value-type="float" office:value="23211.58896" calcext:value-type="float">
            <text:p>23,211.6</text:p>
          </table:table-cell>
          <table:table-cell table:style-name="ce22" table:formula="of:=(1/2)*[.$B$58]*POWER([.$B$60];3)*POWER([.$D$58];2)*[.H24]" office:value-type="float" office:value="21206.75256" calcext:value-type="float">
            <text:p>21,206.8</text:p>
          </table:table-cell>
          <table:table-cell table:style-name="ce22" table:formula="of:=(1/2)*[.$B$58]*POWER([.$B$60];3)*POWER([.$D$58];2)*[.I24]" office:value-type="float" office:value="18735.91776" calcext:value-type="float">
            <text:p>18,735.9</text:p>
          </table:table-cell>
          <table:table-cell table:style-name="ce22" table:formula="of:=(1/2)*[.$B$58]*POWER([.$B$60];3)*POWER([.$D$58];2)*[.J24]" office:value-type="float" office:value="17949.33432" calcext:value-type="float">
            <text:p>17,949.3</text:p>
          </table:table-cell>
          <table:table-cell table:style-name="ce32" table:formula="of:=(1/2)*[.$B$58]*POWER([.$K$60];3)*POWER([.$D$58];2)*[.K24]" office:value-type="float" office:value="19877.2992" calcext:value-type="float">
            <text:p>19877.299</text:p>
          </table:table-cell>
          <table:table-cell table:style-name="ce32" table:formula="of:=(1/2)*[.$B$58]*POWER([.$K$60];3)*POWER([.$D$58];2)*[.L24]" office:value-type="float" office:value="27317.9648" calcext:value-type="float">
            <text:p>27317.965</text:p>
          </table:table-cell>
          <table:table-cell table:style-name="ce32" table:formula="of:=(1/2)*[.$B$58]*POWER([.$K$60];3)*POWER([.$D$58];2)*[.M24]" office:value-type="float" office:value="52003.87584" calcext:value-type="float">
            <text:p>52003.876</text:p>
          </table:table-cell>
          <table:table-cell table:style-name="ce32" table:formula="of:=(1/2)*[.$B$58]*POWER([.$K$60];3)*POWER([.$D$58];2)*[.N24]" office:value-type="float" office:value="50970.88512" calcext:value-type="float">
            <text:p>50970.885</text:p>
          </table:table-cell>
          <table:table-cell table:style-name="ce32" table:formula="of:=(1/2)*[.$B$58]*POWER([.$K$60];3)*POWER([.$D$58];2)*[.O24]" office:value-type="float" office:value="48643.712" calcext:value-type="float">
            <text:p>48643.712</text:p>
          </table:table-cell>
          <table:table-cell table:style-name="ce32" table:formula="of:=(1/2)*[.$B$58]*POWER([.$K$60];3)*POWER([.$D$58];2)*[.P24]" office:value-type="float" office:value="49604.16256" calcext:value-type="float">
            <text:p>49604.163</text:p>
          </table:table-cell>
          <table:table-cell table:style-name="ce32" table:formula="of:=(1/2)*[.$B$58]*POWER([.$K$60];3)*POWER([.$D$58];2)*[.Q24]" office:value-type="float" office:value="47385.91744" calcext:value-type="float">
            <text:p>47385.917</text:p>
          </table:table-cell>
          <table:table-cell table:style-name="ce32" table:formula="of:=(1/2)*[.$B$58]*POWER([.$K$60];3)*POWER([.$D$58];2)*[.R24]" office:value-type="float" office:value="43293.8752" calcext:value-type="float">
            <text:p>43293.875</text:p>
          </table:table-cell>
          <table:table-cell table:style-name="ce32" table:formula="of:=(1/2)*[.$B$58]*POWER([.$K$60];3)*POWER([.$D$58];2)*[.S24]" office:value-type="float" office:value="42722.03264" calcext:value-type="float">
            <text:p>42722.033</text:p>
          </table:table-cell>
          <table:table-cell table:formula="of:=(1/2)*[.$B$58]*POWER([.$T$60];3)*POWER([.$D$58];2)*[.T24]" office:value-type="float" office:value="43981.52" calcext:value-type="float">
            <text:p>43981.5</text:p>
          </table:table-cell>
          <table:table-cell table:style-name="ce20" table:formula="of:=(1/2)*[.$B$58]*POWER([.$T$60];3)*POWER([.$D$58];2)*[.U24]" office:value-type="float" office:value="59447.41" calcext:value-type="float">
            <text:p>59447.4</text:p>
          </table:table-cell>
          <table:table-cell table:style-name="ce20" table:formula="of:=(1/2)*[.$B$58]*POWER([.$T$60];3)*POWER([.$D$58];2)*[.V24]" office:value-type="float" office:value="73775.49" calcext:value-type="float">
            <text:p>73775.5</text:p>
          </table:table-cell>
          <table:table-cell table:style-name="ce20" table:formula="of:=(1/2)*[.$B$58]*POWER([.$T$60];3)*POWER([.$D$58];2)*[.W24]" office:value-type="float" office:value="73954.89" calcext:value-type="float">
            <text:p>73954.9</text:p>
          </table:table-cell>
          <table:table-cell table:style-name="ce20" table:formula="of:=(1/2)*[.$B$58]*POWER([.$T$60];3)*POWER([.$D$58];2)*[.X24]" office:value-type="float" office:value="72764.18" calcext:value-type="float">
            <text:p>72764.2</text:p>
          </table:table-cell>
          <table:table-cell table:style-name="ce20" table:formula="of:=(1/2)*[.$B$58]*POWER([.$T$60];3)*POWER([.$D$58];2)*[.Y24]" office:value-type="float" office:value="73755.94" calcext:value-type="float">
            <text:p>73755.9</text:p>
          </table:table-cell>
          <table:table-cell table:style-name="ce20" table:formula="of:=(1/2)*[.$B$58]*POWER([.$T$60];3)*POWER([.$D$58];2)*[.Z24]" office:value-type="float" office:value="73235.91" calcext:value-type="float">
            <text:p>73235.9</text:p>
          </table:table-cell>
          <table:table-cell table:style-name="ce20" table:formula="of:=(1/2)*[.$B$58]*POWER([.$T$60];3)*POWER([.$D$58];2)*[.AA24]" office:value-type="float" office:value="70576.42" calcext:value-type="float">
            <text:p>70576.4</text:p>
          </table:table-cell>
          <table:table-cell table:formula="of:=(1/2)*[.$B$58]*POWER([.$T$60];3)*POWER([.$D$58];2)*[.AB24]" office:value-type="float" office:value="69871.7" calcext:value-type="float">
            <text:p>69871.7</text:p>
          </table:table-cell>
          <table:table-cell table:formula="of:=(1/2)*[.$B$58]*POWER([.$AC$60];3)*POWER([.$D$58];2)*[.AC24]" office:value-type="float" office:value="71505.02016" calcext:value-type="float">
            <text:p>71505.0</text:p>
          </table:table-cell>
          <table:table-cell table:style-name="ce20" table:formula="of:=(1/2)*[.$B$58]*POWER([.$AC$60];3)*POWER([.$D$58];2)*[.AD24]" office:value-type="float" office:value="77160.59136" calcext:value-type="float">
            <text:p>77160.6</text:p>
          </table:table-cell>
          <table:table-cell table:style-name="ce20" table:formula="of:=(1/2)*[.$B$58]*POWER([.$AC$60];3)*POWER([.$D$58];2)*[.AE24]" office:value-type="float" office:value="62180.68032" calcext:value-type="float">
            <text:p>62180.7</text:p>
          </table:table-cell>
          <table:table-cell table:style-name="ce20" table:formula="of:=(1/2)*[.$B$58]*POWER([.$AC$60];3)*POWER([.$D$58];2)*[.AF24]" office:value-type="float" office:value="61846.43328" calcext:value-type="float">
            <text:p>61846.4</text:p>
          </table:table-cell>
          <table:table-cell table:style-name="ce20" table:formula="of:=(1/2)*[.$B$58]*POWER([.$AC$60];3)*POWER([.$D$58];2)*[.AG24]" office:value-type="float" office:value="64245.38112" calcext:value-type="float">
            <text:p>64245.4</text:p>
          </table:table-cell>
          <table:table-cell table:style-name="ce20" table:formula="of:=(1/2)*[.$B$58]*POWER([.$AC$60];3)*POWER([.$D$58];2)*[.AH24]" office:value-type="float" office:value="62758.95552" calcext:value-type="float">
            <text:p>62759.0</text:p>
          </table:table-cell>
          <table:table-cell table:style-name="ce20" table:formula="of:=(1/2)*[.$B$58]*POWER([.$AC$60];3)*POWER([.$D$58];2)*[.AI24]" office:value-type="float" office:value="64685.74464" calcext:value-type="float">
            <text:p>64685.7</text:p>
          </table:table-cell>
          <table:table-cell table:style-name="ce20" table:formula="of:=(1/2)*[.$B$58]*POWER([.$AC$60];3)*POWER([.$D$58];2)*[.AJ24]" office:value-type="float" office:value="67519.88928" calcext:value-type="float">
            <text:p>67519.9</text:p>
          </table:table-cell>
          <table:table-cell table:formula="of:=(1/2)*[.$B$58]*POWER([.$AC$60];3)*POWER([.$D$58];2)*[.AK24]" office:value-type="float" office:value="68476.52736" calcext:value-type="float">
            <text:p>68476.5</text:p>
          </table:table-cell>
        </table:table-row>
        <table:table-row table:style-name="ro1">
          <table:table-cell office:value-type="string" calcext:value-type="string">
            <text:p>t03</text:p>
          </table:table-cell>
          <table:table-cell table:style-name="ce22" table:formula="of:=(1/2)*[.$B$58]*POWER([.$B$60];3)*POWER([.$D$58];2)*[.B25]" office:value-type="float" office:value="18145.47096" calcext:value-type="float">
            <text:p>18,145.5</text:p>
          </table:table-cell>
          <table:table-cell table:style-name="ce22" table:formula="of:=(1/2)*[.$B$58]*POWER([.$B$60];3)*POWER([.$D$58];2)*[.C25]" office:value-type="float" office:value="18565.96248" calcext:value-type="float">
            <text:p>18,566.0</text:p>
          </table:table-cell>
          <table:table-cell table:style-name="ce22" table:formula="of:=(1/2)*[.$B$58]*POWER([.$B$60];3)*POWER([.$D$58];2)*[.D25]" office:value-type="float" office:value="22054.194" calcext:value-type="float">
            <text:p>22,054.2</text:p>
          </table:table-cell>
          <table:table-cell table:style-name="ce22" table:formula="of:=(1/2)*[.$B$58]*POWER([.$B$60];3)*POWER([.$D$58];2)*[.E25]" office:value-type="float" office:value="21811.60656" calcext:value-type="float">
            <text:p>21,811.6</text:p>
          </table:table-cell>
          <table:table-cell table:style-name="ce22" table:formula="of:=(1/2)*[.$B$58]*POWER([.$B$60];3)*POWER([.$D$58];2)*[.F25]" office:value-type="float" office:value="21550.28976" calcext:value-type="float">
            <text:p>21,550.3</text:p>
          </table:table-cell>
          <table:table-cell table:style-name="ce22" table:formula="of:=(1/2)*[.$B$58]*POWER([.$B$60];3)*POWER([.$D$58];2)*[.G25]" office:value-type="float" office:value="26054.676" calcext:value-type="float">
            <text:p>26,054.7</text:p>
          </table:table-cell>
          <table:table-cell table:style-name="ce22" table:formula="of:=(1/2)*[.$B$58]*POWER([.$B$60];3)*POWER([.$D$58];2)*[.H25]" office:value-type="float" office:value="4942.524096" calcext:value-type="float">
            <text:p>4,942.5</text:p>
          </table:table-cell>
          <table:table-cell table:style-name="ce22" table:formula="of:=(1/2)*[.$B$58]*POWER([.$B$60];3)*POWER([.$D$58];2)*[.I25]" office:value-type="float" office:value="9158.95512" calcext:value-type="float">
            <text:p>9,159.0</text:p>
          </table:table-cell>
          <table:table-cell table:style-name="ce22" table:formula="of:=(1/2)*[.$B$58]*POWER([.$B$60];3)*POWER([.$D$58];2)*[.J25]" office:value-type="float" office:value="2449.835064" calcext:value-type="float">
            <text:p>2,449.8</text:p>
          </table:table-cell>
          <table:table-cell table:style-name="ce32" table:formula="of:=(1/2)*[.$B$58]*POWER([.$K$60];3)*POWER([.$D$58];2)*[.K25]" office:value-type="float" office:value="42960.84992" calcext:value-type="float">
            <text:p>42960.850</text:p>
          </table:table-cell>
          <table:table-cell table:style-name="ce32" table:formula="of:=(1/2)*[.$B$58]*POWER([.$K$60];3)*POWER([.$D$58];2)*[.L25]" office:value-type="float" office:value="43413.9904" calcext:value-type="float">
            <text:p>43413.990</text:p>
          </table:table-cell>
          <table:table-cell table:style-name="ce32" table:formula="of:=(1/2)*[.$B$58]*POWER([.$K$60];3)*POWER([.$D$58];2)*[.M25]" office:value-type="float" office:value="48366.74048" calcext:value-type="float">
            <text:p>48366.740</text:p>
          </table:table-cell>
          <table:table-cell table:style-name="ce32" table:formula="of:=(1/2)*[.$B$58]*POWER([.$K$60];3)*POWER([.$D$58];2)*[.N25]" office:value-type="float" office:value="47777.5872" calcext:value-type="float">
            <text:p>47777.587</text:p>
          </table:table-cell>
          <table:table-cell table:style-name="ce32" table:formula="of:=(1/2)*[.$B$58]*POWER([.$K$60];3)*POWER([.$D$58];2)*[.O25]" office:value-type="float" office:value="47384.15104" calcext:value-type="float">
            <text:p>47384.151</text:p>
          </table:table-cell>
          <table:table-cell table:style-name="ce32" table:formula="of:=(1/2)*[.$B$58]*POWER([.$K$60];3)*POWER([.$D$58];2)*[.P25]" office:value-type="float" office:value="53260.02176" calcext:value-type="float">
            <text:p>53260.022</text:p>
          </table:table-cell>
          <table:table-cell table:style-name="ce32" table:formula="of:=(1/2)*[.$B$58]*POWER([.$K$60];3)*POWER([.$D$58];2)*[.Q25]" office:value-type="float" office:value="23401.2672" calcext:value-type="float">
            <text:p>23401.267</text:p>
          </table:table-cell>
          <table:table-cell table:style-name="ce32" table:formula="of:=(1/2)*[.$B$58]*POWER([.$K$60];3)*POWER([.$D$58];2)*[.R25]" office:value-type="float" office:value="32747.17184" calcext:value-type="float">
            <text:p>32747.172</text:p>
          </table:table-cell>
          <table:table-cell table:style-name="ce32" table:formula="of:=(1/2)*[.$B$58]*POWER([.$K$60];3)*POWER([.$D$58];2)*[.S25]" office:value-type="float" office:value="12107.61216" calcext:value-type="float">
            <text:p>12107.612</text:p>
          </table:table-cell>
          <table:table-cell table:formula="of:=(1/2)*[.$B$58]*POWER([.$T$60];3)*POWER([.$D$58];2)*[.T25]" office:value-type="float" office:value="71522.18" calcext:value-type="float">
            <text:p>71522.2</text:p>
          </table:table-cell>
          <table:table-cell table:style-name="ce20" table:formula="of:=(1/2)*[.$B$58]*POWER([.$T$60];3)*POWER([.$D$58];2)*[.U25]" office:value-type="float" office:value="72394.57" calcext:value-type="float">
            <text:p>72394.6</text:p>
          </table:table-cell>
          <table:table-cell table:style-name="ce20" table:formula="of:=(1/2)*[.$B$58]*POWER([.$T$60];3)*POWER([.$D$58];2)*[.V25]" office:value-type="float" office:value="75307.75" calcext:value-type="float">
            <text:p>75307.8</text:p>
          </table:table-cell>
          <table:table-cell table:style-name="ce20" table:formula="of:=(1/2)*[.$B$58]*POWER([.$T$60];3)*POWER([.$D$58];2)*[.W25]" office:value-type="float" office:value="73715.23" calcext:value-type="float">
            <text:p>73715.2</text:p>
          </table:table-cell>
          <table:table-cell table:style-name="ce20" table:formula="of:=(1/2)*[.$B$58]*POWER([.$T$60];3)*POWER([.$D$58];2)*[.X25]" office:value-type="float" office:value="73993.3" calcext:value-type="float">
            <text:p>73993.3</text:p>
          </table:table-cell>
          <table:table-cell table:style-name="ce20" table:formula="of:=(1/2)*[.$B$58]*POWER([.$T$60];3)*POWER([.$D$58];2)*[.Y25]" office:value-type="float" office:value="76478.22" calcext:value-type="float">
            <text:p>76478.2</text:p>
          </table:table-cell>
          <table:table-cell table:style-name="ce20" table:formula="of:=(1/2)*[.$B$58]*POWER([.$T$60];3)*POWER([.$D$58];2)*[.Z25]" office:value-type="float" office:value="54674.22" calcext:value-type="float">
            <text:p>54674.2</text:p>
          </table:table-cell>
          <table:table-cell table:style-name="ce20" table:formula="of:=(1/2)*[.$B$58]*POWER([.$T$60];3)*POWER([.$D$58];2)*[.AA25]" office:value-type="float" office:value="67316.63" calcext:value-type="float">
            <text:p>67316.6</text:p>
          </table:table-cell>
          <table:table-cell table:formula="of:=(1/2)*[.$B$58]*POWER([.$T$60];3)*POWER([.$D$58];2)*[.AB25]" office:value-type="float" office:value="27260.75" calcext:value-type="float">
            <text:p>27260.8</text:p>
          </table:table-cell>
          <table:table-cell table:formula="of:=(1/2)*[.$B$58]*POWER([.$AC$60];3)*POWER([.$D$58];2)*[.AC25]" office:value-type="float" office:value="74169.85536" calcext:value-type="float">
            <text:p>74169.9</text:p>
          </table:table-cell>
          <table:table-cell table:style-name="ce20" table:formula="of:=(1/2)*[.$B$58]*POWER([.$AC$60];3)*POWER([.$D$58];2)*[.AD25]" office:value-type="float" office:value="74694.8736" calcext:value-type="float">
            <text:p>74694.9</text:p>
          </table:table-cell>
          <table:table-cell table:style-name="ce20" table:formula="of:=(1/2)*[.$B$58]*POWER([.$AC$60];3)*POWER([.$D$58];2)*[.AE25]" office:value-type="float" office:value="72416.35008" calcext:value-type="float">
            <text:p>72416.4</text:p>
          </table:table-cell>
          <table:table-cell table:style-name="ce20" table:formula="of:=(1/2)*[.$B$58]*POWER([.$AC$60];3)*POWER([.$D$58];2)*[.AF25]" office:value-type="float" office:value="71118.70848" calcext:value-type="float">
            <text:p>71118.7</text:p>
          </table:table-cell>
          <table:table-cell table:style-name="ce20" table:formula="of:=(1/2)*[.$B$58]*POWER([.$AC$60];3)*POWER([.$D$58];2)*[.AG25]" office:value-type="float" office:value="72625.80096" calcext:value-type="float">
            <text:p>72625.8</text:p>
          </table:table-cell>
          <table:table-cell table:style-name="ce20" table:formula="of:=(1/2)*[.$B$58]*POWER([.$AC$60];3)*POWER([.$D$58];2)*[.AH25]" office:value-type="float" office:value="70857.98784" calcext:value-type="float">
            <text:p>70858.0</text:p>
          </table:table-cell>
          <table:table-cell table:style-name="ce20" table:formula="of:=(1/2)*[.$B$58]*POWER([.$AC$60];3)*POWER([.$D$58];2)*[.AI25]" office:value-type="float" office:value="73943.712" calcext:value-type="float">
            <text:p>73943.7</text:p>
          </table:table-cell>
          <table:table-cell table:style-name="ce20" table:formula="of:=(1/2)*[.$B$58]*POWER([.$AC$60];3)*POWER([.$D$58];2)*[.AJ25]" office:value-type="float" office:value="82485.49248" calcext:value-type="float">
            <text:p>82485.5</text:p>
          </table:table-cell>
          <table:table-cell table:formula="of:=(1/2)*[.$B$58]*POWER([.$AC$60];3)*POWER([.$D$58];2)*[.AK25]" office:value-type="float" office:value="49414.51008" calcext:value-type="float">
            <text:p>49414.5</text:p>
          </table:table-cell>
        </table:table-row>
        <table:table-row table:style-name="ro1">
          <table:table-cell office:value-type="string" calcext:value-type="string">
            <text:p>t04</text:p>
          </table:table-cell>
          <table:table-cell table:style-name="ce22" table:formula="of:=(1/2)*[.$B$58]*POWER([.$B$60];3)*POWER([.$D$58];2)*[.B26]" office:value-type="float" office:value="3592.589328" calcext:value-type="float">
            <text:p>3,592.6</text:p>
          </table:table-cell>
          <table:table-cell table:style-name="ce22" table:formula="of:=(1/2)*[.$B$58]*POWER([.$B$60];3)*POWER([.$D$58];2)*[.C26]" office:value-type="float" office:value="10616.46696" calcext:value-type="float">
            <text:p>10,616.5</text:p>
          </table:table-cell>
          <table:table-cell table:style-name="ce22" table:formula="of:=(1/2)*[.$B$58]*POWER([.$B$60];3)*POWER([.$D$58];2)*[.D26]" office:value-type="float" office:value="27225.882" calcext:value-type="float">
            <text:p>27,225.9</text:p>
          </table:table-cell>
          <table:table-cell table:style-name="ce22" table:formula="of:=(1/2)*[.$B$58]*POWER([.$B$60];3)*POWER([.$D$58];2)*[.E26]" office:value-type="float" office:value="24407.23752" calcext:value-type="float">
            <text:p>24,407.2</text:p>
          </table:table-cell>
          <table:table-cell table:style-name="ce22" table:formula="of:=(1/2)*[.$B$58]*POWER([.$B$60];3)*POWER([.$D$58];2)*[.F26]" office:value-type="float" office:value="23381.29584" calcext:value-type="float">
            <text:p>23,381.3</text:p>
          </table:table-cell>
          <table:table-cell table:style-name="ce22" table:formula="of:=(1/2)*[.$B$58]*POWER([.$B$60];3)*POWER([.$D$58];2)*[.G26]" office:value-type="float" office:value="10424.80152" calcext:value-type="float">
            <text:p>10,424.8</text:p>
          </table:table-cell>
          <table:table-cell table:style-name="ce22" table:formula="of:=(1/2)*[.$B$58]*POWER([.$B$60];3)*POWER([.$D$58];2)*[.H26]" office:value-type="float" office:value="12876.11208" calcext:value-type="float">
            <text:p>12,876.1</text:p>
          </table:table-cell>
          <table:table-cell table:style-name="ce22" table:formula="of:=(1/2)*[.$B$58]*POWER([.$B$60];3)*POWER([.$D$58];2)*[.I26]" office:value-type="float" office:value="23480.80488" calcext:value-type="float">
            <text:p>23,480.8</text:p>
          </table:table-cell>
          <table:table-cell table:style-name="ce22" table:formula="of:=(1/2)*[.$B$58]*POWER([.$B$60];3)*POWER([.$D$58];2)*[.J26]" office:value-type="float" office:value="8160.73488" calcext:value-type="float">
            <text:p>8,160.7</text:p>
          </table:table-cell>
          <table:table-cell table:style-name="ce32" table:formula="of:=(1/2)*[.$B$58]*POWER([.$K$60];3)*POWER([.$D$58];2)*[.K26]" office:value-type="float" office:value="17748.43392" calcext:value-type="float">
            <text:p>17748.434</text:p>
          </table:table-cell>
          <table:table-cell table:style-name="ce32" table:formula="of:=(1/2)*[.$B$58]*POWER([.$K$60];3)*POWER([.$D$58];2)*[.L26]" office:value-type="float" office:value="33479.99232" calcext:value-type="float">
            <text:p>33479.992</text:p>
          </table:table-cell>
          <table:table-cell table:style-name="ce32" table:formula="of:=(1/2)*[.$B$58]*POWER([.$K$60];3)*POWER([.$D$58];2)*[.M26]" office:value-type="float" office:value="54604.36992" calcext:value-type="float">
            <text:p>54604.370</text:p>
          </table:table-cell>
          <table:table-cell table:style-name="ce32" table:formula="of:=(1/2)*[.$B$58]*POWER([.$K$60];3)*POWER([.$D$58];2)*[.N26]" office:value-type="float" office:value="51395.64544" calcext:value-type="float">
            <text:p>51395.645</text:p>
          </table:table-cell>
          <table:table-cell table:style-name="ce32" table:formula="of:=(1/2)*[.$B$58]*POWER([.$K$60];3)*POWER([.$D$58];2)*[.O26]" office:value-type="float" office:value="49917.16864" calcext:value-type="float">
            <text:p>49917.169</text:p>
          </table:table-cell>
          <table:table-cell table:style-name="ce32" table:formula="of:=(1/2)*[.$B$58]*POWER([.$K$60];3)*POWER([.$D$58];2)*[.P26]" office:value-type="float" office:value="33792.9984" calcext:value-type="float">
            <text:p>33792.998</text:p>
          </table:table-cell>
          <table:table-cell table:style-name="ce32" table:formula="of:=(1/2)*[.$B$58]*POWER([.$K$60];3)*POWER([.$D$58];2)*[.Q26]" office:value-type="float" office:value="30997.72928" calcext:value-type="float">
            <text:p>30997.729</text:p>
          </table:table-cell>
          <table:table-cell table:style-name="ce32" table:formula="of:=(1/2)*[.$B$58]*POWER([.$K$60];3)*POWER([.$D$58];2)*[.R26]" office:value-type="float" office:value="50009.49248" calcext:value-type="float">
            <text:p>50009.492</text:p>
          </table:table-cell>
          <table:table-cell table:style-name="ce32" table:formula="of:=(1/2)*[.$B$58]*POWER([.$K$60];3)*POWER([.$D$58];2)*[.S26]" office:value-type="float" office:value="23124.06016" calcext:value-type="float">
            <text:p>23124.060</text:p>
          </table:table-cell>
          <table:table-cell table:formula="of:=(1/2)*[.$B$58]*POWER([.$T$60];3)*POWER([.$D$58];2)*[.T26]" office:value-type="float" office:value="42091.84" calcext:value-type="float">
            <text:p>42091.8</text:p>
          </table:table-cell>
          <table:table-cell table:style-name="ce20" table:formula="of:=(1/2)*[.$B$58]*POWER([.$T$60];3)*POWER([.$D$58];2)*[.U26]" office:value-type="float" office:value="65751.94" calcext:value-type="float">
            <text:p>65751.9</text:p>
          </table:table-cell>
          <table:table-cell table:style-name="ce20" table:formula="of:=(1/2)*[.$B$58]*POWER([.$T$60];3)*POWER([.$D$58];2)*[.V26]" office:value-type="float" office:value="74441.11" calcext:value-type="float">
            <text:p>74441.1</text:p>
          </table:table-cell>
          <table:table-cell table:style-name="ce20" table:formula="of:=(1/2)*[.$B$58]*POWER([.$T$60];3)*POWER([.$D$58];2)*[.W26]" office:value-type="float" office:value="75329.83" calcext:value-type="float">
            <text:p>75329.8</text:p>
          </table:table-cell>
          <table:table-cell table:style-name="ce20" table:formula="of:=(1/2)*[.$B$58]*POWER([.$T$60];3)*POWER([.$D$58];2)*[.X26]" office:value-type="float" office:value="73890.26" calcext:value-type="float">
            <text:p>73890.3</text:p>
          </table:table-cell>
          <table:table-cell table:style-name="ce20" table:formula="of:=(1/2)*[.$B$58]*POWER([.$T$60];3)*POWER([.$D$58];2)*[.Y26]" office:value-type="float" office:value="62454.2" calcext:value-type="float">
            <text:p>62454.2</text:p>
          </table:table-cell>
          <table:table-cell table:style-name="ce20" table:formula="of:=(1/2)*[.$B$58]*POWER([.$T$60];3)*POWER([.$D$58];2)*[.Z26]" office:value-type="float" office:value="56288.82" calcext:value-type="float">
            <text:p>56288.8</text:p>
          </table:table-cell>
          <table:table-cell table:style-name="ce20" table:formula="of:=(1/2)*[.$B$58]*POWER([.$T$60];3)*POWER([.$D$58];2)*[.AA26]" office:value-type="float" office:value="71944" calcext:value-type="float">
            <text:p>71944.0</text:p>
          </table:table-cell>
          <table:table-cell table:formula="of:=(1/2)*[.$B$58]*POWER([.$T$60];3)*POWER([.$D$58];2)*[.AB26]" office:value-type="float" office:value="44520.41" calcext:value-type="float">
            <text:p>44520.4</text:p>
          </table:table-cell>
          <table:table-cell table:formula="of:=(1/2)*[.$B$58]*POWER([.$AC$60];3)*POWER([.$D$58];2)*[.AC26]" office:value-type="float" office:value="72908.3808" calcext:value-type="float">
            <text:p>72908.4</text:p>
          </table:table-cell>
          <table:table-cell table:style-name="ce20" table:formula="of:=(1/2)*[.$B$58]*POWER([.$AC$60];3)*POWER([.$D$58];2)*[.AD26]" office:value-type="float" office:value="74511.65376" calcext:value-type="float">
            <text:p>74511.7</text:p>
          </table:table-cell>
          <table:table-cell table:style-name="ce20" table:formula="of:=(1/2)*[.$B$58]*POWER([.$AC$60];3)*POWER([.$D$58];2)*[.AE26]" office:value-type="float" office:value="61192.64448" calcext:value-type="float">
            <text:p>61192.6</text:p>
          </table:table-cell>
          <table:table-cell table:style-name="ce20" table:formula="of:=(1/2)*[.$B$58]*POWER([.$AC$60];3)*POWER([.$D$58];2)*[.AF26]" office:value-type="float" office:value="62600.7744" calcext:value-type="float">
            <text:p>62600.8</text:p>
          </table:table-cell>
          <table:table-cell table:style-name="ce20" table:formula="of:=(1/2)*[.$B$58]*POWER([.$AC$60];3)*POWER([.$D$58];2)*[.AG26]" office:value-type="float" office:value="64619.7696" calcext:value-type="float">
            <text:p>64619.8</text:p>
          </table:table-cell>
          <table:table-cell table:style-name="ce20" table:formula="of:=(1/2)*[.$B$58]*POWER([.$AC$60];3)*POWER([.$D$58];2)*[.AH26]" office:value-type="float" office:value="58671.28512" calcext:value-type="float">
            <text:p>58671.3</text:p>
          </table:table-cell>
          <table:table-cell table:style-name="ce20" table:formula="of:=(1/2)*[.$B$58]*POWER([.$AC$60];3)*POWER([.$D$58];2)*[.AI26]" office:value-type="float" office:value="80428.74048" calcext:value-type="float">
            <text:p>80428.7</text:p>
          </table:table-cell>
          <table:table-cell table:style-name="ce20" table:formula="of:=(1/2)*[.$B$58]*POWER([.$AC$60];3)*POWER([.$D$58];2)*[.AJ26]" office:value-type="float" office:value="63246.6144" calcext:value-type="float">
            <text:p>63246.6</text:p>
          </table:table-cell>
          <table:table-cell table:formula="of:=(1/2)*[.$B$58]*POWER([.$AC$60];3)*POWER([.$D$58];2)*[.AK26]" office:value-type="float" office:value="72372.63168" calcext:value-type="float">
            <text:p>72372.6</text:p>
          </table:table-cell>
        </table:table-row>
        <table:table-row table:style-name="ro1">
          <table:table-cell office:value-type="string" calcext:value-type="string">
            <text:p>t05</text:p>
          </table:table-cell>
          <table:table-cell table:style-name="ce22" table:formula="of:=(1/2)*[.$B$58]*POWER([.$B$60];3)*POWER([.$D$58];2)*[.B27]" office:value-type="float" office:value="8769.66264" calcext:value-type="float">
            <text:p>8,769.7</text:p>
          </table:table-cell>
          <table:table-cell table:style-name="ce22" table:formula="of:=(1/2)*[.$B$58]*POWER([.$B$60];3)*POWER([.$D$58];2)*[.C27]" office:value-type="float" office:value="23506.5888" calcext:value-type="float">
            <text:p>23,506.6</text:p>
          </table:table-cell>
          <table:table-cell table:style-name="ce22" table:formula="of:=(1/2)*[.$B$58]*POWER([.$B$60];3)*POWER([.$D$58];2)*[.D27]" office:value-type="float" office:value="13800.3588" calcext:value-type="float">
            <text:p>13,800.4</text:p>
          </table:table-cell>
          <table:table-cell table:style-name="ce22" table:formula="of:=(1/2)*[.$B$58]*POWER([.$B$60];3)*POWER([.$D$58];2)*[.E27]" office:value-type="float" office:value="9750.04776" calcext:value-type="float">
            <text:p>9,750.0</text:p>
          </table:table-cell>
          <table:table-cell table:style-name="ce22" table:formula="of:=(1/2)*[.$B$58]*POWER([.$B$60];3)*POWER([.$D$58];2)*[.F27]" office:value-type="float" office:value="23273.88768" calcext:value-type="float">
            <text:p>23,273.9</text:p>
          </table:table-cell>
          <table:table-cell table:style-name="ce22" table:formula="of:=(1/2)*[.$B$58]*POWER([.$B$60];3)*POWER([.$D$58];2)*[.G27]" office:value-type="float" office:value="24315.47856" calcext:value-type="float">
            <text:p>24,315.5</text:p>
          </table:table-cell>
          <table:table-cell table:style-name="ce22" table:formula="of:=(1/2)*[.$B$58]*POWER([.$B$60];3)*POWER([.$D$58];2)*[.H27]" office:value-type="float" office:value="26771.50872" calcext:value-type="float">
            <text:p>26,771.5</text:p>
          </table:table-cell>
          <table:table-cell table:style-name="ce22" table:formula="of:=(1/2)*[.$B$58]*POWER([.$B$60];3)*POWER([.$D$58];2)*[.I27]" office:value-type="float" office:value="11542.80024" calcext:value-type="float">
            <text:p>11,542.8</text:p>
          </table:table-cell>
          <table:table-cell table:style-name="ce22" table:formula="of:=(1/2)*[.$B$58]*POWER([.$B$60];3)*POWER([.$D$58];2)*[.J27]" office:value-type="float" office:value="3189.451032" calcext:value-type="float">
            <text:p>3,189.5</text:p>
          </table:table-cell>
          <table:table-cell table:style-name="ce32" table:formula="of:=(1/2)*[.$B$58]*POWER([.$K$60];3)*POWER([.$D$58];2)*[.K27]" office:value-type="float" office:value="24216.28416" calcext:value-type="float">
            <text:p>24216.284</text:p>
          </table:table-cell>
          <table:table-cell table:style-name="ce32" table:formula="of:=(1/2)*[.$B$58]*POWER([.$K$60];3)*POWER([.$D$58];2)*[.L27]" office:value-type="float" office:value="49973.69344" calcext:value-type="float">
            <text:p>49973.693</text:p>
          </table:table-cell>
          <table:table-cell table:style-name="ce32" table:formula="of:=(1/2)*[.$B$58]*POWER([.$K$60];3)*POWER([.$D$58];2)*[.M27]" office:value-type="float" office:value="32353.02912" calcext:value-type="float">
            <text:p>32353.029</text:p>
          </table:table-cell>
          <table:table-cell table:style-name="ce32" table:formula="of:=(1/2)*[.$B$58]*POWER([.$K$60];3)*POWER([.$D$58];2)*[.N27]" office:value-type="float" office:value="32449.23904" calcext:value-type="float">
            <text:p>32449.239</text:p>
          </table:table-cell>
          <table:table-cell table:style-name="ce32" table:formula="of:=(1/2)*[.$B$58]*POWER([.$K$60];3)*POWER([.$D$58];2)*[.O27]" office:value-type="float" office:value="49904.21504" calcext:value-type="float">
            <text:p>49904.215</text:p>
          </table:table-cell>
          <table:table-cell table:style-name="ce32" table:formula="of:=(1/2)*[.$B$58]*POWER([.$K$60];3)*POWER([.$D$58];2)*[.P27]" office:value-type="float" office:value="51436.27264" calcext:value-type="float">
            <text:p>51436.273</text:p>
          </table:table-cell>
          <table:table-cell table:style-name="ce32" table:formula="of:=(1/2)*[.$B$58]*POWER([.$K$60];3)*POWER([.$D$58];2)*[.Q27]" office:value-type="float" office:value="54200.33536" calcext:value-type="float">
            <text:p>54200.335</text:p>
          </table:table-cell>
          <table:table-cell table:style-name="ce32" table:formula="of:=(1/2)*[.$B$58]*POWER([.$K$60];3)*POWER([.$D$58];2)*[.R27]" office:value-type="float" office:value="35084.35456" calcext:value-type="float">
            <text:p>35084.355</text:p>
          </table:table-cell>
          <table:table-cell table:style-name="ce32" table:formula="of:=(1/2)*[.$B$58]*POWER([.$K$60];3)*POWER([.$D$58];2)*[.S27]" office:value-type="float" office:value="17015.26016" calcext:value-type="float">
            <text:p>17015.260</text:p>
          </table:table-cell>
          <table:table-cell table:formula="of:=(1/2)*[.$B$58]*POWER([.$T$60];3)*POWER([.$D$58];2)*[.T27]" office:value-type="float" office:value="46146.51" calcext:value-type="float">
            <text:p>46146.5</text:p>
          </table:table-cell>
          <table:table-cell table:style-name="ce20" table:formula="of:=(1/2)*[.$B$58]*POWER([.$T$60];3)*POWER([.$D$58];2)*[.U27]" office:value-type="float" office:value="74169.94" calcext:value-type="float">
            <text:p>74169.9</text:p>
          </table:table-cell>
          <table:table-cell table:style-name="ce20" table:formula="of:=(1/2)*[.$B$58]*POWER([.$T$60];3)*POWER([.$D$58];2)*[.V27]" office:value-type="float" office:value="57745.64" calcext:value-type="float">
            <text:p>57745.6</text:p>
          </table:table-cell>
          <table:table-cell table:style-name="ce20" table:formula="of:=(1/2)*[.$B$58]*POWER([.$T$60];3)*POWER([.$D$58];2)*[.W27]" office:value-type="float" office:value="61807.9" calcext:value-type="float">
            <text:p>61807.9</text:p>
          </table:table-cell>
          <table:table-cell table:style-name="ce20" table:formula="of:=(1/2)*[.$B$58]*POWER([.$T$60];3)*POWER([.$D$58];2)*[.X27]" office:value-type="float" office:value="76249.6" calcext:value-type="float">
            <text:p>76249.6</text:p>
          </table:table-cell>
          <table:table-cell table:style-name="ce20" table:formula="of:=(1/2)*[.$B$58]*POWER([.$T$60];3)*POWER([.$D$58];2)*[.Y27]" office:value-type="float" office:value="77526.1" calcext:value-type="float">
            <text:p>77526.1</text:p>
          </table:table-cell>
          <table:table-cell table:style-name="ce20" table:formula="of:=(1/2)*[.$B$58]*POWER([.$T$60];3)*POWER([.$D$58];2)*[.Z27]" office:value-type="float" office:value="76846.22" calcext:value-type="float">
            <text:p>76846.2</text:p>
          </table:table-cell>
          <table:table-cell table:style-name="ce20" table:formula="of:=(1/2)*[.$B$58]*POWER([.$T$60];3)*POWER([.$D$58];2)*[.AA27]" office:value-type="float" office:value="67815.04" calcext:value-type="float">
            <text:p>67815.0</text:p>
          </table:table-cell>
          <table:table-cell table:formula="of:=(1/2)*[.$B$58]*POWER([.$T$60];3)*POWER([.$D$58];2)*[.AB27]" office:value-type="float" office:value="41322.49" calcext:value-type="float">
            <text:p>41322.5</text:p>
          </table:table-cell>
          <table:table-cell table:formula="of:=(1/2)*[.$B$58]*POWER([.$AC$60];3)*POWER([.$D$58];2)*[.AC27]" office:value-type="float" office:value="74607.4368" calcext:value-type="float">
            <text:p>74607.4</text:p>
          </table:table-cell>
          <table:table-cell table:style-name="ce20" table:formula="of:=(1/2)*[.$B$58]*POWER([.$AC$60];3)*POWER([.$D$58];2)*[.AD27]" office:value-type="float" office:value="70358.00832" calcext:value-type="float">
            <text:p>70358.0</text:p>
          </table:table-cell>
          <table:table-cell table:style-name="ce20" table:formula="of:=(1/2)*[.$B$58]*POWER([.$AC$60];3)*POWER([.$D$58];2)*[.AE27]" office:value-type="float" office:value="83277.19296" calcext:value-type="float">
            <text:p>83277.2</text:p>
          </table:table-cell>
          <table:table-cell table:style-name="ce20" table:formula="of:=(1/2)*[.$B$58]*POWER([.$AC$60];3)*POWER([.$D$58];2)*[.AF27]" office:value-type="float" office:value="64902.34944" calcext:value-type="float">
            <text:p>64902.3</text:p>
          </table:table-cell>
          <table:table-cell table:style-name="ce20" table:formula="of:=(1/2)*[.$B$58]*POWER([.$AC$60];3)*POWER([.$D$58];2)*[.AG27]" office:value-type="float" office:value="72927.45792" calcext:value-type="float">
            <text:p>72927.5</text:p>
          </table:table-cell>
          <table:table-cell table:style-name="ce20" table:formula="of:=(1/2)*[.$B$58]*POWER([.$AC$60];3)*POWER([.$D$58];2)*[.AH27]" office:value-type="float" office:value="71002.25856" calcext:value-type="float">
            <text:p>71002.3</text:p>
          </table:table-cell>
          <table:table-cell table:style-name="ce20" table:formula="of:=(1/2)*[.$B$58]*POWER([.$AC$60];3)*POWER([.$D$58];2)*[.AI27]" office:value-type="float" office:value="70222.08384" calcext:value-type="float">
            <text:p>70222.1</text:p>
          </table:table-cell>
          <table:table-cell table:style-name="ce20" table:formula="of:=(1/2)*[.$B$58]*POWER([.$AC$60];3)*POWER([.$D$58];2)*[.AJ27]" office:value-type="float" office:value="81030.0672" calcext:value-type="float">
            <text:p>81030.1</text:p>
          </table:table-cell>
          <table:table-cell table:formula="of:=(1/2)*[.$B$58]*POWER([.$AC$60];3)*POWER([.$D$58];2)*[.AK27]" office:value-type="float" office:value="73787.51808" calcext:value-type="float">
            <text:p>73787.5</text:p>
          </table:table-cell>
        </table:table-row>
        <table:table-row table:style-name="ro1">
          <table:table-cell office:value-type="string" calcext:value-type="string">
            <text:p>t06</text:p>
          </table:table-cell>
          <table:table-cell table:style-name="ce22" table:formula="of:=(1/2)*[.$B$58]*POWER([.$B$60];3)*POWER([.$D$58];2)*[.B28]" office:value-type="float" office:value="2905.281432" calcext:value-type="float">
            <text:p>2,905.3</text:p>
          </table:table-cell>
          <table:table-cell table:style-name="ce22" table:formula="of:=(1/2)*[.$B$58]*POWER([.$B$60];3)*POWER([.$D$58];2)*[.C28]" office:value-type="float" office:value="8671.24656" calcext:value-type="float">
            <text:p>8,671.2</text:p>
          </table:table-cell>
          <table:table-cell table:style-name="ce22" table:formula="of:=(1/2)*[.$B$58]*POWER([.$B$60];3)*POWER([.$D$58];2)*[.D28]" office:value-type="float" office:value="5259.52224" calcext:value-type="float">
            <text:p>5,259.5</text:p>
          </table:table-cell>
          <table:table-cell table:style-name="ce22" table:formula="of:=(1/2)*[.$B$58]*POWER([.$B$60];3)*POWER([.$D$58];2)*[.E28]" office:value-type="float" office:value="26811.74952" calcext:value-type="float">
            <text:p>26,811.7</text:p>
          </table:table-cell>
          <table:table-cell table:style-name="ce22" table:formula="of:=(1/2)*[.$B$58]*POWER([.$B$60];3)*POWER([.$D$58];2)*[.F28]" office:value-type="float" office:value="22202.33976" calcext:value-type="float">
            <text:p>22,202.3</text:p>
          </table:table-cell>
          <table:table-cell table:style-name="ce22" table:formula="of:=(1/2)*[.$B$58]*POWER([.$B$60];3)*POWER([.$D$58];2)*[.G28]" office:value-type="float" office:value="22228.91856" calcext:value-type="float">
            <text:p>22,228.9</text:p>
          </table:table-cell>
          <table:table-cell table:style-name="ce22" table:formula="of:=(1/2)*[.$B$58]*POWER([.$B$60];3)*POWER([.$D$58];2)*[.H28]" office:value-type="float" office:value="22177.4004" calcext:value-type="float">
            <text:p>22,177.4</text:p>
          </table:table-cell>
          <table:table-cell table:style-name="ce22" table:formula="of:=(1/2)*[.$B$58]*POWER([.$B$60];3)*POWER([.$D$58];2)*[.I28]" office:value-type="float" office:value="18197.33688" calcext:value-type="float">
            <text:p>18,197.3</text:p>
          </table:table-cell>
          <table:table-cell table:style-name="ce22" table:formula="of:=(1/2)*[.$B$58]*POWER([.$B$60];3)*POWER([.$D$58];2)*[.J28]" office:value-type="float" office:value="17921.0664" calcext:value-type="float">
            <text:p>17,921.1</text:p>
          </table:table-cell>
          <table:table-cell table:style-name="ce32" table:formula="of:=(1/2)*[.$B$58]*POWER([.$K$60];3)*POWER([.$D$58];2)*[.K28]" office:value-type="float" office:value="13083.48928" calcext:value-type="float">
            <text:p>13083.489</text:p>
          </table:table-cell>
          <table:table-cell table:style-name="ce32" table:formula="of:=(1/2)*[.$B$58]*POWER([.$K$60];3)*POWER([.$D$58];2)*[.L28]" office:value-type="float" office:value="31659.54048" calcext:value-type="float">
            <text:p>31659.540</text:p>
          </table:table-cell>
          <table:table-cell table:style-name="ce32" table:formula="of:=(1/2)*[.$B$58]*POWER([.$K$60];3)*POWER([.$D$58];2)*[.M28]" office:value-type="float" office:value="23854.76096" calcext:value-type="float">
            <text:p>23854.761</text:p>
          </table:table-cell>
          <table:table-cell table:style-name="ce32" table:formula="of:=(1/2)*[.$B$58]*POWER([.$K$60];3)*POWER([.$D$58];2)*[.N28]" office:value-type="float" office:value="53791.70816" calcext:value-type="float">
            <text:p>53791.708</text:p>
          </table:table-cell>
          <table:table-cell table:style-name="ce32" table:formula="of:=(1/2)*[.$B$58]*POWER([.$K$60];3)*POWER([.$D$58];2)*[.O28]" office:value-type="float" office:value="48045.72672" calcext:value-type="float">
            <text:p>48045.727</text:p>
          </table:table-cell>
          <table:table-cell table:style-name="ce32" table:formula="of:=(1/2)*[.$B$58]*POWER([.$K$60];3)*POWER([.$D$58];2)*[.P28]" office:value-type="float" office:value="48244.5056" calcext:value-type="float">
            <text:p>48244.506</text:p>
          </table:table-cell>
          <table:table-cell table:style-name="ce32" table:formula="of:=(1/2)*[.$B$58]*POWER([.$K$60];3)*POWER([.$D$58];2)*[.Q28]" office:value-type="float" office:value="48449.9968" calcext:value-type="float">
            <text:p>48449.997</text:p>
          </table:table-cell>
          <table:table-cell table:style-name="ce32" table:formula="of:=(1/2)*[.$B$58]*POWER([.$K$60];3)*POWER([.$D$58];2)*[.R28]" office:value-type="float" office:value="42864.28672" calcext:value-type="float">
            <text:p>42864.287</text:p>
          </table:table-cell>
          <table:table-cell table:style-name="ce32" table:formula="of:=(1/2)*[.$B$58]*POWER([.$K$60];3)*POWER([.$D$58];2)*[.S28]" office:value-type="float" office:value="42635.71456" calcext:value-type="float">
            <text:p>42635.715</text:p>
          </table:table-cell>
          <table:table-cell table:formula="of:=(1/2)*[.$B$58]*POWER([.$T$60];3)*POWER([.$D$58];2)*[.T28]" office:value-type="float" office:value="28747.93" calcext:value-type="float">
            <text:p>28747.9</text:p>
          </table:table-cell>
          <table:table-cell table:style-name="ce20" table:formula="of:=(1/2)*[.$B$58]*POWER([.$T$60];3)*POWER([.$D$58];2)*[.U28]" office:value-type="float" office:value="65440.75" calcext:value-type="float">
            <text:p>65440.8</text:p>
          </table:table-cell>
          <table:table-cell table:style-name="ce20" table:formula="of:=(1/2)*[.$B$58]*POWER([.$T$60];3)*POWER([.$D$58];2)*[.V28]" office:value-type="float" office:value="55046.59" calcext:value-type="float">
            <text:p>55046.6</text:p>
          </table:table-cell>
          <table:table-cell table:style-name="ce20" table:formula="of:=(1/2)*[.$B$58]*POWER([.$T$60];3)*POWER([.$D$58];2)*[.W28]" office:value-type="float" office:value="73485" calcext:value-type="float">
            <text:p>73485.0</text:p>
          </table:table-cell>
          <table:table-cell table:style-name="ce20" table:formula="of:=(1/2)*[.$B$58]*POWER([.$T$60];3)*POWER([.$D$58];2)*[.X28]" office:value-type="float" office:value="72109.83" calcext:value-type="float">
            <text:p>72109.8</text:p>
          </table:table-cell>
          <table:table-cell table:style-name="ce20" table:formula="of:=(1/2)*[.$B$58]*POWER([.$T$60];3)*POWER([.$D$58];2)*[.Y28]" office:value-type="float" office:value="72369.73" calcext:value-type="float">
            <text:p>72369.7</text:p>
          </table:table-cell>
          <table:table-cell table:style-name="ce20" table:formula="of:=(1/2)*[.$B$58]*POWER([.$T$60];3)*POWER([.$D$58];2)*[.Z28]" office:value-type="float" office:value="73628.52" calcext:value-type="float">
            <text:p>73628.5</text:p>
          </table:table-cell>
          <table:table-cell table:style-name="ce20" table:formula="of:=(1/2)*[.$B$58]*POWER([.$T$60];3)*POWER([.$D$58];2)*[.AA28]" office:value-type="float" office:value="70285.47" calcext:value-type="float">
            <text:p>70285.5</text:p>
          </table:table-cell>
          <table:table-cell table:formula="of:=(1/2)*[.$B$58]*POWER([.$T$60];3)*POWER([.$D$58];2)*[.AB28]" office:value-type="float" office:value="69789.82" calcext:value-type="float">
            <text:p>69789.8</text:p>
          </table:table-cell>
          <table:table-cell table:formula="of:=(1/2)*[.$B$58]*POWER([.$AC$60];3)*POWER([.$D$58];2)*[.AC28]" office:value-type="float" office:value="51194.64384" calcext:value-type="float">
            <text:p>51194.6</text:p>
          </table:table-cell>
          <table:table-cell table:style-name="ce20" table:formula="of:=(1/2)*[.$B$58]*POWER([.$AC$60];3)*POWER([.$D$58];2)*[.AD28]" office:value-type="float" office:value="75980.19456" calcext:value-type="float">
            <text:p>75980.2</text:p>
          </table:table-cell>
          <table:table-cell table:style-name="ce20" table:formula="of:=(1/2)*[.$B$58]*POWER([.$AC$60];3)*POWER([.$D$58];2)*[.AE28]" office:value-type="float" office:value="68951.46816" calcext:value-type="float">
            <text:p>68951.5</text:p>
          </table:table-cell>
          <table:table-cell table:style-name="ce20" table:formula="of:=(1/2)*[.$B$58]*POWER([.$AC$60];3)*POWER([.$D$58];2)*[.AF28]" office:value-type="float" office:value="62470.81152" calcext:value-type="float">
            <text:p>62470.8</text:p>
          </table:table-cell>
          <table:table-cell table:style-name="ce20" table:formula="of:=(1/2)*[.$B$58]*POWER([.$AC$60];3)*POWER([.$D$58];2)*[.AG28]" office:value-type="float" office:value="64349.11296" calcext:value-type="float">
            <text:p>64349.1</text:p>
          </table:table-cell>
          <table:table-cell table:style-name="ce20" table:formula="of:=(1/2)*[.$B$58]*POWER([.$AC$60];3)*POWER([.$D$58];2)*[.AH28]" office:value-type="float" office:value="62377.41312" calcext:value-type="float">
            <text:p>62377.4</text:p>
          </table:table-cell>
          <table:table-cell table:style-name="ce20" table:formula="of:=(1/2)*[.$B$58]*POWER([.$AC$60];3)*POWER([.$D$58];2)*[.AI28]" office:value-type="float" office:value="63923.85216" calcext:value-type="float">
            <text:p>63923.9</text:p>
          </table:table-cell>
          <table:table-cell table:style-name="ce20" table:formula="of:=(1/2)*[.$B$58]*POWER([.$AC$60];3)*POWER([.$D$58];2)*[.AJ28]" office:value-type="float" office:value="67270.6944" calcext:value-type="float">
            <text:p>67270.7</text:p>
          </table:table-cell>
          <table:table-cell table:formula="of:=(1/2)*[.$B$58]*POWER([.$AC$60];3)*POWER([.$D$58];2)*[.AK28]" office:value-type="float" office:value="68372.00064" calcext:value-type="float">
            <text:p>68372.0</text:p>
          </table:table-cell>
        </table:table-row>
        <table:table-row table:style-name="ro1">
          <table:table-cell office:value-type="string" calcext:value-type="string">
            <text:p>t07</text:p>
          </table:table-cell>
          <table:table-cell table:style-name="ce22" table:formula="of:=(1/2)*[.$B$58]*POWER([.$B$60];3)*POWER([.$D$58];2)*[.B29]" office:value-type="float" office:value="18136.32984" calcext:value-type="float">
            <text:p>18,136.3</text:p>
          </table:table-cell>
          <table:table-cell table:style-name="ce22" table:formula="of:=(1/2)*[.$B$58]*POWER([.$B$60];3)*POWER([.$D$58];2)*[.C29]" office:value-type="float" office:value="19203.40656" calcext:value-type="float">
            <text:p>19,203.4</text:p>
          </table:table-cell>
          <table:table-cell table:style-name="ce22" table:formula="of:=(1/2)*[.$B$58]*POWER([.$B$60];3)*POWER([.$D$58];2)*[.D29]" office:value-type="float" office:value="22066.71336" calcext:value-type="float">
            <text:p>22,066.7</text:p>
          </table:table-cell>
          <table:table-cell table:style-name="ce22" table:formula="of:=(1/2)*[.$B$58]*POWER([.$B$60];3)*POWER([.$D$58];2)*[.E29]" office:value-type="float" office:value="21190.60656" calcext:value-type="float">
            <text:p>21,190.6</text:p>
          </table:table-cell>
          <table:table-cell table:style-name="ce22" table:formula="of:=(1/2)*[.$B$58]*POWER([.$B$60];3)*POWER([.$D$58];2)*[.F29]" office:value-type="float" office:value="22086.38664" calcext:value-type="float">
            <text:p>22,086.4</text:p>
          </table:table-cell>
          <table:table-cell table:style-name="ce22" table:formula="of:=(1/2)*[.$B$58]*POWER([.$B$60];3)*POWER([.$D$58];2)*[.G29]" office:value-type="float" office:value="24228.04176" calcext:value-type="float">
            <text:p>24,228.0</text:p>
          </table:table-cell>
          <table:table-cell table:style-name="ce22" table:formula="of:=(1/2)*[.$B$58]*POWER([.$B$60];3)*POWER([.$D$58];2)*[.H29]" office:value-type="float" office:value="1801.063944" calcext:value-type="float">
            <text:p>1,801.1</text:p>
          </table:table-cell>
          <table:table-cell table:style-name="ce22" table:formula="of:=(1/2)*[.$B$58]*POWER([.$B$60];3)*POWER([.$D$58];2)*[.I29]" office:value-type="float" office:value="2755.988064" calcext:value-type="float">
            <text:p>2,756.0</text:p>
          </table:table-cell>
          <table:table-cell table:style-name="ce22" table:formula="of:=(1/2)*[.$B$58]*POWER([.$B$60];3)*POWER([.$D$58];2)*[.J29]" office:value-type="float" office:value="-46.50639192" calcext:value-type="float">
            <text:p>-46.5</text:p>
          </table:table-cell>
          <table:table-cell table:style-name="ce32" table:formula="of:=(1/2)*[.$B$58]*POWER([.$K$60];3)*POWER([.$D$58];2)*[.K29]" office:value-type="float" office:value="42936.35584" calcext:value-type="float">
            <text:p>42936.356</text:p>
          </table:table-cell>
          <table:table-cell table:style-name="ce32" table:formula="of:=(1/2)*[.$B$58]*POWER([.$K$60];3)*POWER([.$D$58];2)*[.L29]" office:value-type="float" office:value="44382.44864" calcext:value-type="float">
            <text:p>44382.449</text:p>
          </table:table-cell>
          <table:table-cell table:style-name="ce32" table:formula="of:=(1/2)*[.$B$58]*POWER([.$K$60];3)*POWER([.$D$58];2)*[.M29]" office:value-type="float" office:value="48267.70432" calcext:value-type="float">
            <text:p>48267.704</text:p>
          </table:table-cell>
          <table:table-cell table:style-name="ce32" table:formula="of:=(1/2)*[.$B$58]*POWER([.$K$60];3)*POWER([.$D$58];2)*[.N29]" office:value-type="float" office:value="46992.36352" calcext:value-type="float">
            <text:p>46992.364</text:p>
          </table:table-cell>
          <table:table-cell table:style-name="ce32" table:formula="of:=(1/2)*[.$B$58]*POWER([.$K$60];3)*POWER([.$D$58];2)*[.O29]" office:value-type="float" office:value="47817.39008" calcext:value-type="float">
            <text:p>47817.390</text:p>
          </table:table-cell>
          <table:table-cell table:style-name="ce32" table:formula="of:=(1/2)*[.$B$58]*POWER([.$K$60];3)*POWER([.$D$58];2)*[.P29]" office:value-type="float" office:value="52820.30592" calcext:value-type="float">
            <text:p>52820.306</text:p>
          </table:table-cell>
          <table:table-cell table:style-name="ce32" table:formula="of:=(1/2)*[.$B$58]*POWER([.$K$60];3)*POWER([.$D$58];2)*[.Q29]" office:value-type="float" office:value="10880.105472" calcext:value-type="float">
            <text:p>10880.105</text:p>
          </table:table-cell>
          <table:table-cell table:style-name="ce32" table:formula="of:=(1/2)*[.$B$58]*POWER([.$K$60];3)*POWER([.$D$58];2)*[.R29]" office:value-type="float" office:value="13734.70208" calcext:value-type="float">
            <text:p>13734.702</text:p>
          </table:table-cell>
          <table:table-cell table:style-name="ce32" table:formula="of:=(1/2)*[.$B$58]*POWER([.$K$60];3)*POWER([.$D$58];2)*[.S29]" office:value-type="float" office:value="6782.752256" calcext:value-type="float">
            <text:p>6782.752</text:p>
          </table:table-cell>
          <table:table-cell table:formula="of:=(1/2)*[.$B$58]*POWER([.$T$60];3)*POWER([.$D$58];2)*[.T29]" office:value-type="float" office:value="71512.06" calcext:value-type="float">
            <text:p>71512.1</text:p>
          </table:table-cell>
          <table:table-cell table:style-name="ce20" table:formula="of:=(1/2)*[.$B$58]*POWER([.$T$60];3)*POWER([.$D$58];2)*[.U29]" office:value-type="float" office:value="71817.04" calcext:value-type="float">
            <text:p>71817.0</text:p>
          </table:table-cell>
          <table:table-cell table:style-name="ce20" table:formula="of:=(1/2)*[.$B$58]*POWER([.$T$60];3)*POWER([.$D$58];2)*[.V29]" office:value-type="float" office:value="74827.51" calcext:value-type="float">
            <text:p>74827.5</text:p>
          </table:table-cell>
          <table:table-cell table:style-name="ce20" table:formula="of:=(1/2)*[.$B$58]*POWER([.$T$60];3)*POWER([.$D$58];2)*[.W29]" office:value-type="float" office:value="74580.49" calcext:value-type="float">
            <text:p>74580.5</text:p>
          </table:table-cell>
          <table:table-cell table:style-name="ce20" table:formula="of:=(1/2)*[.$B$58]*POWER([.$T$60];3)*POWER([.$D$58];2)*[.X29]" office:value-type="float" office:value="74017.91" calcext:value-type="float">
            <text:p>74017.9</text:p>
          </table:table-cell>
          <table:table-cell table:style-name="ce20" table:formula="of:=(1/2)*[.$B$58]*POWER([.$T$60];3)*POWER([.$D$58];2)*[.Y29]" office:value-type="float" office:value="76391.51" calcext:value-type="float">
            <text:p>76391.5</text:p>
          </table:table-cell>
          <table:table-cell table:style-name="ce20" table:formula="of:=(1/2)*[.$B$58]*POWER([.$T$60];3)*POWER([.$D$58];2)*[.Z29]" office:value-type="float" office:value="27133.33" calcext:value-type="float">
            <text:p>27133.3</text:p>
          </table:table-cell>
          <table:table-cell table:style-name="ce20" table:formula="of:=(1/2)*[.$B$58]*POWER([.$T$60];3)*POWER([.$D$58];2)*[.AA29]" office:value-type="float" office:value="34918.37" calcext:value-type="float">
            <text:p>34918.4</text:p>
          </table:table-cell>
          <table:table-cell table:formula="of:=(1/2)*[.$B$58]*POWER([.$T$60];3)*POWER([.$D$58];2)*[.AB29]" office:value-type="float" office:value="19081.72" calcext:value-type="float">
            <text:p>19081.7</text:p>
          </table:table-cell>
          <table:table-cell table:formula="of:=(1/2)*[.$B$58]*POWER([.$AC$60];3)*POWER([.$D$58];2)*[.AC29]" office:value-type="float" office:value="74853.8496" calcext:value-type="float">
            <text:p>74853.8</text:p>
          </table:table-cell>
          <table:table-cell table:style-name="ce20" table:formula="of:=(1/2)*[.$B$58]*POWER([.$AC$60];3)*POWER([.$D$58];2)*[.AD29]" office:value-type="float" office:value="73200.10176" calcext:value-type="float">
            <text:p>73200.1</text:p>
          </table:table-cell>
          <table:table-cell table:style-name="ce20" table:formula="of:=(1/2)*[.$B$58]*POWER([.$AC$60];3)*POWER([.$D$58];2)*[.AE29]" office:value-type="float" office:value="72346.40064" calcext:value-type="float">
            <text:p>72346.4</text:p>
          </table:table-cell>
          <table:table-cell table:style-name="ce20" table:formula="of:=(1/2)*[.$B$58]*POWER([.$AC$60];3)*POWER([.$D$58];2)*[.AF29]" office:value-type="float" office:value="72598.77504" calcext:value-type="float">
            <text:p>72598.8</text:p>
          </table:table-cell>
          <table:table-cell table:style-name="ce20" table:formula="of:=(1/2)*[.$B$58]*POWER([.$AC$60];3)*POWER([.$D$58];2)*[.AG29]" office:value-type="float" office:value="72380.97792" calcext:value-type="float">
            <text:p>72381.0</text:p>
          </table:table-cell>
          <table:table-cell table:style-name="ce20" table:formula="of:=(1/2)*[.$B$58]*POWER([.$AC$60];3)*POWER([.$D$58];2)*[.AH29]" office:value-type="float" office:value="72148.07808" calcext:value-type="float">
            <text:p>72148.1</text:p>
          </table:table-cell>
          <table:table-cell table:style-name="ce20" table:formula="of:=(1/2)*[.$B$58]*POWER([.$AC$60];3)*POWER([.$D$58];2)*[.AI29]" office:value-type="float" office:value="60175.59552" calcext:value-type="float">
            <text:p>60175.6</text:p>
          </table:table-cell>
          <table:table-cell table:style-name="ce20" table:formula="of:=(1/2)*[.$B$58]*POWER([.$AC$60];3)*POWER([.$D$58];2)*[.AJ29]" office:value-type="float" office:value="73421.87328" calcext:value-type="float">
            <text:p>73421.9</text:p>
          </table:table-cell>
          <table:table-cell table:formula="of:=(1/2)*[.$B$58]*POWER([.$AC$60];3)*POWER([.$D$58];2)*[.AK29]" office:value-type="float" office:value="37305.864576" calcext:value-type="float">
            <text:p>37305.9</text:p>
          </table:table-cell>
        </table:table-row>
        <table:table-row table:style-name="ro1">
          <table:table-cell office:value-type="string" calcext:value-type="string">
            <text:p>t08</text:p>
          </table:table-cell>
          <table:table-cell table:style-name="ce22" table:formula="of:=(1/2)*[.$B$58]*POWER([.$B$60];3)*POWER([.$D$58];2)*[.B30]" office:value-type="float" office:value="2885.787" calcext:value-type="float">
            <text:p>2,885.8</text:p>
          </table:table-cell>
          <table:table-cell table:style-name="ce22" table:formula="of:=(1/2)*[.$B$58]*POWER([.$B$60];3)*POWER([.$D$58];2)*[.C30]" office:value-type="float" office:value="12971.84544" calcext:value-type="float">
            <text:p>12,971.8</text:p>
          </table:table-cell>
          <table:table-cell table:style-name="ce22" table:formula="of:=(1/2)*[.$B$58]*POWER([.$B$60];3)*POWER([.$D$58];2)*[.D30]" office:value-type="float" office:value="27382.374" calcext:value-type="float">
            <text:p>27,382.4</text:p>
          </table:table-cell>
          <table:table-cell table:style-name="ce22" table:formula="of:=(1/2)*[.$B$58]*POWER([.$B$60];3)*POWER([.$D$58];2)*[.E30]" office:value-type="float" office:value="22113.01512" calcext:value-type="float">
            <text:p>22,113.0</text:p>
          </table:table-cell>
          <table:table-cell table:style-name="ce22" table:formula="of:=(1/2)*[.$B$58]*POWER([.$B$60];3)*POWER([.$D$58];2)*[.F30]" office:value-type="float" office:value="22783.69512" calcext:value-type="float">
            <text:p>22,783.7</text:p>
          </table:table-cell>
          <table:table-cell table:style-name="ce22" table:formula="of:=(1/2)*[.$B$58]*POWER([.$B$60];3)*POWER([.$D$58];2)*[.G30]" office:value-type="float" office:value="6509.47104" calcext:value-type="float">
            <text:p>6,509.5</text:p>
          </table:table-cell>
          <table:table-cell table:style-name="ce22" table:formula="of:=(1/2)*[.$B$58]*POWER([.$B$60];3)*POWER([.$D$58];2)*[.H30]" office:value-type="float" office:value="17238.61224" calcext:value-type="float">
            <text:p>17,238.6</text:p>
          </table:table-cell>
          <table:table-cell table:style-name="ce22" table:formula="of:=(1/2)*[.$B$58]*POWER([.$B$60];3)*POWER([.$D$58];2)*[.I30]" office:value-type="float" office:value="12839.99472" calcext:value-type="float">
            <text:p>12,840.0</text:p>
          </table:table-cell>
          <table:table-cell table:style-name="ce22" table:formula="of:=(1/2)*[.$B$58]*POWER([.$B$60];3)*POWER([.$D$58];2)*[.J30]" office:value-type="float" office:value="3536.823528" calcext:value-type="float">
            <text:p>3,536.8</text:p>
          </table:table-cell>
          <table:table-cell table:style-name="ce32" table:formula="of:=(1/2)*[.$B$58]*POWER([.$K$60];3)*POWER([.$D$58];2)*[.K30]" office:value-type="float" office:value="16795.75552" calcext:value-type="float">
            <text:p>16795.756</text:p>
          </table:table-cell>
          <table:table-cell table:style-name="ce32" table:formula="of:=(1/2)*[.$B$58]*POWER([.$K$60];3)*POWER([.$D$58];2)*[.L30]" office:value-type="float" office:value="36414.45376" calcext:value-type="float">
            <text:p>36414.454</text:p>
          </table:table-cell>
          <table:table-cell table:style-name="ce32" table:formula="of:=(1/2)*[.$B$58]*POWER([.$K$60];3)*POWER([.$D$58];2)*[.M30]" office:value-type="float" office:value="54743.20896" calcext:value-type="float">
            <text:p>54743.209</text:p>
          </table:table-cell>
          <table:table-cell table:style-name="ce32" table:formula="of:=(1/2)*[.$B$58]*POWER([.$K$60];3)*POWER([.$D$58];2)*[.N30]" office:value-type="float" office:value="48233.55392" calcext:value-type="float">
            <text:p>48233.554</text:p>
          </table:table-cell>
          <table:table-cell table:style-name="ce32" table:formula="of:=(1/2)*[.$B$58]*POWER([.$K$60];3)*POWER([.$D$58];2)*[.O30]" office:value-type="float" office:value="49177.98912" calcext:value-type="float">
            <text:p>49177.989</text:p>
          </table:table-cell>
          <table:table-cell table:style-name="ce32" table:formula="of:=(1/2)*[.$B$58]*POWER([.$K$60];3)*POWER([.$D$58];2)*[.P30]" office:value-type="float" office:value="27572.44416" calcext:value-type="float">
            <text:p>27572.444</text:p>
          </table:table-cell>
          <table:table-cell table:style-name="ce32" table:formula="of:=(1/2)*[.$B$58]*POWER([.$K$60];3)*POWER([.$D$58];2)*[.Q30]" office:value-type="float" office:value="36068.35712" calcext:value-type="float">
            <text:p>36068.357</text:p>
          </table:table-cell>
          <table:table-cell table:style-name="ce32" table:formula="of:=(1/2)*[.$B$58]*POWER([.$K$60];3)*POWER([.$D$58];2)*[.R30]" office:value-type="float" office:value="26474.68544" calcext:value-type="float">
            <text:p>26474.685</text:p>
          </table:table-cell>
          <table:table-cell table:style-name="ce32" table:formula="of:=(1/2)*[.$B$58]*POWER([.$K$60];3)*POWER([.$D$58];2)*[.S30]" office:value-type="float" office:value="14530.17088" calcext:value-type="float">
            <text:p>14530.171</text:p>
          </table:table-cell>
          <table:table-cell table:formula="of:=(1/2)*[.$B$58]*POWER([.$T$60];3)*POWER([.$D$58];2)*[.T30]" office:value-type="float" office:value="41432.43" calcext:value-type="float">
            <text:p>41432.4</text:p>
          </table:table-cell>
          <table:table-cell table:style-name="ce20" table:formula="of:=(1/2)*[.$B$58]*POWER([.$T$60];3)*POWER([.$D$58];2)*[.U30]" office:value-type="float" office:value="67409.55" calcext:value-type="float">
            <text:p>67409.6</text:p>
          </table:table-cell>
          <table:table-cell table:style-name="ce20" table:formula="of:=(1/2)*[.$B$58]*POWER([.$T$60];3)*POWER([.$D$58];2)*[.V30]" office:value-type="float" office:value="73956.5" calcext:value-type="float">
            <text:p>73956.5</text:p>
          </table:table-cell>
          <table:table-cell table:style-name="ce20" table:formula="of:=(1/2)*[.$B$58]*POWER([.$T$60];3)*POWER([.$D$58];2)*[.W30]" office:value-type="float" office:value="72542.46" calcext:value-type="float">
            <text:p>72542.5</text:p>
          </table:table-cell>
          <table:table-cell table:style-name="ce20" table:formula="of:=(1/2)*[.$B$58]*POWER([.$T$60];3)*POWER([.$D$58];2)*[.X30]" office:value-type="float" office:value="73782.16" calcext:value-type="float">
            <text:p>73782.2</text:p>
          </table:table-cell>
          <table:table-cell table:style-name="ce20" table:formula="of:=(1/2)*[.$B$58]*POWER([.$T$60];3)*POWER([.$D$58];2)*[.Y30]" office:value-type="float" office:value="58433.34" calcext:value-type="float">
            <text:p>58433.3</text:p>
          </table:table-cell>
          <table:table-cell table:style-name="ce20" table:formula="of:=(1/2)*[.$B$58]*POWER([.$T$60];3)*POWER([.$D$58];2)*[.Z30]" office:value-type="float" office:value="56498.81" calcext:value-type="float">
            <text:p>56498.8</text:p>
          </table:table-cell>
          <table:table-cell table:style-name="ce20" table:formula="of:=(1/2)*[.$B$58]*POWER([.$T$60];3)*POWER([.$D$58];2)*[.AA30]" office:value-type="float" office:value="44913.02" calcext:value-type="float">
            <text:p>44913.0</text:p>
          </table:table-cell>
          <table:table-cell table:formula="of:=(1/2)*[.$B$58]*POWER([.$T$60];3)*POWER([.$D$58];2)*[.AB30]" office:value-type="float" office:value="31428.12" calcext:value-type="float">
            <text:p>31428.1</text:p>
          </table:table-cell>
          <table:table-cell table:formula="of:=(1/2)*[.$B$58]*POWER([.$AC$60];3)*POWER([.$D$58];2)*[.AC30]" office:value-type="float" office:value="73890.0576" calcext:value-type="float">
            <text:p>73890.1</text:p>
          </table:table-cell>
          <table:table-cell table:style-name="ce20" table:formula="of:=(1/2)*[.$B$58]*POWER([.$AC$60];3)*POWER([.$D$58];2)*[.AD30]" office:value-type="float" office:value="73407.168" calcext:value-type="float">
            <text:p>73407.2</text:p>
          </table:table-cell>
          <table:table-cell table:style-name="ce20" table:formula="of:=(1/2)*[.$B$58]*POWER([.$AC$60];3)*POWER([.$D$58];2)*[.AE30]" office:value-type="float" office:value="60896.15424" calcext:value-type="float">
            <text:p>60896.2</text:p>
          </table:table-cell>
          <table:table-cell table:style-name="ce20" table:formula="of:=(1/2)*[.$B$58]*POWER([.$AC$60];3)*POWER([.$D$58];2)*[.AF30]" office:value-type="float" office:value="64952.02944" calcext:value-type="float">
            <text:p>64952.0</text:p>
          </table:table-cell>
          <table:table-cell table:style-name="ce20" table:formula="of:=(1/2)*[.$B$58]*POWER([.$AC$60];3)*POWER([.$D$58];2)*[.AG30]" office:value-type="float" office:value="65005.2864" calcext:value-type="float">
            <text:p>65005.3</text:p>
          </table:table-cell>
          <table:table-cell table:style-name="ce20" table:formula="of:=(1/2)*[.$B$58]*POWER([.$AC$60];3)*POWER([.$D$58];2)*[.AH30]" office:value-type="float" office:value="59874.73344" calcext:value-type="float">
            <text:p>59874.7</text:p>
          </table:table-cell>
          <table:table-cell table:style-name="ce20" table:formula="of:=(1/2)*[.$B$58]*POWER([.$AC$60];3)*POWER([.$D$58];2)*[.AI30]" office:value-type="float" office:value="76751.6256" calcext:value-type="float">
            <text:p>76751.6</text:p>
          </table:table-cell>
          <table:table-cell table:style-name="ce20" table:formula="of:=(1/2)*[.$B$58]*POWER([.$AC$60];3)*POWER([.$D$58];2)*[.AJ30]" office:value-type="float" office:value="72090.05184" calcext:value-type="float">
            <text:p>72090.1</text:p>
          </table:table-cell>
          <table:table-cell table:formula="of:=(1/2)*[.$B$58]*POWER([.$AC$60];3)*POWER([.$D$58];2)*[.AK30]" office:value-type="float" office:value="52726.3776" calcext:value-type="float">
            <text:p>52726.4</text:p>
          </table:table-cell>
        </table:table-row>
        <table:table-row table:style-name="ro1">
          <table:table-cell office:value-type="string" calcext:value-type="string">
            <text:p>t09</text:p>
          </table:table-cell>
          <table:table-cell table:style-name="ce22" table:formula="of:=(1/2)*[.$B$58]*POWER([.$B$60];3)*POWER([.$D$58];2)*[.B31]" office:value-type="float" office:value="5371.55064" calcext:value-type="float">
            <text:p>5,371.6</text:p>
          </table:table-cell>
          <table:table-cell table:style-name="ce22" table:formula="of:=(1/2)*[.$B$58]*POWER([.$B$60];3)*POWER([.$D$58];2)*[.C31]" office:value-type="float" office:value="25185.0276" calcext:value-type="float">
            <text:p>25,185.0</text:p>
          </table:table-cell>
          <table:table-cell table:style-name="ce22" table:formula="of:=(1/2)*[.$B$58]*POWER([.$B$60];3)*POWER([.$D$58];2)*[.D31]" office:value-type="float" office:value="8673.78024" calcext:value-type="float">
            <text:p>8,673.8</text:p>
          </table:table-cell>
          <table:table-cell table:style-name="ce22" table:formula="of:=(1/2)*[.$B$58]*POWER([.$B$60];3)*POWER([.$D$58];2)*[.E31]" office:value-type="float" office:value="18413.09712" calcext:value-type="float">
            <text:p>18,413.1</text:p>
          </table:table-cell>
          <table:table-cell table:style-name="ce22" table:formula="of:=(1/2)*[.$B$58]*POWER([.$B$60];3)*POWER([.$D$58];2)*[.F31]" office:value-type="float" office:value="12295.15416" calcext:value-type="float">
            <text:p>12,295.2</text:p>
          </table:table-cell>
          <table:table-cell table:style-name="ce22" table:formula="of:=(1/2)*[.$B$58]*POWER([.$B$60];3)*POWER([.$D$58];2)*[.G31]" office:value-type="float" office:value="27933.02712" calcext:value-type="float">
            <text:p>27,933.0</text:p>
          </table:table-cell>
          <table:table-cell table:style-name="ce22" table:formula="of:=(1/2)*[.$B$58]*POWER([.$B$60];3)*POWER([.$D$58];2)*[.H31]" office:value-type="float" office:value="8702.29656" calcext:value-type="float">
            <text:p>8,702.3</text:p>
          </table:table-cell>
          <table:table-cell table:style-name="ce22" table:formula="of:=(1/2)*[.$B$58]*POWER([.$B$60];3)*POWER([.$D$58];2)*[.I31]" office:value-type="float" office:value="14172.16392" calcext:value-type="float">
            <text:p>14,172.2</text:p>
          </table:table-cell>
          <table:table-cell table:style-name="ce22" table:formula="of:=(1/2)*[.$B$58]*POWER([.$B$60];3)*POWER([.$D$58];2)*[.J31]" office:value-type="float" office:value="1022.270328" calcext:value-type="float">
            <text:p>1,022.3</text:p>
          </table:table-cell>
          <table:table-cell table:style-name="ce32" table:formula="of:=(1/2)*[.$B$58]*POWER([.$K$60];3)*POWER([.$D$58];2)*[.K31]" office:value-type="float" office:value="17540.58752" calcext:value-type="float">
            <text:p>17540.588</text:p>
          </table:table-cell>
          <table:table-cell table:style-name="ce32" table:formula="of:=(1/2)*[.$B$58]*POWER([.$K$60];3)*POWER([.$D$58];2)*[.L31]" office:value-type="float" office:value="52564.06016" calcext:value-type="float">
            <text:p>52564.060</text:p>
          </table:table-cell>
          <table:table-cell table:style-name="ce32" table:formula="of:=(1/2)*[.$B$58]*POWER([.$K$60];3)*POWER([.$D$58];2)*[.M31]" office:value-type="float" office:value="26847.27808" calcext:value-type="float">
            <text:p>26847.278</text:p>
          </table:table-cell>
          <table:table-cell table:style-name="ce32" table:formula="of:=(1/2)*[.$B$58]*POWER([.$K$60];3)*POWER([.$D$58];2)*[.N31]" office:value-type="float" office:value="43522.9184" calcext:value-type="float">
            <text:p>43522.918</text:p>
          </table:table-cell>
          <table:table-cell table:style-name="ce32" table:formula="of:=(1/2)*[.$B$58]*POWER([.$K$60];3)*POWER([.$D$58];2)*[.O31]" office:value-type="float" office:value="31479.6032" calcext:value-type="float">
            <text:p>31479.603</text:p>
          </table:table-cell>
          <table:table-cell table:style-name="ce32" table:formula="of:=(1/2)*[.$B$58]*POWER([.$K$60];3)*POWER([.$D$58];2)*[.P31]" office:value-type="float" office:value="56213.56032" calcext:value-type="float">
            <text:p>56213.560</text:p>
          </table:table-cell>
          <table:table-cell table:style-name="ce32" table:formula="of:=(1/2)*[.$B$58]*POWER([.$K$60];3)*POWER([.$D$58];2)*[.Q31]" office:value-type="float" office:value="29409.85344" calcext:value-type="float">
            <text:p>29409.853</text:p>
          </table:table-cell>
          <table:table-cell table:style-name="ce32" table:formula="of:=(1/2)*[.$B$58]*POWER([.$K$60];3)*POWER([.$D$58];2)*[.R31]" office:value-type="float" office:value="40193.2544" calcext:value-type="float">
            <text:p>40193.254</text:p>
          </table:table-cell>
          <table:table-cell table:style-name="ce32" table:formula="of:=(1/2)*[.$B$58]*POWER([.$K$60];3)*POWER([.$D$58];2)*[.S31]" office:value-type="float" office:value="8674.166272" calcext:value-type="float">
            <text:p>8674.166</text:p>
          </table:table-cell>
          <table:table-cell table:formula="of:=(1/2)*[.$B$58]*POWER([.$T$60];3)*POWER([.$D$58];2)*[.T31]" office:value-type="float" office:value="36083.32" calcext:value-type="float">
            <text:p>36083.3</text:p>
          </table:table-cell>
          <table:table-cell table:style-name="ce20" table:formula="of:=(1/2)*[.$B$58]*POWER([.$T$60];3)*POWER([.$D$58];2)*[.U31]" office:value-type="float" office:value="76441.65" calcext:value-type="float">
            <text:p>76441.7</text:p>
          </table:table-cell>
          <table:table-cell table:style-name="ce20" table:formula="of:=(1/2)*[.$B$58]*POWER([.$T$60];3)*POWER([.$D$58];2)*[.V31]" office:value-type="float" office:value="54432.03" calcext:value-type="float">
            <text:p>54432.0</text:p>
          </table:table-cell>
          <table:table-cell table:style-name="ce20" table:formula="of:=(1/2)*[.$B$58]*POWER([.$T$60];3)*POWER([.$D$58];2)*[.W31]" office:value-type="float" office:value="67289.03" calcext:value-type="float">
            <text:p>67289.0</text:p>
          </table:table-cell>
          <table:table-cell table:style-name="ce20" table:formula="of:=(1/2)*[.$B$58]*POWER([.$T$60];3)*POWER([.$D$58];2)*[.X31]" office:value-type="float" office:value="57905.95" calcext:value-type="float">
            <text:p>57906.0</text:p>
          </table:table-cell>
          <table:table-cell table:style-name="ce20" table:formula="of:=(1/2)*[.$B$58]*POWER([.$T$60];3)*POWER([.$D$58];2)*[.Y31]" office:value-type="float" office:value="76972.26" calcext:value-type="float">
            <text:p>76972.3</text:p>
          </table:table-cell>
          <table:table-cell table:style-name="ce20" table:formula="of:=(1/2)*[.$B$58]*POWER([.$T$60];3)*POWER([.$D$58];2)*[.Z31]" office:value-type="float" office:value="59203.15" calcext:value-type="float">
            <text:p>59203.2</text:p>
          </table:table-cell>
          <table:table-cell table:style-name="ce20" table:formula="of:=(1/2)*[.$B$58]*POWER([.$T$60];3)*POWER([.$D$58];2)*[.AA31]" office:value-type="float" office:value="72803.51" calcext:value-type="float">
            <text:p>72803.5</text:p>
          </table:table-cell>
          <table:table-cell table:formula="of:=(1/2)*[.$B$58]*POWER([.$T$60];3)*POWER([.$D$58];2)*[.AB31]" office:value-type="float" office:value="21230.61" calcext:value-type="float">
            <text:p>21230.6</text:p>
          </table:table-cell>
          <table:table-cell table:formula="of:=(1/2)*[.$B$58]*POWER([.$AC$60];3)*POWER([.$D$58];2)*[.AC31]" office:value-type="float" office:value="62768.49408" calcext:value-type="float">
            <text:p>62768.5</text:p>
          </table:table-cell>
          <table:table-cell table:style-name="ce20" table:formula="of:=(1/2)*[.$B$58]*POWER([.$AC$60];3)*POWER([.$D$58];2)*[.AD31]" office:value-type="float" office:value="70706.5632" calcext:value-type="float">
            <text:p>70706.6</text:p>
          </table:table-cell>
          <table:table-cell table:style-name="ce20" table:formula="of:=(1/2)*[.$B$58]*POWER([.$AC$60];3)*POWER([.$D$58];2)*[.AE31]" office:value-type="float" office:value="77017.11552" calcext:value-type="float">
            <text:p>77017.1</text:p>
          </table:table-cell>
          <table:table-cell table:style-name="ce20" table:formula="of:=(1/2)*[.$B$58]*POWER([.$AC$60];3)*POWER([.$D$58];2)*[.AF31]" office:value-type="float" office:value="62623.82592" calcext:value-type="float">
            <text:p>62623.8</text:p>
          </table:table-cell>
          <table:table-cell table:style-name="ce20" table:formula="of:=(1/2)*[.$B$58]*POWER([.$AC$60];3)*POWER([.$D$58];2)*[.AG31]" office:value-type="float" office:value="74841.13152" calcext:value-type="float">
            <text:p>74841.1</text:p>
          </table:table-cell>
          <table:table-cell table:style-name="ce20" table:formula="of:=(1/2)*[.$B$58]*POWER([.$AC$60];3)*POWER([.$D$58];2)*[.AH31]" office:value-type="float" office:value="69908.10624" calcext:value-type="float">
            <text:p>69908.1</text:p>
          </table:table-cell>
          <table:table-cell table:style-name="ce20" table:formula="of:=(1/2)*[.$B$58]*POWER([.$AC$60];3)*POWER([.$D$58];2)*[.AI31]" office:value-type="float" office:value="72340.43904" calcext:value-type="float">
            <text:p>72340.4</text:p>
          </table:table-cell>
          <table:table-cell table:style-name="ce20" table:formula="of:=(1/2)*[.$B$58]*POWER([.$AC$60];3)*POWER([.$D$58];2)*[.AJ31]" office:value-type="float" office:value="79079.82912" calcext:value-type="float">
            <text:p>79079.8</text:p>
          </table:table-cell>
          <table:table-cell table:formula="of:=(1/2)*[.$B$58]*POWER([.$AC$60];3)*POWER([.$D$58];2)*[.AK31]" office:value-type="float" office:value="40681.16352" calcext:value-type="float">
            <text:p>40681.2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style-name="ce22" table:formula="of:=(1/2)*[.$B$58]*POWER([.$B$60];3)*POWER([.$D$58];2)*[.B32]" office:value-type="float" office:value="1235.11932" calcext:value-type="float">
            <text:p>1,235.1</text:p>
          </table:table-cell>
          <table:table-cell table:style-name="ce22" table:formula="of:=(1/2)*[.$B$58]*POWER([.$B$60];3)*POWER([.$D$58];2)*[.C32]" office:value-type="float" office:value="13417.8228" calcext:value-type="float">
            <text:p>13,417.8</text:p>
          </table:table-cell>
          <table:table-cell table:style-name="ce22" table:formula="of:=(1/2)*[.$B$58]*POWER([.$B$60];3)*POWER([.$D$58];2)*[.D32]" office:value-type="float" office:value="9128.50128" calcext:value-type="float">
            <text:p>9,128.5</text:p>
          </table:table-cell>
          <table:table-cell table:style-name="ce22" table:formula="of:=(1/2)*[.$B$58]*POWER([.$B$60];3)*POWER([.$D$58];2)*[.E32]" office:value-type="float" office:value="28542.94848" calcext:value-type="float">
            <text:p>28,542.9</text:p>
          </table:table-cell>
          <table:table-cell table:style-name="ce22" table:formula="of:=(1/2)*[.$B$58]*POWER([.$B$60];3)*POWER([.$D$58];2)*[.F32]" office:value-type="float" office:value="12705.80904" calcext:value-type="float">
            <text:p>12,705.8</text:p>
          </table:table-cell>
          <table:table-cell table:style-name="ce22" table:formula="of:=(1/2)*[.$B$58]*POWER([.$B$60];3)*POWER([.$D$58];2)*[.G32]" office:value-type="float" office:value="19451.7072" calcext:value-type="float">
            <text:p>19,451.7</text:p>
          </table:table-cell>
          <table:table-cell table:style-name="ce22" table:formula="of:=(1/2)*[.$B$58]*POWER([.$B$60];3)*POWER([.$D$58];2)*[.H32]" office:value-type="float" office:value="8606.51352" calcext:value-type="float">
            <text:p>8,606.5</text:p>
          </table:table-cell>
          <table:table-cell table:style-name="ce22" table:formula="of:=(1/2)*[.$B$58]*POWER([.$B$60];3)*POWER([.$D$58];2)*[.I32]" office:value-type="float" office:value="25139.27232" calcext:value-type="float">
            <text:p>25,139.3</text:p>
          </table:table-cell>
          <table:table-cell table:style-name="ce22" table:formula="of:=(1/2)*[.$B$58]*POWER([.$B$60];3)*POWER([.$D$58];2)*[.J32]" office:value-type="float" office:value="5130.75168" calcext:value-type="float">
            <text:p>5,130.8</text:p>
          </table:table-cell>
          <table:table-cell table:style-name="ce32" table:formula="of:=(1/2)*[.$B$58]*POWER([.$K$60];3)*POWER([.$D$58];2)*[.K32]" office:value-type="float" office:value="9110.5024" calcext:value-type="float">
            <text:p>9110.502</text:p>
          </table:table-cell>
          <table:table-cell table:style-name="ce32" table:formula="of:=(1/2)*[.$B$58]*POWER([.$K$60];3)*POWER([.$D$58];2)*[.L32]" office:value-type="float" office:value="38955.5968" calcext:value-type="float">
            <text:p>38955.597</text:p>
          </table:table-cell>
          <table:table-cell table:style-name="ce32" table:formula="of:=(1/2)*[.$B$58]*POWER([.$K$60];3)*POWER([.$D$58];2)*[.M32]" office:value-type="float" office:value="30266.55744" calcext:value-type="float">
            <text:p>30266.557</text:p>
          </table:table-cell>
          <table:table-cell table:style-name="ce32" table:formula="of:=(1/2)*[.$B$58]*POWER([.$K$60];3)*POWER([.$D$58];2)*[.N32]" office:value-type="float" office:value="56561.42336" calcext:value-type="float">
            <text:p>56561.423</text:p>
          </table:table-cell>
          <table:table-cell table:style-name="ce32" table:formula="of:=(1/2)*[.$B$58]*POWER([.$K$60];3)*POWER([.$D$58];2)*[.O32]" office:value-type="float" office:value="32207.83104" calcext:value-type="float">
            <text:p>32207.831</text:p>
          </table:table-cell>
          <table:table-cell table:style-name="ce32" table:formula="of:=(1/2)*[.$B$58]*POWER([.$K$60];3)*POWER([.$D$58];2)*[.P32]" office:value-type="float" office:value="44976.78336" calcext:value-type="float">
            <text:p>44976.783</text:p>
          </table:table-cell>
          <table:table-cell table:style-name="ce32" table:formula="of:=(1/2)*[.$B$58]*POWER([.$K$60];3)*POWER([.$D$58];2)*[.Q32]" office:value-type="float" office:value="26864.82432" calcext:value-type="float">
            <text:p>26864.824</text:p>
          </table:table-cell>
          <table:table-cell table:style-name="ce32" table:formula="of:=(1/2)*[.$B$58]*POWER([.$K$60];3)*POWER([.$D$58];2)*[.R32]" office:value-type="float" office:value="52510.59712" calcext:value-type="float">
            <text:p>52510.597</text:p>
          </table:table-cell>
          <table:table-cell table:style-name="ce32" table:formula="of:=(1/2)*[.$B$58]*POWER([.$K$60];3)*POWER([.$D$58];2)*[.S32]" office:value-type="float" office:value="17067.07456" calcext:value-type="float">
            <text:p>17067.075</text:p>
          </table:table-cell>
          <table:table-cell table:formula="of:=(1/2)*[.$B$58]*POWER([.$T$60];3)*POWER([.$D$58];2)*[.T32]" office:value-type="float" office:value="21919.115" calcext:value-type="float">
            <text:p>21919.1</text:p>
          </table:table-cell>
          <table:table-cell table:style-name="ce20" table:formula="of:=(1/2)*[.$B$58]*POWER([.$T$60];3)*POWER([.$D$58];2)*[.U32]" office:value-type="float" office:value="70467.4" calcext:value-type="float">
            <text:p>70467.4</text:p>
          </table:table-cell>
          <table:table-cell table:style-name="ce20" table:formula="of:=(1/2)*[.$B$58]*POWER([.$T$60];3)*POWER([.$D$58];2)*[.V32]" office:value-type="float" office:value="60079.91" calcext:value-type="float">
            <text:p>60079.9</text:p>
          </table:table-cell>
          <table:table-cell table:style-name="ce20" table:formula="of:=(1/2)*[.$B$58]*POWER([.$T$60];3)*POWER([.$D$58];2)*[.W32]" office:value-type="float" office:value="72910.92" calcext:value-type="float">
            <text:p>72910.9</text:p>
          </table:table-cell>
          <table:table-cell table:style-name="ce20" table:formula="of:=(1/2)*[.$B$58]*POWER([.$T$60];3)*POWER([.$D$58];2)*[.X32]" office:value-type="float" office:value="58567.2" calcext:value-type="float">
            <text:p>58567.2</text:p>
          </table:table-cell>
          <table:table-cell table:style-name="ce20" table:formula="of:=(1/2)*[.$B$58]*POWER([.$T$60];3)*POWER([.$D$58];2)*[.Y32]" office:value-type="float" office:value="66651.47" calcext:value-type="float">
            <text:p>66651.5</text:p>
          </table:table-cell>
          <table:table-cell table:style-name="ce20" table:formula="of:=(1/2)*[.$B$58]*POWER([.$T$60];3)*POWER([.$D$58];2)*[.Z32]" office:value-type="float" office:value="54601.54" calcext:value-type="float">
            <text:p>54601.5</text:p>
          </table:table-cell>
          <table:table-cell table:style-name="ce20" table:formula="of:=(1/2)*[.$B$58]*POWER([.$T$60];3)*POWER([.$D$58];2)*[.AA32]" office:value-type="float" office:value="73918.78" calcext:value-type="float">
            <text:p>73918.8</text:p>
          </table:table-cell>
          <table:table-cell table:formula="of:=(1/2)*[.$B$58]*POWER([.$T$60];3)*POWER([.$D$58];2)*[.AB32]" office:value-type="float" office:value="35269.58" calcext:value-type="float">
            <text:p>35269.6</text:p>
          </table:table-cell>
          <table:table-cell table:formula="of:=(1/2)*[.$B$58]*POWER([.$AC$60];3)*POWER([.$D$58];2)*[.AC32]" office:value-type="float" office:value="41669.99424" calcext:value-type="float">
            <text:p>41670.0</text:p>
          </table:table-cell>
          <table:table-cell table:style-name="ce20" table:formula="of:=(1/2)*[.$B$58]*POWER([.$AC$60];3)*POWER([.$D$58];2)*[.AD32]" office:value-type="float" office:value="71673.13728" calcext:value-type="float">
            <text:p>71673.1</text:p>
          </table:table-cell>
          <table:table-cell table:style-name="ce20" table:formula="of:=(1/2)*[.$B$58]*POWER([.$AC$60];3)*POWER([.$D$58];2)*[.AE32]" office:value-type="float" office:value="67185.64224" calcext:value-type="float">
            <text:p>67185.6</text:p>
          </table:table-cell>
          <table:table-cell table:style-name="ce20" table:formula="of:=(1/2)*[.$B$58]*POWER([.$AC$60];3)*POWER([.$D$58];2)*[.AF32]" office:value-type="float" office:value="61543.18656" calcext:value-type="float">
            <text:p>61543.2</text:p>
          </table:table-cell>
          <table:table-cell table:style-name="ce20" table:formula="of:=(1/2)*[.$B$58]*POWER([.$AC$60];3)*POWER([.$D$58];2)*[.AG32]" office:value-type="float" office:value="70109.60832" calcext:value-type="float">
            <text:p>70109.6</text:p>
          </table:table-cell>
          <table:table-cell table:style-name="ce20" table:formula="of:=(1/2)*[.$B$58]*POWER([.$AC$60];3)*POWER([.$D$58];2)*[.AH32]" office:value-type="float" office:value="54408.34368" calcext:value-type="float">
            <text:p>54408.3</text:p>
          </table:table-cell>
          <table:table-cell table:style-name="ce20" table:formula="of:=(1/2)*[.$B$58]*POWER([.$AC$60];3)*POWER([.$D$58];2)*[.AI32]" office:value-type="float" office:value="73901.18592" calcext:value-type="float">
            <text:p>73901.2</text:p>
          </table:table-cell>
          <table:table-cell table:style-name="ce20" table:formula="of:=(1/2)*[.$B$58]*POWER([.$AC$60];3)*POWER([.$D$58];2)*[.AJ32]" office:value-type="float" office:value="62637.73632" calcext:value-type="float">
            <text:p>62637.7</text:p>
          </table:table-cell>
          <table:table-cell table:formula="of:=(1/2)*[.$B$58]*POWER([.$AC$60];3)*POWER([.$D$58];2)*[.AK32]" office:value-type="float" office:value="61444.62144" calcext:value-type="float">
            <text:p>61444.6</text:p>
          </table:table-cell>
        </table:table-row>
        <table:table-row table:style-name="ro1">
          <table:table-cell office:value-type="string" calcext:value-type="string">
            <text:p>t11</text:p>
          </table:table-cell>
          <table:table-cell table:style-name="ce22" table:formula="of:=(1/2)*[.$B$58]*POWER([.$B$60];3)*POWER([.$D$58];2)*[.B33]" office:value-type="float" office:value="3732.771384" calcext:value-type="float">
            <text:p>3,732.8</text:p>
          </table:table-cell>
          <table:table-cell table:style-name="ce22" table:formula="of:=(1/2)*[.$B$58]*POWER([.$B$60];3)*POWER([.$D$58];2)*[.C33]" office:value-type="float" office:value="13483.45008" calcext:value-type="float">
            <text:p>13,483.5</text:p>
          </table:table-cell>
          <table:table-cell table:style-name="ce22" table:formula="of:=(1/2)*[.$B$58]*POWER([.$B$60];3)*POWER([.$D$58];2)*[.D33]" office:value-type="float" office:value="18306.48384" calcext:value-type="float">
            <text:p>18,306.5</text:p>
          </table:table-cell>
          <table:table-cell table:style-name="ce22" table:formula="of:=(1/2)*[.$B$58]*POWER([.$B$60];3)*POWER([.$D$58];2)*[.E33]" office:value-type="float" office:value="6242.7888" calcext:value-type="float">
            <text:p>6,242.8</text:p>
          </table:table-cell>
          <table:table-cell table:style-name="ce22" table:formula="of:=(1/2)*[.$B$58]*POWER([.$B$60];3)*POWER([.$D$58];2)*[.F33]" office:value-type="float" office:value="22932.58608" calcext:value-type="float">
            <text:p>22,932.6</text:p>
          </table:table-cell>
          <table:table-cell table:style-name="ce22" table:formula="of:=(1/2)*[.$B$58]*POWER([.$B$60];3)*POWER([.$D$58];2)*[.G33]" office:value-type="float" office:value="22118.08248" calcext:value-type="float">
            <text:p>22,118.1</text:p>
          </table:table-cell>
          <table:table-cell table:style-name="ce22" table:formula="of:=(1/2)*[.$B$58]*POWER([.$B$60];3)*POWER([.$D$58];2)*[.H33]" office:value-type="float" office:value="27072.3708" calcext:value-type="float">
            <text:p>27,072.4</text:p>
          </table:table-cell>
          <table:table-cell table:style-name="ce22" table:formula="of:=(1/2)*[.$B$58]*POWER([.$B$60];3)*POWER([.$D$58];2)*[.I33]" office:value-type="float" office:value="14163.2712" calcext:value-type="float">
            <text:p>14,163.3</text:p>
          </table:table-cell>
          <table:table-cell table:style-name="ce22" table:formula="of:=(1/2)*[.$B$58]*POWER([.$B$60];3)*POWER([.$D$58];2)*[.J33]" office:value-type="float" office:value="2679.26724" calcext:value-type="float">
            <text:p>2,679.3</text:p>
          </table:table-cell>
          <table:table-cell table:style-name="ce32" table:formula="of:=(1/2)*[.$B$58]*POWER([.$K$60];3)*POWER([.$D$58];2)*[.K33]" office:value-type="float" office:value="14920.7808" calcext:value-type="float">
            <text:p>14920.781</text:p>
          </table:table-cell>
          <table:table-cell table:style-name="ce32" table:formula="of:=(1/2)*[.$B$58]*POWER([.$K$60];3)*POWER([.$D$58];2)*[.L33]" office:value-type="float" office:value="27331.5072" calcext:value-type="float">
            <text:p>27331.507</text:p>
          </table:table-cell>
          <table:table-cell table:style-name="ce32" table:formula="of:=(1/2)*[.$B$58]*POWER([.$K$60];3)*POWER([.$D$58];2)*[.M33]" office:value-type="float" office:value="37724.416" calcext:value-type="float">
            <text:p>37724.416</text:p>
          </table:table-cell>
          <table:table-cell table:style-name="ce32" table:formula="of:=(1/2)*[.$B$58]*POWER([.$K$60];3)*POWER([.$D$58];2)*[.N33]" office:value-type="float" office:value="26615.17312" calcext:value-type="float">
            <text:p>26615.173</text:p>
          </table:table-cell>
          <table:table-cell table:style-name="ce32" table:formula="of:=(1/2)*[.$B$58]*POWER([.$K$60];3)*POWER([.$D$58];2)*[.O33]" office:value-type="float" office:value="49392.0768" calcext:value-type="float">
            <text:p>49392.077</text:p>
          </table:table-cell>
          <table:table-cell table:style-name="ce32" table:formula="of:=(1/2)*[.$B$58]*POWER([.$K$60];3)*POWER([.$D$58];2)*[.P33]" office:value-type="float" office:value="48278.42048" calcext:value-type="float">
            <text:p>48278.420</text:p>
          </table:table-cell>
          <table:table-cell table:style-name="ce32" table:formula="of:=(1/2)*[.$B$58]*POWER([.$K$60];3)*POWER([.$D$58];2)*[.Q33]" office:value-type="float" office:value="54460.93824" calcext:value-type="float">
            <text:p>54460.938</text:p>
          </table:table-cell>
          <table:table-cell table:style-name="ce32" table:formula="of:=(1/2)*[.$B$58]*POWER([.$K$60];3)*POWER([.$D$58];2)*[.R33]" office:value-type="float" office:value="38336.65024" calcext:value-type="float">
            <text:p>38336.650</text:p>
          </table:table-cell>
          <table:table-cell table:style-name="ce32" table:formula="of:=(1/2)*[.$B$58]*POWER([.$K$60];3)*POWER([.$D$58];2)*[.S33]" office:value-type="float" office:value="16457.66656" calcext:value-type="float">
            <text:p>16457.667</text:p>
          </table:table-cell>
          <table:table-cell table:formula="of:=(1/2)*[.$B$58]*POWER([.$T$60];3)*POWER([.$D$58];2)*[.T33]" office:value-type="float" office:value="32072.81" calcext:value-type="float">
            <text:p>32072.8</text:p>
          </table:table-cell>
          <table:table-cell table:style-name="ce20" table:formula="of:=(1/2)*[.$B$58]*POWER([.$T$60];3)*POWER([.$D$58];2)*[.U33]" office:value-type="float" office:value="45698.93" calcext:value-type="float">
            <text:p>45698.9</text:p>
          </table:table-cell>
          <table:table-cell table:style-name="ce20" table:formula="of:=(1/2)*[.$B$58]*POWER([.$T$60];3)*POWER([.$D$58];2)*[.V33]" office:value-type="float" office:value="58609.52" calcext:value-type="float">
            <text:p>58609.5</text:p>
          </table:table-cell>
          <table:table-cell table:style-name="ce20" table:formula="of:=(1/2)*[.$B$58]*POWER([.$T$60];3)*POWER([.$D$58];2)*[.W33]" office:value-type="float" office:value="57103.48" calcext:value-type="float">
            <text:p>57103.5</text:p>
          </table:table-cell>
          <table:table-cell table:style-name="ce20" table:formula="of:=(1/2)*[.$B$58]*POWER([.$T$60];3)*POWER([.$D$58];2)*[.X33]" office:value-type="float" office:value="76172.78" calcext:value-type="float">
            <text:p>76172.8</text:p>
          </table:table-cell>
          <table:table-cell table:style-name="ce20" table:formula="of:=(1/2)*[.$B$58]*POWER([.$T$60];3)*POWER([.$D$58];2)*[.Y33]" office:value-type="float" office:value="74906.4" calcext:value-type="float">
            <text:p>74906.4</text:p>
          </table:table-cell>
          <table:table-cell table:style-name="ce20" table:formula="of:=(1/2)*[.$B$58]*POWER([.$T$60];3)*POWER([.$D$58];2)*[.Z33]" office:value-type="float" office:value="76503.06" calcext:value-type="float">
            <text:p>76503.1</text:p>
          </table:table-cell>
          <table:table-cell table:style-name="ce20" table:formula="of:=(1/2)*[.$B$58]*POWER([.$T$60];3)*POWER([.$D$58];2)*[.AA33]" office:value-type="float" office:value="69604.9" calcext:value-type="float">
            <text:p>69604.9</text:p>
          </table:table-cell>
          <table:table-cell table:formula="of:=(1/2)*[.$B$58]*POWER([.$T$60];3)*POWER([.$D$58];2)*[.AB33]" office:value-type="float" office:value="41238.08" calcext:value-type="float">
            <text:p>41238.1</text:p>
          </table:table-cell>
          <table:table-cell table:formula="of:=(1/2)*[.$B$58]*POWER([.$AC$60];3)*POWER([.$D$58];2)*[.AC33]" office:value-type="float" office:value="53725.54176" calcext:value-type="float">
            <text:p>53725.5</text:p>
          </table:table-cell>
          <table:table-cell table:style-name="ce20" table:formula="of:=(1/2)*[.$B$58]*POWER([.$AC$60];3)*POWER([.$D$58];2)*[.AD33]" office:value-type="float" office:value="73328.47488" calcext:value-type="float">
            <text:p>73328.5</text:p>
          </table:table-cell>
          <table:table-cell table:style-name="ce20" table:formula="of:=(1/2)*[.$B$58]*POWER([.$AC$60];3)*POWER([.$D$58];2)*[.AE33]" office:value-type="float" office:value="79092.5472" calcext:value-type="float">
            <text:p>79092.5</text:p>
          </table:table-cell>
          <table:table-cell table:style-name="ce20" table:formula="of:=(1/2)*[.$B$58]*POWER([.$AC$60];3)*POWER([.$D$58];2)*[.AF33]" office:value-type="float" office:value="65332.37952" calcext:value-type="float">
            <text:p>65332.4</text:p>
          </table:table-cell>
          <table:table-cell table:style-name="ce20" table:formula="of:=(1/2)*[.$B$58]*POWER([.$AC$60];3)*POWER([.$D$58];2)*[.AG33]" office:value-type="float" office:value="72843.99552" calcext:value-type="float">
            <text:p>72844.0</text:p>
          </table:table-cell>
          <table:table-cell table:style-name="ce20" table:formula="of:=(1/2)*[.$B$58]*POWER([.$AC$60];3)*POWER([.$D$58];2)*[.AH33]" office:value-type="float" office:value="73094.78016" calcext:value-type="float">
            <text:p>73094.8</text:p>
          </table:table-cell>
          <table:table-cell table:style-name="ce20" table:formula="of:=(1/2)*[.$B$58]*POWER([.$AC$60];3)*POWER([.$D$58];2)*[.AI33]" office:value-type="float" office:value="69799.60512" calcext:value-type="float">
            <text:p>69799.6</text:p>
          </table:table-cell>
          <table:table-cell table:style-name="ce20" table:formula="of:=(1/2)*[.$B$58]*POWER([.$AC$60];3)*POWER([.$D$58];2)*[.AJ33]" office:value-type="float" office:value="80033.28768" calcext:value-type="float">
            <text:p>80033.3</text:p>
          </table:table-cell>
          <table:table-cell table:formula="of:=(1/2)*[.$B$58]*POWER([.$AC$60];3)*POWER([.$D$58];2)*[.AK33]" office:value-type="float" office:value="75143.58336" calcext:value-type="float">
            <text:p>75143.6</text:p>
          </table:table-cell>
        </table:table-row>
        <table:table-row table:style-name="ro1">
          <table:table-cell office:value-type="string" calcext:value-type="string">
            <text:p>t12</text:p>
          </table:table-cell>
          <table:table-cell table:style-name="ce22" table:formula="of:=(1/2)*[.$B$58]*POWER([.$B$60];3)*POWER([.$D$58];2)*[.B34]" office:value-type="float" office:value="152.7873624" calcext:value-type="float">
            <text:p>152.8</text:p>
          </table:table-cell>
          <table:table-cell table:style-name="ce22" table:formula="of:=(1/2)*[.$B$58]*POWER([.$B$60];3)*POWER([.$D$58];2)*[.C34]" office:value-type="float" office:value="2624.649048" calcext:value-type="float">
            <text:p>2,624.6</text:p>
          </table:table-cell>
          <table:table-cell table:style-name="ce22" table:formula="of:=(1/2)*[.$B$58]*POWER([.$B$60];3)*POWER([.$D$58];2)*[.D34]" office:value-type="float" office:value="2259.600408" calcext:value-type="float">
            <text:p>2,259.6</text:p>
          </table:table-cell>
          <table:table-cell table:style-name="ce22" table:formula="of:=(1/2)*[.$B$58]*POWER([.$B$60];3)*POWER([.$D$58];2)*[.E34]" office:value-type="float" office:value="25001.41032" calcext:value-type="float">
            <text:p>25,001.4</text:p>
          </table:table-cell>
          <table:table-cell table:style-name="ce22" table:formula="of:=(1/2)*[.$B$58]*POWER([.$B$60];3)*POWER([.$D$58];2)*[.F34]" office:value-type="float" office:value="22914.99936" calcext:value-type="float">
            <text:p>22,915.0</text:p>
          </table:table-cell>
          <table:table-cell table:style-name="ce22" table:formula="of:=(1/2)*[.$B$58]*POWER([.$B$60];3)*POWER([.$D$58];2)*[.G34]" office:value-type="float" office:value="21542.29128" calcext:value-type="float">
            <text:p>21,542.3</text:p>
          </table:table-cell>
          <table:table-cell table:style-name="ce22" table:formula="of:=(1/2)*[.$B$58]*POWER([.$B$60];3)*POWER([.$D$58];2)*[.H34]" office:value-type="float" office:value="22484.1744" calcext:value-type="float">
            <text:p>22,484.2</text:p>
          </table:table-cell>
          <table:table-cell table:style-name="ce22" table:formula="of:=(1/2)*[.$B$58]*POWER([.$B$60];3)*POWER([.$D$58];2)*[.I34]" office:value-type="float" office:value="19332.57456" calcext:value-type="float">
            <text:p>19,332.6</text:p>
          </table:table-cell>
          <table:table-cell table:style-name="ce22" table:formula="of:=(1/2)*[.$B$58]*POWER([.$B$60];3)*POWER([.$D$58];2)*[.J34]" office:value-type="float" office:value="18061.164" calcext:value-type="float">
            <text:p>18,061.2</text:p>
          </table:table-cell>
          <table:table-cell table:style-name="ce32" table:formula="of:=(1/2)*[.$B$58]*POWER([.$K$60];3)*POWER([.$D$58];2)*[.K34]" office:value-type="float" office:value="7195.559936" calcext:value-type="float">
            <text:p>7195.560</text:p>
          </table:table-cell>
          <table:table-cell table:style-name="ce32" table:formula="of:=(1/2)*[.$B$58]*POWER([.$K$60];3)*POWER([.$D$58];2)*[.L34]" office:value-type="float" office:value="13258.48064" calcext:value-type="float">
            <text:p>13258.481</text:p>
          </table:table-cell>
          <table:table-cell table:style-name="ce32" table:formula="of:=(1/2)*[.$B$58]*POWER([.$K$60];3)*POWER([.$D$58];2)*[.M34]" office:value-type="float" office:value="11713.304576" calcext:value-type="float">
            <text:p>11713.305</text:p>
          </table:table-cell>
          <table:table-cell table:style-name="ce32" table:formula="of:=(1/2)*[.$B$58]*POWER([.$K$60];3)*POWER([.$D$58];2)*[.N34]" office:value-type="float" office:value="53598.11072" calcext:value-type="float">
            <text:p>53598.111</text:p>
          </table:table-cell>
          <table:table-cell table:style-name="ce32" table:formula="of:=(1/2)*[.$B$58]*POWER([.$K$60];3)*POWER([.$D$58];2)*[.O34]" office:value-type="float" office:value="48679.51104" calcext:value-type="float">
            <text:p>48679.511</text:p>
          </table:table-cell>
          <table:table-cell table:style-name="ce32" table:formula="of:=(1/2)*[.$B$58]*POWER([.$K$60];3)*POWER([.$D$58];2)*[.P34]" office:value-type="float" office:value="47306.90048" calcext:value-type="float">
            <text:p>47306.900</text:p>
          </table:table-cell>
          <table:table-cell table:style-name="ce32" table:formula="of:=(1/2)*[.$B$58]*POWER([.$K$60];3)*POWER([.$D$58];2)*[.Q34]" office:value-type="float" office:value="48719.54944" calcext:value-type="float">
            <text:p>48719.549</text:p>
          </table:table-cell>
          <table:table-cell table:style-name="ce32" table:formula="of:=(1/2)*[.$B$58]*POWER([.$K$60];3)*POWER([.$D$58];2)*[.R34]" office:value-type="float" office:value="44514.4576" calcext:value-type="float">
            <text:p>44514.458</text:p>
          </table:table-cell>
          <table:table-cell table:style-name="ce32" table:formula="of:=(1/2)*[.$B$58]*POWER([.$K$60];3)*POWER([.$D$58];2)*[.S34]" office:value-type="float" office:value="42791.27552" calcext:value-type="float">
            <text:p>42791.276</text:p>
          </table:table-cell>
          <table:table-cell table:formula="of:=(1/2)*[.$B$58]*POWER([.$T$60];3)*POWER([.$D$58];2)*[.T34]" office:value-type="float" office:value="19739.911" calcext:value-type="float">
            <text:p>19739.9</text:p>
          </table:table-cell>
          <table:table-cell table:style-name="ce20" table:formula="of:=(1/2)*[.$B$58]*POWER([.$T$60];3)*POWER([.$D$58];2)*[.U34]" office:value-type="float" office:value="33571.26" calcext:value-type="float">
            <text:p>33571.3</text:p>
          </table:table-cell>
          <table:table-cell table:style-name="ce20" table:formula="of:=(1/2)*[.$B$58]*POWER([.$T$60];3)*POWER([.$D$58];2)*[.V34]" office:value-type="float" office:value="28136.13" calcext:value-type="float">
            <text:p>28136.1</text:p>
          </table:table-cell>
          <table:table-cell table:style-name="ce20" table:formula="of:=(1/2)*[.$B$58]*POWER([.$T$60];3)*POWER([.$D$58];2)*[.W34]" office:value-type="float" office:value="73580.22" calcext:value-type="float">
            <text:p>73580.2</text:p>
          </table:table-cell>
          <table:table-cell table:style-name="ce20" table:formula="of:=(1/2)*[.$B$58]*POWER([.$T$60];3)*POWER([.$D$58];2)*[.X34]" office:value-type="float" office:value="72240.01" calcext:value-type="float">
            <text:p>72240.0</text:p>
          </table:table-cell>
          <table:table-cell table:style-name="ce20" table:formula="of:=(1/2)*[.$B$58]*POWER([.$T$60];3)*POWER([.$D$58];2)*[.Y34]" office:value-type="float" office:value="73312.27" calcext:value-type="float">
            <text:p>73312.3</text:p>
          </table:table-cell>
          <table:table-cell table:style-name="ce20" table:formula="of:=(1/2)*[.$B$58]*POWER([.$T$60];3)*POWER([.$D$58];2)*[.Z34]" office:value-type="float" office:value="73356.89" calcext:value-type="float">
            <text:p>73356.9</text:p>
          </table:table-cell>
          <table:table-cell table:style-name="ce20" table:formula="of:=(1/2)*[.$B$58]*POWER([.$T$60];3)*POWER([.$D$58];2)*[.AA34]" office:value-type="float" office:value="70491.32" calcext:value-type="float">
            <text:p>70491.3</text:p>
          </table:table-cell>
          <table:table-cell table:formula="of:=(1/2)*[.$B$58]*POWER([.$T$60];3)*POWER([.$D$58];2)*[.AB34]" office:value-type="float" office:value="69763.6" calcext:value-type="float">
            <text:p>69763.6</text:p>
          </table:table-cell>
          <table:table-cell table:formula="of:=(1/2)*[.$B$58]*POWER([.$AC$60];3)*POWER([.$D$58];2)*[.AC34]" office:value-type="float" office:value="38212.822656" calcext:value-type="float">
            <text:p>38212.8</text:p>
          </table:table-cell>
          <table:table-cell table:style-name="ce20" table:formula="of:=(1/2)*[.$B$58]*POWER([.$AC$60];3)*POWER([.$D$58];2)*[.AD34]" office:value-type="float" office:value="70915.61664" calcext:value-type="float">
            <text:p>70915.6</text:p>
          </table:table-cell>
          <table:table-cell table:style-name="ce20" table:formula="of:=(1/2)*[.$B$58]*POWER([.$AC$60];3)*POWER([.$D$58];2)*[.AE34]" office:value-type="float" office:value="60451.41888" calcext:value-type="float">
            <text:p>60451.4</text:p>
          </table:table-cell>
          <table:table-cell table:style-name="ce20" table:formula="of:=(1/2)*[.$B$58]*POWER([.$AC$60];3)*POWER([.$D$58];2)*[.AF34]" office:value-type="float" office:value="63770.04288" calcext:value-type="float">
            <text:p>63770.0</text:p>
          </table:table-cell>
          <table:table-cell table:style-name="ce20" table:formula="of:=(1/2)*[.$B$58]*POWER([.$AC$60];3)*POWER([.$D$58];2)*[.AG34]" office:value-type="float" office:value="64172.6496" calcext:value-type="float">
            <text:p>64172.6</text:p>
          </table:table-cell>
          <table:table-cell table:style-name="ce20" table:formula="of:=(1/2)*[.$B$58]*POWER([.$AC$60];3)*POWER([.$D$58];2)*[.AH34]" office:value-type="float" office:value="64457.61408" calcext:value-type="float">
            <text:p>64457.6</text:p>
          </table:table-cell>
          <table:table-cell table:style-name="ce20" table:formula="of:=(1/2)*[.$B$58]*POWER([.$AC$60];3)*POWER([.$D$58];2)*[.AI34]" office:value-type="float" office:value="63668.69568" calcext:value-type="float">
            <text:p>63668.7</text:p>
          </table:table-cell>
          <table:table-cell table:style-name="ce20" table:formula="of:=(1/2)*[.$B$58]*POWER([.$AC$60];3)*POWER([.$D$58];2)*[.AJ34]" office:value-type="float" office:value="65216.32704" calcext:value-type="float">
            <text:p>65216.3</text:p>
          </table:table-cell>
          <table:table-cell table:formula="of:=(1/2)*[.$B$58]*POWER([.$AC$60];3)*POWER([.$D$58];2)*[.AK34]" office:value-type="float" office:value="68422.47552" calcext:value-type="float">
            <text:p>68422.5</text:p>
          </table:table-cell>
        </table:table-row>
        <table:table-row table:style-name="ro1">
          <table:table-cell office:value-type="string" calcext:value-type="string">
            <text:p>t13</text:p>
          </table:table-cell>
          <table:table-cell table:style-name="ce22" table:formula="of:=(1/2)*[.$B$58]*POWER([.$B$60];3)*POWER([.$D$58];2)*[.B35]" office:value-type="float" office:value="17754.58872" calcext:value-type="float">
            <text:p>17,754.6</text:p>
          </table:table-cell>
          <table:table-cell table:style-name="ce22" table:formula="of:=(1/2)*[.$B$58]*POWER([.$B$60];3)*POWER([.$D$58];2)*[.C35]" office:value-type="float" office:value="20356.57872" calcext:value-type="float">
            <text:p>20,356.6</text:p>
          </table:table-cell>
          <table:table-cell table:style-name="ce22" table:formula="of:=(1/2)*[.$B$58]*POWER([.$B$60];3)*POWER([.$D$58];2)*[.D35]" office:value-type="float" office:value="21191.79888" calcext:value-type="float">
            <text:p>21,191.8</text:p>
          </table:table-cell>
          <table:table-cell table:style-name="ce22" table:formula="of:=(1/2)*[.$B$58]*POWER([.$B$60];3)*POWER([.$D$58];2)*[.E35]" office:value-type="float" office:value="21312.17352" calcext:value-type="float">
            <text:p>21,312.2</text:p>
          </table:table-cell>
          <table:table-cell table:style-name="ce22" table:formula="of:=(1/2)*[.$B$58]*POWER([.$B$60];3)*POWER([.$D$58];2)*[.F35]" office:value-type="float" office:value="23648.922" calcext:value-type="float">
            <text:p>23,648.9</text:p>
          </table:table-cell>
          <table:table-cell table:style-name="ce22" table:formula="of:=(1/2)*[.$B$58]*POWER([.$B$60];3)*POWER([.$D$58];2)*[.G35]" office:value-type="float" office:value="22945.25448" calcext:value-type="float">
            <text:p>22,945.3</text:p>
          </table:table-cell>
          <table:table-cell table:style-name="ce22" table:formula="of:=(1/2)*[.$B$58]*POWER([.$B$60];3)*POWER([.$D$58];2)*[.H35]" office:value-type="float" office:value="81.3281472" calcext:value-type="float">
            <text:p>81.3</text:p>
          </table:table-cell>
          <table:table-cell table:style-name="ce22" table:formula="of:=(1/2)*[.$B$58]*POWER([.$B$60];3)*POWER([.$D$58];2)*[.I35]" office:value-type="float" office:value="1356.41304" calcext:value-type="float">
            <text:p>1,356.4</text:p>
          </table:table-cell>
          <table:table-cell table:style-name="ce22" table:formula="of:=(1/2)*[.$B$58]*POWER([.$B$60];3)*POWER([.$D$58];2)*[.J35]" office:value-type="float" office:value="-1769.556888" calcext:value-type="float">
            <text:p>-1,769.6</text:p>
          </table:table-cell>
          <table:table-cell table:style-name="ce32" table:formula="of:=(1/2)*[.$B$58]*POWER([.$K$60];3)*POWER([.$D$58];2)*[.K35]" office:value-type="float" office:value="42180.33664" calcext:value-type="float">
            <text:p>42180.337</text:p>
          </table:table-cell>
          <table:table-cell table:style-name="ce32" table:formula="of:=(1/2)*[.$B$58]*POWER([.$K$60];3)*POWER([.$D$58];2)*[.L35]" office:value-type="float" office:value="46093.26592" calcext:value-type="float">
            <text:p>46093.266</text:p>
          </table:table-cell>
          <table:table-cell table:style-name="ce32" table:formula="of:=(1/2)*[.$B$58]*POWER([.$K$60];3)*POWER([.$D$58];2)*[.M35]" office:value-type="float" office:value="47062.1952" calcext:value-type="float">
            <text:p>47062.195</text:p>
          </table:table-cell>
          <table:table-cell table:style-name="ce32" table:formula="of:=(1/2)*[.$B$58]*POWER([.$K$60];3)*POWER([.$D$58];2)*[.N35]" office:value-type="float" office:value="46521.20576" calcext:value-type="float">
            <text:p>46521.206</text:p>
          </table:table-cell>
          <table:table-cell table:style-name="ce32" table:formula="of:=(1/2)*[.$B$58]*POWER([.$K$60];3)*POWER([.$D$58];2)*[.O35]" office:value-type="float" office:value="49411.03616" calcext:value-type="float">
            <text:p>49411.036</text:p>
          </table:table-cell>
          <table:table-cell table:style-name="ce32" table:formula="of:=(1/2)*[.$B$58]*POWER([.$K$60];3)*POWER([.$D$58];2)*[.P35]" office:value-type="float" office:value="55254.87616" calcext:value-type="float">
            <text:p>55254.876</text:p>
          </table:table-cell>
          <table:table-cell table:style-name="ce32" table:formula="of:=(1/2)*[.$B$58]*POWER([.$K$60];3)*POWER([.$D$58];2)*[.Q35]" office:value-type="float" office:value="9028.023296" calcext:value-type="float">
            <text:p>9028.023</text:p>
          </table:table-cell>
          <table:table-cell table:style-name="ce32" table:formula="of:=(1/2)*[.$B$58]*POWER([.$K$60];3)*POWER([.$D$58];2)*[.R35]" office:value-type="float" office:value="13678.64832" calcext:value-type="float">
            <text:p>13678.648</text:p>
          </table:table-cell>
          <table:table-cell table:style-name="ce32" table:formula="of:=(1/2)*[.$B$58]*POWER([.$K$60];3)*POWER([.$D$58];2)*[.S35]" office:value-type="float" office:value="3294.053376" calcext:value-type="float">
            <text:p>3294.053</text:p>
          </table:table-cell>
          <table:table-cell table:formula="of:=(1/2)*[.$B$58]*POWER([.$T$60];3)*POWER([.$D$58];2)*[.T35]" office:value-type="float" office:value="70769.85" calcext:value-type="float">
            <text:p>70769.9</text:p>
          </table:table-cell>
          <table:table-cell table:style-name="ce20" table:formula="of:=(1/2)*[.$B$58]*POWER([.$T$60];3)*POWER([.$D$58];2)*[.U35]" office:value-type="float" office:value="72798.91" calcext:value-type="float">
            <text:p>72798.9</text:p>
          </table:table-cell>
          <table:table-cell table:style-name="ce20" table:formula="of:=(1/2)*[.$B$58]*POWER([.$T$60];3)*POWER([.$D$58];2)*[.V35]" office:value-type="float" office:value="73709.48" calcext:value-type="float">
            <text:p>73709.5</text:p>
          </table:table-cell>
          <table:table-cell table:style-name="ce20" table:formula="of:=(1/2)*[.$B$58]*POWER([.$T$60];3)*POWER([.$D$58];2)*[.W35]" office:value-type="float" office:value="73544.8" calcext:value-type="float">
            <text:p>73544.8</text:p>
          </table:table-cell>
          <table:table-cell table:style-name="ce20" table:formula="of:=(1/2)*[.$B$58]*POWER([.$T$60];3)*POWER([.$D$58];2)*[.X35]" office:value-type="float" office:value="74345.43" calcext:value-type="float">
            <text:p>74345.4</text:p>
          </table:table-cell>
          <table:table-cell table:style-name="ce20" table:formula="of:=(1/2)*[.$B$58]*POWER([.$T$60];3)*POWER([.$D$58];2)*[.Y35]" office:value-type="float" office:value="76898.2" calcext:value-type="float">
            <text:p>76898.2</text:p>
          </table:table-cell>
          <table:table-cell table:style-name="ce20" table:formula="of:=(1/2)*[.$B$58]*POWER([.$T$60];3)*POWER([.$D$58];2)*[.Z35]" office:value-type="float" office:value="21462.013" calcext:value-type="float">
            <text:p>21462.0</text:p>
          </table:table-cell>
          <table:table-cell table:style-name="ce20" table:formula="of:=(1/2)*[.$B$58]*POWER([.$T$60];3)*POWER([.$D$58];2)*[.AA35]" office:value-type="float" office:value="39517.45" calcext:value-type="float">
            <text:p>39517.5</text:p>
          </table:table-cell>
          <table:table-cell table:formula="of:=(1/2)*[.$B$58]*POWER([.$T$60];3)*POWER([.$D$58];2)*[.AB35]" office:value-type="float" office:value="13002.59" calcext:value-type="float">
            <text:p>13002.6</text:p>
          </table:table-cell>
          <table:table-cell table:formula="of:=(1/2)*[.$B$58]*POWER([.$AC$60];3)*POWER([.$D$58];2)*[.AC35]" office:value-type="float" office:value="75266.39232" calcext:value-type="float">
            <text:p>75266.4</text:p>
          </table:table-cell>
          <table:table-cell table:style-name="ce20" table:formula="of:=(1/2)*[.$B$58]*POWER([.$AC$60];3)*POWER([.$D$58];2)*[.AD35]" office:value-type="float" office:value="73029.99744" calcext:value-type="float">
            <text:p>73030.0</text:p>
          </table:table-cell>
          <table:table-cell table:style-name="ce20" table:formula="of:=(1/2)*[.$B$58]*POWER([.$AC$60];3)*POWER([.$D$58];2)*[.AE35]" office:value-type="float" office:value="71277.28704" calcext:value-type="float">
            <text:p>71277.3</text:p>
          </table:table-cell>
          <table:table-cell table:style-name="ce20" table:formula="of:=(1/2)*[.$B$58]*POWER([.$AC$60];3)*POWER([.$D$58];2)*[.AF35]" office:value-type="float" office:value="70657.67808" calcext:value-type="float">
            <text:p>70657.7</text:p>
          </table:table-cell>
          <table:table-cell table:style-name="ce20" table:formula="of:=(1/2)*[.$B$58]*POWER([.$AC$60];3)*POWER([.$D$58];2)*[.AG35]" office:value-type="float" office:value="71936.64" calcext:value-type="float">
            <text:p>71936.6</text:p>
          </table:table-cell>
          <table:table-cell table:style-name="ce20" table:formula="of:=(1/2)*[.$B$58]*POWER([.$AC$60];3)*POWER([.$D$58];2)*[.AH35]" office:value-type="float" office:value="68507.52768" calcext:value-type="float">
            <text:p>68507.5</text:p>
          </table:table-cell>
          <table:table-cell table:style-name="ce20" table:formula="of:=(1/2)*[.$B$58]*POWER([.$AC$60];3)*POWER([.$D$58];2)*[.AI35]" office:value-type="float" office:value="38693.16864" calcext:value-type="float">
            <text:p>38693.2</text:p>
          </table:table-cell>
          <table:table-cell table:style-name="ce20" table:formula="of:=(1/2)*[.$B$58]*POWER([.$AC$60];3)*POWER([.$D$58];2)*[.AJ35]" office:value-type="float" office:value="79177.59936" calcext:value-type="float">
            <text:p>79177.6</text:p>
          </table:table-cell>
          <table:table-cell table:formula="of:=(1/2)*[.$B$58]*POWER([.$AC$60];3)*POWER([.$D$58];2)*[.AK35]" office:value-type="float" office:value="27562.86144" calcext:value-type="float">
            <text:p>27562.9</text:p>
          </table:table-cell>
        </table:table-row>
        <table:table-row table:style-name="ro1">
          <table:table-cell office:value-type="string" calcext:value-type="string">
            <text:p>t14</text:p>
          </table:table-cell>
          <table:table-cell table:style-name="ce22" table:formula="of:=(1/2)*[.$B$58]*POWER([.$B$60];3)*POWER([.$D$58];2)*[.B36]" office:value-type="float" office:value="2391.490872" calcext:value-type="float">
            <text:p>2,391.5</text:p>
          </table:table-cell>
          <table:table-cell table:style-name="ce22" table:formula="of:=(1/2)*[.$B$58]*POWER([.$B$60];3)*POWER([.$D$58];2)*[.C36]" office:value-type="float" office:value="15543.67968" calcext:value-type="float">
            <text:p>15,543.7</text:p>
          </table:table-cell>
          <table:table-cell table:style-name="ce22" table:formula="of:=(1/2)*[.$B$58]*POWER([.$B$60];3)*POWER([.$D$58];2)*[.D36]" office:value-type="float" office:value="26580.88656" calcext:value-type="float">
            <text:p>26,580.9</text:p>
          </table:table-cell>
          <table:table-cell table:style-name="ce22" table:formula="of:=(1/2)*[.$B$58]*POWER([.$B$60];3)*POWER([.$D$58];2)*[.E36]" office:value-type="float" office:value="22224.79512" calcext:value-type="float">
            <text:p>22,224.8</text:p>
          </table:table-cell>
          <table:table-cell table:style-name="ce22" table:formula="of:=(1/2)*[.$B$58]*POWER([.$B$60];3)*POWER([.$D$58];2)*[.F36]" office:value-type="float" office:value="23520.94632" calcext:value-type="float">
            <text:p>23,520.9</text:p>
          </table:table-cell>
          <table:table-cell table:style-name="ce22" table:formula="of:=(1/2)*[.$B$58]*POWER([.$B$60];3)*POWER([.$D$58];2)*[.G36]" office:value-type="float" office:value="3305.120976" calcext:value-type="float">
            <text:p>3,305.1</text:p>
          </table:table-cell>
          <table:table-cell table:style-name="ce22" table:formula="of:=(1/2)*[.$B$58]*POWER([.$B$60];3)*POWER([.$D$58];2)*[.H36]" office:value-type="float" office:value="15984.14256" calcext:value-type="float">
            <text:p>15,984.1</text:p>
          </table:table-cell>
          <table:table-cell table:style-name="ce22" table:formula="of:=(1/2)*[.$B$58]*POWER([.$B$60];3)*POWER([.$D$58];2)*[.I36]" office:value-type="float" office:value="7642.82088" calcext:value-type="float">
            <text:p>7,642.8</text:p>
          </table:table-cell>
          <table:table-cell table:style-name="ce22" table:formula="of:=(1/2)*[.$B$58]*POWER([.$B$60];3)*POWER([.$D$58];2)*[.J36]" office:value-type="float" office:value="1364.43636" calcext:value-type="float">
            <text:p>1,364.4</text:p>
          </table:table-cell>
          <table:table-cell table:style-name="ce32" table:formula="of:=(1/2)*[.$B$58]*POWER([.$K$60];3)*POWER([.$D$58];2)*[.K36]" office:value-type="float" office:value="15890.06336" calcext:value-type="float">
            <text:p>15890.063</text:p>
          </table:table-cell>
          <table:table-cell table:style-name="ce32" table:formula="of:=(1/2)*[.$B$58]*POWER([.$K$60];3)*POWER([.$D$58];2)*[.L36]" office:value-type="float" office:value="39694.42304" calcext:value-type="float">
            <text:p>39694.423</text:p>
          </table:table-cell>
          <table:table-cell table:style-name="ce32" table:formula="of:=(1/2)*[.$B$58]*POWER([.$K$60];3)*POWER([.$D$58];2)*[.M36]" office:value-type="float" office:value="53912.2944" calcext:value-type="float">
            <text:p>53912.294</text:p>
          </table:table-cell>
          <table:table-cell table:style-name="ce32" table:formula="of:=(1/2)*[.$B$58]*POWER([.$K$60];3)*POWER([.$D$58];2)*[.N36]" office:value-type="float" office:value="48192.1024" calcext:value-type="float">
            <text:p>48192.102</text:p>
          </table:table-cell>
          <table:table-cell table:style-name="ce32" table:formula="of:=(1/2)*[.$B$58]*POWER([.$K$60];3)*POWER([.$D$58];2)*[.O36]" office:value-type="float" office:value="50023.97696" calcext:value-type="float">
            <text:p>50023.977</text:p>
          </table:table-cell>
          <table:table-cell table:style-name="ce32" table:formula="of:=(1/2)*[.$B$58]*POWER([.$K$60];3)*POWER([.$D$58];2)*[.P36]" office:value-type="float" office:value="21155.46624" calcext:value-type="float">
            <text:p>21155.466</text:p>
          </table:table-cell>
          <table:table-cell table:style-name="ce32" table:formula="of:=(1/2)*[.$B$58]*POWER([.$K$60];3)*POWER([.$D$58];2)*[.Q36]" office:value-type="float" office:value="37941.80096" calcext:value-type="float">
            <text:p>37941.801</text:p>
          </table:table-cell>
          <table:table-cell table:style-name="ce32" table:formula="of:=(1/2)*[.$B$58]*POWER([.$K$60];3)*POWER([.$D$58];2)*[.R36]" office:value-type="float" office:value="22401.36704" calcext:value-type="float">
            <text:p>22401.367</text:p>
          </table:table-cell>
          <table:table-cell table:style-name="ce32" table:formula="of:=(1/2)*[.$B$58]*POWER([.$K$60];3)*POWER([.$D$58];2)*[.S36]" office:value-type="float" office:value="10276.020224" calcext:value-type="float">
            <text:p>10276.020</text:p>
          </table:table-cell>
          <table:table-cell table:formula="of:=(1/2)*[.$B$58]*POWER([.$T$60];3)*POWER([.$D$58];2)*[.T36]" office:value-type="float" office:value="40522.55" calcext:value-type="float">
            <text:p>40522.6</text:p>
          </table:table-cell>
          <table:table-cell table:style-name="ce20" table:formula="of:=(1/2)*[.$B$58]*POWER([.$T$60];3)*POWER([.$D$58];2)*[.U36]" office:value-type="float" office:value="69577.99" calcext:value-type="float">
            <text:p>69578.0</text:p>
          </table:table-cell>
          <table:table-cell table:style-name="ce20" table:formula="of:=(1/2)*[.$B$58]*POWER([.$T$60];3)*POWER([.$D$58];2)*[.V36]" office:value-type="float" office:value="73979.27" calcext:value-type="float">
            <text:p>73979.3</text:p>
          </table:table-cell>
          <table:table-cell table:style-name="ce20" table:formula="of:=(1/2)*[.$B$58]*POWER([.$T$60];3)*POWER([.$D$58];2)*[.W36]" office:value-type="float" office:value="73435.09" calcext:value-type="float">
            <text:p>73435.1</text:p>
          </table:table-cell>
          <table:table-cell table:style-name="ce20" table:formula="of:=(1/2)*[.$B$58]*POWER([.$T$60];3)*POWER([.$D$58];2)*[.X36]" office:value-type="float" office:value="74169.02" calcext:value-type="float">
            <text:p>74169.0</text:p>
          </table:table-cell>
          <table:table-cell table:style-name="ce20" table:formula="of:=(1/2)*[.$B$58]*POWER([.$T$60];3)*POWER([.$D$58];2)*[.Y36]" office:value-type="float" office:value="50653.13" calcext:value-type="float">
            <text:p>50653.1</text:p>
          </table:table-cell>
          <table:table-cell table:style-name="ce20" table:formula="of:=(1/2)*[.$B$58]*POWER([.$T$60];3)*POWER([.$D$58];2)*[.Z36]" office:value-type="float" office:value="60657.44" calcext:value-type="float">
            <text:p>60657.4</text:p>
          </table:table-cell>
          <table:table-cell table:style-name="ce20" table:formula="of:=(1/2)*[.$B$58]*POWER([.$T$60];3)*POWER([.$D$58];2)*[.AA36]" office:value-type="float" office:value="45640.97" calcext:value-type="float">
            <text:p>45641.0</text:p>
          </table:table-cell>
          <table:table-cell table:formula="of:=(1/2)*[.$B$58]*POWER([.$T$60];3)*POWER([.$D$58];2)*[.AB36]" office:value-type="float" office:value="23954.96" calcext:value-type="float">
            <text:p>23955.0</text:p>
          </table:table-cell>
          <table:table-cell table:formula="of:=(1/2)*[.$B$58]*POWER([.$AC$60];3)*POWER([.$D$58];2)*[.AC36]" office:value-type="float" office:value="74204.43264" calcext:value-type="float">
            <text:p>74204.4</text:p>
          </table:table-cell>
          <table:table-cell table:style-name="ce20" table:formula="of:=(1/2)*[.$B$58]*POWER([.$AC$60];3)*POWER([.$D$58];2)*[.AD36]" office:value-type="float" office:value="71854.76736" calcext:value-type="float">
            <text:p>71854.8</text:p>
          </table:table-cell>
          <table:table-cell table:style-name="ce20" table:formula="of:=(1/2)*[.$B$58]*POWER([.$AC$60];3)*POWER([.$D$58];2)*[.AE36]" office:value-type="float" office:value="61989.11424" calcext:value-type="float">
            <text:p>61989.1</text:p>
          </table:table-cell>
          <table:table-cell table:style-name="ce20" table:formula="of:=(1/2)*[.$B$58]*POWER([.$AC$60];3)*POWER([.$D$58];2)*[.AF36]" office:value-type="float" office:value="65553.35616" calcext:value-type="float">
            <text:p>65553.4</text:p>
          </table:table-cell>
          <table:table-cell table:style-name="ce20" table:formula="of:=(1/2)*[.$B$58]*POWER([.$AC$60];3)*POWER([.$D$58];2)*[.AG36]" office:value-type="float" office:value="64857.83616" calcext:value-type="float">
            <text:p>64857.8</text:p>
          </table:table-cell>
          <table:table-cell table:style-name="ce20" table:formula="of:=(1/2)*[.$B$58]*POWER([.$AC$60];3)*POWER([.$D$58];2)*[.AH36]" office:value-type="float" office:value="65237.7888" calcext:value-type="float">
            <text:p>65237.8</text:p>
          </table:table-cell>
          <table:table-cell table:style-name="ce20" table:formula="of:=(1/2)*[.$B$58]*POWER([.$AC$60];3)*POWER([.$D$58];2)*[.AI36]" office:value-type="float" office:value="77152.64256" calcext:value-type="float">
            <text:p>77152.6</text:p>
          </table:table-cell>
          <table:table-cell table:style-name="ce20" table:formula="of:=(1/2)*[.$B$58]*POWER([.$AC$60];3)*POWER([.$D$58];2)*[.AJ36]" office:value-type="float" office:value="72103.96224" calcext:value-type="float">
            <text:p>72104.0</text:p>
          </table:table-cell>
          <table:table-cell table:formula="of:=(1/2)*[.$B$58]*POWER([.$AC$60];3)*POWER([.$D$58];2)*[.AK36]" office:value-type="float" office:value="41346.87552" calcext:value-type="float">
            <text:p>41346.9</text:p>
          </table:table-cell>
        </table:table-row>
        <table:table-row table:style-name="ro1">
          <table:table-cell office:value-type="string" calcext:value-type="string">
            <text:p>t15</text:p>
          </table:table-cell>
          <table:table-cell table:style-name="ce22" table:formula="of:=(1/2)*[.$B$58]*POWER([.$B$60];3)*POWER([.$D$58];2)*[.B37]" office:value-type="float" office:value="5061.74616" calcext:value-type="float">
            <text:p>5,061.7</text:p>
          </table:table-cell>
          <table:table-cell table:style-name="ce22" table:formula="of:=(1/2)*[.$B$58]*POWER([.$B$60];3)*POWER([.$D$58];2)*[.C37]" office:value-type="float" office:value="25642.67976" calcext:value-type="float">
            <text:p>25,642.7</text:p>
          </table:table-cell>
          <table:table-cell table:style-name="ce22" table:formula="of:=(1/2)*[.$B$58]*POWER([.$B$60];3)*POWER([.$D$58];2)*[.D37]" office:value-type="float" office:value="8955.36648" calcext:value-type="float">
            <text:p>8,955.4</text:p>
          </table:table-cell>
          <table:table-cell table:style-name="ce22" table:formula="of:=(1/2)*[.$B$58]*POWER([.$B$60];3)*POWER([.$D$58];2)*[.E37]" office:value-type="float" office:value="24792.804" calcext:value-type="float">
            <text:p>24,792.8</text:p>
          </table:table-cell>
          <table:table-cell table:style-name="ce22" table:formula="of:=(1/2)*[.$B$58]*POWER([.$B$60];3)*POWER([.$D$58];2)*[.F37]" office:value-type="float" office:value="13819.08816" calcext:value-type="float">
            <text:p>13,819.1</text:p>
          </table:table-cell>
          <table:table-cell table:style-name="ce22" table:formula="of:=(1/2)*[.$B$58]*POWER([.$B$60];3)*POWER([.$D$58];2)*[.G37]" office:value-type="float" office:value="23888.628" calcext:value-type="float">
            <text:p>23,888.6</text:p>
          </table:table-cell>
          <table:table-cell table:style-name="ce22" table:formula="of:=(1/2)*[.$B$58]*POWER([.$B$60];3)*POWER([.$D$58];2)*[.H37]" office:value-type="float" office:value="-198.8670528" calcext:value-type="float">
            <text:p>-198.9</text:p>
          </table:table-cell>
          <table:table-cell table:style-name="ce22" table:formula="of:=(1/2)*[.$B$58]*POWER([.$B$60];3)*POWER([.$D$58];2)*[.I37]" office:value-type="float" office:value="10097.80776" calcext:value-type="float">
            <text:p>10,097.8</text:p>
          </table:table-cell>
          <table:table-cell table:style-name="ce22" table:formula="of:=(1/2)*[.$B$58]*POWER([.$B$60];3)*POWER([.$D$58];2)*[.J37]" office:value-type="float" office:value="281.8326528" calcext:value-type="float">
            <text:p>281.8</text:p>
          </table:table-cell>
          <table:table-cell table:style-name="ce32" table:formula="of:=(1/2)*[.$B$58]*POWER([.$K$60];3)*POWER([.$D$58];2)*[.K37]" office:value-type="float" office:value="16217.08288" calcext:value-type="float">
            <text:p>16217.083</text:p>
          </table:table-cell>
          <table:table-cell table:style-name="ce32" table:formula="of:=(1/2)*[.$B$58]*POWER([.$K$60];3)*POWER([.$D$58];2)*[.L37]" office:value-type="float" office:value="53482.94144" calcext:value-type="float">
            <text:p>53482.941</text:p>
          </table:table-cell>
          <table:table-cell table:style-name="ce32" table:formula="of:=(1/2)*[.$B$58]*POWER([.$K$60];3)*POWER([.$D$58];2)*[.M37]" office:value-type="float" office:value="27938.44224" calcext:value-type="float">
            <text:p>27938.442</text:p>
          </table:table-cell>
          <table:table-cell table:style-name="ce32" table:formula="of:=(1/2)*[.$B$58]*POWER([.$K$60];3)*POWER([.$D$58];2)*[.N37]" office:value-type="float" office:value="50834.6368" calcext:value-type="float">
            <text:p>50834.637</text:p>
          </table:table-cell>
          <table:table-cell table:style-name="ce32" table:formula="of:=(1/2)*[.$B$58]*POWER([.$K$60];3)*POWER([.$D$58];2)*[.O37]" office:value-type="float" office:value="36155.97056" calcext:value-type="float">
            <text:p>36155.971</text:p>
          </table:table-cell>
          <table:table-cell table:style-name="ce32" table:formula="of:=(1/2)*[.$B$58]*POWER([.$K$60];3)*POWER([.$D$58];2)*[.P37]" office:value-type="float" office:value="44909.18912" calcext:value-type="float">
            <text:p>44909.189</text:p>
          </table:table-cell>
          <table:table-cell table:style-name="ce32" table:formula="of:=(1/2)*[.$B$58]*POWER([.$K$60];3)*POWER([.$D$58];2)*[.Q37]" office:value-type="float" office:value="10299.772416" calcext:value-type="float">
            <text:p>10299.772</text:p>
          </table:table-cell>
          <table:table-cell table:style-name="ce32" table:formula="of:=(1/2)*[.$B$58]*POWER([.$K$60];3)*POWER([.$D$58];2)*[.R37]" office:value-type="float" office:value="31885.63968" calcext:value-type="float">
            <text:p>31885.640</text:p>
          </table:table-cell>
          <table:table-cell table:style-name="ce32" table:formula="of:=(1/2)*[.$B$58]*POWER([.$K$60];3)*POWER([.$D$58];2)*[.S37]" office:value-type="float" office:value="7486.992384" calcext:value-type="float">
            <text:p>7486.992</text:p>
          </table:table-cell>
          <table:table-cell table:formula="of:=(1/2)*[.$B$58]*POWER([.$T$60];3)*POWER([.$D$58];2)*[.T37]" office:value-type="float" office:value="32676.33" calcext:value-type="float">
            <text:p>32676.3</text:p>
          </table:table-cell>
          <table:table-cell table:style-name="ce20" table:formula="of:=(1/2)*[.$B$58]*POWER([.$T$60];3)*POWER([.$D$58];2)*[.U37]" office:value-type="float" office:value="77293.57" calcext:value-type="float">
            <text:p>77293.6</text:p>
          </table:table-cell>
          <table:table-cell table:style-name="ce20" table:formula="of:=(1/2)*[.$B$58]*POWER([.$T$60];3)*POWER([.$D$58];2)*[.V37]" office:value-type="float" office:value="55544.54" calcext:value-type="float">
            <text:p>55544.5</text:p>
          </table:table-cell>
          <table:table-cell table:style-name="ce20" table:formula="of:=(1/2)*[.$B$58]*POWER([.$T$60];3)*POWER([.$D$58];2)*[.W37]" office:value-type="float" office:value="72166.18" calcext:value-type="float">
            <text:p>72166.2</text:p>
          </table:table-cell>
          <table:table-cell table:style-name="ce20" table:formula="of:=(1/2)*[.$B$58]*POWER([.$T$60];3)*POWER([.$D$58];2)*[.X37]" office:value-type="float" office:value="62684.66" calcext:value-type="float">
            <text:p>62684.7</text:p>
          </table:table-cell>
          <table:table-cell table:style-name="ce20" table:formula="of:=(1/2)*[.$B$58]*POWER([.$T$60];3)*POWER([.$D$58];2)*[.Y37]" office:value-type="float" office:value="71183.16" calcext:value-type="float">
            <text:p>71183.2</text:p>
          </table:table-cell>
          <table:table-cell table:style-name="ce20" table:formula="of:=(1/2)*[.$B$58]*POWER([.$T$60];3)*POWER([.$D$58];2)*[.Z37]" office:value-type="float" office:value="33880.38" calcext:value-type="float">
            <text:p>33880.4</text:p>
          </table:table-cell>
          <table:table-cell table:style-name="ce20" table:formula="of:=(1/2)*[.$B$58]*POWER([.$T$60];3)*POWER([.$D$58];2)*[.AA37]" office:value-type="float" office:value="64231.41" calcext:value-type="float">
            <text:p>64231.4</text:p>
          </table:table-cell>
          <table:table-cell table:formula="of:=(1/2)*[.$B$58]*POWER([.$T$60];3)*POWER([.$D$58];2)*[.AB37]" office:value-type="float" office:value="19704.215" calcext:value-type="float">
            <text:p>19704.2</text:p>
          </table:table-cell>
          <table:table-cell table:formula="of:=(1/2)*[.$B$58]*POWER([.$AC$60];3)*POWER([.$D$58];2)*[.AC37]" office:value-type="float" office:value="56326.78656" calcext:value-type="float">
            <text:p>56326.8</text:p>
          </table:table-cell>
          <table:table-cell table:style-name="ce20" table:formula="of:=(1/2)*[.$B$58]*POWER([.$AC$60];3)*POWER([.$D$58];2)*[.AD37]" office:value-type="float" office:value="70600.04928" calcext:value-type="float">
            <text:p>70600.0</text:p>
          </table:table-cell>
          <table:table-cell table:style-name="ce20" table:formula="of:=(1/2)*[.$B$58]*POWER([.$AC$60];3)*POWER([.$D$58];2)*[.AE37]" office:value-type="float" office:value="72372.63168" calcext:value-type="float">
            <text:p>72372.6</text:p>
          </table:table-cell>
          <table:table-cell table:style-name="ce20" table:formula="of:=(1/2)*[.$B$58]*POWER([.$AC$60];3)*POWER([.$D$58];2)*[.AF37]" office:value-type="float" office:value="64681.3728" calcext:value-type="float">
            <text:p>64681.4</text:p>
          </table:table-cell>
          <table:table-cell table:style-name="ce20" table:formula="of:=(1/2)*[.$B$58]*POWER([.$AC$60];3)*POWER([.$D$58];2)*[.AG37]" office:value-type="float" office:value="69545.64096" calcext:value-type="float">
            <text:p>69545.6</text:p>
          </table:table-cell>
          <table:table-cell table:style-name="ce20" table:formula="of:=(1/2)*[.$B$58]*POWER([.$AC$60];3)*POWER([.$D$58];2)*[.AH37]" office:value-type="float" office:value="77958.65088" calcext:value-type="float">
            <text:p>77958.7</text:p>
          </table:table-cell>
          <table:table-cell table:style-name="ce20" table:formula="of:=(1/2)*[.$B$58]*POWER([.$AC$60];3)*POWER([.$D$58];2)*[.AI37]" office:value-type="float" office:value="67147.488" calcext:value-type="float">
            <text:p>67147.5</text:p>
          </table:table-cell>
          <table:table-cell table:style-name="ce20" table:formula="of:=(1/2)*[.$B$58]*POWER([.$AC$60];3)*POWER([.$D$58];2)*[.AJ37]" office:value-type="float" office:value="83751.33888" calcext:value-type="float">
            <text:p>83751.3</text:p>
          </table:table-cell>
          <table:table-cell table:formula="of:=(1/2)*[.$B$58]*POWER([.$AC$60];3)*POWER([.$D$58];2)*[.AK37]" office:value-type="float" office:value="36260.994816" calcext:value-type="float">
            <text:p>36261.0</text:p>
          </table:table-cell>
        </table:table-row>
        <table:table-row table:style-name="ro1">
          <table:table-cell office:value-type="string" calcext:value-type="string">
            <text:p>t16</text:p>
          </table:table-cell>
          <table:table-cell table:style-name="ce22" table:formula="of:=(1/2)*[.$B$58]*POWER([.$B$60];3)*POWER([.$D$58];2)*[.B38]" office:value-type="float" office:value="1027.610928" calcext:value-type="float">
            <text:p>1,027.6</text:p>
          </table:table-cell>
          <table:table-cell table:style-name="ce22" table:formula="of:=(1/2)*[.$B$58]*POWER([.$B$60];3)*POWER([.$D$58];2)*[.C38]" office:value-type="float" office:value="18677.24568" calcext:value-type="float">
            <text:p>18,677.2</text:p>
          </table:table-cell>
          <table:table-cell table:style-name="ce22" table:formula="of:=(1/2)*[.$B$58]*POWER([.$B$60];3)*POWER([.$D$58];2)*[.D38]" office:value-type="float" office:value="9625.2516" calcext:value-type="float">
            <text:p>9,625.3</text:p>
          </table:table-cell>
          <table:table-cell table:style-name="ce22" table:formula="of:=(1/2)*[.$B$58]*POWER([.$B$60];3)*POWER([.$D$58];2)*[.E38]" office:value-type="float" office:value="28436.3352" calcext:value-type="float">
            <text:p>28,436.3</text:p>
          </table:table-cell>
          <table:table-cell table:style-name="ce22" table:formula="of:=(1/2)*[.$B$58]*POWER([.$B$60];3)*POWER([.$D$58];2)*[.F38]" office:value-type="float" office:value="13865.29056" calcext:value-type="float">
            <text:p>13,865.3</text:p>
          </table:table-cell>
          <table:table-cell table:style-name="ce22" table:formula="of:=(1/2)*[.$B$58]*POWER([.$B$60];3)*POWER([.$D$58];2)*[.G38]" office:value-type="float" office:value="13417.8228" calcext:value-type="float">
            <text:p>13,417.8</text:p>
          </table:table-cell>
          <table:table-cell table:style-name="ce22" table:formula="of:=(1/2)*[.$B$58]*POWER([.$B$60];3)*POWER([.$D$58];2)*[.H38]" office:value-type="float" office:value="3722.462784" calcext:value-type="float">
            <text:p>3,722.5</text:p>
          </table:table-cell>
          <table:table-cell table:style-name="ce22" table:formula="of:=(1/2)*[.$B$58]*POWER([.$B$60];3)*POWER([.$D$58];2)*[.I38]" office:value-type="float" office:value="9534.63528" calcext:value-type="float">
            <text:p>9,534.6</text:p>
          </table:table-cell>
          <table:table-cell table:style-name="ce22" table:formula="of:=(1/2)*[.$B$58]*POWER([.$B$60];3)*POWER([.$D$58];2)*[.J38]" office:value-type="float" office:value="4148.881128" calcext:value-type="float">
            <text:p>4,148.9</text:p>
          </table:table-cell>
          <table:table-cell table:style-name="ce32" table:formula="of:=(1/2)*[.$B$58]*POWER([.$K$60];3)*POWER([.$D$58];2)*[.K38]" office:value-type="float" office:value="8349.643264" calcext:value-type="float">
            <text:p>8349.643</text:p>
          </table:table-cell>
          <table:table-cell table:style-name="ce32" table:formula="of:=(1/2)*[.$B$58]*POWER([.$K$60];3)*POWER([.$D$58];2)*[.L38]" office:value-type="float" office:value="45795.0976" calcext:value-type="float">
            <text:p>45795.098</text:p>
          </table:table-cell>
          <table:table-cell table:style-name="ce32" table:formula="of:=(1/2)*[.$B$58]*POWER([.$K$60];3)*POWER([.$D$58];2)*[.M38]" office:value-type="float" office:value="29945.07264" calcext:value-type="float">
            <text:p>29945.073</text:p>
          </table:table-cell>
          <table:table-cell table:style-name="ce32" table:formula="of:=(1/2)*[.$B$58]*POWER([.$K$60];3)*POWER([.$D$58];2)*[.N38]" office:value-type="float" office:value="56629.13536" calcext:value-type="float">
            <text:p>56629.135</text:p>
          </table:table-cell>
          <table:table-cell table:style-name="ce32" table:formula="of:=(1/2)*[.$B$58]*POWER([.$K$60];3)*POWER([.$D$58];2)*[.O38]" office:value-type="float" office:value="33540.04992" calcext:value-type="float">
            <text:p>33540.050</text:p>
          </table:table-cell>
          <table:table-cell table:style-name="ce32" table:formula="of:=(1/2)*[.$B$58]*POWER([.$K$60];3)*POWER([.$D$58];2)*[.P38]" office:value-type="float" office:value="38479.02208" calcext:value-type="float">
            <text:p>38479.022</text:p>
          </table:table-cell>
          <table:table-cell table:style-name="ce32" table:formula="of:=(1/2)*[.$B$58]*POWER([.$K$60];3)*POWER([.$D$58];2)*[.Q38]" office:value-type="float" office:value="15661.13792" calcext:value-type="float">
            <text:p>15661.138</text:p>
          </table:table-cell>
          <table:table-cell table:style-name="ce32" table:formula="of:=(1/2)*[.$B$58]*POWER([.$K$60];3)*POWER([.$D$58];2)*[.R38]" office:value-type="float" office:value="26563.82976" calcext:value-type="float">
            <text:p>26563.830</text:p>
          </table:table-cell>
          <table:table-cell table:style-name="ce32" table:formula="of:=(1/2)*[.$B$58]*POWER([.$K$60];3)*POWER([.$D$58];2)*[.S38]" office:value-type="float" office:value="15203.52256" calcext:value-type="float">
            <text:p>15203.523</text:p>
          </table:table-cell>
          <table:table-cell table:formula="of:=(1/2)*[.$B$58]*POWER([.$T$60];3)*POWER([.$D$58];2)*[.T38]" office:value-type="float" office:value="20024.674" calcext:value-type="float">
            <text:p>20024.7</text:p>
          </table:table-cell>
          <table:table-cell table:style-name="ce20" table:formula="of:=(1/2)*[.$B$58]*POWER([.$T$60];3)*POWER([.$D$58];2)*[.U38]" office:value-type="float" office:value="73018.79" calcext:value-type="float">
            <text:p>73018.8</text:p>
          </table:table-cell>
          <table:table-cell table:style-name="ce20" table:formula="of:=(1/2)*[.$B$58]*POWER([.$T$60];3)*POWER([.$D$58];2)*[.V38]" office:value-type="float" office:value="59377.03" calcext:value-type="float">
            <text:p>59377.0</text:p>
          </table:table-cell>
          <table:table-cell table:style-name="ce20" table:formula="of:=(1/2)*[.$B$58]*POWER([.$T$60];3)*POWER([.$D$58];2)*[.W38]" office:value-type="float" office:value="73962.25" calcext:value-type="float">
            <text:p>73962.3</text:p>
          </table:table-cell>
          <table:table-cell table:style-name="ce20" table:formula="of:=(1/2)*[.$B$58]*POWER([.$T$60];3)*POWER([.$D$58];2)*[.X38]" office:value-type="float" office:value="60239.3" calcext:value-type="float">
            <text:p>60239.3</text:p>
          </table:table-cell>
          <table:table-cell table:style-name="ce20" table:formula="of:=(1/2)*[.$B$58]*POWER([.$T$60];3)*POWER([.$D$58];2)*[.Y38]" office:value-type="float" office:value="62996.08" calcext:value-type="float">
            <text:p>62996.1</text:p>
          </table:table-cell>
          <table:table-cell table:style-name="ce20" table:formula="of:=(1/2)*[.$B$58]*POWER([.$T$60];3)*POWER([.$D$58];2)*[.Z38]" office:value-type="float" office:value="35752.58" calcext:value-type="float">
            <text:p>35752.6</text:p>
          </table:table-cell>
          <table:table-cell table:style-name="ce20" table:formula="of:=(1/2)*[.$B$58]*POWER([.$T$60];3)*POWER([.$D$58];2)*[.AA38]" office:value-type="float" office:value="51903.87" calcext:value-type="float">
            <text:p>51903.9</text:p>
          </table:table-cell>
          <table:table-cell table:formula="of:=(1/2)*[.$B$58]*POWER([.$T$60];3)*POWER([.$D$58];2)*[.AB38]" office:value-type="float" office:value="30899.81" calcext:value-type="float">
            <text:p>30899.8</text:p>
          </table:table-cell>
          <table:table-cell table:formula="of:=(1/2)*[.$B$58]*POWER([.$AC$60];3)*POWER([.$D$58];2)*[.AC38]" office:value-type="float" office:value="37686.691584" calcext:value-type="float">
            <text:p>37686.7</text:p>
          </table:table-cell>
          <table:table-cell table:style-name="ce20" table:formula="of:=(1/2)*[.$B$58]*POWER([.$AC$60];3)*POWER([.$D$58];2)*[.AD38]" office:value-type="float" office:value="68343.38496" calcext:value-type="float">
            <text:p>68343.4</text:p>
          </table:table-cell>
          <table:table-cell table:style-name="ce20" table:formula="of:=(1/2)*[.$B$58]*POWER([.$AC$60];3)*POWER([.$D$58];2)*[.AE38]" office:value-type="float" office:value="72933.02208" calcext:value-type="float">
            <text:p>72933.0</text:p>
          </table:table-cell>
          <table:table-cell table:style-name="ce20" table:formula="of:=(1/2)*[.$B$58]*POWER([.$AC$60];3)*POWER([.$D$58];2)*[.AF38]" office:value-type="float" office:value="60762.6144" calcext:value-type="float">
            <text:p>60762.6</text:p>
          </table:table-cell>
          <table:table-cell table:style-name="ce20" table:formula="of:=(1/2)*[.$B$58]*POWER([.$AC$60];3)*POWER([.$D$58];2)*[.AG38]" office:value-type="float" office:value="78412.12992" calcext:value-type="float">
            <text:p>78412.1</text:p>
          </table:table-cell>
          <table:table-cell table:style-name="ce20" table:formula="of:=(1/2)*[.$B$58]*POWER([.$AC$60];3)*POWER([.$D$58];2)*[.AH38]" office:value-type="float" office:value="57625.22304" calcext:value-type="float">
            <text:p>57625.2</text:p>
          </table:table-cell>
          <table:table-cell table:style-name="ce20" table:formula="of:=(1/2)*[.$B$58]*POWER([.$AC$60];3)*POWER([.$D$58];2)*[.AI38]" office:value-type="float" office:value="66189.6576" calcext:value-type="float">
            <text:p>66189.7</text:p>
          </table:table-cell>
          <table:table-cell table:style-name="ce20" table:formula="of:=(1/2)*[.$B$58]*POWER([.$AC$60];3)*POWER([.$D$58];2)*[.AJ38]" office:value-type="float" office:value="67084.69248" calcext:value-type="float">
            <text:p>67084.7</text:p>
          </table:table-cell>
          <table:table-cell table:formula="of:=(1/2)*[.$B$58]*POWER([.$AC$60];3)*POWER([.$D$58];2)*[.AK38]" office:value-type="float" office:value="49928.00256" calcext:value-type="float">
            <text:p>49928.0</text:p>
          </table:table-cell>
        </table:table-row>
        <table:table-row table:style-name="ro1">
          <table:table-cell office:value-type="string" calcext:value-type="string">
            <text:p>t17</text:p>
          </table:table-cell>
          <table:table-cell table:style-name="ce22" table:formula="of:=(1/2)*[.$B$58]*POWER([.$B$60];3)*POWER([.$D$58];2)*[.B39]" office:value-type="float" office:value="4093.065648" calcext:value-type="float">
            <text:p>4,093.1</text:p>
          </table:table-cell>
          <table:table-cell table:style-name="ce22" table:formula="of:=(1/2)*[.$B$58]*POWER([.$B$60];3)*POWER([.$D$58];2)*[.C39]" office:value-type="float" office:value="9187.22304" calcext:value-type="float">
            <text:p>9,187.2</text:p>
          </table:table-cell>
          <table:table-cell table:style-name="ce22" table:formula="of:=(1/2)*[.$B$58]*POWER([.$B$60];3)*POWER([.$D$58];2)*[.D39]" office:value-type="float" office:value="4133.470392" calcext:value-type="float">
            <text:p>4,133.5</text:p>
          </table:table-cell>
          <table:table-cell table:style-name="ce22" table:formula="of:=(1/2)*[.$B$58]*POWER([.$B$60];3)*POWER([.$D$58];2)*[.E39]" office:value-type="float" office:value="12552.79464" calcext:value-type="float">
            <text:p>12,552.8</text:p>
          </table:table-cell>
          <table:table-cell table:style-name="ce22" table:formula="of:=(1/2)*[.$B$58]*POWER([.$B$60];3)*POWER([.$D$58];2)*[.F39]" office:value-type="float" office:value="14250.26088" calcext:value-type="float">
            <text:p>14,250.3</text:p>
          </table:table-cell>
          <table:table-cell table:style-name="ce22" table:formula="of:=(1/2)*[.$B$58]*POWER([.$B$60];3)*POWER([.$D$58];2)*[.G39]" office:value-type="float" office:value="28151.71848" calcext:value-type="float">
            <text:p>28,151.7</text:p>
          </table:table-cell>
          <table:table-cell table:style-name="ce22" table:formula="of:=(1/2)*[.$B$58]*POWER([.$B$60];3)*POWER([.$D$58];2)*[.H39]" office:value-type="float" office:value="9752.63112" calcext:value-type="float">
            <text:p>9,752.6</text:p>
          </table:table-cell>
          <table:table-cell table:style-name="ce22" table:formula="of:=(1/2)*[.$B$58]*POWER([.$B$60];3)*POWER([.$D$58];2)*[.I39]" office:value-type="float" office:value="19851.43248" calcext:value-type="float">
            <text:p>19,851.4</text:p>
          </table:table-cell>
          <table:table-cell table:style-name="ce22" table:formula="of:=(1/2)*[.$B$58]*POWER([.$B$60];3)*POWER([.$D$58];2)*[.J39]" office:value-type="float" office:value="1005.786504" calcext:value-type="float">
            <text:p>1,005.8</text:p>
          </table:table-cell>
          <table:table-cell table:style-name="ce32" table:formula="of:=(1/2)*[.$B$58]*POWER([.$K$60];3)*POWER([.$D$58];2)*[.K39]" office:value-type="float" office:value="15130.27584" calcext:value-type="float">
            <text:p>15130.276</text:p>
          </table:table-cell>
          <table:table-cell table:style-name="ce32" table:formula="of:=(1/2)*[.$B$58]*POWER([.$K$60];3)*POWER([.$D$58];2)*[.L39]" office:value-type="float" office:value="25751.28576" calcext:value-type="float">
            <text:p>25751.286</text:p>
          </table:table-cell>
          <table:table-cell table:style-name="ce32" table:formula="of:=(1/2)*[.$B$58]*POWER([.$K$60];3)*POWER([.$D$58];2)*[.M39]" office:value-type="float" office:value="16291.97824" calcext:value-type="float">
            <text:p>16291.978</text:p>
          </table:table-cell>
          <table:table-cell table:style-name="ce32" table:formula="of:=(1/2)*[.$B$58]*POWER([.$K$60];3)*POWER([.$D$58];2)*[.N39]" office:value-type="float" office:value="36971.9296" calcext:value-type="float">
            <text:p>36971.930</text:p>
          </table:table-cell>
          <table:table-cell table:style-name="ce32" table:formula="of:=(1/2)*[.$B$58]*POWER([.$K$60];3)*POWER([.$D$58];2)*[.O39]" office:value-type="float" office:value="34168.88832" calcext:value-type="float">
            <text:p>34168.888</text:p>
          </table:table-cell>
          <table:table-cell table:style-name="ce32" table:formula="of:=(1/2)*[.$B$58]*POWER([.$K$60];3)*POWER([.$D$58];2)*[.P39]" office:value-type="float" office:value="56551.53152" calcext:value-type="float">
            <text:p>56551.532</text:p>
          </table:table-cell>
          <table:table-cell table:style-name="ce32" table:formula="of:=(1/2)*[.$B$58]*POWER([.$K$60];3)*POWER([.$D$58];2)*[.Q39]" office:value-type="float" office:value="29976.86784" calcext:value-type="float">
            <text:p>29976.868</text:p>
          </table:table-cell>
          <table:table-cell table:style-name="ce32" table:formula="of:=(1/2)*[.$B$58]*POWER([.$K$60];3)*POWER([.$D$58];2)*[.R39]" office:value-type="float" office:value="47337.63584" calcext:value-type="float">
            <text:p>47337.636</text:p>
          </table:table-cell>
          <table:table-cell table:style-name="ce32" table:formula="of:=(1/2)*[.$B$58]*POWER([.$K$60];3)*POWER([.$D$58];2)*[.S39]" office:value-type="float" office:value="8324.92544" calcext:value-type="float">
            <text:p>8324.925</text:p>
          </table:table-cell>
          <table:table-cell table:formula="of:=(1/2)*[.$B$58]*POWER([.$T$60];3)*POWER([.$D$58];2)*[.T39]" office:value-type="float" office:value="30797" calcext:value-type="float">
            <text:p>30797.0</text:p>
          </table:table-cell>
          <table:table-cell table:style-name="ce20" table:formula="of:=(1/2)*[.$B$58]*POWER([.$T$60];3)*POWER([.$D$58];2)*[.U39]" office:value-type="float" office:value="50878.99" calcext:value-type="float">
            <text:p>50879.0</text:p>
          </table:table-cell>
          <table:table-cell table:style-name="ce20" table:formula="of:=(1/2)*[.$B$58]*POWER([.$T$60];3)*POWER([.$D$58];2)*[.V39]" office:value-type="float" office:value="36442.58" calcext:value-type="float">
            <text:p>36442.6</text:p>
          </table:table-cell>
          <table:table-cell table:style-name="ce20" table:formula="of:=(1/2)*[.$B$58]*POWER([.$T$60];3)*POWER([.$D$58];2)*[.W39]" office:value-type="float" office:value="63639.39" calcext:value-type="float">
            <text:p>63639.4</text:p>
          </table:table-cell>
          <table:table-cell table:style-name="ce20" table:formula="of:=(1/2)*[.$B$58]*POWER([.$T$60];3)*POWER([.$D$58];2)*[.X39]" office:value-type="float" office:value="61125.72" calcext:value-type="float">
            <text:p>61125.7</text:p>
          </table:table-cell>
          <table:table-cell table:style-name="ce20" table:formula="of:=(1/2)*[.$B$58]*POWER([.$T$60];3)*POWER([.$D$58];2)*[.Y39]" office:value-type="float" office:value="78078.79" calcext:value-type="float">
            <text:p>78078.8</text:p>
          </table:table-cell>
          <table:table-cell table:style-name="ce20" table:formula="of:=(1/2)*[.$B$58]*POWER([.$T$60];3)*POWER([.$D$58];2)*[.Z39]" office:value-type="float" office:value="59248.69" calcext:value-type="float">
            <text:p>59248.7</text:p>
          </table:table-cell>
          <table:table-cell table:style-name="ce20" table:formula="of:=(1/2)*[.$B$58]*POWER([.$T$60];3)*POWER([.$D$58];2)*[.AA39]" office:value-type="float" office:value="75713.47" calcext:value-type="float">
            <text:p>75713.5</text:p>
          </table:table-cell>
          <table:table-cell table:formula="of:=(1/2)*[.$B$58]*POWER([.$T$60];3)*POWER([.$D$58];2)*[.AB39]" office:value-type="float" office:value="20062.647" calcext:value-type="float">
            <text:p>20062.6</text:p>
          </table:table-cell>
          <table:table-cell table:formula="of:=(1/2)*[.$B$58]*POWER([.$AC$60];3)*POWER([.$D$58];2)*[.AC39]" office:value-type="float" office:value="49926.01536" calcext:value-type="float">
            <text:p>49926.0</text:p>
          </table:table-cell>
          <table:table-cell table:style-name="ce20" table:formula="of:=(1/2)*[.$B$58]*POWER([.$AC$60];3)*POWER([.$D$58];2)*[.AD39]" office:value-type="float" office:value="70743.92256" calcext:value-type="float">
            <text:p>70743.9</text:p>
          </table:table-cell>
          <table:table-cell table:style-name="ce20" table:formula="of:=(1/2)*[.$B$58]*POWER([.$AC$60];3)*POWER([.$D$58];2)*[.AE39]" office:value-type="float" office:value="66864.11328" calcext:value-type="float">
            <text:p>66864.1</text:p>
          </table:table-cell>
          <table:table-cell table:style-name="ce20" table:formula="of:=(1/2)*[.$B$58]*POWER([.$AC$60];3)*POWER([.$D$58];2)*[.AF39]" office:value-type="float" office:value="65096.30016" calcext:value-type="float">
            <text:p>65096.3</text:p>
          </table:table-cell>
          <table:table-cell table:style-name="ce20" table:formula="of:=(1/2)*[.$B$58]*POWER([.$AC$60];3)*POWER([.$D$58];2)*[.AG39]" office:value-type="float" office:value="82368.24768" calcext:value-type="float">
            <text:p>82368.2</text:p>
          </table:table-cell>
          <table:table-cell table:style-name="ce20" table:formula="of:=(1/2)*[.$B$58]*POWER([.$AC$60];3)*POWER([.$D$58];2)*[.AH39]" office:value-type="float" office:value="68574.69504" calcext:value-type="float">
            <text:p>68574.7</text:p>
          </table:table-cell>
          <table:table-cell table:style-name="ce20" table:formula="of:=(1/2)*[.$B$58]*POWER([.$AC$60];3)*POWER([.$D$58];2)*[.AI39]" office:value-type="float" office:value="77195.16864" calcext:value-type="float">
            <text:p>77195.2</text:p>
          </table:table-cell>
          <table:table-cell table:style-name="ce20" table:formula="of:=(1/2)*[.$B$58]*POWER([.$AC$60];3)*POWER([.$D$58];2)*[.AJ39]" office:value-type="float" office:value="75970.25856" calcext:value-type="float">
            <text:p>75970.3</text:p>
          </table:table-cell>
          <table:table-cell table:formula="of:=(1/2)*[.$B$58]*POWER([.$AC$60];3)*POWER([.$D$58];2)*[.AK39]" office:value-type="float" office:value="37853.139456" calcext:value-type="float">
            <text:p>37853.1</text:p>
          </table:table-cell>
        </table:table-row>
        <table:table-row table:style-name="ro1">
          <table:table-cell office:value-type="string" calcext:value-type="string">
            <text:p>t18</text:p>
          </table:table-cell>
          <table:table-cell table:style-name="ce22" table:formula="of:=(1/2)*[.$B$58]*POWER([.$B$60];3)*POWER([.$D$58];2)*[.B40]" office:value-type="float" office:value="301.7220408" calcext:value-type="float">
            <text:p>301.7</text:p>
          </table:table-cell>
          <table:table-cell table:style-name="ce22" table:formula="of:=(1/2)*[.$B$58]*POWER([.$B$60];3)*POWER([.$D$58];2)*[.C40]" office:value-type="float" office:value="9211.4172" calcext:value-type="float">
            <text:p>9,211.4</text:p>
          </table:table-cell>
          <table:table-cell table:style-name="ce22" table:formula="of:=(1/2)*[.$B$58]*POWER([.$B$60];3)*POWER([.$D$58];2)*[.D40]" office:value-type="float" office:value="-133.1612784" calcext:value-type="float">
            <text:p>-133.2</text:p>
          </table:table-cell>
          <table:table-cell table:style-name="ce22" table:formula="of:=(1/2)*[.$B$58]*POWER([.$B$60];3)*POWER([.$D$58];2)*[.E40]" office:value-type="float" office:value="24743.07432" calcext:value-type="float">
            <text:p>24,743.1</text:p>
          </table:table-cell>
          <table:table-cell table:style-name="ce22" table:formula="of:=(1/2)*[.$B$58]*POWER([.$B$60];3)*POWER([.$D$58];2)*[.F40]" office:value-type="float" office:value="14494.09032" calcext:value-type="float">
            <text:p>14,494.1</text:p>
          </table:table-cell>
          <table:table-cell table:style-name="ce22" table:formula="of:=(1/2)*[.$B$58]*POWER([.$B$60];3)*POWER([.$D$58];2)*[.G40]" office:value-type="float" office:value="25490.16216" calcext:value-type="float">
            <text:p>25,490.2</text:p>
          </table:table-cell>
          <table:table-cell table:style-name="ce22" table:formula="of:=(1/2)*[.$B$58]*POWER([.$B$60];3)*POWER([.$D$58];2)*[.H40]" office:value-type="float" office:value="9300.79152" calcext:value-type="float">
            <text:p>9,300.8</text:p>
          </table:table-cell>
          <table:table-cell table:style-name="ce22" table:formula="of:=(1/2)*[.$B$58]*POWER([.$B$60];3)*POWER([.$D$58];2)*[.I40]" office:value-type="float" office:value="25786.45368" calcext:value-type="float">
            <text:p>25,786.5</text:p>
          </table:table-cell>
          <table:table-cell table:style-name="ce22" table:formula="of:=(1/2)*[.$B$58]*POWER([.$B$60];3)*POWER([.$D$58];2)*[.J40]" office:value-type="float" office:value="5124.54168" calcext:value-type="float">
            <text:p>5,124.5</text:p>
          </table:table-cell>
          <table:table-cell table:style-name="ce32" table:formula="of:=(1/2)*[.$B$58]*POWER([.$K$60];3)*POWER([.$D$58];2)*[.K40]" office:value-type="float" office:value="7520.012288" calcext:value-type="float">
            <text:p>7520.012</text:p>
          </table:table-cell>
          <table:table-cell table:style-name="ce32" table:formula="of:=(1/2)*[.$B$58]*POWER([.$K$60];3)*POWER([.$D$58];2)*[.L40]" office:value-type="float" office:value="30082.3808" calcext:value-type="float">
            <text:p>30082.381</text:p>
          </table:table-cell>
          <table:table-cell table:style-name="ce32" table:formula="of:=(1/2)*[.$B$58]*POWER([.$K$60];3)*POWER([.$D$58];2)*[.M40]" office:value-type="float" office:value="10619.502592" calcext:value-type="float">
            <text:p>10619.503</text:p>
          </table:table-cell>
          <table:table-cell table:style-name="ce32" table:formula="of:=(1/2)*[.$B$58]*POWER([.$K$60];3)*POWER([.$D$58];2)*[.N40]" office:value-type="float" office:value="45734.80448" calcext:value-type="float">
            <text:p>45734.804</text:p>
          </table:table-cell>
          <table:table-cell table:style-name="ce32" table:formula="of:=(1/2)*[.$B$58]*POWER([.$K$60];3)*POWER([.$D$58];2)*[.O40]" office:value-type="float" office:value="37422.71488" calcext:value-type="float">
            <text:p>37422.715</text:p>
          </table:table-cell>
          <table:table-cell table:style-name="ce32" table:formula="of:=(1/2)*[.$B$58]*POWER([.$K$60];3)*POWER([.$D$58];2)*[.P40]" office:value-type="float" office:value="51413.78048" calcext:value-type="float">
            <text:p>51413.780</text:p>
          </table:table-cell>
          <table:table-cell table:style-name="ce32" table:formula="of:=(1/2)*[.$B$58]*POWER([.$K$60];3)*POWER([.$D$58];2)*[.Q40]" office:value-type="float" office:value="28724.37248" calcext:value-type="float">
            <text:p>28724.372</text:p>
          </table:table-cell>
          <table:table-cell table:style-name="ce32" table:formula="of:=(1/2)*[.$B$58]*POWER([.$K$60];3)*POWER([.$D$58];2)*[.R40]" office:value-type="float" office:value="53540.1728" calcext:value-type="float">
            <text:p>53540.173</text:p>
          </table:table-cell>
          <table:table-cell table:style-name="ce32" table:formula="of:=(1/2)*[.$B$58]*POWER([.$K$60];3)*POWER([.$D$58];2)*[.S40]" office:value-type="float" office:value="16314.70592" calcext:value-type="float">
            <text:p>16314.706</text:p>
          </table:table-cell>
          <table:table-cell table:formula="of:=(1/2)*[.$B$58]*POWER([.$T$60];3)*POWER([.$D$58];2)*[.T40]" office:value-type="float" office:value="19705.342" calcext:value-type="float">
            <text:p>19705.3</text:p>
          </table:table-cell>
          <table:table-cell table:style-name="ce20" table:formula="of:=(1/2)*[.$B$58]*POWER([.$T$60];3)*POWER([.$D$58];2)*[.U40]" office:value-type="float" office:value="61563.87" calcext:value-type="float">
            <text:p>61563.9</text:p>
          </table:table-cell>
          <table:table-cell table:style-name="ce20" table:formula="of:=(1/2)*[.$B$58]*POWER([.$T$60];3)*POWER([.$D$58];2)*[.V40]" office:value-type="float" office:value="34636.16" calcext:value-type="float">
            <text:p>34636.2</text:p>
          </table:table-cell>
          <table:table-cell table:style-name="ce20" table:formula="of:=(1/2)*[.$B$58]*POWER([.$T$60];3)*POWER([.$D$58];2)*[.W40]" office:value-type="float" office:value="70776.75" calcext:value-type="float">
            <text:p>70776.8</text:p>
          </table:table-cell>
          <table:table-cell table:style-name="ce20" table:formula="of:=(1/2)*[.$B$58]*POWER([.$T$60];3)*POWER([.$D$58];2)*[.X40]" office:value-type="float" office:value="63233.44" calcext:value-type="float">
            <text:p>63233.4</text:p>
          </table:table-cell>
          <table:table-cell table:style-name="ce20" table:formula="of:=(1/2)*[.$B$58]*POWER([.$T$60];3)*POWER([.$D$58];2)*[.Y40]" office:value-type="float" office:value="69452.64" calcext:value-type="float">
            <text:p>69452.6</text:p>
          </table:table-cell>
          <table:table-cell table:style-name="ce20" table:formula="of:=(1/2)*[.$B$58]*POWER([.$T$60];3)*POWER([.$D$58];2)*[.Z40]" office:value-type="float" office:value="56452.35" calcext:value-type="float">
            <text:p>56452.4</text:p>
          </table:table-cell>
          <table:table-cell table:style-name="ce20" table:formula="of:=(1/2)*[.$B$58]*POWER([.$T$60];3)*POWER([.$D$58];2)*[.AA40]" office:value-type="float" office:value="74692.96" calcext:value-type="float">
            <text:p>74693.0</text:p>
          </table:table-cell>
          <table:table-cell table:formula="of:=(1/2)*[.$B$58]*POWER([.$T$60];3)*POWER([.$D$58];2)*[.AB40]" office:value-type="float" office:value="32846.76" calcext:value-type="float">
            <text:p>32846.8</text:p>
          </table:table-cell>
          <table:table-cell table:formula="of:=(1/2)*[.$B$58]*POWER([.$AC$60];3)*POWER([.$D$58];2)*[.AC40]" office:value-type="float" office:value="36221.449536" calcext:value-type="float">
            <text:p>36221.4</text:p>
          </table:table-cell>
          <table:table-cell table:style-name="ce20" table:formula="of:=(1/2)*[.$B$58]*POWER([.$AC$60];3)*POWER([.$D$58];2)*[.AD40]" office:value-type="float" office:value="78669.67104" calcext:value-type="float">
            <text:p>78669.7</text:p>
          </table:table-cell>
          <table:table-cell table:style-name="ce20" table:formula="of:=(1/2)*[.$B$58]*POWER([.$AC$60];3)*POWER([.$D$58];2)*[.AE40]" office:value-type="float" office:value="66791.7792" calcext:value-type="float">
            <text:p>66791.8</text:p>
          </table:table-cell>
          <table:table-cell table:style-name="ce20" table:formula="of:=(1/2)*[.$B$58]*POWER([.$AC$60];3)*POWER([.$D$58];2)*[.AF40]" office:value-type="float" office:value="70665.22944" calcext:value-type="float">
            <text:p>70665.2</text:p>
          </table:table-cell>
          <table:table-cell table:style-name="ce20" table:formula="of:=(1/2)*[.$B$58]*POWER([.$AC$60];3)*POWER([.$D$58];2)*[.AG40]" office:value-type="float" office:value="62612.30016" calcext:value-type="float">
            <text:p>62612.3</text:p>
          </table:table-cell>
          <table:table-cell table:style-name="ce20" table:formula="of:=(1/2)*[.$B$58]*POWER([.$AC$60];3)*POWER([.$D$58];2)*[.AH40]" office:value-type="float" office:value="56435.68512" calcext:value-type="float">
            <text:p>56435.7</text:p>
          </table:table-cell>
          <table:table-cell table:style-name="ce20" table:formula="of:=(1/2)*[.$B$58]*POWER([.$AC$60];3)*POWER([.$D$58];2)*[.AI40]" office:value-type="float" office:value="68200.30656" calcext:value-type="float">
            <text:p>68200.3</text:p>
          </table:table-cell>
          <table:table-cell table:style-name="ce20" table:formula="of:=(1/2)*[.$B$58]*POWER([.$AC$60];3)*POWER([.$D$58];2)*[.AJ40]" office:value-type="float" office:value="61996.26816" calcext:value-type="float">
            <text:p>61996.3</text:p>
          </table:table-cell>
          <table:table-cell table:formula="of:=(1/2)*[.$B$58]*POWER([.$AC$60];3)*POWER([.$D$58];2)*[.AK40]" office:value-type="float" office:value="56410.6464" calcext:value-type="float">
            <text:p>56410.6</text:p>
          </table:table-cell>
        </table:table-row>
        <table:table-row table:style-name="ro1">
          <table:table-cell office:value-type="string" calcext:value-type="string">
            <text:p>t19</text:p>
          </table:table-cell>
          <table:table-cell table:style-name="ce22" table:formula="of:=(1/2)*[.$B$58]*POWER([.$B$60];3)*POWER([.$D$58];2)*[.B41]" office:value-type="float" office:value="1320.504336" calcext:value-type="float">
            <text:p>1,320.5</text:p>
          </table:table-cell>
          <table:table-cell table:style-name="ce22" table:formula="of:=(1/2)*[.$B$58]*POWER([.$B$60];3)*POWER([.$D$58];2)*[.C41]" office:value-type="float" office:value="7915.71312" calcext:value-type="float">
            <text:p>7,915.7</text:p>
          </table:table-cell>
          <table:table-cell table:style-name="ce22" table:formula="of:=(1/2)*[.$B$58]*POWER([.$B$60];3)*POWER([.$D$58];2)*[.D41]" office:value-type="float" office:value="17053.20648" calcext:value-type="float">
            <text:p>17,053.2</text:p>
          </table:table-cell>
          <table:table-cell table:style-name="ce22" table:formula="of:=(1/2)*[.$B$58]*POWER([.$B$60];3)*POWER([.$D$58];2)*[.E41]" office:value-type="float" office:value="3364.592904" calcext:value-type="float">
            <text:p>3,364.6</text:p>
          </table:table-cell>
          <table:table-cell table:style-name="ce22" table:formula="of:=(1/2)*[.$B$58]*POWER([.$B$60];3)*POWER([.$D$58];2)*[.F41]" office:value-type="float" office:value="23903.92944" calcext:value-type="float">
            <text:p>23,903.9</text:p>
          </table:table-cell>
          <table:table-cell table:style-name="ce22" table:formula="of:=(1/2)*[.$B$58]*POWER([.$B$60];3)*POWER([.$D$58];2)*[.G41]" office:value-type="float" office:value="22469.86656" calcext:value-type="float">
            <text:p>22,469.9</text:p>
          </table:table-cell>
          <table:table-cell table:style-name="ce22" table:formula="of:=(1/2)*[.$B$58]*POWER([.$B$60];3)*POWER([.$D$58];2)*[.H41]" office:value-type="float" office:value="26382.01752" calcext:value-type="float">
            <text:p>26,382.0</text:p>
          </table:table-cell>
          <table:table-cell table:style-name="ce22" table:formula="of:=(1/2)*[.$B$58]*POWER([.$B$60];3)*POWER([.$D$58];2)*[.I41]" office:value-type="float" office:value="16637.28552" calcext:value-type="float">
            <text:p>16,637.3</text:p>
          </table:table-cell>
          <table:table-cell table:style-name="ce22" table:formula="of:=(1/2)*[.$B$58]*POWER([.$B$60];3)*POWER([.$D$58];2)*[.J41]" office:value-type="float" office:value="2397.050064" calcext:value-type="float">
            <text:p>2,397.1</text:p>
          </table:table-cell>
          <table:table-cell table:style-name="ce32" table:formula="of:=(1/2)*[.$B$58]*POWER([.$K$60];3)*POWER([.$D$58];2)*[.K41]" office:value-type="float" office:value="10197.921792" calcext:value-type="float">
            <text:p>10197.922</text:p>
          </table:table-cell>
          <table:table-cell table:style-name="ce32" table:formula="of:=(1/2)*[.$B$58]*POWER([.$K$60];3)*POWER([.$D$58];2)*[.L41]" office:value-type="float" office:value="22707.6608" calcext:value-type="float">
            <text:p>22707.661</text:p>
          </table:table-cell>
          <table:table-cell table:style-name="ce32" table:formula="of:=(1/2)*[.$B$58]*POWER([.$K$60];3)*POWER([.$D$58];2)*[.M41]" office:value-type="float" office:value="39615.52384" calcext:value-type="float">
            <text:p>39615.524</text:p>
          </table:table-cell>
          <table:table-cell table:style-name="ce32" table:formula="of:=(1/2)*[.$B$58]*POWER([.$K$60];3)*POWER([.$D$58];2)*[.N41]" office:value-type="float" office:value="21013.6832" calcext:value-type="float">
            <text:p>21013.683</text:p>
          </table:table-cell>
          <table:table-cell table:style-name="ce32" table:formula="of:=(1/2)*[.$B$58]*POWER([.$K$60];3)*POWER([.$D$58];2)*[.O41]" office:value-type="float" office:value="50473.34912" calcext:value-type="float">
            <text:p>50473.349</text:p>
          </table:table-cell>
          <table:table-cell table:style-name="ce32" table:formula="of:=(1/2)*[.$B$58]*POWER([.$K$60];3)*POWER([.$D$58];2)*[.P41]" office:value-type="float" office:value="48450.11456" calcext:value-type="float">
            <text:p>48450.115</text:p>
          </table:table-cell>
          <table:table-cell table:style-name="ce32" table:formula="of:=(1/2)*[.$B$58]*POWER([.$K$60];3)*POWER([.$D$58];2)*[.Q41]" office:value-type="float" office:value="53686.1952" calcext:value-type="float">
            <text:p>53686.195</text:p>
          </table:table-cell>
          <table:table-cell table:style-name="ce32" table:formula="of:=(1/2)*[.$B$58]*POWER([.$K$60];3)*POWER([.$D$58];2)*[.R41]" office:value-type="float" office:value="41152.05632" calcext:value-type="float">
            <text:p>41152.056</text:p>
          </table:table-cell>
          <table:table-cell table:style-name="ce32" table:formula="of:=(1/2)*[.$B$58]*POWER([.$K$60];3)*POWER([.$D$58];2)*[.S41]" office:value-type="float" office:value="16001.34656" calcext:value-type="float">
            <text:p>16001.347</text:p>
          </table:table-cell>
          <table:table-cell table:formula="of:=(1/2)*[.$B$58]*POWER([.$T$60];3)*POWER([.$D$58];2)*[.T41]" office:value-type="float" office:value="23856.52" calcext:value-type="float">
            <text:p>23856.5</text:p>
          </table:table-cell>
          <table:table-cell table:style-name="ce20" table:formula="of:=(1/2)*[.$B$58]*POWER([.$T$60];3)*POWER([.$D$58];2)*[.U41]" office:value-type="float" office:value="45673.63" calcext:value-type="float">
            <text:p>45673.6</text:p>
          </table:table-cell>
          <table:table-cell table:style-name="ce20" table:formula="of:=(1/2)*[.$B$58]*POWER([.$T$60];3)*POWER([.$D$58];2)*[.V41]" office:value-type="float" office:value="62762.63" calcext:value-type="float">
            <text:p>62762.6</text:p>
          </table:table-cell>
          <table:table-cell table:style-name="ce20" table:formula="of:=(1/2)*[.$B$58]*POWER([.$T$60];3)*POWER([.$D$58];2)*[.W41]" office:value-type="float" office:value="49947.95" calcext:value-type="float">
            <text:p>49948.0</text:p>
          </table:table-cell>
          <table:table-cell table:style-name="ce20" table:formula="of:=(1/2)*[.$B$58]*POWER([.$T$60];3)*POWER([.$D$58];2)*[.X41]" office:value-type="float" office:value="76531.12" calcext:value-type="float">
            <text:p>76531.1</text:p>
          </table:table-cell>
          <table:table-cell table:style-name="ce20" table:formula="of:=(1/2)*[.$B$58]*POWER([.$T$60];3)*POWER([.$D$58];2)*[.Y41]" office:value-type="float" office:value="75542.58" calcext:value-type="float">
            <text:p>75542.6</text:p>
          </table:table-cell>
          <table:table-cell table:style-name="ce20" table:formula="of:=(1/2)*[.$B$58]*POWER([.$T$60];3)*POWER([.$D$58];2)*[.Z41]" office:value-type="float" office:value="76476.61" calcext:value-type="float">
            <text:p>76476.6</text:p>
          </table:table-cell>
          <table:table-cell table:style-name="ce20" table:formula="of:=(1/2)*[.$B$58]*POWER([.$T$60];3)*POWER([.$D$58];2)*[.AA41]" office:value-type="float" office:value="71616.94" calcext:value-type="float">
            <text:p>71616.9</text:p>
          </table:table-cell>
          <table:table-cell table:formula="of:=(1/2)*[.$B$58]*POWER([.$T$60];3)*POWER([.$D$58];2)*[.AB41]" office:value-type="float" office:value="40996.35" calcext:value-type="float">
            <text:p>40996.4</text:p>
          </table:table-cell>
          <table:table-cell table:formula="of:=(1/2)*[.$B$58]*POWER([.$AC$60];3)*POWER([.$D$58];2)*[.AC41]" office:value-type="float" office:value="41283.28512" calcext:value-type="float">
            <text:p>41283.3</text:p>
          </table:table-cell>
          <table:table-cell table:style-name="ce20" table:formula="of:=(1/2)*[.$B$58]*POWER([.$AC$60];3)*POWER([.$D$58];2)*[.AD41]" office:value-type="float" office:value="73990.60992" calcext:value-type="float">
            <text:p>73990.6</text:p>
          </table:table-cell>
          <table:table-cell table:style-name="ce20" table:formula="of:=(1/2)*[.$B$58]*POWER([.$AC$60];3)*POWER([.$D$58];2)*[.AE41]" office:value-type="float" office:value="79420.4352" calcext:value-type="float">
            <text:p>79420.4</text:p>
          </table:table-cell>
          <table:table-cell table:style-name="ce20" table:formula="of:=(1/2)*[.$B$58]*POWER([.$AC$60];3)*POWER([.$D$58];2)*[.AF41]" office:value-type="float" office:value="69066.32832" calcext:value-type="float">
            <text:p>69066.3</text:p>
          </table:table-cell>
          <table:table-cell table:style-name="ce20" table:formula="of:=(1/2)*[.$B$58]*POWER([.$AC$60];3)*POWER([.$D$58];2)*[.AG41]" office:value-type="float" office:value="72083.6928" calcext:value-type="float">
            <text:p>72083.7</text:p>
          </table:table-cell>
          <table:table-cell table:style-name="ce20" table:formula="of:=(1/2)*[.$B$58]*POWER([.$AC$60];3)*POWER([.$D$58];2)*[.AH41]" office:value-type="float" office:value="72691.37856" calcext:value-type="float">
            <text:p>72691.4</text:p>
          </table:table-cell>
          <table:table-cell table:style-name="ce20" table:formula="of:=(1/2)*[.$B$58]*POWER([.$AC$60];3)*POWER([.$D$58];2)*[.AI41]" office:value-type="float" office:value="70499.09952" calcext:value-type="float">
            <text:p>70499.1</text:p>
          </table:table-cell>
          <table:table-cell table:style-name="ce20" table:formula="of:=(1/2)*[.$B$58]*POWER([.$AC$60];3)*POWER([.$D$58];2)*[.AJ41]" office:value-type="float" office:value="78428.8224" calcext:value-type="float">
            <text:p>78428.8</text:p>
          </table:table-cell>
          <table:table-cell table:formula="of:=(1/2)*[.$B$58]*POWER([.$AC$60];3)*POWER([.$D$58];2)*[.AK41]" office:value-type="float" office:value="75870.50112" calcext:value-type="float">
            <text:p>75870.5</text:p>
          </table:table-cell>
        </table:table-row>
        <table:table-row table:style-name="ro1">
          <table:table-cell office:value-type="string" calcext:value-type="string">
            <text:p>t20</text:p>
          </table:table-cell>
          <table:table-cell table:style-name="ce22" table:formula="of:=(1/2)*[.$B$58]*POWER([.$B$60];3)*POWER([.$D$58];2)*[.B42]" office:value-type="float" office:value="-1754.10144" calcext:value-type="float">
            <text:p>-1,754.1</text:p>
          </table:table-cell>
          <table:table-cell table:style-name="ce22" table:formula="of:=(1/2)*[.$B$58]*POWER([.$B$60];3)*POWER([.$D$58];2)*[.C42]" office:value-type="float" office:value="1141.129728" calcext:value-type="float">
            <text:p>1,141.1</text:p>
          </table:table-cell>
          <table:table-cell table:style-name="ce22" table:formula="of:=(1/2)*[.$B$58]*POWER([.$B$60];3)*POWER([.$D$58];2)*[.D42]" office:value-type="float" office:value="435.9102048" calcext:value-type="float">
            <text:p>435.9</text:p>
          </table:table-cell>
          <table:table-cell table:style-name="ce22" table:formula="of:=(1/2)*[.$B$58]*POWER([.$B$60];3)*POWER([.$D$58];2)*[.E42]" office:value-type="float" office:value="23190.22656" calcext:value-type="float">
            <text:p>23,190.2</text:p>
          </table:table-cell>
          <table:table-cell table:style-name="ce22" table:formula="of:=(1/2)*[.$B$58]*POWER([.$B$60];3)*POWER([.$D$58];2)*[.F42]" office:value-type="float" office:value="24618.37752" calcext:value-type="float">
            <text:p>24,618.4</text:p>
          </table:table-cell>
          <table:table-cell table:style-name="ce22" table:formula="of:=(1/2)*[.$B$58]*POWER([.$B$60];3)*POWER([.$D$58];2)*[.G42]" office:value-type="float" office:value="21960.24912" calcext:value-type="float">
            <text:p>21,960.2</text:p>
          </table:table-cell>
          <table:table-cell table:style-name="ce22" table:formula="of:=(1/2)*[.$B$58]*POWER([.$B$60];3)*POWER([.$D$58];2)*[.H42]" office:value-type="float" office:value="21640.50864" calcext:value-type="float">
            <text:p>21,640.5</text:p>
          </table:table-cell>
          <table:table-cell table:style-name="ce22" table:formula="of:=(1/2)*[.$B$58]*POWER([.$B$60];3)*POWER([.$D$58];2)*[.I42]" office:value-type="float" office:value="20574.87264" calcext:value-type="float">
            <text:p>20,574.9</text:p>
          </table:table-cell>
          <table:table-cell table:style-name="ce22" table:formula="of:=(1/2)*[.$B$58]*POWER([.$B$60];3)*POWER([.$D$58];2)*[.J42]" office:value-type="float" office:value="17907.50376" calcext:value-type="float">
            <text:p>17,907.5</text:p>
          </table:table-cell>
          <table:table-cell table:style-name="ce32" table:formula="of:=(1/2)*[.$B$58]*POWER([.$K$60];3)*POWER([.$D$58];2)*[.K42]" office:value-type="float" office:value="3318.111744" calcext:value-type="float">
            <text:p>3318.112</text:p>
          </table:table-cell>
          <table:table-cell table:style-name="ce32" table:formula="of:=(1/2)*[.$B$58]*POWER([.$K$60];3)*POWER([.$D$58];2)*[.L42]" office:value-type="float" office:value="12992.93184" calcext:value-type="float">
            <text:p>12992.932</text:p>
          </table:table-cell>
          <table:table-cell table:style-name="ce32" table:formula="of:=(1/2)*[.$B$58]*POWER([.$K$60];3)*POWER([.$D$58];2)*[.M42]" office:value-type="float" office:value="9770.13504" calcext:value-type="float">
            <text:p>9770.135</text:p>
          </table:table-cell>
          <table:table-cell table:style-name="ce32" table:formula="of:=(1/2)*[.$B$58]*POWER([.$K$60];3)*POWER([.$D$58];2)*[.N42]" office:value-type="float" office:value="55644.19072" calcext:value-type="float">
            <text:p>55644.191</text:p>
          </table:table-cell>
          <table:table-cell table:style-name="ce32" table:formula="of:=(1/2)*[.$B$58]*POWER([.$K$60];3)*POWER([.$D$58];2)*[.O42]" office:value-type="float" office:value="50419.17952" calcext:value-type="float">
            <text:p>50419.180</text:p>
          </table:table-cell>
          <table:table-cell table:style-name="ce32" table:formula="of:=(1/2)*[.$B$58]*POWER([.$K$60];3)*POWER([.$D$58];2)*[.P42]" office:value-type="float" office:value="47138.03264" calcext:value-type="float">
            <text:p>47138.033</text:p>
          </table:table-cell>
          <table:table-cell table:style-name="ce32" table:formula="of:=(1/2)*[.$B$58]*POWER([.$K$60];3)*POWER([.$D$58];2)*[.Q42]" office:value-type="float" office:value="47508.62336" calcext:value-type="float">
            <text:p>47508.623</text:p>
          </table:table-cell>
          <table:table-cell table:style-name="ce32" table:formula="of:=(1/2)*[.$B$58]*POWER([.$K$60];3)*POWER([.$D$58];2)*[.R42]" office:value-type="float" office:value="46310.2976" calcext:value-type="float">
            <text:p>46310.298</text:p>
          </table:table-cell>
          <table:table-cell table:style-name="ce32" table:formula="of:=(1/2)*[.$B$58]*POWER([.$K$60];3)*POWER([.$D$58];2)*[.S42]" office:value-type="float" office:value="42327.77216" calcext:value-type="float">
            <text:p>42327.772</text:p>
          </table:table-cell>
          <table:table-cell table:formula="of:=(1/2)*[.$B$58]*POWER([.$T$60];3)*POWER([.$D$58];2)*[.T42]" office:value-type="float" office:value="13028.051" calcext:value-type="float">
            <text:p>13028.1</text:p>
          </table:table-cell>
          <table:table-cell table:style-name="ce20" table:formula="of:=(1/2)*[.$B$58]*POWER([.$T$60];3)*POWER([.$D$58];2)*[.U42]" office:value-type="float" office:value="37846.27" calcext:value-type="float">
            <text:p>37846.3</text:p>
          </table:table-cell>
          <table:table-cell table:style-name="ce20" table:formula="of:=(1/2)*[.$B$58]*POWER([.$T$60];3)*POWER([.$D$58];2)*[.V42]" office:value-type="float" office:value="22579.169" calcext:value-type="float">
            <text:p>22579.2</text:p>
          </table:table-cell>
          <table:table-cell table:style-name="ce20" table:formula="of:=(1/2)*[.$B$58]*POWER([.$T$60];3)*POWER([.$D$58];2)*[.W42]" office:value-type="float" office:value="74413.74" calcext:value-type="float">
            <text:p>74413.7</text:p>
          </table:table-cell>
          <table:table-cell table:style-name="ce20" table:formula="of:=(1/2)*[.$B$58]*POWER([.$T$60];3)*POWER([.$D$58];2)*[.X42]" office:value-type="float" office:value="72466.79" calcext:value-type="float">
            <text:p>72466.8</text:p>
          </table:table-cell>
          <table:table-cell table:style-name="ce20" table:formula="of:=(1/2)*[.$B$58]*POWER([.$T$60];3)*POWER([.$D$58];2)*[.Y42]" office:value-type="float" office:value="72342.36" calcext:value-type="float">
            <text:p>72342.4</text:p>
          </table:table-cell>
          <table:table-cell table:style-name="ce20" table:formula="of:=(1/2)*[.$B$58]*POWER([.$T$60];3)*POWER([.$D$58];2)*[.Z42]" office:value-type="float" office:value="72277.27" calcext:value-type="float">
            <text:p>72277.3</text:p>
          </table:table-cell>
          <table:table-cell table:style-name="ce20" table:formula="of:=(1/2)*[.$B$58]*POWER([.$T$60];3)*POWER([.$D$58];2)*[.AA42]" office:value-type="float" office:value="71428.11" calcext:value-type="float">
            <text:p>71428.1</text:p>
          </table:table-cell>
          <table:table-cell table:formula="of:=(1/2)*[.$B$58]*POWER([.$T$60];3)*POWER([.$D$58];2)*[.AB42]" office:value-type="float" office:value="69139.38" calcext:value-type="float">
            <text:p>69139.4</text:p>
          </table:table-cell>
          <table:table-cell table:formula="of:=(1/2)*[.$B$58]*POWER([.$AC$60];3)*POWER([.$D$58];2)*[.AC42]" office:value-type="float" office:value="27562.146048" calcext:value-type="float">
            <text:p>27562.1</text:p>
          </table:table-cell>
          <table:table-cell table:style-name="ce20" table:formula="of:=(1/2)*[.$B$58]*POWER([.$AC$60];3)*POWER([.$D$58];2)*[.AD42]" office:value-type="float" office:value="76010.4" calcext:value-type="float">
            <text:p>76010.4</text:p>
          </table:table-cell>
          <table:table-cell table:style-name="ce20" table:formula="of:=(1/2)*[.$B$58]*POWER([.$AC$60];3)*POWER([.$D$58];2)*[.AE42]" office:value-type="float" office:value="39898.60416" calcext:value-type="float">
            <text:p>39898.6</text:p>
          </table:table-cell>
          <table:table-cell table:style-name="ce20" table:formula="of:=(1/2)*[.$B$58]*POWER([.$AC$60];3)*POWER([.$D$58];2)*[.AF42]" office:value-type="float" office:value="59718.14208" calcext:value-type="float">
            <text:p>59718.1</text:p>
          </table:table-cell>
          <table:table-cell table:style-name="ce20" table:formula="of:=(1/2)*[.$B$58]*POWER([.$AC$60];3)*POWER([.$D$58];2)*[.AG42]" office:value-type="float" office:value="63897.62112" calcext:value-type="float">
            <text:p>63897.6</text:p>
          </table:table-cell>
          <table:table-cell table:style-name="ce20" table:formula="of:=(1/2)*[.$B$58]*POWER([.$AC$60];3)*POWER([.$D$58];2)*[.AH42]" office:value-type="float" office:value="62658.00576" calcext:value-type="float">
            <text:p>62658.0</text:p>
          </table:table-cell>
          <table:table-cell table:style-name="ce20" table:formula="of:=(1/2)*[.$B$58]*POWER([.$AC$60];3)*POWER([.$D$58];2)*[.AI42]" office:value-type="float" office:value="62906.00832" calcext:value-type="float">
            <text:p>62906.0</text:p>
          </table:table-cell>
          <table:table-cell table:style-name="ce20" table:formula="of:=(1/2)*[.$B$58]*POWER([.$AC$60];3)*POWER([.$D$58];2)*[.AJ42]" office:value-type="float" office:value="65041.85088" calcext:value-type="float">
            <text:p>65041.9</text:p>
          </table:table-cell>
          <table:table-cell table:formula="of:=(1/2)*[.$B$58]*POWER([.$AC$60];3)*POWER([.$D$58];2)*[.AK42]" office:value-type="float" office:value="68484.07872" calcext:value-type="float">
            <text:p>68484.1</text:p>
          </table:table-cell>
        </table:table-row>
        <table:table-row table:style-name="ro1">
          <table:table-cell office:value-type="string" calcext:value-type="string">
            <text:p>t21</text:p>
          </table:table-cell>
          <table:table-cell table:style-name="ce22" table:formula="of:=(1/2)*[.$B$58]*POWER([.$B$60];3)*POWER([.$D$58];2)*[.B43]" office:value-type="float" office:value="17908.59672" calcext:value-type="float">
            <text:p>17,908.6</text:p>
          </table:table-cell>
          <table:table-cell table:style-name="ce22" table:formula="of:=(1/2)*[.$B$58]*POWER([.$B$60];3)*POWER([.$D$58];2)*[.C43]" office:value-type="float" office:value="21995.17416" calcext:value-type="float">
            <text:p>21,995.2</text:p>
          </table:table-cell>
          <table:table-cell table:style-name="ce22" table:formula="of:=(1/2)*[.$B$58]*POWER([.$B$60];3)*POWER([.$D$58];2)*[.D43]" office:value-type="float" office:value="5672.85984" calcext:value-type="float">
            <text:p>5,672.9</text:p>
          </table:table-cell>
          <table:table-cell table:style-name="ce22" table:formula="of:=(1/2)*[.$B$58]*POWER([.$B$60];3)*POWER([.$D$58];2)*[.E43]" office:value-type="float" office:value="24760.41264" calcext:value-type="float">
            <text:p>24,760.4</text:p>
          </table:table-cell>
          <table:table-cell table:style-name="ce22" table:formula="of:=(1/2)*[.$B$58]*POWER([.$B$60];3)*POWER([.$D$58];2)*[.F43]" office:value-type="float" office:value="12401.96616" calcext:value-type="float">
            <text:p>12,402.0</text:p>
          </table:table-cell>
          <table:table-cell table:style-name="ce22" table:formula="of:=(1/2)*[.$B$58]*POWER([.$B$60];3)*POWER([.$D$58];2)*[.G43]" office:value-type="float" office:value="16753.68576" calcext:value-type="float">
            <text:p>16,753.7</text:p>
          </table:table-cell>
          <table:table-cell table:style-name="ce22" table:formula="of:=(1/2)*[.$B$58]*POWER([.$B$60];3)*POWER([.$D$58];2)*[.H43]" office:value-type="float" office:value="-2388.246768" calcext:value-type="float">
            <text:p>-2,388.2</text:p>
          </table:table-cell>
          <table:table-cell table:style-name="ce22" table:formula="of:=(1/2)*[.$B$58]*POWER([.$B$60];3)*POWER([.$D$58];2)*[.I43]" office:value-type="float" office:value="5878.98216" calcext:value-type="float">
            <text:p>5,879.0</text:p>
          </table:table-cell>
          <table:table-cell table:style-name="ce22" table:formula="of:=(1/2)*[.$B$58]*POWER([.$B$60];3)*POWER([.$D$58];2)*[.J43]" office:value-type="float" office:value="44.12373912" calcext:value-type="float">
            <text:p>44.1</text:p>
          </table:table-cell>
          <table:table-cell table:style-name="ce32" table:formula="of:=(1/2)*[.$B$58]*POWER([.$K$60];3)*POWER([.$D$58];2)*[.K43]" office:value-type="float" office:value="42564.11648" calcext:value-type="float">
            <text:p>42564.116</text:p>
          </table:table-cell>
          <table:table-cell table:style-name="ce32" table:formula="of:=(1/2)*[.$B$58]*POWER([.$K$60];3)*POWER([.$D$58];2)*[.L43]" office:value-type="float" office:value="48300.91264" calcext:value-type="float">
            <text:p>48300.913</text:p>
          </table:table-cell>
          <table:table-cell table:style-name="ce32" table:formula="of:=(1/2)*[.$B$58]*POWER([.$K$60];3)*POWER([.$D$58];2)*[.M43]" office:value-type="float" office:value="26314.76736" calcext:value-type="float">
            <text:p>26314.767</text:p>
          </table:table-cell>
          <table:table-cell table:style-name="ce32" table:formula="of:=(1/2)*[.$B$58]*POWER([.$K$60];3)*POWER([.$D$58];2)*[.N43]" office:value-type="float" office:value="50778.112" calcext:value-type="float">
            <text:p>50778.112</text:p>
          </table:table-cell>
          <table:table-cell table:style-name="ce32" table:formula="of:=(1/2)*[.$B$58]*POWER([.$K$60];3)*POWER([.$D$58];2)*[.O43]" office:value-type="float" office:value="35910.44096" calcext:value-type="float">
            <text:p>35910.441</text:p>
          </table:table-cell>
          <table:table-cell table:style-name="ce32" table:formula="of:=(1/2)*[.$B$58]*POWER([.$K$60];3)*POWER([.$D$58];2)*[.P43]" office:value-type="float" office:value="37401.40032" calcext:value-type="float">
            <text:p>37401.400</text:p>
          </table:table-cell>
          <table:table-cell table:style-name="ce32" table:formula="of:=(1/2)*[.$B$58]*POWER([.$K$60];3)*POWER([.$D$58];2)*[.Q43]" office:value-type="float" office:value="2409.240064" calcext:value-type="float">
            <text:p>2409.240</text:p>
          </table:table-cell>
          <table:table-cell table:style-name="ce32" table:formula="of:=(1/2)*[.$B$58]*POWER([.$K$60];3)*POWER([.$D$58];2)*[.R43]" office:value-type="float" office:value="24777.41056" calcext:value-type="float">
            <text:p>24777.411</text:p>
          </table:table-cell>
          <table:table-cell table:style-name="ce32" table:formula="of:=(1/2)*[.$B$58]*POWER([.$K$60];3)*POWER([.$D$58];2)*[.S43]" office:value-type="float" office:value="7112.515584" calcext:value-type="float">
            <text:p>7112.516</text:p>
          </table:table-cell>
          <table:table-cell table:formula="of:=(1/2)*[.$B$58]*POWER([.$T$60];3)*POWER([.$D$58];2)*[.T43]" office:value-type="float" office:value="70588.84" calcext:value-type="float">
            <text:p>70588.8</text:p>
          </table:table-cell>
          <table:table-cell table:style-name="ce20" table:formula="of:=(1/2)*[.$B$58]*POWER([.$T$60];3)*POWER([.$D$58];2)*[.U43]" office:value-type="float" office:value="73780.78" calcext:value-type="float">
            <text:p>73780.8</text:p>
          </table:table-cell>
          <table:table-cell table:style-name="ce20" table:formula="of:=(1/2)*[.$B$58]*POWER([.$T$60];3)*POWER([.$D$58];2)*[.V43]" office:value-type="float" office:value="56355.29" calcext:value-type="float">
            <text:p>56355.3</text:p>
          </table:table-cell>
          <table:table-cell table:style-name="ce20" table:formula="of:=(1/2)*[.$B$58]*POWER([.$T$60];3)*POWER([.$D$58];2)*[.W43]" office:value-type="float" office:value="73639.33" calcext:value-type="float">
            <text:p>73639.3</text:p>
          </table:table-cell>
          <table:table-cell table:style-name="ce20" table:formula="of:=(1/2)*[.$B$58]*POWER([.$T$60];3)*POWER([.$D$58];2)*[.X43]" office:value-type="float" office:value="68045.5" calcext:value-type="float">
            <text:p>68045.5</text:p>
          </table:table-cell>
          <table:table-cell table:style-name="ce20" table:formula="of:=(1/2)*[.$B$58]*POWER([.$T$60];3)*POWER([.$D$58];2)*[.Y43]" office:value-type="float" office:value="61214.5" calcext:value-type="float">
            <text:p>61214.5</text:p>
          </table:table-cell>
          <table:table-cell table:style-name="ce20" table:formula="of:=(1/2)*[.$B$58]*POWER([.$T$60];3)*POWER([.$D$58];2)*[.Z43]" office:value-type="float" office:value="14680.026" calcext:value-type="float">
            <text:p>14680.0</text:p>
          </table:table-cell>
          <table:table-cell table:style-name="ce20" table:formula="of:=(1/2)*[.$B$58]*POWER([.$T$60];3)*POWER([.$D$58];2)*[.AA43]" office:value-type="float" office:value="55440.81" calcext:value-type="float">
            <text:p>55440.8</text:p>
          </table:table-cell>
          <table:table-cell table:formula="of:=(1/2)*[.$B$58]*POWER([.$T$60];3)*POWER([.$D$58];2)*[.AB43]" office:value-type="float" office:value="20087.395" calcext:value-type="float">
            <text:p>20087.4</text:p>
          </table:table-cell>
          <table:table-cell table:formula="of:=(1/2)*[.$B$58]*POWER([.$AC$60];3)*POWER([.$D$58];2)*[.AC43]" office:value-type="float" office:value="74816.49024" calcext:value-type="float">
            <text:p>74816.5</text:p>
          </table:table-cell>
          <table:table-cell table:style-name="ce20" table:formula="of:=(1/2)*[.$B$58]*POWER([.$AC$60];3)*POWER([.$D$58];2)*[.AD43]" office:value-type="float" office:value="72099.19296" calcext:value-type="float">
            <text:p>72099.2</text:p>
          </table:table-cell>
          <table:table-cell table:style-name="ce20" table:formula="of:=(1/2)*[.$B$58]*POWER([.$AC$60];3)*POWER([.$D$58];2)*[.AE43]" office:value-type="float" office:value="71921.53728" calcext:value-type="float">
            <text:p>71921.5</text:p>
          </table:table-cell>
          <table:table-cell table:style-name="ce20" table:formula="of:=(1/2)*[.$B$58]*POWER([.$AC$60];3)*POWER([.$D$58];2)*[.AF43]" office:value-type="float" office:value="69189.13728" calcext:value-type="float">
            <text:p>69189.1</text:p>
          </table:table-cell>
          <table:table-cell table:style-name="ce20" table:formula="of:=(1/2)*[.$B$58]*POWER([.$AC$60];3)*POWER([.$D$58];2)*[.AG43]" office:value-type="float" office:value="70195.8528" calcext:value-type="float">
            <text:p>70195.9</text:p>
          </table:table-cell>
          <table:table-cell table:style-name="ce20" table:formula="of:=(1/2)*[.$B$58]*POWER([.$AC$60];3)*POWER([.$D$58];2)*[.AH43]" office:value-type="float" office:value="79372.34496" calcext:value-type="float">
            <text:p>79372.3</text:p>
          </table:table-cell>
          <table:table-cell table:style-name="ce20" table:formula="of:=(1/2)*[.$B$58]*POWER([.$AC$60];3)*POWER([.$D$58];2)*[.AI43]" office:value-type="float" office:value="44703.25632" calcext:value-type="float">
            <text:p>44703.3</text:p>
          </table:table-cell>
          <table:table-cell table:style-name="ce20" table:formula="of:=(1/2)*[.$B$58]*POWER([.$AC$60];3)*POWER([.$D$58];2)*[.AJ43]" office:value-type="float" office:value="79597.296" calcext:value-type="float">
            <text:p>79597.3</text:p>
          </table:table-cell>
          <table:table-cell table:formula="of:=(1/2)*[.$B$58]*POWER([.$AC$60];3)*POWER([.$D$58];2)*[.AK43]" office:value-type="float" office:value="39642.772032" calcext:value-type="float">
            <text:p>39642.8</text:p>
          </table:table-cell>
        </table:table-row>
        <table:table-row table:style-name="ro1">
          <table:table-cell office:value-type="string" calcext:value-type="string">
            <text:p>t22</text:p>
          </table:table-cell>
          <table:table-cell table:style-name="ce22" table:formula="of:=(1/2)*[.$B$58]*POWER([.$B$60];3)*POWER([.$D$58];2)*[.B44]" office:value-type="float" office:value="2724.729408" calcext:value-type="float">
            <text:p>2,724.7</text:p>
          </table:table-cell>
          <table:table-cell table:style-name="ce22" table:formula="of:=(1/2)*[.$B$58]*POWER([.$B$60];3)*POWER([.$D$58];2)*[.C44]" office:value-type="float" office:value="18270.66456" calcext:value-type="float">
            <text:p>18,270.7</text:p>
          </table:table-cell>
          <table:table-cell table:style-name="ce22" table:formula="of:=(1/2)*[.$B$58]*POWER([.$B$60];3)*POWER([.$D$58];2)*[.D44]" office:value-type="float" office:value="16923.492" calcext:value-type="float">
            <text:p>16,923.5</text:p>
          </table:table-cell>
          <table:table-cell table:style-name="ce22" table:formula="of:=(1/2)*[.$B$58]*POWER([.$B$60];3)*POWER([.$D$58];2)*[.E44]" office:value-type="float" office:value="19906.776" calcext:value-type="float">
            <text:p>19,906.8</text:p>
          </table:table-cell>
          <table:table-cell table:style-name="ce22" table:formula="of:=(1/2)*[.$B$58]*POWER([.$B$60];3)*POWER([.$D$58];2)*[.F44]" office:value-type="float" office:value="20786.26104" calcext:value-type="float">
            <text:p>20,786.3</text:p>
          </table:table-cell>
          <table:table-cell table:style-name="ce22" table:formula="of:=(1/2)*[.$B$58]*POWER([.$B$60];3)*POWER([.$D$58];2)*[.G44]" office:value-type="float" office:value="6331.61664" calcext:value-type="float">
            <text:p>6,331.6</text:p>
          </table:table-cell>
          <table:table-cell table:style-name="ce22" table:formula="of:=(1/2)*[.$B$58]*POWER([.$B$60];3)*POWER([.$D$58];2)*[.H44]" office:value-type="float" office:value="1785.936384" calcext:value-type="float">
            <text:p>1,785.9</text:p>
          </table:table-cell>
          <table:table-cell table:style-name="ce22" table:formula="of:=(1/2)*[.$B$58]*POWER([.$B$60];3)*POWER([.$D$58];2)*[.I44]" office:value-type="float" office:value="10669.57488" calcext:value-type="float">
            <text:p>10,669.6</text:p>
          </table:table-cell>
          <table:table-cell table:style-name="ce22" table:formula="of:=(1/2)*[.$B$58]*POWER([.$B$60];3)*POWER([.$D$58];2)*[.J44]" office:value-type="float" office:value="3919.781808" calcext:value-type="float">
            <text:p>3,919.8</text:p>
          </table:table-cell>
          <table:table-cell table:style-name="ce32" table:formula="of:=(1/2)*[.$B$58]*POWER([.$K$60];3)*POWER([.$D$58];2)*[.K44]" office:value-type="float" office:value="16885.48864" calcext:value-type="float">
            <text:p>16885.489</text:p>
          </table:table-cell>
          <table:table-cell table:style-name="ce32" table:formula="of:=(1/2)*[.$B$58]*POWER([.$K$60];3)*POWER([.$D$58];2)*[.L44]" office:value-type="float" office:value="45292.2624" calcext:value-type="float">
            <text:p>45292.262</text:p>
          </table:table-cell>
          <table:table-cell table:style-name="ce32" table:formula="of:=(1/2)*[.$B$58]*POWER([.$K$60];3)*POWER([.$D$58];2)*[.M44]" office:value-type="float" office:value="37309.07648" calcext:value-type="float">
            <text:p>37309.076</text:p>
          </table:table-cell>
          <table:table-cell table:style-name="ce32" table:formula="of:=(1/2)*[.$B$58]*POWER([.$K$60];3)*POWER([.$D$58];2)*[.N44]" office:value-type="float" office:value="50088.0384" calcext:value-type="float">
            <text:p>50088.038</text:p>
          </table:table-cell>
          <table:table-cell table:style-name="ce32" table:formula="of:=(1/2)*[.$B$58]*POWER([.$K$60];3)*POWER([.$D$58];2)*[.O44]" office:value-type="float" office:value="44914.48832" calcext:value-type="float">
            <text:p>44914.488</text:p>
          </table:table-cell>
          <table:table-cell table:style-name="ce32" table:formula="of:=(1/2)*[.$B$58]*POWER([.$K$60];3)*POWER([.$D$58];2)*[.P44]" office:value-type="float" office:value="23629.1328" calcext:value-type="float">
            <text:p>23629.133</text:p>
          </table:table-cell>
          <table:table-cell table:style-name="ce32" table:formula="of:=(1/2)*[.$B$58]*POWER([.$K$60];3)*POWER([.$D$58];2)*[.Q44]" office:value-type="float" office:value="10726.723072" calcext:value-type="float">
            <text:p>10726.723</text:p>
          </table:table-cell>
          <table:table-cell table:style-name="ce32" table:formula="of:=(1/2)*[.$B$58]*POWER([.$K$60];3)*POWER([.$D$58];2)*[.R44]" office:value-type="float" office:value="31549.19936" calcext:value-type="float">
            <text:p>31549.199</text:p>
          </table:table-cell>
          <table:table-cell table:style-name="ce32" table:formula="of:=(1/2)*[.$B$58]*POWER([.$K$60];3)*POWER([.$D$58];2)*[.S44]" office:value-type="float" office:value="15229.42976" calcext:value-type="float">
            <text:p>15229.430</text:p>
          </table:table-cell>
          <table:table-cell table:formula="of:=(1/2)*[.$B$58]*POWER([.$T$60];3)*POWER([.$D$58];2)*[.T44]" office:value-type="float" office:value="42423.96" calcext:value-type="float">
            <text:p>42424.0</text:p>
          </table:table-cell>
          <table:table-cell table:style-name="ce20" table:formula="of:=(1/2)*[.$B$58]*POWER([.$T$60];3)*POWER([.$D$58];2)*[.U44]" office:value-type="float" office:value="71246.18" calcext:value-type="float">
            <text:p>71246.2</text:p>
          </table:table-cell>
          <table:table-cell table:style-name="ce20" table:formula="of:=(1/2)*[.$B$58]*POWER([.$T$60];3)*POWER([.$D$58];2)*[.V44]" office:value-type="float" office:value="63068.76" calcext:value-type="float">
            <text:p>63068.8</text:p>
          </table:table-cell>
          <table:table-cell table:style-name="ce20" table:formula="of:=(1/2)*[.$B$58]*POWER([.$T$60];3)*POWER([.$D$58];2)*[.W44]" office:value-type="float" office:value="71215.82" calcext:value-type="float">
            <text:p>71215.8</text:p>
          </table:table-cell>
          <table:table-cell table:style-name="ce20" table:formula="of:=(1/2)*[.$B$58]*POWER([.$T$60];3)*POWER([.$D$58];2)*[.X44]" office:value-type="float" office:value="70580.56" calcext:value-type="float">
            <text:p>70580.6</text:p>
          </table:table-cell>
          <table:table-cell table:style-name="ce20" table:formula="of:=(1/2)*[.$B$58]*POWER([.$T$60];3)*POWER([.$D$58];2)*[.Y44]" office:value-type="float" office:value="51931.7" calcext:value-type="float">
            <text:p>51931.7</text:p>
          </table:table-cell>
          <table:table-cell table:style-name="ce20" table:formula="of:=(1/2)*[.$B$58]*POWER([.$T$60];3)*POWER([.$D$58];2)*[.Z44]" office:value-type="float" office:value="26252.89" calcext:value-type="float">
            <text:p>26252.9</text:p>
          </table:table-cell>
          <table:table-cell table:style-name="ce20" table:formula="of:=(1/2)*[.$B$58]*POWER([.$T$60];3)*POWER([.$D$58];2)*[.AA44]" office:value-type="float" office:value="60616.96" calcext:value-type="float">
            <text:p>60617.0</text:p>
          </table:table-cell>
          <table:table-cell table:formula="of:=(1/2)*[.$B$58]*POWER([.$T$60];3)*POWER([.$D$58];2)*[.AB44]" office:value-type="float" office:value="32465.65" calcext:value-type="float">
            <text:p>32465.7</text:p>
          </table:table-cell>
          <table:table-cell table:formula="of:=(1/2)*[.$B$58]*POWER([.$AC$60];3)*POWER([.$D$58];2)*[.AC44]" office:value-type="float" office:value="76371.27552" calcext:value-type="float">
            <text:p>76371.3</text:p>
          </table:table-cell>
          <table:table-cell table:style-name="ce20" table:formula="of:=(1/2)*[.$B$58]*POWER([.$AC$60];3)*POWER([.$D$58];2)*[.AD44]" office:value-type="float" office:value="67660.98048" calcext:value-type="float">
            <text:p>67661.0</text:p>
          </table:table-cell>
          <table:table-cell table:style-name="ce20" table:formula="of:=(1/2)*[.$B$58]*POWER([.$AC$60];3)*POWER([.$D$58];2)*[.AE44]" office:value-type="float" office:value="79794.42624" calcext:value-type="float">
            <text:p>79794.4</text:p>
          </table:table-cell>
          <table:table-cell table:style-name="ce20" table:formula="of:=(1/2)*[.$B$58]*POWER([.$AC$60];3)*POWER([.$D$58];2)*[.AF44]" office:value-type="float" office:value="61294.38912" calcext:value-type="float">
            <text:p>61294.4</text:p>
          </table:table-cell>
          <table:table-cell table:style-name="ce20" table:formula="of:=(1/2)*[.$B$58]*POWER([.$AC$60];3)*POWER([.$D$58];2)*[.AG44]" office:value-type="float" office:value="80191.4688" calcext:value-type="float">
            <text:p>80191.5</text:p>
          </table:table-cell>
          <table:table-cell table:style-name="ce20" table:formula="of:=(1/2)*[.$B$58]*POWER([.$AC$60];3)*POWER([.$D$58];2)*[.AH44]" office:value-type="float" office:value="65494.1376" calcext:value-type="float">
            <text:p>65494.1</text:p>
          </table:table-cell>
          <table:table-cell table:style-name="ce20" table:formula="of:=(1/2)*[.$B$58]*POWER([.$AC$60];3)*POWER([.$D$58];2)*[.AI44]" office:value-type="float" office:value="51676.34112" calcext:value-type="float">
            <text:p>51676.3</text:p>
          </table:table-cell>
          <table:table-cell table:style-name="ce20" table:formula="of:=(1/2)*[.$B$58]*POWER([.$AC$60];3)*POWER([.$D$58];2)*[.AJ44]" office:value-type="float" office:value="66430.90368" calcext:value-type="float">
            <text:p>66430.9</text:p>
          </table:table-cell>
          <table:table-cell table:formula="of:=(1/2)*[.$B$58]*POWER([.$AC$60];3)*POWER([.$D$58];2)*[.AK44]" office:value-type="float" office:value="53255.76768" calcext:value-type="float">
            <text:p>53255.8</text:p>
          </table:table-cell>
        </table:table-row>
        <table:table-row table:style-name="ro1">
          <table:table-cell office:value-type="string" calcext:value-type="string">
            <text:p>t23</text:p>
          </table:table-cell>
          <table:table-cell table:style-name="ce22" table:formula="of:=(1/2)*[.$B$58]*POWER([.$B$60];3)*POWER([.$D$58];2)*[.B45]" office:value-type="float" office:value="5263.49664" calcext:value-type="float">
            <text:p>5,263.5</text:p>
          </table:table-cell>
          <table:table-cell table:style-name="ce22" table:formula="of:=(1/2)*[.$B$58]*POWER([.$B$60];3)*POWER([.$D$58];2)*[.C45]" office:value-type="float" office:value="24849.14112" calcext:value-type="float">
            <text:p>24,849.1</text:p>
          </table:table-cell>
          <table:table-cell table:style-name="ce22" table:formula="of:=(1/2)*[.$B$58]*POWER([.$B$60];3)*POWER([.$D$58];2)*[.D45]" office:value-type="float" office:value="6.12191736" calcext:value-type="float">
            <text:p>6.1</text:p>
          </table:table-cell>
          <table:table-cell table:style-name="ce22" table:formula="of:=(1/2)*[.$B$58]*POWER([.$B$60];3)*POWER([.$D$58];2)*[.E45]" office:value-type="float" office:value="13945.07664" calcext:value-type="float">
            <text:p>13,945.1</text:p>
          </table:table-cell>
          <table:table-cell table:style-name="ce22" table:formula="of:=(1/2)*[.$B$58]*POWER([.$B$60];3)*POWER([.$D$58];2)*[.F45]" office:value-type="float" office:value="8223.92784" calcext:value-type="float">
            <text:p>8,223.9</text:p>
          </table:table-cell>
          <table:table-cell table:style-name="ce22" table:formula="of:=(1/2)*[.$B$58]*POWER([.$B$60];3)*POWER([.$D$58];2)*[.G45]" office:value-type="float" office:value="16309.64592" calcext:value-type="float">
            <text:p>16,309.6</text:p>
          </table:table-cell>
          <table:table-cell table:style-name="ce22" table:formula="of:=(1/2)*[.$B$58]*POWER([.$B$60];3)*POWER([.$D$58];2)*[.H45]" office:value-type="float" office:value="4251.987" calcext:value-type="float">
            <text:p>4,252.0</text:p>
          </table:table-cell>
          <table:table-cell table:style-name="ce22" table:formula="of:=(1/2)*[.$B$58]*POWER([.$B$60];3)*POWER([.$D$58];2)*[.I45]" office:value-type="float" office:value="23747.63616" calcext:value-type="float">
            <text:p>23,747.6</text:p>
          </table:table-cell>
          <table:table-cell table:style-name="ce22" table:formula="of:=(1/2)*[.$B$58]*POWER([.$B$60];3)*POWER([.$D$58];2)*[.J45]" office:value-type="float" office:value="1125.187416" calcext:value-type="float">
            <text:p>1,125.2</text:p>
          </table:table-cell>
          <table:table-cell table:style-name="ce32" table:formula="of:=(1/2)*[.$B$58]*POWER([.$K$60];3)*POWER([.$D$58];2)*[.K45]" office:value-type="float" office:value="17220.16256" calcext:value-type="float">
            <text:p>17220.163</text:p>
          </table:table-cell>
          <table:table-cell table:style-name="ce32" table:formula="of:=(1/2)*[.$B$58]*POWER([.$K$60];3)*POWER([.$D$58];2)*[.L45]" office:value-type="float" office:value="49048.92416" calcext:value-type="float">
            <text:p>49048.924</text:p>
          </table:table-cell>
          <table:table-cell table:style-name="ce32" table:formula="of:=(1/2)*[.$B$58]*POWER([.$K$60];3)*POWER([.$D$58];2)*[.M45]" office:value-type="float" office:value="11594.861568" calcext:value-type="float">
            <text:p>11594.862</text:p>
          </table:table-cell>
          <table:table-cell table:style-name="ce32" table:formula="of:=(1/2)*[.$B$58]*POWER([.$K$60];3)*POWER([.$D$58];2)*[.N45]" office:value-type="float" office:value="37003.60704" calcext:value-type="float">
            <text:p>37003.607</text:p>
          </table:table-cell>
          <table:table-cell table:style-name="ce32" table:formula="of:=(1/2)*[.$B$58]*POWER([.$K$60];3)*POWER([.$D$58];2)*[.O45]" office:value-type="float" office:value="24518.10304" calcext:value-type="float">
            <text:p>24518.103</text:p>
          </table:table-cell>
          <table:table-cell table:style-name="ce32" table:formula="of:=(1/2)*[.$B$58]*POWER([.$K$60];3)*POWER([.$D$58];2)*[.P45]" office:value-type="float" office:value="41089.76128" calcext:value-type="float">
            <text:p>41089.761</text:p>
          </table:table-cell>
          <table:table-cell table:style-name="ce32" table:formula="of:=(1/2)*[.$B$58]*POWER([.$K$60];3)*POWER([.$D$58];2)*[.Q45]" office:value-type="float" office:value="17287.7568" calcext:value-type="float">
            <text:p>17287.757</text:p>
          </table:table-cell>
          <table:table-cell table:style-name="ce32" table:formula="of:=(1/2)*[.$B$58]*POWER([.$K$60];3)*POWER([.$D$58];2)*[.R45]" office:value-type="float" office:value="52339.13856" calcext:value-type="float">
            <text:p>52339.139</text:p>
          </table:table-cell>
          <table:table-cell table:style-name="ce32" table:formula="of:=(1/2)*[.$B$58]*POWER([.$K$60];3)*POWER([.$D$58];2)*[.S45]" office:value-type="float" office:value="9112.186368" calcext:value-type="float">
            <text:p>9112.186</text:p>
          </table:table-cell>
          <table:table-cell table:formula="of:=(1/2)*[.$B$58]*POWER([.$T$60];3)*POWER([.$D$58];2)*[.T45]" office:value-type="float" office:value="35517.06" calcext:value-type="float">
            <text:p>35517.1</text:p>
          </table:table-cell>
          <table:table-cell table:style-name="ce20" table:formula="of:=(1/2)*[.$B$58]*POWER([.$T$60];3)*POWER([.$D$58];2)*[.U45]" office:value-type="float" office:value="69226.78" calcext:value-type="float">
            <text:p>69226.8</text:p>
          </table:table-cell>
          <table:table-cell table:style-name="ce20" table:formula="of:=(1/2)*[.$B$58]*POWER([.$T$60];3)*POWER([.$D$58];2)*[.V45]" office:value-type="float" office:value="35397.92" calcext:value-type="float">
            <text:p>35397.9</text:p>
          </table:table-cell>
          <table:table-cell table:style-name="ce20" table:formula="of:=(1/2)*[.$B$58]*POWER([.$T$60];3)*POWER([.$D$58];2)*[.W45]" office:value-type="float" office:value="65952.96" calcext:value-type="float">
            <text:p>65953.0</text:p>
          </table:table-cell>
          <table:table-cell table:style-name="ce20" table:formula="of:=(1/2)*[.$B$58]*POWER([.$T$60];3)*POWER([.$D$58];2)*[.X45]" office:value-type="float" office:value="48090.7" calcext:value-type="float">
            <text:p>48090.7</text:p>
          </table:table-cell>
          <table:table-cell table:style-name="ce20" table:formula="of:=(1/2)*[.$B$58]*POWER([.$T$60];3)*POWER([.$D$58];2)*[.Y45]" office:value-type="float" office:value="71116.46" calcext:value-type="float">
            <text:p>71116.5</text:p>
          </table:table-cell>
          <table:table-cell table:style-name="ce20" table:formula="of:=(1/2)*[.$B$58]*POWER([.$T$60];3)*POWER([.$D$58];2)*[.Z45]" office:value-type="float" office:value="39242.6" calcext:value-type="float">
            <text:p>39242.6</text:p>
          </table:table-cell>
          <table:table-cell table:style-name="ce20" table:formula="of:=(1/2)*[.$B$58]*POWER([.$T$60];3)*POWER([.$D$58];2)*[.AA45]" office:value-type="float" office:value="77246.65" calcext:value-type="float">
            <text:p>77246.7</text:p>
          </table:table-cell>
          <table:table-cell table:formula="of:=(1/2)*[.$B$58]*POWER([.$T$60];3)*POWER([.$D$58];2)*[.AB45]" office:value-type="float" office:value="22657.507" calcext:value-type="float">
            <text:p>22657.5</text:p>
          </table:table-cell>
          <table:table-cell table:formula="of:=(1/2)*[.$B$58]*POWER([.$AC$60];3)*POWER([.$D$58];2)*[.AC45]" office:value-type="float" office:value="60111.60768" calcext:value-type="float">
            <text:p>60111.6</text:p>
          </table:table-cell>
          <table:table-cell table:style-name="ce20" table:formula="of:=(1/2)*[.$B$58]*POWER([.$AC$60];3)*POWER([.$D$58];2)*[.AD45]" office:value-type="float" office:value="67291.75872" calcext:value-type="float">
            <text:p>67291.8</text:p>
          </table:table-cell>
          <table:table-cell table:style-name="ce20" table:formula="of:=(1/2)*[.$B$58]*POWER([.$AC$60];3)*POWER([.$D$58];2)*[.AE45]" office:value-type="float" office:value="66818.01024" calcext:value-type="float">
            <text:p>66818.0</text:p>
          </table:table-cell>
          <table:table-cell table:style-name="ce20" table:formula="of:=(1/2)*[.$B$58]*POWER([.$AC$60];3)*POWER([.$D$58];2)*[.AF45]" office:value-type="float" office:value="72261.34848" calcext:value-type="float">
            <text:p>72261.3</text:p>
          </table:table-cell>
          <table:table-cell table:style-name="ce20" table:formula="of:=(1/2)*[.$B$58]*POWER([.$AC$60];3)*POWER([.$D$58];2)*[.AG45]" office:value-type="float" office:value="73635.696" calcext:value-type="float">
            <text:p>73635.7</text:p>
          </table:table-cell>
          <table:table-cell table:style-name="ce20" table:formula="of:=(1/2)*[.$B$58]*POWER([.$AC$60];3)*POWER([.$D$58];2)*[.AH45]" office:value-type="float" office:value="73474.7328" calcext:value-type="float">
            <text:p>73474.7</text:p>
          </table:table-cell>
          <table:table-cell table:style-name="ce20" table:formula="of:=(1/2)*[.$B$58]*POWER([.$AC$60];3)*POWER([.$D$58];2)*[.AI45]" office:value-type="float" office:value="70397.35488" calcext:value-type="float">
            <text:p>70397.4</text:p>
          </table:table-cell>
          <table:table-cell table:style-name="ce20" table:formula="of:=(1/2)*[.$B$58]*POWER([.$AC$60];3)*POWER([.$D$58];2)*[.AJ45]" office:value-type="float" office:value="74995.73568" calcext:value-type="float">
            <text:p>74995.7</text:p>
          </table:table-cell>
          <table:table-cell table:formula="of:=(1/2)*[.$B$58]*POWER([.$AC$60];3)*POWER([.$D$58];2)*[.AK45]" office:value-type="float" office:value="44183.00736" calcext:value-type="float">
            <text:p>44183.0</text:p>
          </table:table-cell>
        </table:table-row>
        <table:table-row table:style-name="ro1">
          <table:table-cell office:value-type="string" calcext:value-type="string">
            <text:p>t24</text:p>
          </table:table-cell>
          <table:table-cell table:style-name="ce22" table:formula="of:=(1/2)*[.$B$58]*POWER([.$B$60];3)*POWER([.$D$58];2)*[.B46]" office:value-type="float" office:value="955.02348" calcext:value-type="float">
            <text:p>955.0</text:p>
          </table:table-cell>
          <table:table-cell table:style-name="ce22" table:formula="of:=(1/2)*[.$B$58]*POWER([.$B$60];3)*POWER([.$D$58];2)*[.C46]" office:value-type="float" office:value="22441.00248" calcext:value-type="float">
            <text:p>22,441.0</text:p>
          </table:table-cell>
          <table:table-cell table:style-name="ce22" table:formula="of:=(1/2)*[.$B$58]*POWER([.$B$60];3)*POWER([.$D$58];2)*[.D46]" office:value-type="float" office:value="3894.494688" calcext:value-type="float">
            <text:p>3,894.5</text:p>
          </table:table-cell>
          <table:table-cell table:style-name="ce22" table:formula="of:=(1/2)*[.$B$58]*POWER([.$B$60];3)*POWER([.$D$58];2)*[.E46]" office:value-type="float" office:value="16581.09744" calcext:value-type="float">
            <text:p>16,581.1</text:p>
          </table:table-cell>
          <table:table-cell table:style-name="ce22" table:formula="of:=(1/2)*[.$B$58]*POWER([.$B$60];3)*POWER([.$D$58];2)*[.F46]" office:value-type="float" office:value="8291.79072" calcext:value-type="float">
            <text:p>8,291.8</text:p>
          </table:table-cell>
          <table:table-cell table:style-name="ce22" table:formula="of:=(1/2)*[.$B$58]*POWER([.$B$60];3)*POWER([.$D$58];2)*[.G46]" office:value-type="float" office:value="14458.3704" calcext:value-type="float">
            <text:p>14,458.4</text:p>
          </table:table-cell>
          <table:table-cell table:style-name="ce22" table:formula="of:=(1/2)*[.$B$58]*POWER([.$B$60];3)*POWER([.$D$58];2)*[.H46]" office:value-type="float" office:value="-5.42426112" calcext:value-type="float">
            <text:p>-5.4</text:p>
          </table:table-cell>
          <table:table-cell table:style-name="ce22" table:formula="of:=(1/2)*[.$B$58]*POWER([.$B$60];3)*POWER([.$D$58];2)*[.I46]" office:value-type="float" office:value="25670.35152" calcext:value-type="float">
            <text:p>25,670.4</text:p>
          </table:table-cell>
          <table:table-cell table:style-name="ce22" table:formula="of:=(1/2)*[.$B$58]*POWER([.$B$60];3)*POWER([.$D$58];2)*[.J46]" office:value-type="float" office:value="5630.9796" calcext:value-type="float">
            <text:p>5,631.0</text:p>
          </table:table-cell>
          <table:table-cell table:style-name="ce32" table:formula="of:=(1/2)*[.$B$58]*POWER([.$K$60];3)*POWER([.$D$58];2)*[.K46]" office:value-type="float" office:value="8719.30368" calcext:value-type="float">
            <text:p>8719.304</text:p>
          </table:table-cell>
          <table:table-cell table:style-name="ce32" table:formula="of:=(1/2)*[.$B$58]*POWER([.$K$60];3)*POWER([.$D$58];2)*[.L46]" office:value-type="float" office:value="50623.8464" calcext:value-type="float">
            <text:p>50623.846</text:p>
          </table:table-cell>
          <table:table-cell table:style-name="ce32" table:formula="of:=(1/2)*[.$B$58]*POWER([.$K$60];3)*POWER([.$D$58];2)*[.M46]" office:value-type="float" office:value="16779.85792" calcext:value-type="float">
            <text:p>16779.858</text:p>
          </table:table-cell>
          <table:table-cell table:style-name="ce32" table:formula="of:=(1/2)*[.$B$58]*POWER([.$K$60];3)*POWER([.$D$58];2)*[.N46]" office:value-type="float" office:value="41391.34464" calcext:value-type="float">
            <text:p>41391.345</text:p>
          </table:table-cell>
          <table:table-cell table:style-name="ce32" table:formula="of:=(1/2)*[.$B$58]*POWER([.$K$60];3)*POWER([.$D$58];2)*[.O46]" office:value-type="float" office:value="24751.15008" calcext:value-type="float">
            <text:p>24751.150</text:p>
          </table:table-cell>
          <table:table-cell table:style-name="ce32" table:formula="of:=(1/2)*[.$B$58]*POWER([.$K$60];3)*POWER([.$D$58];2)*[.P46]" office:value-type="float" office:value="37521.04448" calcext:value-type="float">
            <text:p>37521.044</text:p>
          </table:table-cell>
          <table:table-cell table:style-name="ce32" table:formula="of:=(1/2)*[.$B$58]*POWER([.$K$60];3)*POWER([.$D$58];2)*[.Q46]" office:value-type="float" office:value="11721.347584" calcext:value-type="float">
            <text:p>11721.348</text:p>
          </table:table-cell>
          <table:table-cell table:style-name="ce32" table:formula="of:=(1/2)*[.$B$58]*POWER([.$K$60];3)*POWER([.$D$58];2)*[.R46]" office:value-type="float" office:value="50107.58656" calcext:value-type="float">
            <text:p>50107.587</text:p>
          </table:table-cell>
          <table:table-cell table:style-name="ce32" table:formula="of:=(1/2)*[.$B$58]*POWER([.$K$60];3)*POWER([.$D$58];2)*[.S46]" office:value-type="float" office:value="17920.59904" calcext:value-type="float">
            <text:p>17920.599</text:p>
          </table:table-cell>
          <table:table-cell table:formula="of:=(1/2)*[.$B$58]*POWER([.$T$60];3)*POWER([.$D$58];2)*[.T46]" office:value-type="float" office:value="21893.424" calcext:value-type="float">
            <text:p>21893.4</text:p>
          </table:table-cell>
          <table:table-cell table:style-name="ce20" table:formula="of:=(1/2)*[.$B$58]*POWER([.$T$60];3)*POWER([.$D$58];2)*[.U46]" office:value-type="float" office:value="74465.72" calcext:value-type="float">
            <text:p>74465.7</text:p>
          </table:table-cell>
          <table:table-cell table:style-name="ce20" table:formula="of:=(1/2)*[.$B$58]*POWER([.$T$60];3)*POWER([.$D$58];2)*[.V46]" office:value-type="float" office:value="38788.35" calcext:value-type="float">
            <text:p>38788.4</text:p>
          </table:table-cell>
          <table:table-cell table:style-name="ce20" table:formula="of:=(1/2)*[.$B$58]*POWER([.$T$60];3)*POWER([.$D$58];2)*[.W46]" office:value-type="float" office:value="70392.88" calcext:value-type="float">
            <text:p>70392.9</text:p>
          </table:table-cell>
          <table:table-cell table:style-name="ce20" table:formula="of:=(1/2)*[.$B$58]*POWER([.$T$60];3)*POWER([.$D$58];2)*[.X46]" office:value-type="float" office:value="48568.41" calcext:value-type="float">
            <text:p>48568.4</text:p>
          </table:table-cell>
          <table:table-cell table:style-name="ce20" table:formula="of:=(1/2)*[.$B$58]*POWER([.$T$60];3)*POWER([.$D$58];2)*[.Y46]" office:value-type="float" office:value="65075.74" calcext:value-type="float">
            <text:p>65075.7</text:p>
          </table:table-cell>
          <table:table-cell table:style-name="ce20" table:formula="of:=(1/2)*[.$B$58]*POWER([.$T$60];3)*POWER([.$D$58];2)*[.Z46]" office:value-type="float" office:value="35971.54" calcext:value-type="float">
            <text:p>35971.5</text:p>
          </table:table-cell>
          <table:table-cell table:style-name="ce20" table:formula="of:=(1/2)*[.$B$58]*POWER([.$T$60];3)*POWER([.$D$58];2)*[.AA46]" office:value-type="float" office:value="68150.15" calcext:value-type="float">
            <text:p>68150.2</text:p>
          </table:table-cell>
          <table:table-cell table:formula="of:=(1/2)*[.$B$58]*POWER([.$T$60];3)*POWER([.$D$58];2)*[.AB46]" office:value-type="float" office:value="36670.97" calcext:value-type="float">
            <text:p>36671.0</text:p>
          </table:table-cell>
          <table:table-cell table:formula="of:=(1/2)*[.$B$58]*POWER([.$AC$60];3)*POWER([.$D$58];2)*[.AC46]" office:value-type="float" office:value="42743.87712" calcext:value-type="float">
            <text:p>42743.9</text:p>
          </table:table-cell>
          <table:table-cell table:style-name="ce20" table:formula="of:=(1/2)*[.$B$58]*POWER([.$AC$60];3)*POWER([.$D$58];2)*[.AD46]" office:value-type="float" office:value="68426.84736" calcext:value-type="float">
            <text:p>68426.8</text:p>
          </table:table-cell>
          <table:table-cell table:style-name="ce20" table:formula="of:=(1/2)*[.$B$58]*POWER([.$AC$60];3)*POWER([.$D$58];2)*[.AE46]" office:value-type="float" office:value="69972.49152" calcext:value-type="float">
            <text:p>69972.5</text:p>
          </table:table-cell>
          <table:table-cell table:style-name="ce20" table:formula="of:=(1/2)*[.$B$58]*POWER([.$AC$60];3)*POWER([.$D$58];2)*[.AF46]" office:value-type="float" office:value="65735.38368" calcext:value-type="float">
            <text:p>65735.4</text:p>
          </table:table-cell>
          <table:table-cell table:style-name="ce20" table:formula="of:=(1/2)*[.$B$58]*POWER([.$AC$60];3)*POWER([.$D$58];2)*[.AG46]" office:value-type="float" office:value="72078.92352" calcext:value-type="float">
            <text:p>72078.9</text:p>
          </table:table-cell>
          <table:table-cell table:style-name="ce20" table:formula="of:=(1/2)*[.$B$58]*POWER([.$AC$60];3)*POWER([.$D$58];2)*[.AH46]" office:value-type="float" office:value="65104.6464" calcext:value-type="float">
            <text:p>65104.6</text:p>
          </table:table-cell>
          <table:table-cell table:style-name="ce20" table:formula="of:=(1/2)*[.$B$58]*POWER([.$AC$60];3)*POWER([.$D$58];2)*[.AI46]" office:value-type="float" office:value="66457.9296" calcext:value-type="float">
            <text:p>66457.9</text:p>
          </table:table-cell>
          <table:table-cell table:style-name="ce20" table:formula="of:=(1/2)*[.$B$58]*POWER([.$AC$60];3)*POWER([.$D$58];2)*[.AJ46]" office:value-type="float" office:value="59216.97024" calcext:value-type="float">
            <text:p>59217.0</text:p>
          </table:table-cell>
          <table:table-cell table:formula="of:=(1/2)*[.$B$58]*POWER([.$AC$60];3)*POWER([.$D$58];2)*[.AK46]" office:value-type="float" office:value="61179.9264" calcext:value-type="float">
            <text:p>61179.9</text:p>
          </table:table-cell>
        </table:table-row>
        <table:table-row table:style-name="ro1">
          <table:table-cell office:value-type="string" calcext:value-type="string">
            <text:p>t25</text:p>
          </table:table-cell>
          <table:table-cell table:style-name="ce22" table:formula="of:=(1/2)*[.$B$58]*POWER([.$B$60];3)*POWER([.$D$58];2)*[.B47]" office:value-type="float" office:value="3615.80976" calcext:value-type="float">
            <text:p>3,615.8</text:p>
          </table:table-cell>
          <table:table-cell table:style-name="ce22" table:formula="of:=(1/2)*[.$B$58]*POWER([.$B$60];3)*POWER([.$D$58];2)*[.C47]" office:value-type="float" office:value="10497.08592" calcext:value-type="float">
            <text:p>10,497.1</text:p>
          </table:table-cell>
          <table:table-cell table:style-name="ce22" table:formula="of:=(1/2)*[.$B$58]*POWER([.$B$60];3)*POWER([.$D$58];2)*[.D47]" office:value-type="float" office:value="2209.085784" calcext:value-type="float">
            <text:p>2,209.1</text:p>
          </table:table-cell>
          <table:table-cell table:style-name="ce22" table:formula="of:=(1/2)*[.$B$58]*POWER([.$B$60];3)*POWER([.$D$58];2)*[.E47]" office:value-type="float" office:value="6169.5108" calcext:value-type="float">
            <text:p>6,169.5</text:p>
          </table:table-cell>
          <table:table-cell table:style-name="ce22" table:formula="of:=(1/2)*[.$B$58]*POWER([.$B$60];3)*POWER([.$D$58];2)*[.F47]" office:value-type="float" office:value="21232.08936" calcext:value-type="float">
            <text:p>21,232.1</text:p>
          </table:table-cell>
          <table:table-cell table:style-name="ce22" table:formula="of:=(1/2)*[.$B$58]*POWER([.$B$60];3)*POWER([.$D$58];2)*[.G47]" office:value-type="float" office:value="19225.6632" calcext:value-type="float">
            <text:p>19,225.7</text:p>
          </table:table-cell>
          <table:table-cell table:style-name="ce22" table:formula="of:=(1/2)*[.$B$58]*POWER([.$B$60];3)*POWER([.$D$58];2)*[.H47]" office:value-type="float" office:value="17720.6076" calcext:value-type="float">
            <text:p>17,720.6</text:p>
          </table:table-cell>
          <table:table-cell table:style-name="ce22" table:formula="of:=(1/2)*[.$B$58]*POWER([.$B$60];3)*POWER([.$D$58];2)*[.I47]" office:value-type="float" office:value="19325.86776" calcext:value-type="float">
            <text:p>19,325.9</text:p>
          </table:table-cell>
          <table:table-cell table:style-name="ce22" table:formula="of:=(1/2)*[.$B$58]*POWER([.$B$60];3)*POWER([.$D$58];2)*[.J47]" office:value-type="float" office:value="2940.444936" calcext:value-type="float">
            <text:p>2,940.4</text:p>
          </table:table-cell>
          <table:table-cell table:style-name="ce32" table:formula="of:=(1/2)*[.$B$58]*POWER([.$K$60];3)*POWER([.$D$58];2)*[.K47]" office:value-type="float" office:value="14670.30528" calcext:value-type="float">
            <text:p>14670.305</text:p>
          </table:table-cell>
          <table:table-cell table:style-name="ce32" table:formula="of:=(1/2)*[.$B$58]*POWER([.$K$60];3)*POWER([.$D$58];2)*[.L47]" office:value-type="float" office:value="31153.76128" calcext:value-type="float">
            <text:p>31153.761</text:p>
          </table:table-cell>
          <table:table-cell table:style-name="ce32" table:formula="of:=(1/2)*[.$B$58]*POWER([.$K$60];3)*POWER([.$D$58];2)*[.M47]" office:value-type="float" office:value="11537.88928" calcext:value-type="float">
            <text:p>11537.889</text:p>
          </table:table-cell>
          <table:table-cell table:style-name="ce32" table:formula="of:=(1/2)*[.$B$58]*POWER([.$K$60];3)*POWER([.$D$58];2)*[.N47]" office:value-type="float" office:value="22997.82144" calcext:value-type="float">
            <text:p>22997.821</text:p>
          </table:table-cell>
          <table:table-cell table:style-name="ce32" table:formula="of:=(1/2)*[.$B$58]*POWER([.$K$60];3)*POWER([.$D$58];2)*[.O47]" office:value-type="float" office:value="45970.91328" calcext:value-type="float">
            <text:p>45970.913</text:p>
          </table:table-cell>
          <table:table-cell table:style-name="ce32" table:formula="of:=(1/2)*[.$B$58]*POWER([.$K$60];3)*POWER([.$D$58];2)*[.P47]" office:value-type="float" office:value="49170.33472" calcext:value-type="float">
            <text:p>49170.335</text:p>
          </table:table-cell>
          <table:table-cell table:style-name="ce32" table:formula="of:=(1/2)*[.$B$58]*POWER([.$K$60];3)*POWER([.$D$58];2)*[.Q47]" office:value-type="float" office:value="38435.33312" calcext:value-type="float">
            <text:p>38435.333</text:p>
          </table:table-cell>
          <table:table-cell table:style-name="ce32" table:formula="of:=(1/2)*[.$B$58]*POWER([.$K$60];3)*POWER([.$D$58];2)*[.R47]" office:value-type="float" office:value="46684.7744" calcext:value-type="float">
            <text:p>46684.774</text:p>
          </table:table-cell>
          <table:table-cell table:style-name="ce32" table:formula="of:=(1/2)*[.$B$58]*POWER([.$K$60];3)*POWER([.$D$58];2)*[.S47]" office:value-type="float" office:value="17424.9472" calcext:value-type="float">
            <text:p>17424.947</text:p>
          </table:table-cell>
          <table:table-cell table:formula="of:=(1/2)*[.$B$58]*POWER([.$T$60];3)*POWER([.$D$58];2)*[.T47]" office:value-type="float" office:value="31607.29" calcext:value-type="float">
            <text:p>31607.3</text:p>
          </table:table-cell>
          <table:table-cell table:style-name="ce20" table:formula="of:=(1/2)*[.$B$58]*POWER([.$T$60];3)*POWER([.$D$58];2)*[.U47]" office:value-type="float" office:value="60387.19" calcext:value-type="float">
            <text:p>60387.2</text:p>
          </table:table-cell>
          <table:table-cell table:style-name="ce20" table:formula="of:=(1/2)*[.$B$58]*POWER([.$T$60];3)*POWER([.$D$58];2)*[.V47]" office:value-type="float" office:value="27344.24" calcext:value-type="float">
            <text:p>27344.2</text:p>
          </table:table-cell>
          <table:table-cell table:style-name="ce20" table:formula="of:=(1/2)*[.$B$58]*POWER([.$T$60];3)*POWER([.$D$58];2)*[.W47]" office:value-type="float" office:value="50932.35" calcext:value-type="float">
            <text:p>50932.4</text:p>
          </table:table-cell>
          <table:table-cell table:style-name="ce20" table:formula="of:=(1/2)*[.$B$58]*POWER([.$T$60];3)*POWER([.$D$58];2)*[.X47]" office:value-type="float" office:value="72262.78" calcext:value-type="float">
            <text:p>72262.8</text:p>
          </table:table-cell>
          <table:table-cell table:style-name="ce20" table:formula="of:=(1/2)*[.$B$58]*POWER([.$T$60];3)*POWER([.$D$58];2)*[.Y47]" office:value-type="float" office:value="73990.54" calcext:value-type="float">
            <text:p>73990.5</text:p>
          </table:table-cell>
          <table:table-cell table:style-name="ce20" table:formula="of:=(1/2)*[.$B$58]*POWER([.$T$60];3)*POWER([.$D$58];2)*[.Z47]" office:value-type="float" office:value="64271.43" calcext:value-type="float">
            <text:p>64271.4</text:p>
          </table:table-cell>
          <table:table-cell table:style-name="ce20" table:formula="of:=(1/2)*[.$B$58]*POWER([.$T$60];3)*POWER([.$D$58];2)*[.AA47]" office:value-type="float" office:value="73318.71" calcext:value-type="float">
            <text:p>73318.7</text:p>
          </table:table-cell>
          <table:table-cell table:formula="of:=(1/2)*[.$B$58]*POWER([.$T$60];3)*POWER([.$D$58];2)*[.AB47]" office:value-type="float" office:value="43564.3" calcext:value-type="float">
            <text:p>43564.3</text:p>
          </table:table-cell>
          <table:table-cell table:formula="of:=(1/2)*[.$B$58]*POWER([.$AC$60];3)*POWER([.$D$58];2)*[.AC47]" office:value-type="float" office:value="52325.75808" calcext:value-type="float">
            <text:p>52325.8</text:p>
          </table:table-cell>
          <table:table-cell table:style-name="ce20" table:formula="of:=(1/2)*[.$B$58]*POWER([.$AC$60];3)*POWER([.$D$58];2)*[.AD47]" office:value-type="float" office:value="71688.63744" calcext:value-type="float">
            <text:p>71688.6</text:p>
          </table:table-cell>
          <table:table-cell table:style-name="ce20" table:formula="of:=(1/2)*[.$B$58]*POWER([.$AC$60];3)*POWER([.$D$58];2)*[.AE47]" office:value-type="float" office:value="52800.69888" calcext:value-type="float">
            <text:p>52800.7</text:p>
          </table:table-cell>
          <table:table-cell table:style-name="ce20" table:formula="of:=(1/2)*[.$B$58]*POWER([.$AC$60];3)*POWER([.$D$58];2)*[.AF47]" office:value-type="float" office:value="70815.46176" calcext:value-type="float">
            <text:p>70815.5</text:p>
          </table:table-cell>
          <table:table-cell table:style-name="ce20" table:formula="of:=(1/2)*[.$B$58]*POWER([.$AC$60];3)*POWER([.$D$58];2)*[.AG47]" office:value-type="float" office:value="85058.51904" calcext:value-type="float">
            <text:p>85058.5</text:p>
          </table:table-cell>
          <table:table-cell table:style-name="ce20" table:formula="of:=(1/2)*[.$B$58]*POWER([.$AC$60];3)*POWER([.$D$58];2)*[.AH47]" office:value-type="float" office:value="69241.20192" calcext:value-type="float">
            <text:p>69241.2</text:p>
          </table:table-cell>
          <table:table-cell table:style-name="ce20" table:formula="of:=(1/2)*[.$B$58]*POWER([.$AC$60];3)*POWER([.$D$58];2)*[.AI47]" office:value-type="float" office:value="83116.22976" calcext:value-type="float">
            <text:p>83116.2</text:p>
          </table:table-cell>
          <table:table-cell table:style-name="ce20" table:formula="of:=(1/2)*[.$B$58]*POWER([.$AC$60];3)*POWER([.$D$58];2)*[.AJ47]" office:value-type="float" office:value="73943.712" calcext:value-type="float">
            <text:p>73943.7</text:p>
          </table:table-cell>
          <table:table-cell table:formula="of:=(1/2)*[.$B$58]*POWER([.$AC$60];3)*POWER([.$D$58];2)*[.AK47]" office:value-type="float" office:value="78557.19552" calcext:value-type="float">
            <text:p>78557.2</text:p>
          </table:table-cell>
        </table:table-row>
        <table:table-row table:style-name="ro1">
          <table:table-cell office:value-type="string" calcext:value-type="string">
            <text:p>t26</text:p>
          </table:table-cell>
          <table:table-cell table:style-name="ce22" table:formula="of:=(1/2)*[.$B$58]*POWER([.$B$60];3)*POWER([.$D$58];2)*[.B48]" office:value-type="float" office:value="-117.9462816" calcext:value-type="float">
            <text:p>-117.9</text:p>
          </table:table-cell>
          <table:table-cell table:style-name="ce22" table:formula="of:=(1/2)*[.$B$58]*POWER([.$B$60];3)*POWER([.$D$58];2)*[.C48]" office:value-type="float" office:value="5398.37784" calcext:value-type="float">
            <text:p>5,398.4</text:p>
          </table:table-cell>
          <table:table-cell table:style-name="ce22" table:formula="of:=(1/2)*[.$B$58]*POWER([.$B$60];3)*POWER([.$D$58];2)*[.D48]" office:value-type="float" office:value="-2370.272544" calcext:value-type="float">
            <text:p>-2,370.3</text:p>
          </table:table-cell>
          <table:table-cell table:style-name="ce22" table:formula="of:=(1/2)*[.$B$58]*POWER([.$B$60];3)*POWER([.$D$58];2)*[.E48]" office:value-type="float" office:value="17250.23736" calcext:value-type="float">
            <text:p>17,250.2</text:p>
          </table:table-cell>
          <table:table-cell table:style-name="ce22" table:formula="of:=(1/2)*[.$B$58]*POWER([.$B$60];3)*POWER([.$D$58];2)*[.F48]" office:value-type="float" office:value="12850.52688" calcext:value-type="float">
            <text:p>12,850.5</text:p>
          </table:table-cell>
          <table:table-cell table:style-name="ce22" table:formula="of:=(1/2)*[.$B$58]*POWER([.$B$60];3)*POWER([.$D$58];2)*[.G48]" office:value-type="float" office:value="25710.29424" calcext:value-type="float">
            <text:p>25,710.3</text:p>
          </table:table-cell>
          <table:table-cell table:style-name="ce22" table:formula="of:=(1/2)*[.$B$58]*POWER([.$B$60];3)*POWER([.$D$58];2)*[.H48]" office:value-type="float" office:value="5786.42832" calcext:value-type="float">
            <text:p>5,786.4</text:p>
          </table:table-cell>
          <table:table-cell table:style-name="ce22" table:formula="of:=(1/2)*[.$B$58]*POWER([.$B$60];3)*POWER([.$D$58];2)*[.I48]" office:value-type="float" office:value="22708.33056" calcext:value-type="float">
            <text:p>22,708.3</text:p>
          </table:table-cell>
          <table:table-cell table:style-name="ce22" table:formula="of:=(1/2)*[.$B$58]*POWER([.$B$60];3)*POWER([.$D$58];2)*[.J48]" office:value-type="float" office:value="18294.80904" calcext:value-type="float">
            <text:p>18,294.8</text:p>
          </table:table-cell>
          <table:table-cell table:style-name="ce32" table:formula="of:=(1/2)*[.$B$58]*POWER([.$K$60];3)*POWER([.$D$58];2)*[.K48]" office:value-type="float" office:value="6759.989248" calcext:value-type="float">
            <text:p>6759.989</text:p>
          </table:table-cell>
          <table:table-cell table:style-name="ce32" table:formula="of:=(1/2)*[.$B$58]*POWER([.$K$60];3)*POWER([.$D$58];2)*[.L48]" office:value-type="float" office:value="23828.1472" calcext:value-type="float">
            <text:p>23828.147</text:p>
          </table:table-cell>
          <table:table-cell table:style-name="ce32" table:formula="of:=(1/2)*[.$B$58]*POWER([.$K$60];3)*POWER([.$D$58];2)*[.M48]" office:value-type="float" office:value="2465.140736" calcext:value-type="float">
            <text:p>2465.141</text:p>
          </table:table-cell>
          <table:table-cell table:style-name="ce32" table:formula="of:=(1/2)*[.$B$58]*POWER([.$K$60];3)*POWER([.$D$58];2)*[.N48]" office:value-type="float" office:value="38261.87264" calcext:value-type="float">
            <text:p>38261.873</text:p>
          </table:table-cell>
          <table:table-cell table:style-name="ce32" table:formula="of:=(1/2)*[.$B$58]*POWER([.$K$60];3)*POWER([.$D$58];2)*[.O48]" office:value-type="float" office:value="36382.30528" calcext:value-type="float">
            <text:p>36382.305</text:p>
          </table:table-cell>
          <table:table-cell table:style-name="ce32" table:formula="of:=(1/2)*[.$B$58]*POWER([.$K$60];3)*POWER([.$D$58];2)*[.P48]" office:value-type="float" office:value="51562.62912" calcext:value-type="float">
            <text:p>51562.629</text:p>
          </table:table-cell>
          <table:table-cell table:style-name="ce32" table:formula="of:=(1/2)*[.$B$58]*POWER([.$K$60];3)*POWER([.$D$58];2)*[.Q48]" office:value-type="float" office:value="26639.90272" calcext:value-type="float">
            <text:p>26639.903</text:p>
          </table:table-cell>
          <table:table-cell table:style-name="ce32" table:formula="of:=(1/2)*[.$B$58]*POWER([.$K$60];3)*POWER([.$D$58];2)*[.R48]" office:value-type="float" office:value="48968.37632" calcext:value-type="float">
            <text:p>48968.376</text:p>
          </table:table-cell>
          <table:table-cell table:style-name="ce32" table:formula="of:=(1/2)*[.$B$58]*POWER([.$K$60];3)*POWER([.$D$58];2)*[.S48]" office:value-type="float" office:value="43015.9616" calcext:value-type="float">
            <text:p>43015.962</text:p>
          </table:table-cell>
          <table:table-cell table:formula="of:=(1/2)*[.$B$58]*POWER([.$T$60];3)*POWER([.$D$58];2)*[.T48]" office:value-type="float" office:value="19455.194" calcext:value-type="float">
            <text:p>19455.2</text:p>
          </table:table-cell>
          <table:table-cell table:style-name="ce20" table:formula="of:=(1/2)*[.$B$58]*POWER([.$T$60];3)*POWER([.$D$58];2)*[.U48]" office:value-type="float" office:value="54144.07" calcext:value-type="float">
            <text:p>54144.1</text:p>
          </table:table-cell>
          <table:table-cell table:style-name="ce20" table:formula="of:=(1/2)*[.$B$58]*POWER([.$T$60];3)*POWER([.$D$58];2)*[.V48]" office:value-type="float" office:value="14959.039" calcext:value-type="float">
            <text:p>14959.0</text:p>
          </table:table-cell>
          <table:table-cell table:style-name="ce20" table:formula="of:=(1/2)*[.$B$58]*POWER([.$T$60];3)*POWER([.$D$58];2)*[.W48]" office:value-type="float" office:value="61632.41" calcext:value-type="float">
            <text:p>61632.4</text:p>
          </table:table-cell>
          <table:table-cell table:style-name="ce20" table:formula="of:=(1/2)*[.$B$58]*POWER([.$T$60];3)*POWER([.$D$58];2)*[.X48]" office:value-type="float" office:value="67240.5" calcext:value-type="float">
            <text:p>67240.5</text:p>
          </table:table-cell>
          <table:table-cell table:style-name="ce20" table:formula="of:=(1/2)*[.$B$58]*POWER([.$T$60];3)*POWER([.$D$58];2)*[.Y48]" office:value-type="float" office:value="70838.16" calcext:value-type="float">
            <text:p>70838.2</text:p>
          </table:table-cell>
          <table:table-cell table:style-name="ce20" table:formula="of:=(1/2)*[.$B$58]*POWER([.$T$60];3)*POWER([.$D$58];2)*[.Z48]" office:value-type="float" office:value="56838.06" calcext:value-type="float">
            <text:p>56838.1</text:p>
          </table:table-cell>
          <table:table-cell table:style-name="ce20" table:formula="of:=(1/2)*[.$B$58]*POWER([.$T$60];3)*POWER([.$D$58];2)*[.AA48]" office:value-type="float" office:value="71667.77" calcext:value-type="float">
            <text:p>71667.8</text:p>
          </table:table-cell>
          <table:table-cell table:formula="of:=(1/2)*[.$B$58]*POWER([.$T$60];3)*POWER([.$D$58];2)*[.AB48]" office:value-type="float" office:value="68980.91" calcext:value-type="float">
            <text:p>68980.9</text:p>
          </table:table-cell>
          <table:table-cell table:formula="of:=(1/2)*[.$B$58]*POWER([.$AC$60];3)*POWER([.$D$58];2)*[.AC48]" office:value-type="float" office:value="38618.211456" calcext:value-type="float">
            <text:p>38618.2</text:p>
          </table:table-cell>
          <table:table-cell table:style-name="ce20" table:formula="of:=(1/2)*[.$B$58]*POWER([.$AC$60];3)*POWER([.$D$58];2)*[.AD48]" office:value-type="float" office:value="75318.05952" calcext:value-type="float">
            <text:p>75318.1</text:p>
          </table:table-cell>
          <table:table-cell table:style-name="ce20" table:formula="of:=(1/2)*[.$B$58]*POWER([.$AC$60];3)*POWER([.$D$58];2)*[.AE48]" office:value-type="float" office:value="45374.53248" calcext:value-type="float">
            <text:p>45374.5</text:p>
          </table:table-cell>
          <table:table-cell table:style-name="ce20" table:formula="of:=(1/2)*[.$B$58]*POWER([.$AC$60];3)*POWER([.$D$58];2)*[.AF48]" office:value-type="float" office:value="75463.92" calcext:value-type="float">
            <text:p>75463.9</text:p>
          </table:table-cell>
          <table:table-cell table:style-name="ce20" table:formula="of:=(1/2)*[.$B$58]*POWER([.$AC$60];3)*POWER([.$D$58];2)*[.AG48]" office:value-type="float" office:value="62031.64032" calcext:value-type="float">
            <text:p>62031.6</text:p>
          </table:table-cell>
          <table:table-cell table:style-name="ce20" table:formula="of:=(1/2)*[.$B$58]*POWER([.$AC$60];3)*POWER([.$D$58];2)*[.AH48]" office:value-type="float" office:value="61036.05312" calcext:value-type="float">
            <text:p>61036.1</text:p>
          </table:table-cell>
          <table:table-cell table:style-name="ce20" table:formula="of:=(1/2)*[.$B$58]*POWER([.$AC$60];3)*POWER([.$D$58];2)*[.AI48]" office:value-type="float" office:value="66805.6896" calcext:value-type="float">
            <text:p>66805.7</text:p>
          </table:table-cell>
          <table:table-cell table:style-name="ce20" table:formula="of:=(1/2)*[.$B$58]*POWER([.$AC$60];3)*POWER([.$D$58];2)*[.AJ48]" office:value-type="float" office:value="63905.17248" calcext:value-type="float">
            <text:p>63905.2</text:p>
          </table:table-cell>
          <table:table-cell table:formula="of:=(1/2)*[.$B$58]*POWER([.$AC$60];3)*POWER([.$D$58];2)*[.AK48]" office:value-type="float" office:value="67565.99232" calcext:value-type="float">
            <text:p>67566.0</text:p>
          </table:table-cell>
        </table:table-row>
        <table:table-row table:style-name="ro1">
          <table:table-cell office:value-type="string" calcext:value-type="string">
            <text:p>t27</text:p>
          </table:table-cell>
          <table:table-cell table:style-name="ce22" table:formula="of:=(1/2)*[.$B$58]*POWER([.$B$60];3)*POWER([.$D$58];2)*[.B49]" office:value-type="float" office:value="17730.94104" calcext:value-type="float">
            <text:p>17,730.9</text:p>
          </table:table-cell>
          <table:table-cell table:style-name="ce22" table:formula="of:=(1/2)*[.$B$58]*POWER([.$B$60];3)*POWER([.$D$58];2)*[.C49]" office:value-type="float" office:value="23434.70184" calcext:value-type="float">
            <text:p>23,434.7</text:p>
          </table:table-cell>
          <table:table-cell table:style-name="ce22" table:formula="of:=(1/2)*[.$B$58]*POWER([.$B$60];3)*POWER([.$D$58];2)*[.D49]" office:value-type="float" office:value="-280.9582848" calcext:value-type="float">
            <text:p>-281.0</text:p>
          </table:table-cell>
          <table:table-cell table:style-name="ce22" table:formula="of:=(1/2)*[.$B$58]*POWER([.$B$60];3)*POWER([.$D$58];2)*[.E49]" office:value-type="float" office:value="13109.0616" calcext:value-type="float">
            <text:p>13,109.1</text:p>
          </table:table-cell>
          <table:table-cell table:style-name="ce22" table:formula="of:=(1/2)*[.$B$58]*POWER([.$B$60];3)*POWER([.$D$58];2)*[.F49]" office:value-type="float" office:value="5667.34536" calcext:value-type="float">
            <text:p>5,667.3</text:p>
          </table:table-cell>
          <table:table-cell table:style-name="ce22" table:formula="of:=(1/2)*[.$B$58]*POWER([.$B$60];3)*POWER([.$D$58];2)*[.G49]" office:value-type="float" office:value="13622.80248" calcext:value-type="float">
            <text:p>13,622.8</text:p>
          </table:table-cell>
          <table:table-cell table:style-name="ce22" table:formula="of:=(1/2)*[.$B$58]*POWER([.$B$60];3)*POWER([.$D$58];2)*[.H49]" office:value-type="float" office:value="2415.734712" calcext:value-type="float">
            <text:p>2,415.7</text:p>
          </table:table-cell>
          <table:table-cell table:style-name="ce22" table:formula="of:=(1/2)*[.$B$58]*POWER([.$B$60];3)*POWER([.$D$58];2)*[.I49]" office:value-type="float" office:value="7641.57888" calcext:value-type="float">
            <text:p>7,641.6</text:p>
          </table:table-cell>
          <table:table-cell table:style-name="ce22" table:formula="of:=(1/2)*[.$B$58]*POWER([.$B$60];3)*POWER([.$D$58];2)*[.J49]" office:value-type="float" office:value="2760.66792" calcext:value-type="float">
            <text:p>2,760.7</text:p>
          </table:table-cell>
          <table:table-cell table:style-name="ce32" table:formula="of:=(1/2)*[.$B$58]*POWER([.$K$60];3)*POWER([.$D$58];2)*[.K49]" office:value-type="float" office:value="42324.1216" calcext:value-type="float">
            <text:p>42324.122</text:p>
          </table:table-cell>
          <table:table-cell table:style-name="ce32" table:formula="of:=(1/2)*[.$B$58]*POWER([.$K$60];3)*POWER([.$D$58];2)*[.L49]" office:value-type="float" office:value="51063.79776" calcext:value-type="float">
            <text:p>51063.798</text:p>
          </table:table-cell>
          <table:table-cell table:style-name="ce32" table:formula="of:=(1/2)*[.$B$58]*POWER([.$K$60];3)*POWER([.$D$58];2)*[.M49]" office:value-type="float" office:value="8347.641344" calcext:value-type="float">
            <text:p>8347.641</text:p>
          </table:table-cell>
          <table:table-cell table:style-name="ce32" table:formula="of:=(1/2)*[.$B$58]*POWER([.$K$60];3)*POWER([.$D$58];2)*[.N49]" office:value-type="float" office:value="35126.15936" calcext:value-type="float">
            <text:p>35126.159</text:p>
          </table:table-cell>
          <table:table-cell table:style-name="ce32" table:formula="of:=(1/2)*[.$B$58]*POWER([.$K$60];3)*POWER([.$D$58];2)*[.O49]" office:value-type="float" office:value="21734.84544" calcext:value-type="float">
            <text:p>21734.845</text:p>
          </table:table-cell>
          <table:table-cell table:style-name="ce32" table:formula="of:=(1/2)*[.$B$58]*POWER([.$K$60];3)*POWER([.$D$58];2)*[.P49]" office:value-type="float" office:value="37257.61536" calcext:value-type="float">
            <text:p>37257.615</text:p>
          </table:table-cell>
          <table:table-cell table:style-name="ce32" table:formula="of:=(1/2)*[.$B$58]*POWER([.$K$60];3)*POWER([.$D$58];2)*[.Q49]" office:value-type="float" office:value="12326.528" calcext:value-type="float">
            <text:p>12326.528</text:p>
          </table:table-cell>
          <table:table-cell table:style-name="ce32" table:formula="of:=(1/2)*[.$B$58]*POWER([.$K$60];3)*POWER([.$D$58];2)*[.R49]" office:value-type="float" office:value="23902.9248" calcext:value-type="float">
            <text:p>23902.925</text:p>
          </table:table-cell>
          <table:table-cell table:style-name="ce32" table:formula="of:=(1/2)*[.$B$58]*POWER([.$K$60];3)*POWER([.$D$58];2)*[.S49]" office:value-type="float" office:value="13410.39104" calcext:value-type="float">
            <text:p>13410.391</text:p>
          </table:table-cell>
          <table:table-cell table:formula="of:=(1/2)*[.$B$58]*POWER([.$T$60];3)*POWER([.$D$58];2)*[.T49]" office:value-type="float" office:value="70293.06" calcext:value-type="float">
            <text:p>70293.1</text:p>
          </table:table-cell>
          <table:table-cell table:style-name="ce20" table:formula="of:=(1/2)*[.$B$58]*POWER([.$T$60];3)*POWER([.$D$58];2)*[.U49]" office:value-type="float" office:value="75228.86" calcext:value-type="float">
            <text:p>75228.9</text:p>
          </table:table-cell>
          <table:table-cell table:style-name="ce20" table:formula="of:=(1/2)*[.$B$58]*POWER([.$T$60];3)*POWER([.$D$58];2)*[.V49]" office:value-type="float" office:value="29176.42" calcext:value-type="float">
            <text:p>29176.4</text:p>
          </table:table-cell>
          <table:table-cell table:style-name="ce20" table:formula="of:=(1/2)*[.$B$58]*POWER([.$T$60];3)*POWER([.$D$58];2)*[.W49]" office:value-type="float" office:value="62145.31" calcext:value-type="float">
            <text:p>62145.3</text:p>
          </table:table-cell>
          <table:table-cell table:style-name="ce20" table:formula="of:=(1/2)*[.$B$58]*POWER([.$T$60];3)*POWER([.$D$58];2)*[.X49]" office:value-type="float" office:value="49561.78" calcext:value-type="float">
            <text:p>49561.8</text:p>
          </table:table-cell>
          <table:table-cell table:style-name="ce20" table:formula="of:=(1/2)*[.$B$58]*POWER([.$T$60];3)*POWER([.$D$58];2)*[.Y49]" office:value-type="float" office:value="69618.01" calcext:value-type="float">
            <text:p>69618.0</text:p>
          </table:table-cell>
          <table:table-cell table:style-name="ce20" table:formula="of:=(1/2)*[.$B$58]*POWER([.$T$60];3)*POWER([.$D$58];2)*[.Z49]" office:value-type="float" office:value="29494.97" calcext:value-type="float">
            <text:p>29495.0</text:p>
          </table:table-cell>
          <table:table-cell table:style-name="ce20" table:formula="of:=(1/2)*[.$B$58]*POWER([.$T$60];3)*POWER([.$D$58];2)*[.AA49]" office:value-type="float" office:value="48758.85" calcext:value-type="float">
            <text:p>48758.9</text:p>
          </table:table-cell>
          <table:table-cell table:formula="of:=(1/2)*[.$B$58]*POWER([.$T$60];3)*POWER([.$D$58];2)*[.AB49]" office:value-type="float" office:value="30757.21" calcext:value-type="float">
            <text:p>30757.2</text:p>
          </table:table-cell>
          <table:table-cell table:formula="of:=(1/2)*[.$B$58]*POWER([.$AC$60];3)*POWER([.$D$58];2)*[.AC49]" office:value-type="float" office:value="74521.58976" calcext:value-type="float">
            <text:p>74521.6</text:p>
          </table:table-cell>
          <table:table-cell table:style-name="ce20" table:formula="of:=(1/2)*[.$B$58]*POWER([.$AC$60];3)*POWER([.$D$58];2)*[.AD49]" office:value-type="float" office:value="70549.97184" calcext:value-type="float">
            <text:p>70550.0</text:p>
          </table:table-cell>
          <table:table-cell table:style-name="ce20" table:formula="of:=(1/2)*[.$B$58]*POWER([.$AC$60];3)*POWER([.$D$58];2)*[.AE49]" office:value-type="float" office:value="66380.82624" calcext:value-type="float">
            <text:p>66380.8</text:p>
          </table:table-cell>
          <table:table-cell table:style-name="ce20" table:formula="of:=(1/2)*[.$B$58]*POWER([.$AC$60];3)*POWER([.$D$58];2)*[.AF49]" office:value-type="float" office:value="78795.65952" calcext:value-type="float">
            <text:p>78795.7</text:p>
          </table:table-cell>
          <table:table-cell table:style-name="ce20" table:formula="of:=(1/2)*[.$B$58]*POWER([.$AC$60];3)*POWER([.$D$58];2)*[.AG49]" office:value-type="float" office:value="72541.14624" calcext:value-type="float">
            <text:p>72541.1</text:p>
          </table:table-cell>
          <table:table-cell table:style-name="ce20" table:formula="of:=(1/2)*[.$B$58]*POWER([.$AC$60];3)*POWER([.$D$58];2)*[.AH49]" office:value-type="float" office:value="79641.80928" calcext:value-type="float">
            <text:p>79641.8</text:p>
          </table:table-cell>
          <table:table-cell table:style-name="ce20" table:formula="of:=(1/2)*[.$B$58]*POWER([.$AC$60];3)*POWER([.$D$58];2)*[.AI49]" office:value-type="float" office:value="56575.18656" calcext:value-type="float">
            <text:p>56575.2</text:p>
          </table:table-cell>
          <table:table-cell table:style-name="ce20" table:formula="of:=(1/2)*[.$B$58]*POWER([.$AC$60];3)*POWER([.$D$58];2)*[.AJ49]" office:value-type="float" office:value="77623.21152" calcext:value-type="float">
            <text:p>77623.2</text:p>
          </table:table-cell>
          <table:table-cell table:formula="of:=(1/2)*[.$B$58]*POWER([.$AC$60];3)*POWER([.$D$58];2)*[.AK49]" office:value-type="float" office:value="57295.74528" calcext:value-type="float">
            <text:p>57295.7</text:p>
          </table:table-cell>
        </table:table-row>
        <table:table-row table:style-name="ro1">
          <table:table-cell office:value-type="string" calcext:value-type="string">
            <text:p>t28</text:p>
          </table:table-cell>
          <table:table-cell table:style-name="ce22" table:formula="of:=(1/2)*[.$B$58]*POWER([.$B$60];3)*POWER([.$D$58];2)*[.B50]" office:value-type="float" office:value="3264.4728" calcext:value-type="float">
            <text:p>3,264.5</text:p>
          </table:table-cell>
          <table:table-cell table:style-name="ce22" table:formula="of:=(1/2)*[.$B$58]*POWER([.$B$60];3)*POWER([.$D$58];2)*[.C50]" office:value-type="float" office:value="11139.39864" calcext:value-type="float">
            <text:p>11,139.4</text:p>
          </table:table-cell>
          <table:table-cell table:style-name="ce22" table:formula="of:=(1/2)*[.$B$58]*POWER([.$B$60];3)*POWER([.$D$58];2)*[.D50]" office:value-type="float" office:value="19058.9868" calcext:value-type="float">
            <text:p>19,059.0</text:p>
          </table:table-cell>
          <table:table-cell table:style-name="ce22" table:formula="of:=(1/2)*[.$B$58]*POWER([.$B$60];3)*POWER([.$D$58];2)*[.E50]" office:value-type="float" office:value="10573.146" calcext:value-type="float">
            <text:p>10,573.1</text:p>
          </table:table-cell>
          <table:table-cell table:style-name="ce22" table:formula="of:=(1/2)*[.$B$58]*POWER([.$B$60];3)*POWER([.$D$58];2)*[.F50]" office:value-type="float" office:value="11884.49928" calcext:value-type="float">
            <text:p>11,884.5</text:p>
          </table:table-cell>
          <table:table-cell table:style-name="ce22" table:formula="of:=(1/2)*[.$B$58]*POWER([.$B$60];3)*POWER([.$D$58];2)*[.G50]" office:value-type="float" office:value="6348.65688" calcext:value-type="float">
            <text:p>6,348.7</text:p>
          </table:table-cell>
          <table:table-cell table:style-name="ce22" table:formula="of:=(1/2)*[.$B$58]*POWER([.$B$60];3)*POWER([.$D$58];2)*[.H50]" office:value-type="float" office:value="-2515.59648" calcext:value-type="float">
            <text:p>-2,515.6</text:p>
          </table:table-cell>
          <table:table-cell table:style-name="ce22" table:formula="of:=(1/2)*[.$B$58]*POWER([.$B$60];3)*POWER([.$D$58];2)*[.I50]" office:value-type="float" office:value="12195.84384" calcext:value-type="float">
            <text:p>12,195.8</text:p>
          </table:table-cell>
          <table:table-cell table:style-name="ce22" table:formula="of:=(1/2)*[.$B$58]*POWER([.$B$60];3)*POWER([.$D$58];2)*[.J50]" office:value-type="float" office:value="9227.91096" calcext:value-type="float">
            <text:p>9,227.9</text:p>
          </table:table-cell>
          <table:table-cell table:style-name="ce32" table:formula="of:=(1/2)*[.$B$58]*POWER([.$K$60];3)*POWER([.$D$58];2)*[.K50]" office:value-type="float" office:value="17870.90432" calcext:value-type="float">
            <text:p>17870.904</text:p>
          </table:table-cell>
          <table:table-cell table:style-name="ce32" table:formula="of:=(1/2)*[.$B$58]*POWER([.$K$60];3)*POWER([.$D$58];2)*[.L50]" office:value-type="float" office:value="39214.6688" calcext:value-type="float">
            <text:p>39214.669</text:p>
          </table:table-cell>
          <table:table-cell table:style-name="ce32" table:formula="of:=(1/2)*[.$B$58]*POWER([.$K$60];3)*POWER([.$D$58];2)*[.M50]" office:value-type="float" office:value="40207.50336" calcext:value-type="float">
            <text:p>40207.503</text:p>
          </table:table-cell>
          <table:table-cell table:style-name="ce32" table:formula="of:=(1/2)*[.$B$58]*POWER([.$K$60];3)*POWER([.$D$58];2)*[.N50]" office:value-type="float" office:value="30501.48864" calcext:value-type="float">
            <text:p>30501.489</text:p>
          </table:table-cell>
          <table:table-cell table:style-name="ce32" table:formula="of:=(1/2)*[.$B$58]*POWER([.$K$60];3)*POWER([.$D$58];2)*[.O50]" office:value-type="float" office:value="30540.34944" calcext:value-type="float">
            <text:p>30540.349</text:p>
          </table:table-cell>
          <table:table-cell table:style-name="ce32" table:formula="of:=(1/2)*[.$B$58]*POWER([.$K$60];3)*POWER([.$D$58];2)*[.P50]" office:value-type="float" office:value="24074.61888" calcext:value-type="float">
            <text:p>24074.619</text:p>
          </table:table-cell>
          <table:table-cell table:style-name="ce32" table:formula="of:=(1/2)*[.$B$58]*POWER([.$K$60];3)*POWER([.$D$58];2)*[.Q50]" office:value-type="float" office:value="2148.342784" calcext:value-type="float">
            <text:p>2148.343</text:p>
          </table:table-cell>
          <table:table-cell table:style-name="ce32" table:formula="of:=(1/2)*[.$B$58]*POWER([.$K$60];3)*POWER([.$D$58];2)*[.R50]" office:value-type="float" office:value="30018.2016" calcext:value-type="float">
            <text:p>30018.202</text:p>
          </table:table-cell>
          <table:table-cell table:style-name="ce32" table:formula="of:=(1/2)*[.$B$58]*POWER([.$K$60];3)*POWER([.$D$58];2)*[.S50]" office:value-type="float" office:value="24649.5232" calcext:value-type="float">
            <text:p>24649.523</text:p>
          </table:table-cell>
          <table:table-cell table:formula="of:=(1/2)*[.$B$58]*POWER([.$T$60];3)*POWER([.$D$58];2)*[.T50]" office:value-type="float" office:value="43911.6" calcext:value-type="float">
            <text:p>43911.6</text:p>
          </table:table-cell>
          <table:table-cell table:style-name="ce20" table:formula="of:=(1/2)*[.$B$58]*POWER([.$T$60];3)*POWER([.$D$58];2)*[.U50]" office:value-type="float" office:value="68517.69" calcext:value-type="float">
            <text:p>68517.7</text:p>
          </table:table-cell>
          <table:table-cell table:style-name="ce20" table:formula="of:=(1/2)*[.$B$58]*POWER([.$T$60];3)*POWER([.$D$58];2)*[.V50]" office:value-type="float" office:value="62414.41" calcext:value-type="float">
            <text:p>62414.4</text:p>
          </table:table-cell>
          <table:table-cell table:style-name="ce20" table:formula="of:=(1/2)*[.$B$58]*POWER([.$T$60];3)*POWER([.$D$58];2)*[.W50]" office:value-type="float" office:value="59991.59" calcext:value-type="float">
            <text:p>59991.6</text:p>
          </table:table-cell>
          <table:table-cell table:style-name="ce20" table:formula="of:=(1/2)*[.$B$58]*POWER([.$T$60];3)*POWER([.$D$58];2)*[.X50]" office:value-type="float" office:value="53873.59" calcext:value-type="float">
            <text:p>53873.6</text:p>
          </table:table-cell>
          <table:table-cell table:style-name="ce20" table:formula="of:=(1/2)*[.$B$58]*POWER([.$T$60];3)*POWER([.$D$58];2)*[.Y50]" office:value-type="float" office:value="51428.69" calcext:value-type="float">
            <text:p>51428.7</text:p>
          </table:table-cell>
          <table:table-cell table:style-name="ce20" table:formula="of:=(1/2)*[.$B$58]*POWER([.$T$60];3)*POWER([.$D$58];2)*[.Z50]" office:value-type="float" office:value="15586.157" calcext:value-type="float">
            <text:p>15586.2</text:p>
          </table:table-cell>
          <table:table-cell table:style-name="ce20" table:formula="of:=(1/2)*[.$B$58]*POWER([.$T$60];3)*POWER([.$D$58];2)*[.AA50]" office:value-type="float" office:value="58822.04" calcext:value-type="float">
            <text:p>58822.0</text:p>
          </table:table-cell>
          <table:table-cell table:formula="of:=(1/2)*[.$B$58]*POWER([.$T$60];3)*POWER([.$D$58];2)*[.AB50]" office:value-type="float" office:value="46282.21" calcext:value-type="float">
            <text:p>46282.2</text:p>
          </table:table-cell>
          <table:table-cell table:formula="of:=(1/2)*[.$B$58]*POWER([.$AC$60];3)*POWER([.$D$58];2)*[.AC50]" office:value-type="float" office:value="78069.53664" calcext:value-type="float">
            <text:p>78069.5</text:p>
          </table:table-cell>
          <table:table-cell table:style-name="ce20" table:formula="of:=(1/2)*[.$B$58]*POWER([.$AC$60];3)*POWER([.$D$58];2)*[.AD50]" office:value-type="float" office:value="68011.92" calcext:value-type="float">
            <text:p>68011.9</text:p>
          </table:table-cell>
          <table:table-cell table:style-name="ce20" table:formula="of:=(1/2)*[.$B$58]*POWER([.$AC$60];3)*POWER([.$D$58];2)*[.AE50]" office:value-type="float" office:value="80178.35328" calcext:value-type="float">
            <text:p>80178.4</text:p>
          </table:table-cell>
          <table:table-cell table:style-name="ce20" table:formula="of:=(1/2)*[.$B$58]*POWER([.$AC$60];3)*POWER([.$D$58];2)*[.AF50]" office:value-type="float" office:value="63074.52288" calcext:value-type="float">
            <text:p>63074.5</text:p>
          </table:table-cell>
          <table:table-cell table:style-name="ce20" table:formula="of:=(1/2)*[.$B$58]*POWER([.$AC$60];3)*POWER([.$D$58];2)*[.AG50]" office:value-type="float" office:value="78180.81984" calcext:value-type="float">
            <text:p>78180.8</text:p>
          </table:table-cell>
          <table:table-cell table:style-name="ce20" table:formula="of:=(1/2)*[.$B$58]*POWER([.$AC$60];3)*POWER([.$D$58];2)*[.AH50]" office:value-type="float" office:value="70306.34112" calcext:value-type="float">
            <text:p>70306.3</text:p>
          </table:table-cell>
          <table:table-cell table:style-name="ce20" table:formula="of:=(1/2)*[.$B$58]*POWER([.$AC$60];3)*POWER([.$D$58];2)*[.AI50]" office:value-type="float" office:value="47025.89568" calcext:value-type="float">
            <text:p>47025.9</text:p>
          </table:table-cell>
          <table:table-cell table:style-name="ce20" table:formula="of:=(1/2)*[.$B$58]*POWER([.$AC$60];3)*POWER([.$D$58];2)*[.AJ50]" office:value-type="float" office:value="71087.70816" calcext:value-type="float">
            <text:p>71087.7</text:p>
          </table:table-cell>
          <table:table-cell table:formula="of:=(1/2)*[.$B$58]*POWER([.$AC$60];3)*POWER([.$D$58];2)*[.AK50]" office:value-type="float" office:value="63380.94912" calcext:value-type="float">
            <text:p>63380.9</text:p>
          </table:table-cell>
        </table:table-row>
        <table:table-row table:style-name="ro1">
          <table:table-cell office:value-type="string" calcext:value-type="string">
            <text:p>t29</text:p>
          </table:table-cell>
          <table:table-cell table:style-name="ce22" table:formula="of:=(1/2)*[.$B$58]*POWER([.$B$60];3)*POWER([.$D$58];2)*[.B51]" office:value-type="float" office:value="8460.55368" calcext:value-type="float">
            <text:p>8,460.6</text:p>
          </table:table-cell>
          <table:table-cell table:style-name="ce22" table:formula="of:=(1/2)*[.$B$58]*POWER([.$B$60];3)*POWER([.$D$58];2)*[.C51]" office:value-type="float" office:value="11807.1972" calcext:value-type="float">
            <text:p>11,807.2</text:p>
          </table:table-cell>
          <table:table-cell table:style-name="ce22" table:formula="of:=(1/2)*[.$B$58]*POWER([.$B$60];3)*POWER([.$D$58];2)*[.D51]" office:value-type="float" office:value="-2489.072328" calcext:value-type="float">
            <text:p>-2,489.1</text:p>
          </table:table-cell>
          <table:table-cell table:style-name="ce22" table:formula="of:=(1/2)*[.$B$58]*POWER([.$B$60];3)*POWER([.$D$58];2)*[.E51]" office:value-type="float" office:value="6001.8408" calcext:value-type="float">
            <text:p>6,001.8</text:p>
          </table:table-cell>
          <table:table-cell table:style-name="ce22" table:formula="of:=(1/2)*[.$B$58]*POWER([.$B$60];3)*POWER([.$D$58];2)*[.F51]" office:value-type="float" office:value="12247.66008" calcext:value-type="float">
            <text:p>12,247.7</text:p>
          </table:table-cell>
          <table:table-cell table:style-name="ce22" table:formula="of:=(1/2)*[.$B$58]*POWER([.$B$60];3)*POWER([.$D$58];2)*[.G51]" office:value-type="float" office:value="10470.20904" calcext:value-type="float">
            <text:p>10,470.2</text:p>
          </table:table-cell>
          <table:table-cell table:style-name="ce22" table:formula="of:=(1/2)*[.$B$58]*POWER([.$B$60];3)*POWER([.$D$58];2)*[.H51]" office:value-type="float" office:value="20057.40576" calcext:value-type="float">
            <text:p>20,057.4</text:p>
          </table:table-cell>
          <table:table-cell table:style-name="ce22" table:formula="of:=(1/2)*[.$B$58]*POWER([.$B$60];3)*POWER([.$D$58];2)*[.I51]" office:value-type="float" office:value="11336.2308" calcext:value-type="float">
            <text:p>11,336.2</text:p>
          </table:table-cell>
          <table:table-cell table:style-name="ce22" table:formula="of:=(1/2)*[.$B$58]*POWER([.$B$60];3)*POWER([.$D$58];2)*[.J51]" office:value-type="float" office:value="3679.116984" calcext:value-type="float">
            <text:p>3,679.1</text:p>
          </table:table-cell>
          <table:table-cell table:style-name="ce32" table:formula="of:=(1/2)*[.$B$58]*POWER([.$K$60];3)*POWER([.$D$58];2)*[.K51]" office:value-type="float" office:value="23319.30624" calcext:value-type="float">
            <text:p>23319.306</text:p>
          </table:table-cell>
          <table:table-cell table:style-name="ce32" table:formula="of:=(1/2)*[.$B$58]*POWER([.$K$60];3)*POWER([.$D$58];2)*[.L51]" office:value-type="float" office:value="29669.98528" calcext:value-type="float">
            <text:p>29669.985</text:p>
          </table:table-cell>
          <table:table-cell table:style-name="ce32" table:formula="of:=(1/2)*[.$B$58]*POWER([.$K$60];3)*POWER([.$D$58];2)*[.M51]" office:value-type="float" office:value="2208.070656" calcext:value-type="float">
            <text:p>2208.071</text:p>
          </table:table-cell>
          <table:table-cell table:style-name="ce32" table:formula="of:=(1/2)*[.$B$58]*POWER([.$K$60];3)*POWER([.$D$58];2)*[.N51]" office:value-type="float" office:value="23495.71072" calcext:value-type="float">
            <text:p>23495.711</text:p>
          </table:table-cell>
          <table:table-cell table:style-name="ce32" table:formula="of:=(1/2)*[.$B$58]*POWER([.$K$60];3)*POWER([.$D$58];2)*[.O51]" office:value-type="float" office:value="31241.728" calcext:value-type="float">
            <text:p>31241.728</text:p>
          </table:table-cell>
          <table:table-cell table:style-name="ce32" table:formula="of:=(1/2)*[.$B$58]*POWER([.$K$60];3)*POWER([.$D$58];2)*[.P51]" office:value-type="float" office:value="30200.96512" calcext:value-type="float">
            <text:p>30200.965</text:p>
          </table:table-cell>
          <table:table-cell table:style-name="ce32" table:formula="of:=(1/2)*[.$B$58]*POWER([.$K$60];3)*POWER([.$D$58];2)*[.Q51]" office:value-type="float" office:value="41720.71936" calcext:value-type="float">
            <text:p>41720.719</text:p>
          </table:table-cell>
          <table:table-cell table:style-name="ce32" table:formula="of:=(1/2)*[.$B$58]*POWER([.$K$60];3)*POWER([.$D$58];2)*[.R51]" office:value-type="float" office:value="39310.87872" calcext:value-type="float">
            <text:p>39310.879</text:p>
          </table:table-cell>
          <table:table-cell table:style-name="ce32" table:formula="of:=(1/2)*[.$B$58]*POWER([.$K$60];3)*POWER([.$D$58];2)*[.S51]" office:value-type="float" office:value="18781.07136" calcext:value-type="float">
            <text:p>18781.071</text:p>
          </table:table-cell>
          <table:table-cell table:formula="of:=(1/2)*[.$B$58]*POWER([.$T$60];3)*POWER([.$D$58];2)*[.T51]" office:value-type="float" office:value="44385.86" calcext:value-type="float">
            <text:p>44385.9</text:p>
          </table:table-cell>
          <table:table-cell table:style-name="ce20" table:formula="of:=(1/2)*[.$B$58]*POWER([.$T$60];3)*POWER([.$D$58];2)*[.U51]" office:value-type="float" office:value="58978.21" calcext:value-type="float">
            <text:p>58978.2</text:p>
          </table:table-cell>
          <table:table-cell table:style-name="ce20" table:formula="of:=(1/2)*[.$B$58]*POWER([.$T$60];3)*POWER([.$D$58];2)*[.V51]" office:value-type="float" office:value="15626.683" calcext:value-type="float">
            <text:p>15626.7</text:p>
          </table:table-cell>
          <table:table-cell table:style-name="ce20" table:formula="of:=(1/2)*[.$B$58]*POWER([.$T$60];3)*POWER([.$D$58];2)*[.W51]" office:value-type="float" office:value="50956.96" calcext:value-type="float">
            <text:p>50957.0</text:p>
          </table:table-cell>
          <table:table-cell table:style-name="ce20" table:formula="of:=(1/2)*[.$B$58]*POWER([.$T$60];3)*POWER([.$D$58];2)*[.X51]" office:value-type="float" office:value="54907.44" calcext:value-type="float">
            <text:p>54907.4</text:p>
          </table:table-cell>
          <table:table-cell table:style-name="ce20" table:formula="of:=(1/2)*[.$B$58]*POWER([.$T$60];3)*POWER([.$D$58];2)*[.Y51]" office:value-type="float" office:value="59564.94" calcext:value-type="float">
            <text:p>59564.9</text:p>
          </table:table-cell>
          <table:table-cell table:style-name="ce20" table:formula="of:=(1/2)*[.$B$58]*POWER([.$T$60];3)*POWER([.$D$58];2)*[.Z51]" office:value-type="float" office:value="64301.1" calcext:value-type="float">
            <text:p>64301.1</text:p>
          </table:table-cell>
          <table:table-cell table:style-name="ce20" table:formula="of:=(1/2)*[.$B$58]*POWER([.$T$60];3)*POWER([.$D$58];2)*[.AA51]" office:value-type="float" office:value="70323.19" calcext:value-type="float">
            <text:p>70323.2</text:p>
          </table:table-cell>
          <table:table-cell table:formula="of:=(1/2)*[.$B$58]*POWER([.$T$60];3)*POWER([.$D$58];2)*[.AB51]" office:value-type="float" office:value="45505.04" calcext:value-type="float">
            <text:p>45505.0</text:p>
          </table:table-cell>
          <table:table-cell table:formula="of:=(1/2)*[.$B$58]*POWER([.$AC$60];3)*POWER([.$D$58];2)*[.AC51]" office:value-type="float" office:value="63842.7744" calcext:value-type="float">
            <text:p>63842.8</text:p>
          </table:table-cell>
          <table:table-cell table:style-name="ce20" table:formula="of:=(1/2)*[.$B$58]*POWER([.$AC$60];3)*POWER([.$D$58];2)*[.AD51]" office:value-type="float" office:value="77046.92352" calcext:value-type="float">
            <text:p>77046.9</text:p>
          </table:table-cell>
          <table:table-cell table:style-name="ce20" table:formula="of:=(1/2)*[.$B$58]*POWER([.$AC$60];3)*POWER([.$D$58];2)*[.AE51]" office:value-type="float" office:value="46823.99616" calcext:value-type="float">
            <text:p>46824.0</text:p>
          </table:table-cell>
          <table:table-cell table:style-name="ce20" table:formula="of:=(1/2)*[.$B$58]*POWER([.$AC$60];3)*POWER([.$D$58];2)*[.AF51]" office:value-type="float" office:value="73887.67296" calcext:value-type="float">
            <text:p>73887.7</text:p>
          </table:table-cell>
          <table:table-cell table:style-name="ce20" table:formula="of:=(1/2)*[.$B$58]*POWER([.$AC$60];3)*POWER([.$D$58];2)*[.AG51]" office:value-type="float" office:value="80387.80416" calcext:value-type="float">
            <text:p>80387.8</text:p>
          </table:table-cell>
          <table:table-cell table:style-name="ce20" table:formula="of:=(1/2)*[.$B$58]*POWER([.$AC$60];3)*POWER([.$D$58];2)*[.AH51]" office:value-type="float" office:value="68573.10528" calcext:value-type="float">
            <text:p>68573.1</text:p>
          </table:table-cell>
          <table:table-cell table:style-name="ce20" table:formula="of:=(1/2)*[.$B$58]*POWER([.$AC$60];3)*POWER([.$D$58];2)*[.AI51]" office:value-type="float" office:value="82478.33856" calcext:value-type="float">
            <text:p>82478.3</text:p>
          </table:table-cell>
          <table:table-cell table:style-name="ce20" table:formula="of:=(1/2)*[.$B$58]*POWER([.$AC$60];3)*POWER([.$D$58];2)*[.AJ51]" office:value-type="float" office:value="74909.88864" calcext:value-type="float">
            <text:p>74909.9</text:p>
          </table:table-cell>
          <table:table-cell table:formula="of:=(1/2)*[.$B$58]*POWER([.$AC$60];3)*POWER([.$D$58];2)*[.AK51]" office:value-type="float" office:value="80423.57376" calcext:value-type="float">
            <text:p>80423.6</text:p>
          </table:table-cell>
        </table:table-row>
        <table:table-row table:style-name="ro1">
          <table:table-cell office:value-type="string" calcext:value-type="string">
            <text:p>t30</text:p>
          </table:table-cell>
          <table:table-cell table:style-name="ce22" table:formula="of:=(1/2)*[.$B$58]*POWER([.$B$60];3)*POWER([.$D$58];2)*[.B52]" office:value-type="float" office:value="2342.402064" calcext:value-type="float">
            <text:p>2,342.4</text:p>
          </table:table-cell>
          <table:table-cell table:style-name="ce22" table:formula="of:=(1/2)*[.$B$58]*POWER([.$B$60];3)*POWER([.$D$58];2)*[.C52]" office:value-type="float" office:value="7029.86904" calcext:value-type="float">
            <text:p>7,029.9</text:p>
          </table:table-cell>
          <table:table-cell table:style-name="ce22" table:formula="of:=(1/2)*[.$B$58]*POWER([.$B$60];3)*POWER([.$D$58];2)*[.D52]" office:value-type="float" office:value="2011.56804" calcext:value-type="float">
            <text:p>2,011.6</text:p>
          </table:table-cell>
          <table:table-cell table:style-name="ce22" table:formula="of:=(1/2)*[.$B$58]*POWER([.$B$60];3)*POWER([.$D$58];2)*[.E52]" office:value-type="float" office:value="13918.44816" calcext:value-type="float">
            <text:p>13,918.4</text:p>
          </table:table-cell>
          <table:table-cell table:style-name="ce22" table:formula="of:=(1/2)*[.$B$58]*POWER([.$B$60];3)*POWER([.$D$58];2)*[.F52]" office:value-type="float" office:value="5985.59544" calcext:value-type="float">
            <text:p>5,985.6</text:p>
          </table:table-cell>
          <table:table-cell table:style-name="ce22" table:formula="of:=(1/2)*[.$B$58]*POWER([.$B$60];3)*POWER([.$D$58];2)*[.G52]" office:value-type="float" office:value="13611.5748" calcext:value-type="float">
            <text:p>13,611.6</text:p>
          </table:table-cell>
          <table:table-cell table:style-name="ce22" table:formula="of:=(1/2)*[.$B$58]*POWER([.$B$60];3)*POWER([.$D$58];2)*[.H52]" office:value-type="float" office:value="-83.005344" calcext:value-type="float">
            <text:p>-83.0</text:p>
          </table:table-cell>
          <table:table-cell table:style-name="ce22" table:formula="of:=(1/2)*[.$B$58]*POWER([.$B$60];3)*POWER([.$D$58];2)*[.I52]" office:value-type="float" office:value="23694.67728" calcext:value-type="float">
            <text:p>23,694.7</text:p>
          </table:table-cell>
          <table:table-cell table:style-name="ce22" table:formula="of:=(1/2)*[.$B$58]*POWER([.$B$60];3)*POWER([.$D$58];2)*[.J52]" office:value-type="float" office:value="18267.93216" calcext:value-type="float">
            <text:p>18,267.9</text:p>
          </table:table-cell>
          <table:table-cell table:style-name="ce32" table:formula="of:=(1/2)*[.$B$58]*POWER([.$K$60];3)*POWER([.$D$58];2)*[.K52]" office:value-type="float" office:value="12451.3536" calcext:value-type="float">
            <text:p>12451.354</text:p>
          </table:table-cell>
          <table:table-cell table:style-name="ce32" table:formula="of:=(1/2)*[.$B$58]*POWER([.$K$60];3)*POWER([.$D$58];2)*[.L52]" office:value-type="float" office:value="22844.02688" calcext:value-type="float">
            <text:p>22844.027</text:p>
          </table:table-cell>
          <table:table-cell table:style-name="ce32" table:formula="of:=(1/2)*[.$B$58]*POWER([.$K$60];3)*POWER([.$D$58];2)*[.M52]" office:value-type="float" office:value="11594.578944" calcext:value-type="float">
            <text:p>11594.579</text:p>
          </table:table-cell>
          <table:table-cell table:style-name="ce32" table:formula="of:=(1/2)*[.$B$58]*POWER([.$K$60];3)*POWER([.$D$58];2)*[.N52]" office:value-type="float" office:value="37513.39008" calcext:value-type="float">
            <text:p>37513.390</text:p>
          </table:table-cell>
          <table:table-cell table:style-name="ce32" table:formula="of:=(1/2)*[.$B$58]*POWER([.$K$60];3)*POWER([.$D$58];2)*[.O52]" office:value-type="float" office:value="22317.16864" calcext:value-type="float">
            <text:p>22317.169</text:p>
          </table:table-cell>
          <table:table-cell table:style-name="ce32" table:formula="of:=(1/2)*[.$B$58]*POWER([.$K$60];3)*POWER([.$D$58];2)*[.P52]" office:value-type="float" office:value="35937.87904" calcext:value-type="float">
            <text:p>35937.879</text:p>
          </table:table-cell>
          <table:table-cell table:style-name="ce32" table:formula="of:=(1/2)*[.$B$58]*POWER([.$K$60];3)*POWER([.$D$58];2)*[.Q52]" office:value-type="float" office:value="8637.93152" calcext:value-type="float">
            <text:p>8637.932</text:p>
          </table:table-cell>
          <table:table-cell table:style-name="ce32" table:formula="of:=(1/2)*[.$B$58]*POWER([.$K$60];3)*POWER([.$D$58];2)*[.R52]" office:value-type="float" office:value="51321.22112" calcext:value-type="float">
            <text:p>51321.221</text:p>
          </table:table-cell>
          <table:table-cell table:style-name="ce32" table:formula="of:=(1/2)*[.$B$58]*POWER([.$K$60];3)*POWER([.$D$58];2)*[.S52]" office:value-type="float" office:value="42966.38464" calcext:value-type="float">
            <text:p>42966.385</text:p>
          </table:table-cell>
          <table:table-cell table:formula="of:=(1/2)*[.$B$58]*POWER([.$T$60];3)*POWER([.$D$58];2)*[.T52]" office:value-type="float" office:value="29114.09" calcext:value-type="float">
            <text:p>29114.1</text:p>
          </table:table-cell>
          <table:table-cell table:style-name="ce20" table:formula="of:=(1/2)*[.$B$58]*POWER([.$T$60];3)*POWER([.$D$58];2)*[.U52]" office:value-type="float" office:value="47534.56" calcext:value-type="float">
            <text:p>47534.6</text:p>
          </table:table-cell>
          <table:table-cell table:style-name="ce20" table:formula="of:=(1/2)*[.$B$58]*POWER([.$T$60];3)*POWER([.$D$58];2)*[.V52]" office:value-type="float" office:value="28512.18" calcext:value-type="float">
            <text:p>28512.2</text:p>
          </table:table-cell>
          <table:table-cell table:style-name="ce20" table:formula="of:=(1/2)*[.$B$58]*POWER([.$T$60];3)*POWER([.$D$58];2)*[.W52]" office:value-type="float" office:value="69038.87" calcext:value-type="float">
            <text:p>69038.9</text:p>
          </table:table-cell>
          <table:table-cell table:style-name="ce20" table:formula="of:=(1/2)*[.$B$58]*POWER([.$T$60];3)*POWER([.$D$58];2)*[.X52]" office:value-type="float" office:value="50349.07" calcext:value-type="float">
            <text:p>50349.1</text:p>
          </table:table-cell>
          <table:table-cell table:style-name="ce20" table:formula="of:=(1/2)*[.$B$58]*POWER([.$T$60];3)*POWER([.$D$58];2)*[.Y52]" office:value-type="float" office:value="62433.5" calcext:value-type="float">
            <text:p>62433.5</text:p>
          </table:table-cell>
          <table:table-cell table:style-name="ce20" table:formula="of:=(1/2)*[.$B$58]*POWER([.$T$60];3)*POWER([.$D$58];2)*[.Z52]" office:value-type="float" office:value="29267.27" calcext:value-type="float">
            <text:p>29267.3</text:p>
          </table:table-cell>
          <table:table-cell table:style-name="ce20" table:formula="of:=(1/2)*[.$B$58]*POWER([.$T$60];3)*POWER([.$D$58];2)*[.AA52]" office:value-type="float" office:value="73349.76" calcext:value-type="float">
            <text:p>73349.8</text:p>
          </table:table-cell>
          <table:table-cell table:formula="of:=(1/2)*[.$B$58]*POWER([.$T$60];3)*POWER([.$D$58];2)*[.AB52]" office:value-type="float" office:value="68784.95" calcext:value-type="float">
            <text:p>68785.0</text:p>
          </table:table-cell>
          <table:table-cell table:formula="of:=(1/2)*[.$B$58]*POWER([.$AC$60];3)*POWER([.$D$58];2)*[.AC52]" office:value-type="float" office:value="54711.19296" calcext:value-type="float">
            <text:p>54711.2</text:p>
          </table:table-cell>
          <table:table-cell table:style-name="ce20" table:formula="of:=(1/2)*[.$B$58]*POWER([.$AC$60];3)*POWER([.$D$58];2)*[.AD52]" office:value-type="float" office:value="74147.20128" calcext:value-type="float">
            <text:p>74147.2</text:p>
          </table:table-cell>
          <table:table-cell table:style-name="ce20" table:formula="of:=(1/2)*[.$B$58]*POWER([.$AC$60];3)*POWER([.$D$58];2)*[.AE52]" office:value-type="float" office:value="55641.6" calcext:value-type="float">
            <text:p>55641.6</text:p>
          </table:table-cell>
          <table:table-cell table:style-name="ce20" table:formula="of:=(1/2)*[.$B$58]*POWER([.$AC$60];3)*POWER([.$D$58];2)*[.AF52]" office:value-type="float" office:value="72331.29792" calcext:value-type="float">
            <text:p>72331.3</text:p>
          </table:table-cell>
          <table:table-cell table:style-name="ce20" table:formula="of:=(1/2)*[.$B$58]*POWER([.$AC$60];3)*POWER([.$D$58];2)*[.AG52]" office:value-type="float" office:value="68643.05472" calcext:value-type="float">
            <text:p>68643.1</text:p>
          </table:table-cell>
          <table:table-cell table:style-name="ce20" table:formula="of:=(1/2)*[.$B$58]*POWER([.$AC$60];3)*POWER([.$D$58];2)*[.AH52]" office:value-type="float" office:value="73003.7664" calcext:value-type="float">
            <text:p>73003.8</text:p>
          </table:table-cell>
          <table:table-cell table:style-name="ce20" table:formula="of:=(1/2)*[.$B$58]*POWER([.$AC$60];3)*POWER([.$D$58];2)*[.AI52]" office:value-type="float" office:value="65814.47424" calcext:value-type="float">
            <text:p>65814.5</text:p>
          </table:table-cell>
          <table:table-cell table:style-name="ce20" table:formula="of:=(1/2)*[.$B$58]*POWER([.$AC$60];3)*POWER([.$D$58];2)*[.AJ52]" office:value-type="float" office:value="62163.5904" calcext:value-type="float">
            <text:p>62163.6</text:p>
          </table:table-cell>
          <table:table-cell table:formula="of:=(1/2)*[.$B$58]*POWER([.$AC$60];3)*POWER([.$D$58];2)*[.AK52]" office:value-type="float" office:value="66980.16576" calcext:value-type="float">
            <text:p>66980.2</text:p>
          </table:table-cell>
        </table:table-row>
        <table:table-row table:style-name="ro1">
          <table:table-cell office:value-type="string" calcext:value-type="string">
            <text:p>t31</text:p>
          </table:table-cell>
          <table:table-cell table:style-name="ce22" table:formula="of:=(1/2)*[.$B$58]*POWER([.$B$60];3)*POWER([.$D$58];2)*[.B53]" office:value-type="float" office:value="17746.78896" calcext:value-type="float">
            <text:p>17,746.8</text:p>
          </table:table-cell>
          <table:table-cell table:style-name="ce22" table:formula="of:=(1/2)*[.$B$58]*POWER([.$B$60];3)*POWER([.$D$58];2)*[.C53]" office:value-type="float" office:value="19708.70184" calcext:value-type="float">
            <text:p>19,708.7</text:p>
          </table:table-cell>
          <table:table-cell table:style-name="ce22" table:formula="of:=(1/2)*[.$B$58]*POWER([.$B$60];3)*POWER([.$D$58];2)*[.D53]" office:value-type="float" office:value="-942.866784" calcext:value-type="float">
            <text:p>-942.9</text:p>
          </table:table-cell>
          <table:table-cell table:style-name="ce22" table:formula="of:=(1/2)*[.$B$58]*POWER([.$B$60];3)*POWER([.$D$58];2)*[.E53]" office:value-type="float" office:value="11724.52968" calcext:value-type="float">
            <text:p>11,724.5</text:p>
          </table:table-cell>
          <table:table-cell table:style-name="ce22" table:formula="of:=(1/2)*[.$B$58]*POWER([.$B$60];3)*POWER([.$D$58];2)*[.F53]" office:value-type="float" office:value="3671.043984" calcext:value-type="float">
            <text:p>3,671.0</text:p>
          </table:table-cell>
          <table:table-cell table:style-name="ce22" table:formula="of:=(1/2)*[.$B$58]*POWER([.$B$60];3)*POWER([.$D$58];2)*[.G53]" office:value-type="float" office:value="11086.43976" calcext:value-type="float">
            <text:p>11,086.4</text:p>
          </table:table-cell>
          <table:table-cell table:style-name="ce22" table:formula="of:=(1/2)*[.$B$58]*POWER([.$B$60];3)*POWER([.$D$58];2)*[.H53]" office:value-type="float" office:value="16302.44232" calcext:value-type="float">
            <text:p>16,302.4</text:p>
          </table:table-cell>
          <table:table-cell table:style-name="ce22" table:formula="of:=(1/2)*[.$B$58]*POWER([.$B$60];3)*POWER([.$D$58];2)*[.I53]" office:value-type="float" office:value="7902.64728" calcext:value-type="float">
            <text:p>7,902.6</text:p>
          </table:table-cell>
          <table:table-cell table:style-name="ce22" table:formula="of:=(1/2)*[.$B$58]*POWER([.$B$60];3)*POWER([.$D$58];2)*[.J53]" office:value-type="float" office:value="5170.14792" calcext:value-type="float">
            <text:p>5,170.1</text:p>
          </table:table-cell>
          <table:table-cell table:style-name="ce32" table:formula="of:=(1/2)*[.$B$58]*POWER([.$K$60];3)*POWER([.$D$58];2)*[.K53]" office:value-type="float" office:value="42355.44576" calcext:value-type="float">
            <text:p>42355.446</text:p>
          </table:table-cell>
          <table:table-cell table:style-name="ce32" table:formula="of:=(1/2)*[.$B$58]*POWER([.$K$60];3)*POWER([.$D$58];2)*[.L53]" office:value-type="float" office:value="49285.62176" calcext:value-type="float">
            <text:p>49285.622</text:p>
          </table:table-cell>
          <table:table-cell table:style-name="ce32" table:formula="of:=(1/2)*[.$B$58]*POWER([.$K$60];3)*POWER([.$D$58];2)*[.M53]" office:value-type="float" office:value="6253.927424" calcext:value-type="float">
            <text:p>6253.927</text:p>
          </table:table-cell>
          <table:table-cell table:style-name="ce32" table:formula="of:=(1/2)*[.$B$58]*POWER([.$K$60];3)*POWER([.$D$58];2)*[.N53]" office:value-type="float" office:value="30609.9456" calcext:value-type="float">
            <text:p>30609.946</text:p>
          </table:table-cell>
          <table:table-cell table:style-name="ce32" table:formula="of:=(1/2)*[.$B$58]*POWER([.$K$60];3)*POWER([.$D$58];2)*[.O53]" office:value-type="float" office:value="15637.9392" calcext:value-type="float">
            <text:p>15637.939</text:p>
          </table:table-cell>
          <table:table-cell table:style-name="ce32" table:formula="of:=(1/2)*[.$B$58]*POWER([.$K$60];3)*POWER([.$D$58];2)*[.P53]" office:value-type="float" office:value="34792.7808" calcext:value-type="float">
            <text:p>34792.781</text:p>
          </table:table-cell>
          <table:table-cell table:style-name="ce32" table:formula="of:=(1/2)*[.$B$58]*POWER([.$K$60];3)*POWER([.$D$58];2)*[.Q53]" office:value-type="float" office:value="40694.20544" calcext:value-type="float">
            <text:p>40694.205</text:p>
          </table:table-cell>
          <table:table-cell table:style-name="ce32" table:formula="of:=(1/2)*[.$B$58]*POWER([.$K$60];3)*POWER([.$D$58];2)*[.R53]" office:value-type="float" office:value="33903.45728" calcext:value-type="float">
            <text:p>33903.457</text:p>
          </table:table-cell>
          <table:table-cell table:style-name="ce32" table:formula="of:=(1/2)*[.$B$58]*POWER([.$K$60];3)*POWER([.$D$58];2)*[.S53]" office:value-type="float" office:value="21344" calcext:value-type="float">
            <text:p>21344.000</text:p>
          </table:table-cell>
          <table:table-cell table:formula="of:=(1/2)*[.$B$58]*POWER([.$T$60];3)*POWER([.$D$58];2)*[.T53]" office:value-type="float" office:value="70184.5" calcext:value-type="float">
            <text:p>70184.5</text:p>
          </table:table-cell>
          <table:table-cell table:style-name="ce20" table:formula="of:=(1/2)*[.$B$58]*POWER([.$T$60];3)*POWER([.$D$58];2)*[.U53]" office:value-type="float" office:value="75179.87" calcext:value-type="float">
            <text:p>75179.9</text:p>
          </table:table-cell>
          <table:table-cell table:style-name="ce20" table:formula="of:=(1/2)*[.$B$58]*POWER([.$T$60];3)*POWER([.$D$58];2)*[.V53]" office:value-type="float" office:value="18518.91" calcext:value-type="float">
            <text:p>18518.9</text:p>
          </table:table-cell>
          <table:table-cell table:style-name="ce20" table:formula="of:=(1/2)*[.$B$58]*POWER([.$T$60];3)*POWER([.$D$58];2)*[.W53]" office:value-type="float" office:value="53608.63" calcext:value-type="float">
            <text:p>53608.6</text:p>
          </table:table-cell>
          <table:table-cell table:style-name="ce20" table:formula="of:=(1/2)*[.$B$58]*POWER([.$T$60];3)*POWER([.$D$58];2)*[.X53]" office:value-type="float" office:value="35928.76" calcext:value-type="float">
            <text:p>35928.8</text:p>
          </table:table-cell>
          <table:table-cell table:style-name="ce20" table:formula="of:=(1/2)*[.$B$58]*POWER([.$T$60];3)*POWER([.$D$58];2)*[.Y53]" office:value-type="float" office:value="66926.32" calcext:value-type="float">
            <text:p>66926.3</text:p>
          </table:table-cell>
          <table:table-cell table:style-name="ce20" table:formula="of:=(1/2)*[.$B$58]*POWER([.$T$60];3)*POWER([.$D$58];2)*[.Z53]" office:value-type="float" office:value="66075.78" calcext:value-type="float">
            <text:p>66075.8</text:p>
          </table:table-cell>
          <table:table-cell table:style-name="ce20" table:formula="of:=(1/2)*[.$B$58]*POWER([.$T$60];3)*POWER([.$D$58];2)*[.AA53]" office:value-type="float" office:value="66285.77" calcext:value-type="float">
            <text:p>66285.8</text:p>
          </table:table-cell>
          <table:table-cell table:formula="of:=(1/2)*[.$B$58]*POWER([.$T$60];3)*POWER([.$D$58];2)*[.AB53]" office:value-type="float" office:value="48662.71" calcext:value-type="float">
            <text:p>48662.7</text:p>
          </table:table-cell>
          <table:table-cell table:formula="of:=(1/2)*[.$B$58]*POWER([.$AC$60];3)*POWER([.$D$58];2)*[.AC53]" office:value-type="float" office:value="74230.26624" calcext:value-type="float">
            <text:p>74230.3</text:p>
          </table:table-cell>
          <table:table-cell table:style-name="ce20" table:formula="of:=(1/2)*[.$B$58]*POWER([.$AC$60];3)*POWER([.$D$58];2)*[.AD53]" office:value-type="float" office:value="71369.89056" calcext:value-type="float">
            <text:p>71369.9</text:p>
          </table:table-cell>
          <table:table-cell table:style-name="ce20" table:formula="of:=(1/2)*[.$B$58]*POWER([.$AC$60];3)*POWER([.$D$58];2)*[.AE53]" office:value-type="float" office:value="40461.77664" calcext:value-type="float">
            <text:p>40461.8</text:p>
          </table:table-cell>
          <table:table-cell table:style-name="ce20" table:formula="of:=(1/2)*[.$B$58]*POWER([.$AC$60];3)*POWER([.$D$58];2)*[.AF53]" office:value-type="float" office:value="72004.2048" calcext:value-type="float">
            <text:p>72004.2</text:p>
          </table:table-cell>
          <table:table-cell table:style-name="ce20" table:formula="of:=(1/2)*[.$B$58]*POWER([.$AC$60];3)*POWER([.$D$58];2)*[.AG53]" office:value-type="float" office:value="65252.09664" calcext:value-type="float">
            <text:p>65252.1</text:p>
          </table:table-cell>
          <table:table-cell table:style-name="ce20" table:formula="of:=(1/2)*[.$B$58]*POWER([.$AC$60];3)*POWER([.$D$58];2)*[.AH53]" office:value-type="float" office:value="69223.71456" calcext:value-type="float">
            <text:p>69223.7</text:p>
          </table:table-cell>
          <table:table-cell table:style-name="ce20" table:formula="of:=(1/2)*[.$B$58]*POWER([.$AC$60];3)*POWER([.$D$58];2)*[.AI53]" office:value-type="float" office:value="82212.05376" calcext:value-type="float">
            <text:p>82212.1</text:p>
          </table:table-cell>
          <table:table-cell table:style-name="ce20" table:formula="of:=(1/2)*[.$B$58]*POWER([.$AC$60];3)*POWER([.$D$58];2)*[.AJ53]" office:value-type="float" office:value="70806.71808" calcext:value-type="float">
            <text:p>70806.7</text:p>
          </table:table-cell>
          <table:table-cell table:formula="of:=(1/2)*[.$B$58]*POWER([.$AC$60];3)*POWER([.$D$58];2)*[.AK53]" office:value-type="float" office:value="82021.28256" calcext:value-type="float">
            <text:p>82021.3</text:p>
          </table:table-cell>
        </table:table-row>
        <table:table-row table:style-name="ro1">
          <table:table-cell office:value-type="string" calcext:value-type="string">
            <text:p>t32</text:p>
          </table:table-cell>
          <table:table-cell table:style-name="ce22" table:formula="of:=(1/2)*[.$B$58]*POWER([.$B$60];3)*POWER([.$D$58];2)*[.B54]" office:value-type="float" office:value="4516.33428" calcext:value-type="float">
            <text:p>4,516.3</text:p>
          </table:table-cell>
          <table:table-cell table:style-name="ce22" table:formula="of:=(1/2)*[.$B$58]*POWER([.$B$60];3)*POWER([.$D$58];2)*[.C54]" office:value-type="float" office:value="7699.20768" calcext:value-type="float">
            <text:p>7,699.2</text:p>
          </table:table-cell>
          <table:table-cell table:style-name="ce22" table:formula="of:=(1/2)*[.$B$58]*POWER([.$B$60];3)*POWER([.$D$58];2)*[.D54]" office:value-type="float" office:value="15385.84632" calcext:value-type="float">
            <text:p>15,385.8</text:p>
          </table:table-cell>
          <table:table-cell table:style-name="ce22" table:formula="of:=(1/2)*[.$B$58]*POWER([.$B$60];3)*POWER([.$D$58];2)*[.E54]" office:value-type="float" office:value="11462.81544" calcext:value-type="float">
            <text:p>11,462.8</text:p>
          </table:table-cell>
          <table:table-cell table:style-name="ce22" table:formula="of:=(1/2)*[.$B$58]*POWER([.$B$60];3)*POWER([.$D$58];2)*[.F54]" office:value-type="float" office:value="3598.933464" calcext:value-type="float">
            <text:p>3,598.9</text:p>
          </table:table-cell>
          <table:table-cell table:style-name="ce22" table:formula="of:=(1/2)*[.$B$58]*POWER([.$B$60];3)*POWER([.$D$58];2)*[.G54]" office:value-type="float" office:value="12351.09384" calcext:value-type="float">
            <text:p>12,351.1</text:p>
          </table:table-cell>
          <table:table-cell table:style-name="ce22" table:formula="of:=(1/2)*[.$B$58]*POWER([.$B$60];3)*POWER([.$D$58];2)*[.H54]" office:value-type="float" office:value="-745.686864" calcext:value-type="float">
            <text:p>-745.7</text:p>
          </table:table-cell>
          <table:table-cell table:style-name="ce22" table:formula="of:=(1/2)*[.$B$58]*POWER([.$B$60];3)*POWER([.$D$58];2)*[.I54]" office:value-type="float" office:value="20071.51488" calcext:value-type="float">
            <text:p>20,071.5</text:p>
          </table:table-cell>
          <table:table-cell table:style-name="ce22" table:formula="of:=(1/2)*[.$B$58]*POWER([.$B$60];3)*POWER([.$D$58];2)*[.J54]" office:value-type="float" office:value="18438.4836" calcext:value-type="float">
            <text:p>18,438.5</text:p>
          </table:table-cell>
          <table:table-cell table:style-name="ce32" table:formula="of:=(1/2)*[.$B$58]*POWER([.$K$60];3)*POWER([.$D$58];2)*[.K54]" office:value-type="float" office:value="20009.07264" calcext:value-type="float">
            <text:p>20009.073</text:p>
          </table:table-cell>
          <table:table-cell table:style-name="ce32" table:formula="of:=(1/2)*[.$B$58]*POWER([.$K$60];3)*POWER([.$D$58];2)*[.L54]" office:value-type="float" office:value="34015.44704" calcext:value-type="float">
            <text:p>34015.447</text:p>
          </table:table-cell>
          <table:table-cell table:style-name="ce32" table:formula="of:=(1/2)*[.$B$58]*POWER([.$K$60];3)*POWER([.$D$58];2)*[.M54]" office:value-type="float" office:value="39268.72064" calcext:value-type="float">
            <text:p>39268.721</text:p>
          </table:table-cell>
          <table:table-cell table:style-name="ce32" table:formula="of:=(1/2)*[.$B$58]*POWER([.$K$60];3)*POWER([.$D$58];2)*[.N54]" office:value-type="float" office:value="35530.42944" calcext:value-type="float">
            <text:p>35530.429</text:p>
          </table:table-cell>
          <table:table-cell table:style-name="ce32" table:formula="of:=(1/2)*[.$B$58]*POWER([.$K$60];3)*POWER([.$D$58];2)*[.O54]" office:value-type="float" office:value="15522.06336" calcext:value-type="float">
            <text:p>15522.063</text:p>
          </table:table-cell>
          <table:table-cell table:style-name="ce32" table:formula="of:=(1/2)*[.$B$58]*POWER([.$K$60];3)*POWER([.$D$58];2)*[.P54]" office:value-type="float" office:value="31645.17376" calcext:value-type="float">
            <text:p>31645.174</text:p>
          </table:table-cell>
          <table:table-cell table:style-name="ce32" table:formula="of:=(1/2)*[.$B$58]*POWER([.$K$60];3)*POWER([.$D$58];2)*[.Q54]" office:value-type="float" office:value="6676.81536" calcext:value-type="float">
            <text:p>6676.815</text:p>
          </table:table-cell>
          <table:table-cell table:style-name="ce32" table:formula="of:=(1/2)*[.$B$58]*POWER([.$K$60];3)*POWER([.$D$58];2)*[.R54]" office:value-type="float" office:value="49859.46624" calcext:value-type="float">
            <text:p>49859.466</text:p>
          </table:table-cell>
          <table:table-cell table:style-name="ce32" table:formula="of:=(1/2)*[.$B$58]*POWER([.$K$60];3)*POWER([.$D$58];2)*[.S54]" office:value-type="float" office:value="43192.48384" calcext:value-type="float">
            <text:p>43192.484</text:p>
          </table:table-cell>
          <table:table-cell table:formula="of:=(1/2)*[.$B$58]*POWER([.$T$60];3)*POWER([.$D$58];2)*[.T54]" office:value-type="float" office:value="46641.47" calcext:value-type="float">
            <text:p>46641.5</text:p>
          </table:table-cell>
          <table:table-cell table:style-name="ce20" table:formula="of:=(1/2)*[.$B$58]*POWER([.$T$60];3)*POWER([.$D$58];2)*[.U54]" office:value-type="float" office:value="65153.48" calcext:value-type="float">
            <text:p>65153.5</text:p>
          </table:table-cell>
          <table:table-cell table:style-name="ce20" table:formula="of:=(1/2)*[.$B$58]*POWER([.$T$60];3)*POWER([.$D$58];2)*[.V54]" office:value-type="float" office:value="64221.52" calcext:value-type="float">
            <text:p>64221.5</text:p>
          </table:table-cell>
          <table:table-cell table:style-name="ce20" table:formula="of:=(1/2)*[.$B$58]*POWER([.$T$60];3)*POWER([.$D$58];2)*[.W54]" office:value-type="float" office:value="66854.79" calcext:value-type="float">
            <text:p>66854.8</text:p>
          </table:table-cell>
          <table:table-cell table:style-name="ce20" table:formula="of:=(1/2)*[.$B$58]*POWER([.$T$60];3)*POWER([.$D$58];2)*[.X54]" office:value-type="float" office:value="35947.62" calcext:value-type="float">
            <text:p>35947.6</text:p>
          </table:table-cell>
          <table:table-cell table:style-name="ce20" table:formula="of:=(1/2)*[.$B$58]*POWER([.$T$60];3)*POWER([.$D$58];2)*[.Y54]" office:value-type="float" office:value="54511.61" calcext:value-type="float">
            <text:p>54511.6</text:p>
          </table:table-cell>
          <table:table-cell table:style-name="ce20" table:formula="of:=(1/2)*[.$B$58]*POWER([.$T$60];3)*POWER([.$D$58];2)*[.Z54]" office:value-type="float" office:value="19110.999" calcext:value-type="float">
            <text:p>19111.0</text:p>
          </table:table-cell>
          <table:table-cell table:style-name="ce20" table:formula="of:=(1/2)*[.$B$58]*POWER([.$T$60];3)*POWER([.$D$58];2)*[.AA54]" office:value-type="float" office:value="73318.71" calcext:value-type="float">
            <text:p>73318.7</text:p>
          </table:table-cell>
          <table:table-cell table:formula="of:=(1/2)*[.$B$58]*POWER([.$T$60];3)*POWER([.$D$58];2)*[.AB54]" office:value-type="float" office:value="68821.06" calcext:value-type="float">
            <text:p>68821.1</text:p>
          </table:table-cell>
          <table:table-cell table:formula="of:=(1/2)*[.$B$58]*POWER([.$AC$60];3)*POWER([.$D$58];2)*[.AC54]" office:value-type="float" office:value="79605.64224" calcext:value-type="float">
            <text:p>79605.6</text:p>
          </table:table-cell>
          <table:table-cell table:style-name="ce20" table:formula="of:=(1/2)*[.$B$58]*POWER([.$AC$60];3)*POWER([.$D$58];2)*[.AD54]" office:value-type="float" office:value="64127.73888" calcext:value-type="float">
            <text:p>64127.7</text:p>
          </table:table-cell>
          <table:table-cell table:style-name="ce20" table:formula="of:=(1/2)*[.$B$58]*POWER([.$AC$60];3)*POWER([.$D$58];2)*[.AE54]" office:value-type="float" office:value="79929.95328" calcext:value-type="float">
            <text:p>79930.0</text:p>
          </table:table-cell>
          <table:table-cell table:style-name="ce20" table:formula="of:=(1/2)*[.$B$58]*POWER([.$AC$60];3)*POWER([.$D$58];2)*[.AF54]" office:value-type="float" office:value="61760.98368" calcext:value-type="float">
            <text:p>61761.0</text:p>
          </table:table-cell>
          <table:table-cell table:style-name="ce20" table:formula="of:=(1/2)*[.$B$58]*POWER([.$AC$60];3)*POWER([.$D$58];2)*[.AG54]" office:value-type="float" office:value="65090.736" calcext:value-type="float">
            <text:p>65090.7</text:p>
          </table:table-cell>
          <table:table-cell table:style-name="ce20" table:formula="of:=(1/2)*[.$B$58]*POWER([.$AC$60];3)*POWER([.$D$58];2)*[.AH54]" office:value-type="float" office:value="69986.79936" calcext:value-type="float">
            <text:p>69986.8</text:p>
          </table:table-cell>
          <table:table-cell table:style-name="ce20" table:formula="of:=(1/2)*[.$B$58]*POWER([.$AC$60];3)*POWER([.$D$58];2)*[.AI54]" office:value-type="float" office:value="40888.22976" calcext:value-type="float">
            <text:p>40888.2</text:p>
          </table:table-cell>
          <table:table-cell table:style-name="ce20" table:formula="of:=(1/2)*[.$B$58]*POWER([.$AC$60];3)*POWER([.$D$58];2)*[.AJ54]" office:value-type="float" office:value="63211.24224" calcext:value-type="float">
            <text:p>63211.2</text:p>
          </table:table-cell>
          <table:table-cell table:formula="of:=(1/2)*[.$B$58]*POWER([.$AC$60];3)*POWER([.$D$58];2)*[.AK54]" office:value-type="float" office:value="66543.3792" calcext:value-type="float">
            <text:p>66543.4</text:p>
          </table:table-cell>
        </table:table-row>
        <table:table-row table:style-name="ro1">
          <table:table-cell/>
          <table:table-cell table:style-name="ce23" table:formula="of:=SUM([.B82:.B113])/[.$E$58]" office:value-type="float" office:value="1.761632583" calcext:value-type="float">
            <text:p>1.76</text:p>
          </table:table-cell>
          <table:table-cell table:style-name="ce23" table:formula="of:=SUM([.C82:.C113])/[.$E$58]" office:value-type="float" office:value="4.046744214375" calcext:value-type="float">
            <text:p>4.05</text:p>
          </table:table-cell>
          <table:table-cell table:style-name="ce23" table:formula="of:=SUM([.D82:.D113])/[.$E$58]" office:value-type="float" office:value="3.02963584839375" calcext:value-type="float">
            <text:p>3.03</text:p>
          </table:table-cell>
          <table:table-cell table:style-name="ce23" table:formula="of:=SUM([.E82:.E113])/[.$E$58]" office:value-type="float" office:value="5.013597054375" calcext:value-type="float">
            <text:p>5.01</text:p>
          </table:table-cell>
          <table:table-cell table:style-name="ce23" table:formula="of:=SUM([.F82:.F113])/[.$E$58]" office:value-type="float" office:value="4.598053093125" calcext:value-type="float">
            <text:p>4.60</text:p>
          </table:table-cell>
          <table:table-cell table:style-name="ce23" table:formula="of:=SUM([.G82:.G113])/[.$E$58]" office:value-type="float" office:value="5.0329950675" calcext:value-type="float">
            <text:p>5.03</text:p>
          </table:table-cell>
          <table:table-cell table:style-name="ce23" table:formula="of:=SUM([.H82:.H113])/[.$E$58]" office:value-type="float" office:value="3.015411347025" calcext:value-type="float">
            <text:p>3.02</text:p>
          </table:table-cell>
          <table:table-cell table:style-name="ce23" table:formula="of:=SUM([.I82:.I113])/[.$E$58]" office:value-type="float" office:value="4.15977876375" calcext:value-type="float">
            <text:p>4.16</text:p>
          </table:table-cell>
          <table:table-cell table:style-name="ce23" table:formula="of:=SUM([.J82:.J113])/[.$E$58]" office:value-type="float" office:value="1.774658480625" calcext:value-type="float">
            <text:p>1.77</text:p>
          </table:table-cell>
          <table:table-cell table:style-name="ce23" table:formula="of:=SUM([.K82:.K113])/[.$E$58]" office:value-type="float" office:value="5.67333047111111" calcext:value-type="float">
            <text:p>5.67</text:p>
          </table:table-cell>
          <table:table-cell table:style-name="ce23" table:formula="of:=SUM([.L82:.L113])/[.$E$58]" office:value-type="float" office:value="10.3593032444444" calcext:value-type="float">
            <text:p>10.36</text:p>
          </table:table-cell>
          <table:table-cell table:style-name="ce23" table:formula="of:=SUM([.M82:.M113])/[.$E$58]" office:value-type="float" office:value="7.96153688888889" calcext:value-type="float">
            <text:p>7.96</text:p>
          </table:table-cell>
          <table:table-cell table:style-name="ce23" table:formula="of:=SUM([.N82:.N113])/[.$E$58]" office:value-type="float" office:value="11.7718017333333" calcext:value-type="float">
            <text:p>11.77</text:p>
          </table:table-cell>
          <table:table-cell table:style-name="ce23" table:formula="of:=SUM([.O82:.O113])/[.$E$58]" office:value-type="float" office:value="10.7808901777778" calcext:value-type="float">
            <text:p>10.78</text:p>
          </table:table-cell>
          <table:table-cell table:style-name="ce23" table:formula="of:=SUM([.P82:.P113])/[.$E$58]" office:value-type="float" office:value="11.8210299111111" calcext:value-type="float">
            <text:p>11.82</text:p>
          </table:table-cell>
          <table:table-cell table:style-name="ce23" table:formula="of:=SUM([.Q82:.Q113])/[.$E$58]" office:value-type="float" office:value="7.93987221777778" calcext:value-type="float">
            <text:p>7.94</text:p>
          </table:table-cell>
          <table:table-cell table:style-name="ce23" table:formula="of:=SUM([.R82:.R113])/[.$E$58]" office:value-type="float" office:value="10.5363879111111" calcext:value-type="float">
            <text:p>10.54</text:p>
          </table:table-cell>
          <table:table-cell table:style-name="ce23" table:formula="of:=SUM([.S82:.S113])/[.$E$58]" office:value-type="float" office:value="5.69434194222222" calcext:value-type="float">
            <text:p>5.69</text:p>
          </table:table-cell>
          <table:table-cell table:style-name="ce23" table:formula="of:=SUM([.T82:.T113])/[.$E$58]" office:value-type="float" office:value="11.3220948003472" calcext:value-type="float">
            <text:p>11.32</text:p>
          </table:table-cell>
          <table:table-cell table:style-name="ce23" table:formula="of:=SUM([.U82:.U113])/[.$E$58]" office:value-type="float" office:value="17.8558084201389" calcext:value-type="float">
            <text:p>17.86</text:p>
          </table:table-cell>
          <table:table-cell table:style-name="ce23" table:formula="of:=SUM([.V82:.V113])/[.$E$58]" office:value-type="float" office:value="14.1892664149306" calcext:value-type="float">
            <text:p>14.19</text:p>
          </table:table-cell>
          <table:table-cell table:style-name="ce23" table:formula="of:=SUM([.W82:.W113])/[.$E$58]" office:value-type="float" office:value="18.74857578125" calcext:value-type="float">
            <text:p>18.75</text:p>
          </table:table-cell>
          <table:table-cell table:style-name="ce23" table:formula="of:=SUM([.X82:.X113])/[.$E$58]" office:value-type="float" office:value="17.8531710069444" calcext:value-type="float">
            <text:p>17.85</text:p>
          </table:table-cell>
          <table:table-cell table:style-name="ce23" table:formula="of:=SUM([.Y82:.Y113])/[.$E$58]" office:value-type="float" office:value="18.9309605902778" calcext:value-type="float">
            <text:p>18.93</text:p>
          </table:table-cell>
          <table:table-cell table:style-name="ce23" table:formula="of:=SUM([.Z82:.Z113])/[.$E$58]" office:value-type="float" office:value="14.1928318142361" calcext:value-type="float">
            <text:p>14.19</text:p>
          </table:table-cell>
          <table:table-cell table:style-name="ce23" table:formula="of:=SUM([.AA82:.AA113])/[.$E$58]" office:value-type="float" office:value="17.9493517361111" calcext:value-type="float">
            <text:p>17.95</text:p>
          </table:table-cell>
          <table:table-cell table:style-name="ce23" table:formula="of:=SUM([.AB82:.AB113])/[.$E$58]" office:value-type="float" office:value="11.2607177430556" calcext:value-type="float">
            <text:p>11.26</text:p>
          </table:table-cell>
          <table:table-cell table:style-name="ce35" table:formula="of:=SUM([.AC82:.AC113])/[.$E$58]" office:value-type="float" office:value="16.767919425" calcext:value-type="float">
            <text:p>16.8</text:p>
          </table:table-cell>
          <table:table-cell table:style-name="ce35" table:formula="of:=SUM([.AD82:.AD113])/[.$E$58]" office:value-type="float" office:value="20.056851" calcext:value-type="float">
            <text:p>20.1</text:p>
          </table:table-cell>
          <table:table-cell table:style-name="ce35" table:formula="of:=SUM([.AE82:.AE113])/[.$E$58]" office:value-type="float" office:value="18.45230085" calcext:value-type="float">
            <text:p>18.5</text:p>
          </table:table-cell>
          <table:table-cell table:style-name="ce35" table:formula="of:=SUM([.AF82:.AF113])/[.$E$58]" office:value-type="float" office:value="18.6448005" calcext:value-type="float">
            <text:p>18.6</text:p>
          </table:table-cell>
          <table:table-cell table:style-name="ce35" table:formula="of:=SUM([.AG82:.AG113])/[.$E$58]" office:value-type="float" office:value="19.70369175" calcext:value-type="float">
            <text:p>19.7</text:p>
          </table:table-cell>
          <table:table-cell table:style-name="ce35" table:formula="of:=SUM([.AH82:.AH113])/[.$E$58]" office:value-type="float" office:value="18.7880859" calcext:value-type="float">
            <text:p>18.8</text:p>
          </table:table-cell>
          <table:table-cell table:style-name="ce35" table:formula="of:=SUM([.AI82:.AI113])/[.$E$58]" office:value-type="float" office:value="18.4631511" calcext:value-type="float">
            <text:p>18.5</text:p>
          </table:table-cell>
          <table:table-cell table:style-name="ce35" table:formula="of:=SUM([.AJ82:.AJ113])/[.$E$58]" office:value-type="float" office:value="19.9474584" calcext:value-type="float">
            <text:p>19.9</text:p>
          </table:table-cell>
          <table:table-cell table:style-name="ce35" table:formula="of:=SUM([.AK82:.AK113])/[.$E$58]" office:value-type="float" office:value="16.449260175" calcext:value-type="float">
            <text:p>16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3" loext:min-decimal-places="13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3" loext:min-decimal-places="3" number:min-integer-digits="1" number:grouping="true"/>
    </number:number-style>
    <number:number-style style:name="N136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 style:data-style-name="N2" text:time-value="20:43:05.625738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1T16:34:21.689435921</meta:creation-date>
    <dc:date>2021-08-21T21:27:38.399700799</dc:date>
    <meta:editing-duration>PT1H52M2S</meta:editing-duration>
    <meta:editing-cycles>39</meta:editing-cycles>
    <meta:generator>LibreOffice/6.0.7.3$Linux_X86_64 LibreOffice_project/00m0$Build-3</meta:generator>
    <meta:document-statistic meta:table-count="1" meta:cell-count="3994" meta:object-count="0"/>
  </office:meta>
</office:document-meta>
</file>